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family-generic="system" style:font-pitch="variable"/>
    <style:font-face style:name="Noto Serif CJK SC1" svg:font-family="'Noto Serif CJK SC'" style:font-pitch="variable"/>
    <style:font-face style:name="Times New Roman" svg:font-family="'Times New Roman'" style:font-family-generic="roman" style:font-pitch="variable"/>
    <style:font-face style:name="Times New Roman1" svg:font-family="'Times New Roman'" style:font-pitch="variable"/>
    <style:font-face style:name="华文宋体" svg:font-family="华文宋体" style:font-pitch="variable"/>
    <style:font-face style:name="宋体" svg:font-family="宋体" style:font-pitch="variable"/>
    <style:font-face style:name="宋体1" svg:font-family="宋体" style:font-family-generic="modern" style:font-pitch="variable"/>
    <style:font-face style:name="宋体2" svg:font-family="宋体" style:font-family-generic="roman" style:font-pitch="variable"/>
    <style:font-face style:name="隶书" svg:font-family="隶书" style:font-family-generic="modern" style:font-pitch="fixed"/>
    <style:font-face style:name="隶书1" svg:font-family="隶书" style:font-family-generic="modern" style:font-pitch="variable"/>
    <style:font-face style:name="黑体" svg:font-family="黑体"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top" draw:auto-grow-height="false" fo:min-height="1.01cm" fo:min-width="4.792cm" fo:padding-top="0.13cm" fo:padding-bottom="0.13cm" fo:padding-left="0.25cm" fo:padding-right="0.25cm" fo:wrap-option="wrap" draw:shadow-color="#808080"/>
      <style:paragraph-properties style:writing-mode="lr-tb"/>
    </style:style>
    <style:style style:name="gr2"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 style:family="graphic">
      <style:graphic-properties style:protect="size"/>
    </style:style>
    <style:style style:name="gr4"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5" style:family="graphic" style:parent-style-name="standard" style:list-style-name="L3">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314cm" fo:min-width="8.916cm" fo:padding-top="0.03cm" fo:padding-bottom="0.03cm" fo:padding-left="0.05cm" fo:padding-right="0.05cm" fo:wrap-option="wrap" draw:shadow-color="#808080"/>
      <style:paragraph-properties style:writing-mode="lr-tb"/>
    </style:style>
    <style:style style:name="gr10"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116cm" fo:min-width="7.936cm" fo:padding-top="0.03cm" fo:padding-bottom="0.03cm" fo:padding-left="0.05cm" fo:padding-right="0.05cm" fo:wrap-option="wrap" draw:shadow-color="#808080"/>
      <style:paragraph-properties style:writing-mode="lr-tb"/>
    </style:style>
    <style:style style:name="gr11" style:family="graphic" style:parent-style-name="standard" style:list-style-name="L5">
      <style:graphic-properties draw:stroke="solid" svg:stroke-width="0.035cm" svg:stroke-color="#ff0000" draw:stroke-linejoin="miter" draw:fill="solid" draw:fill-color="#008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 style:family="graphic" style:parent-style-name="standard" style:list-style-name="L5">
      <style:graphic-properties draw:stroke="solid" svg:stroke-width="0.035cm" svg:stroke-color="#ff0000" draw:stroke-linejoin="miter" draw:fill="solid" draw:fill-color="#008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 style:family="graphic" style:parent-style-name="standard" style:list-style-name="L5">
      <style:graphic-properties draw:stroke="solid" svg:stroke-width="0.035cm" svg:stroke-color="#ff0000" draw:stroke-linejoin="miter" draw:fill="solid" draw:fill-color="#008000"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 style:family="graphic" style:parent-style-name="standard">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5"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314cm" fo:min-width="8.916cm" fo:padding-top="0.03cm" fo:padding-bottom="0.03cm" fo:padding-left="0.05cm" fo:padding-right="0.05cm" fo:wrap-option="wrap" draw:shadow-color="#808080"/>
      <style:paragraph-properties style:writing-mode="lr-tb"/>
    </style:style>
    <style:style style:name="gr16"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313cm" fo:min-width="7.936cm" fo:padding-top="0.03cm" fo:padding-bottom="0.03cm" fo:padding-left="0.05cm" fo:padding-right="0.05cm" fo:wrap-option="wrap" draw:shadow-color="#808080"/>
      <style:paragraph-properties style:writing-mode="lr-tb"/>
    </style:style>
    <style:style style:name="gr17" style:family="graphic" style:parent-style-name="standard" style:list-style-name="L5">
      <style:graphic-properties draw:stroke="solid" svg:stroke-width="0.035cm" svg:stroke-color="#ff0000" draw:stroke-linejoin="miter" draw:fill="solid" draw:fill-color="#000099"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0"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1"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2"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2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34"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292cm" fo:min-width="8.916cm" fo:padding-top="0.03cm" fo:padding-bottom="0.03cm" fo:padding-left="0.05cm" fo:padding-right="0.05cm" fo:wrap-option="wrap" draw:shadow-color="#808080"/>
      <style:paragraph-properties style:writing-mode="lr-tb"/>
    </style:style>
    <style:style style:name="gr35"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292cm" fo:min-width="7.545cm" fo:padding-top="0.03cm" fo:padding-bottom="0.03cm" fo:padding-left="0.05cm" fo:padding-right="0.05cm" fo:wrap-option="wrap" draw:shadow-color="#808080"/>
      <style:paragraph-properties style:writing-mode="lr-tb"/>
    </style:style>
    <style:style style:name="gr36"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685cm" fo:min-width="7.35cm" fo:padding-top="0.03cm" fo:padding-bottom="0.03cm" fo:padding-left="0.05cm" fo:padding-right="0.05cm" fo:wrap-option="wrap" draw:shadow-color="#808080"/>
      <style:paragraph-properties style:writing-mode="lr-tb"/>
    </style:style>
    <style:style style:name="gr37"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116cm" fo:min-width="16.755cm" fo:padding-top="0.03cm" fo:padding-bottom="0.03cm" fo:padding-left="0.05cm" fo:padding-right="0.05cm" fo:wrap-option="wrap" draw:shadow-color="#808080"/>
      <style:paragraph-properties style:writing-mode="lr-tb"/>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39" style:family="graphic" style:parent-style-name="standard" style:list-style-name="L7">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49"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3.468cm" fo:min-width="7.35cm" fo:padding-top="0.03cm" fo:padding-bottom="0.03cm" fo:padding-left="0.05cm" fo:padding-right="0.05cm" fo:wrap-option="wrap" draw:shadow-color="#808080"/>
      <style:paragraph-properties style:writing-mode="lr-tb"/>
    </style:style>
    <style:style style:name="gr50"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49cm" fo:min-width="5.193cm" fo:padding-top="0.03cm" fo:padding-bottom="0.03cm" fo:padding-left="0.05cm" fo:padding-right="0.05cm" fo:wrap-option="wrap" draw:shadow-color="#808080"/>
      <style:paragraph-properties style:writing-mode="lr-tb"/>
    </style:style>
    <style:style style:name="gr51"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3.468cm" fo:min-width="6.369cm" fo:padding-top="0.03cm" fo:padding-bottom="0.03cm" fo:padding-left="0.05cm" fo:padding-right="0.05cm" fo:wrap-option="wrap" draw:shadow-color="#808080"/>
      <style:paragraph-properties style:writing-mode="lr-tb"/>
    </style:style>
    <style:style style:name="gr52" style:family="graphic" style:parent-style-name="standard">
      <style:graphic-properties draw:stroke="solid" svg:stroke-width="0.079cm" svg:stroke-color="#ff0000" draw:marker-end="线条箭头_20_347"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53" style:family="graphic" style:parent-style-name="standard">
      <style:graphic-properties draw:stroke="solid" svg:stroke-width="0.053cm" svg:stroke-color="#ff0000" draw:stroke-linejoin="miter" draw:fill="solid" draw:fill-color="#ff0000" draw:textarea-horizontal-align="justify" draw:textarea-vertical-align="middle" draw:auto-grow-height="true" fo:min-height="0cm" fo:min-width="0cm" fo:padding-top="0.13cm" fo:padding-bottom="0.13cm" fo:padding-left="0.25cm" fo:padding-right="0.25cm" fo:wrap-option="no-wrap" draw:shadow-color="#808080"/>
      <style:paragraph-properties style:writing-mode="lr-tb"/>
    </style:style>
    <style:style style:name="gr54" style:family="graphic" style:parent-style-name="standard">
      <style:graphic-properties draw:stroke="solid" svg:stroke-width="0.079cm" svg:stroke-color="#ff0000" draw:marker-end="线条箭头_20_348"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6" style:family="graphic" style:parent-style-name="standard">
      <style:graphic-properties draw:stroke="solid" svg:stroke-width="0.053cm" svg:stroke-color="#ff0000" draw:stroke-linejoin="miter" draw:fill="solid" draw:fill-color="#ff0000"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1"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2"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3"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4"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5"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6"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6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6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8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3"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3.273cm" fo:min-width="6.238cm" fo:padding-top="0.03cm" fo:padding-bottom="0.03cm" fo:padding-left="0.05cm" fo:padding-right="0.05cm" fo:wrap-option="wrap" draw:shadow-color="#808080"/>
      <style:paragraph-properties style:writing-mode="lr-tb"/>
    </style:style>
    <style:style style:name="gr94"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8"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99"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2"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116cm" fo:min-width="7.741cm" fo:padding-top="0.03cm" fo:padding-bottom="0.03cm" fo:padding-left="0.05cm" fo:padding-right="0.05cm" fo:wrap-option="wrap" draw:shadow-color="#808080"/>
      <style:paragraph-properties style:writing-mode="lr-tb"/>
    </style:style>
    <style:style style:name="gr10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4"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5"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7"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8"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09"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0"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1"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12" style:family="graphic" style:parent-style-name="standard" style:list-style-name="L5">
      <style:graphic-properties draw:stroke="solid" svg:stroke-width="0.035cm" svg:stroke-color="#000000" draw:stroke-linejoin="miter" draw:fill="solid" draw:fill-color="#000099" draw:textarea-horizontal-align="justify" draw:textarea-vertical-align="top" draw:auto-grow-height="false" fo:min-height="1.116cm" fo:min-width="4.017cm" fo:padding-top="0.03cm" fo:padding-bottom="0.03cm" fo:padding-left="0.05cm" fo:padding-right="0.05cm" fo:wrap-option="wrap" draw:shadow-color="#808080"/>
      <style:paragraph-properties style:writing-mode="lr-tb"/>
    </style:style>
    <style:style style:name="gr113" style:family="graphic" style:parent-style-name="standard" style:list-style-name="L5">
      <style:graphic-properties draw:stroke="solid" svg:stroke-width="0.035cm" svg:stroke-color="#000000" draw:stroke-linejoin="miter" draw:fill="solid" draw:fill-color="#000099" draw:textarea-horizontal-align="justify" draw:textarea-vertical-align="top" draw:auto-grow-height="false" fo:min-height="2.292cm" fo:min-width="3.821cm" fo:padding-top="0.03cm" fo:padding-bottom="0.03cm" fo:padding-left="0.05cm" fo:padding-right="0.05cm" fo:wrap-option="wrap" draw:shadow-color="#808080"/>
      <style:paragraph-properties style:writing-mode="lr-tb"/>
    </style:style>
    <style:style style:name="gr11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5"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116cm" fo:min-width="11.465cm" fo:padding-top="0.03cm" fo:padding-bottom="0.03cm" fo:padding-left="0.05cm" fo:padding-right="0.05cm" fo:wrap-option="wrap" draw:shadow-color="#808080"/>
      <style:paragraph-properties style:writing-mode="lr-tb"/>
    </style:style>
    <style:style style:name="gr116"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116cm" fo:min-width="8.132cm" fo:padding-top="0.03cm" fo:padding-bottom="0.03cm" fo:padding-left="0.05cm" fo:padding-right="0.05cm" fo:wrap-option="wrap" draw:shadow-color="#808080"/>
      <style:paragraph-properties style:writing-mode="lr-tb"/>
    </style:style>
    <style:style style:name="gr11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8"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116cm" fo:min-width="16.364cm" fo:padding-top="0.03cm" fo:padding-bottom="0.03cm" fo:padding-left="0.05cm" fo:padding-right="0.05cm" fo:wrap-option="wrap" draw:shadow-color="#808080"/>
      <style:paragraph-properties style:writing-mode="lr-tb"/>
    </style:style>
    <style:style style:name="gr11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1"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686cm" fo:min-width="4.409cm" fo:padding-top="0.03cm" fo:padding-bottom="0.03cm" fo:padding-left="0.05cm" fo:padding-right="0.05cm" fo:wrap-option="wrap" draw:shadow-color="#808080"/>
      <style:paragraph-properties style:writing-mode="lr-tb"/>
    </style:style>
    <style:style style:name="gr12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3"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292cm" fo:min-width="4.408cm" fo:padding-top="0.03cm" fo:padding-bottom="0.03cm" fo:padding-left="0.05cm" fo:padding-right="0.05cm" fo:wrap-option="wrap" draw:shadow-color="#808080"/>
      <style:paragraph-properties style:writing-mode="lr-tb"/>
    </style:style>
    <style:style style:name="gr124"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25"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6" style:family="graphic" style:parent-style-name="standard">
      <style:graphic-properties draw:stroke="solid" svg:stroke-width="0.079cm" svg:stroke-color="#ff0000" draw:marker-end="msArrowEnd_20_5" draw:marker-end-width="0.237cm" draw:marker-end-center="false" draw:stroke-linejoin="miter" draw:fill="none" draw:fill-color="#ffffff" draw:textarea-horizontal-align="left" draw:textarea-vertical-align="top" draw:auto-grow-height="true" fo:padding-top="0.13cm" fo:padding-bottom="0.13cm" fo:padding-left="0.25cm" fo:padding-right="0.25cm" fo:wrap-option="wrap" draw:shadow-color="#808080"/>
    </style:style>
    <style:style style:name="gr127"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292cm" fo:min-width="3.822cm" fo:padding-top="0.03cm" fo:padding-bottom="0.03cm" fo:padding-left="0.05cm" fo:padding-right="0.05cm" fo:wrap-option="wrap" draw:shadow-color="#808080"/>
      <style:paragraph-properties style:writing-mode="lr-tb"/>
    </style:style>
    <style:style style:name="gr128" style:family="graphic" style:parent-style-name="standard" style:list-style-name="L2">
      <style:graphic-properties draw:stroke="solid" svg:stroke-width="0.079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1"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292cm" fo:min-width="3.822cm" fo:padding-top="0.03cm" fo:padding-bottom="0.03cm" fo:padding-left="0.05cm" fo:padding-right="0.05cm" fo:wrap-option="wrap" draw:shadow-color="#808080"/>
      <style:paragraph-properties style:writing-mode="lr-tb"/>
    </style:style>
    <style:style style:name="gr132"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292cm" fo:min-width="5.78cm" fo:padding-top="0.03cm" fo:padding-bottom="0.03cm" fo:padding-left="0.05cm" fo:padding-right="0.05cm" fo:wrap-option="wrap" draw:shadow-color="#808080"/>
      <style:paragraph-properties style:writing-mode="lr-tb"/>
    </style:style>
    <style:style style:name="gr133"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4"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2.686cm" fo:min-width="5.78cm" fo:padding-top="0.03cm" fo:padding-bottom="0.03cm" fo:padding-left="0.05cm" fo:padding-right="0.05cm" fo:wrap-option="wrap" draw:shadow-color="#808080"/>
      <style:paragraph-properties style:writing-mode="lr-tb"/>
    </style:style>
    <style:style style:name="gr135"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1.116cm" fo:min-width="10.68cm" fo:padding-top="0.03cm" fo:padding-bottom="0.03cm" fo:padding-left="0.05cm" fo:padding-right="0.05cm" fo:wrap-option="wrap" draw:shadow-color="#808080"/>
      <style:paragraph-properties style:writing-mode="lr-tb"/>
    </style:style>
    <style:style style:name="gr136"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false" fo:min-height="0.98cm" fo:min-width="12.641cm" fo:padding-top="0cm" fo:padding-bottom="0cm" fo:padding-left="0.05cm" fo:padding-right="0.05cm" fo:wrap-option="wrap" draw:shadow-color="#808080"/>
      <style:paragraph-properties style:writing-mode="lr-tb"/>
    </style:style>
    <style:style style:name="gr137" style:family="graphic" style:parent-style-name="standard">
      <style:graphic-properties draw:stroke="solid" svg:stroke-width="0.106cm" svg:stroke-color="#ff0000" draw:stroke-linejoin="miter" draw:fill="none" draw:fill-color="#ffffff" draw:textarea-horizontal-align="justify" draw:textarea-vertical-align="middle" draw:auto-grow-height="true" fo:min-height="0cm" fo:min-width="0cm" fo:padding-top="0.03cm" fo:padding-bottom="0.03cm" fo:padding-left="0.05cm" fo:padding-right="0.05cm" fo:wrap-option="wrap" draw:shadow-color="#808080"/>
      <style:paragraph-properties style:writing-mode="lr-tb"/>
    </style:style>
    <style:style style:name="gr138"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0" style:family="graphic" style:parent-style-name="standard" style:list-style-name="L5">
      <style:graphic-properties draw:stroke="solid" svg:stroke-width="0.035cm" svg:stroke-color="#000000" draw:stroke-linejoin="miter" draw:fill="solid" draw:fill-color="#ff0000" draw:textarea-horizontal-align="justify" draw:textarea-vertical-align="top" draw:auto-grow-height="true" fo:min-height="0cm" fo:min-width="0cm" fo:padding-top="0cm" fo:padding-bottom="0cm" fo:padding-left="0.05cm" fo:padding-right="0.05cm" fo:wrap-option="no-wrap" draw:shadow-color="#808080"/>
      <style:paragraph-properties style:writing-mode="lr-tb"/>
    </style:style>
    <style:style style:name="gr14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3"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4" style:family="graphic" style:parent-style-name="standard" style:list-style-name="L1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5" style:family="graphic" style:parent-style-name="standard" style:list-style-name="L11">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6" style:family="graphic" style:parent-style-name="standard" style:list-style-name="L4">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gr147" style:family="graphic" style:parent-style-name="standard" style:list-style-name="L2">
      <style:graphic-properties draw:stroke="none" draw:fill="none" draw:fill-color="#ffffff" draw:textarea-horizontal-align="justify" draw:textarea-vertical-align="top" draw:auto-grow-height="true" fo:min-height="0cm" fo:min-width="0cm" fo:padding-top="0.03cm" fo:padding-bottom="0.03cm" fo:padding-left="0.05cm" fo:padding-right="0.05cm" fo:wrap-option="wrap" draw:shadow-color="#808080"/>
      <style:paragraph-properties style:writing-mode="lr-tb"/>
    </style:style>
    <style:style style:name="pr1" style:family="presentation" style:parent-style-name="默认-notes">
      <style:graphic-properties draw:fill-color="#ffffff" fo:min-height="11.43cm"/>
      <style:paragraph-properties style:writing-mode="lr-tb"/>
    </style:style>
    <style:style style:name="co1" style:family="table-column">
      <style:table-column-properties style:column-width="2.028cm" style:use-optimal-column-width="false"/>
    </style:style>
    <style:style style:name="co2" style:family="table-column">
      <style:table-column-properties style:column-width="2.042cm" style:use-optimal-column-width="false"/>
    </style:style>
    <style:style style:name="co3" style:family="table-column">
      <style:table-column-properties style:column-width="2.037cm" style:use-optimal-column-width="false"/>
    </style:style>
    <style:style style:name="co4" style:family="table-column">
      <style:table-column-properties style:column-width="2.033cm" style:use-optimal-column-width="false"/>
    </style:style>
    <style:style style:name="co5" style:family="table-column">
      <style:table-column-properties style:column-width="2.029cm" style:use-optimal-column-width="false"/>
    </style:style>
    <style:style style:name="co6" style:family="table-column">
      <style:table-column-properties style:column-width="2.041cm" style:use-optimal-column-width="false"/>
    </style:style>
    <style:style style:name="co7" style:family="table-column">
      <style:table-column-properties style:column-width="7.448cm" style:use-optimal-column-width="false"/>
    </style:style>
    <style:style style:name="co8" style:family="table-column">
      <style:table-column-properties style:column-width="7.307cm" style:use-optimal-column-width="false"/>
    </style:style>
    <style:style style:name="co9" style:family="table-column">
      <style:table-column-properties style:column-width="7.117cm" style:use-optimal-column-width="false"/>
    </style:style>
    <style:style style:name="co10" style:family="table-column">
      <style:table-column-properties style:column-width="2.963cm" style:use-optimal-column-width="false"/>
    </style:style>
    <style:style style:name="co11" style:family="table-column">
      <style:table-column-properties style:column-width="5.292cm" style:use-optimal-column-width="false"/>
    </style:style>
    <style:style style:name="ro1" style:family="table-row">
      <style:table-row-properties style:row-height="2.631cm" style:use-optimal-row-height="false"/>
    </style:style>
    <style:style style:name="ro2" style:family="table-row">
      <style:table-row-properties style:row-height="1.437cm" style:use-optimal-row-height="false"/>
    </style:style>
    <style:style style:name="ro3" style:family="table-row">
      <style:table-row-properties style:row-height="1.693cm" style:use-optimal-row-height="false"/>
    </style:style>
    <style:style style:name="ro4" style:family="table-row">
      <style:table-row-properties style:row-height="1.694cm" style:use-optimal-row-height="false"/>
    </style:style>
    <style:style style:name="ro5" style:family="table-row">
      <style:table-row-properties style:row-height="1.605cm" style:use-optimal-row-height="false"/>
    </style:style>
    <style:style style:name="ro6" style:family="table-row">
      <style:table-row-properties style:row-height="2.431cm" style:use-optimal-row-height="false"/>
    </style:style>
    <style:style style:name="ro7" style:family="table-row">
      <style:table-row-properties style:row-height="1.411cm" style:use-optimal-row-height="false"/>
    </style:style>
    <style:style style:name="ro8" style:family="table-row">
      <style:table-row-properties style:row-height="1.552cm" style:use-optimal-row-height="false"/>
    </style:style>
    <style:style style:name="ro9" style:family="table-row">
      <style:table-row-properties style:row-height="1.412cm" style:use-optimal-row-height="false"/>
    </style:style>
    <style:style style:name="ce1"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54pt solid #000000" fo:border-right="0.23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23pt solid #000000" fo:border-right="0.23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align="center" fo:text-indent="0cm" fo:border-left="0.23pt solid #000000" fo:border-right="0.54pt solid #000000" fo:border-top="0.54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none" draw:textarea-horizontal-align="justify" draw:textarea-vertical-align="top" fo:padding-top="0.13cm" fo:padding-bottom="0.13cm" fo:padding-left="0.25cm" fo:padding-right="0.25cm"/>
      <style:paragraph-properties fo:margin-left="0cm" fo:margin-right="0cm" fo:margin-top="0.247cm" fo:margin-bottom="0cm" fo:line-height="100%" fo:text-indent="0cm" fo:border="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54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23pt solid #000000" fo:border-bottom="0.23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none" draw:textarea-horizontal-align="justify" draw:textarea-vertical-align="middle" fo:padding-top="0.03cm" fo:padding-bottom="0.03cm" fo:padding-left="0.05cm" fo:padding-right="0.05cm"/>
      <style:paragraph-properties fo:margin-left="0cm" fo:margin-right="0cm" fo:margin-top="0.247cm" fo:margin-bottom="0cm" fo:line-height="100%" fo:text-align="center" fo:text-indent="0cm" fo:border-left="0.54pt solid #000000" fo:border-right="0.54pt solid #000000" fo:border-top="0.23pt solid #000000" fo:border-bottom="0.54pt solid #000000"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882cm" fo:margin-bottom="0cm"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margin-top="0.882cm" fo:margin-bottom="0cm"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color="#ffffff"/>
      <style:paragraph-properties style:writing-mode="lr-tb"/>
    </style:style>
    <style:style style:name="P6" style:family="paragraph">
      <style:paragraph-properties fo:margin-left="0cm" fo:margin-right="0cm" fo:margin-top="0.794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none" draw:fill-color="#ffffff"/>
      <style:paragraph-properties fo:margin-left="0cm" fo:margin-right="0cm" fo:margin-top="0.794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794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ffffff"/>
      <style:paragraph-properties fo:margin-left="0cm" fo:margin-right="0cm" fo:margin-top="0.794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794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ffffff"/>
      <style:paragraph-properties fo:margin-left="0cm" fo:margin-right="0cm" fo:margin-top="0.794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494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margin-top="0.494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0.794cm" fo:margin-bottom="0cm"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loext:graphic-properties draw:fill="none" draw:fill-color="#ffffff"/>
      <style:paragraph-properties fo:margin-left="0cm" fo:margin-right="0cm" fo:margin-top="0.794cm" fo:margin-bottom="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left="0cm" fo:margin-right="0cm" fo:margin-top="0.37cm" fo:margin-bottom="0cm" fo:line-height="9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loext:graphic-properties draw:fill="none" draw:fill-color="#ffffff"/>
      <style:paragraph-properties fo:margin-left="0cm" fo:margin-right="0cm" fo:margin-top="0.37cm" fo:margin-bottom="0cm" fo:line-height="9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1.27cm" fo:margin-right="0cm" fo:margin-top="0.617cm" fo:margin-bottom="0cm" fo:line-height="100%" fo:text-indent="-1.27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loext:graphic-properties draw:fill="none" draw:fill-color="#ffffff"/>
      <style:paragraph-properties fo:margin-left="1.27cm" fo:margin-right="0cm" fo:margin-top="0.617cm" fo:margin-bottom="0cm" fo:line-height="100%" fo:text-indent="-1.27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529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solid" draw:fill-color="#ff0000"/>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706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loext:graphic-properties draw:fill="solid" draw:fill-color="#008000"/>
      <style:paragraph-properties fo:margin-left="0cm" fo:margin-right="0cm" fo:margin-top="0.7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margin-top="0.706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loext:graphic-properties draw:fill="solid" draw:fill-color="#008000"/>
      <style:paragraph-properties fo:margin-left="0cm" fo:margin-right="0cm" fo:margin-top="0.706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ffffff"/>
      <style:paragraph-properties fo:margin-left="0cm" fo:margin-right="0cm" fo:margin-top="0.706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loext:graphic-properties draw:fill="solid" draw:fill-color="#000099"/>
      <style:paragraph-properties fo:margin-left="0cm" fo:margin-right="0cm" fo:margin-top="0.706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794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loext:graphic-properties draw:fill="none" draw:fill-color="#ffffff"/>
      <style:paragraph-properties fo:margin-left="0cm" fo:margin-right="0cm" fo:margin-top="0.794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margin-left="0cm" fo:margin-right="0cm" fo:margin-top="0.247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loext:graphic-properties draw:fill="none" draw:fill-color="#ffffff"/>
      <style:paragraph-properties fo:margin-left="0cm" fo:margin-right="0cm" fo:margin-top="0.247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loext:graphic-properties draw:fill="none" draw:fill-color="#ffffff"/>
      <style:paragraph-properties fo:margin-left="0cm" fo:margin-right="0cm" fo:margin-top="0.706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529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loext:graphic-properties draw:fill="none" draw:fill-color="#ffffff"/>
      <style:paragraph-properties fo:margin-left="0cm" fo:margin-right="0cm" fo:margin-top="0.529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529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loext:graphic-properties draw:fill="none" draw:fill-color="#ffffff"/>
      <style:paragraph-properties fo:margin-left="0cm" fo:margin-right="0cm" fo:margin-top="0.529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style:paragraph-properties fo:margin-left="0cm" fo:margin-right="0cm" fo:margin-top="0.706cm" fo:margin-bottom="0cm" fo:line-height="13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loext:graphic-properties draw:fill="none" draw:fill-color="#ffffff"/>
      <style:paragraph-properties fo:margin-left="0cm" fo:margin-right="0cm" fo:margin-top="0.706cm" fo:margin-bottom="0cm" fo:line-height="13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style:paragraph-properties fo:margin-left="0cm" fo:margin-right="0cm" fo:margin-top="0.706cm" fo:margin-bottom="0cm" fo:line-height="130%" fo:text-align="justify" fo:text-indent="1.839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none" draw:fill-color="#ffffff"/>
      <style:paragraph-properties fo:margin-left="0cm" fo:margin-right="0cm" fo:margin-top="0.706cm" fo:margin-bottom="0cm" fo:line-height="130%" fo:text-align="justify" fo:text-indent="1.839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423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loext:graphic-properties draw:fill="none" draw:fill-color="#ffffff"/>
      <style:paragraph-properties fo:margin-left="0cm" fo:margin-right="0cm" fo:margin-top="0.423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margin-top="0.706cm" fo:margin-bottom="0cm" fo:line-height="14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loext:graphic-properties draw:fill="none" draw:fill-color="#ffffff"/>
      <style:paragraph-properties fo:margin-left="0cm" fo:margin-right="0cm" fo:margin-top="0.706cm" fo:margin-bottom="0cm" fo:line-height="14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style:paragraph-properties fo:margin-left="0cm" fo:margin-right="0cm" fo:margin-top="0.706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6" style:family="paragraph">
      <loext:graphic-properties draw:fill="none" draw:fill-color="#ffffff"/>
      <style:paragraph-properties fo:margin-left="0cm" fo:margin-right="0cm" fo:margin-top="0.706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style:paragraph-properties fo:margin-left="0cm" fo:margin-right="0cm" fo:margin-top="0.617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loext:graphic-properties draw:fill="solid" draw:fill-color="#ff0000"/>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9" style:family="paragraph">
      <style:paragraph-properties fo:margin-left="0cm" fo:margin-right="0cm" fo:margin-top="0.706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0" style:family="paragraph">
      <loext:graphic-properties draw:fill="none" draw:fill-color="#ffffff"/>
      <style:paragraph-properties fo:margin-left="0cm" fo:margin-right="0cm" fo:margin-top="0.706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style:paragraph-properties fo:margin-left="0cm" fo:margin-right="0cm" fo:margin-top="0.706cm" fo:margin-bottom="0cm" fo:line-height="130%" fo:text-indent="1.839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loext:graphic-properties draw:fill="none" draw:fill-color="#ffffff"/>
      <style:paragraph-properties fo:margin-left="0cm" fo:margin-right="0cm" fo:margin-top="0.706cm" fo:margin-bottom="0cm" fo:line-height="130%" fo:text-indent="1.839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style:paragraph-properties fo:margin-left="0cm" fo:margin-right="0cm" fo:margin-top="0.706cm" fo:margin-bottom="0cm" fo:line-height="130%" fo:text-indent="1.61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loext:graphic-properties draw:fill="none" draw:fill-color="#ffffff"/>
      <style:paragraph-properties fo:margin-left="0cm" fo:margin-right="0cm" fo:margin-top="0.706cm" fo:margin-bottom="0cm" fo:line-height="130%" fo:text-indent="1.61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5" style:family="paragraph">
      <style:paragraph-properties fo:margin-left="0cm" fo:margin-right="0cm" fo:margin-top="0.529cm" fo:margin-bottom="0cm" fo:line-height="65%"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6" style:family="paragraph">
      <loext:graphic-properties draw:fill="none" draw:fill-color="#ffffff"/>
      <style:paragraph-properties fo:margin-left="0cm" fo:margin-right="0cm" fo:margin-top="0.529cm" fo:margin-bottom="0cm" fo:line-height="65%"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style:paragraph-properties fo:margin-left="0cm" fo:margin-right="0cm" fo:margin-top="0.706cm" fo:margin-bottom="0cm" fo:line-height="100%"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8" style:family="paragraph">
      <style:paragraph-properties fo:margin-left="1.27cm" fo:margin-right="0cm" fo:margin-top="0.706cm" fo:margin-bottom="0cm" fo:line-height="100%" fo:text-indent="-1.27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9" style:family="paragraph">
      <loext:graphic-properties draw:fill="none" draw:fill-color="#ffffff"/>
      <style:paragraph-properties fo:margin-left="0cm" fo:margin-right="0cm" fo:margin-top="0.706cm" fo:margin-bottom="0cm" fo:line-height="100%"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0" style:family="paragraph">
      <style:paragraph-properties fo:margin-left="0cm" fo:margin-right="0cm" fo:margin-top="0.617cm" fo:margin-bottom="0cm" fo:line-height="130%" fo:text-indent="1.61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1" style:family="paragraph">
      <loext:graphic-properties draw:fill="none" draw:fill-color="#ffffff"/>
      <style:paragraph-properties fo:margin-left="0cm" fo:margin-right="0cm" fo:margin-top="0.617cm" fo:margin-bottom="0cm" fo:line-height="130%" fo:text-indent="1.61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2" style:family="paragraph">
      <style:paragraph-properties fo:margin-left="0cm" fo:margin-right="0cm" fo:margin-top="0.529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3" style:family="paragraph">
      <loext:graphic-properties draw:fill="none" draw:fill-color="#ffffff"/>
      <style:paragraph-properties fo:margin-left="0cm" fo:margin-right="0cm" fo:margin-top="0.529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style:paragraph-properties fo:margin-left="0cm" fo:margin-right="0cm" fo:margin-top="0.706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5" style:family="paragraph">
      <loext:graphic-properties draw:fill="none" draw:fill-color="#ffffff"/>
      <style:paragraph-properties fo:margin-left="0cm" fo:margin-right="0cm" fo:margin-top="0.706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6" style:family="paragraph">
      <style:paragraph-properties fo:margin-left="0cm" fo:margin-right="0cm" fo:margin-top="0.37cm" fo:margin-bottom="0cm" fo:line-height="8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7" style:family="paragraph">
      <loext:graphic-properties draw:fill="none" draw:fill-color="#ffffff"/>
      <style:paragraph-properties fo:margin-left="0cm" fo:margin-right="0cm" fo:margin-top="0.37cm" fo:margin-bottom="0cm" fo:line-height="8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8" style:family="paragraph">
      <style:paragraph-properties fo:margin-left="0cm" fo:margin-right="0cm" fo:margin-top="0.37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9" style:family="paragraph">
      <loext:graphic-properties draw:fill="none" draw:fill-color="#ffffff"/>
      <style:paragraph-properties fo:margin-left="0cm" fo:margin-right="0cm" fo:margin-top="0.37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0" style:family="paragraph">
      <style:paragraph-properties fo:margin-left="0cm" fo:margin-right="0cm" fo:margin-top="0.247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loext:graphic-properties draw:fill="none" draw:fill-color="#ffffff"/>
      <style:paragraph-properties fo:text-align="center" style:writing-mode="lr-tb"/>
    </style:style>
    <style:style style:name="P72" style:family="paragraph">
      <style:paragraph-properties fo:margin-left="0cm" fo:margin-right="0cm" fo:margin-top="0.617cm" fo:margin-bottom="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3" style:family="paragraph">
      <loext:graphic-properties draw:fill="solid" draw:fill-color="#ff0000"/>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style:paragraph-properties fo:margin-left="0cm" fo:margin-right="0cm" fo:margin-top="0.706cm" fo:margin-bottom="0cm" fo:line-height="130%" fo:text-indent="2.13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5" style:family="paragraph">
      <loext:graphic-properties draw:fill="none" draw:fill-color="#ffffff"/>
      <style:paragraph-properties fo:margin-left="0cm" fo:margin-right="0cm" fo:margin-top="0.706cm" fo:margin-bottom="0cm" fo:line-height="130%" fo:text-indent="2.13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6" style:family="paragraph">
      <style:paragraph-properties fo:margin-left="0cm" fo:margin-right="0cm" fo:margin-top="0.529cm" fo:margin-bottom="0cm" fo:line-height="7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7" style:family="paragraph">
      <loext:graphic-properties draw:fill="none" draw:fill-color="#ffffff"/>
      <style:paragraph-properties fo:margin-left="0cm" fo:margin-right="0cm" fo:margin-top="0.529cm" fo:margin-bottom="0cm" fo:line-height="7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8" style:family="paragraph">
      <loext:graphic-properties draw:fill="none" draw:fill-color="#ffffff"/>
      <style:paragraph-properties fo:margin-left="0cm" fo:margin-right="0cm" fo:margin-top="0.617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9" style:family="paragraph">
      <style:paragraph-properties fo:margin-left="1.27cm" fo:margin-right="0cm" fo:margin-top="0.529cm" fo:margin-bottom="0cm" fo:line-height="100%" fo:text-indent="-1.27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0" style:family="paragraph">
      <loext:graphic-properties draw:fill="none" draw:fill-color="#ffffff"/>
      <style:paragraph-properties fo:margin-left="1.27cm" fo:margin-right="0cm" fo:margin-top="0.529cm" fo:margin-bottom="0cm" fo:line-height="100%" fo:text-indent="-1.27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1" style:family="paragraph">
      <style:paragraph-properties fo:margin-left="0cm" fo:margin-right="0cm" fo:margin-top="0.617cm" fo:margin-bottom="0cm" fo:line-height="13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2" style:family="paragraph">
      <loext:graphic-properties draw:fill="none" draw:fill-color="#ffffff"/>
      <style:paragraph-properties fo:margin-left="0cm" fo:margin-right="0cm" fo:margin-top="0.617cm" fo:margin-bottom="0cm" fo:line-height="13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3" style:family="paragraph">
      <style:paragraph-properties fo:margin-left="0cm" fo:margin-right="0cm" fo:margin-top="0.617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4" style:family="paragraph">
      <loext:graphic-properties draw:fill="none" draw:fill-color="#ffffff"/>
      <style:paragraph-properties fo:margin-left="0cm" fo:margin-right="0cm" fo:margin-top="0.617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5" style:family="paragraph">
      <style:paragraph-properties fo:margin-left="0cm" fo:margin-right="0cm" fo:margin-top="0.529cm" fo:margin-bottom="0cm" fo:line-height="11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6" style:family="paragraph">
      <loext:graphic-properties draw:fill="none" draw:fill-color="#ffffff"/>
      <style:paragraph-properties fo:margin-left="0cm" fo:margin-right="0cm" fo:margin-top="0.529cm" fo:margin-bottom="0cm" fo:line-height="11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7" style:family="paragraph">
      <loext:graphic-properties draw:fill="solid" draw:fill-color="#000099"/>
      <style:paragraph-properties fo:margin-left="0cm" fo:margin-right="0cm" fo:margin-top="0.529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8" style:family="paragraph">
      <style:paragraph-properties fo:margin-left="0cm" fo:margin-right="0cm" fo:margin-top="0.3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9" style:family="paragraph">
      <loext:graphic-properties draw:fill="none" draw:fill-color="#ffffff"/>
      <style:paragraph-properties fo:margin-left="0cm" fo:margin-right="0cm" fo:margin-top="0.3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0" style:family="paragraph">
      <style:paragraph-properties fo:margin-left="1.27cm" fo:margin-right="0cm" fo:margin-top="0.529cm" fo:margin-bottom="0cm" fo:line-height="80%" fo:text-indent="-1.27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1" style:family="paragraph">
      <loext:graphic-properties draw:fill="none" draw:fill-color="#ffffff"/>
      <style:paragraph-properties fo:margin-left="1.27cm" fo:margin-right="0cm" fo:margin-top="0.529cm" fo:margin-bottom="0cm" fo:line-height="80%" fo:text-indent="-1.27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2" style:family="paragraph">
      <style:paragraph-properties fo:margin-left="0cm" fo:margin-right="0cm" fo:margin-top="0.617cm" fo:margin-bottom="0cm" fo:line-height="7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3" style:family="paragraph">
      <style:paragraph-properties fo:margin-left="0cm" fo:margin-right="0cm" fo:margin-top="0.617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4" style:family="paragraph">
      <loext:graphic-properties draw:fill="none" draw:fill-color="#ffffff"/>
      <style:paragraph-properties fo:margin-left="0cm" fo:margin-right="0cm" fo:margin-top="0.617cm" fo:margin-bottom="0cm" fo:line-height="7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5" style:family="paragraph">
      <style:paragraph-properties fo:margin-left="0cm" fo:margin-right="0cm" fo:margin-top="0.247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6" style:family="paragraph">
      <loext:graphic-properties draw:fill="none" draw:fill-color="#ffffff"/>
      <style:paragraph-properties fo:margin-left="0cm" fo:margin-right="0cm" fo:margin-top="0.617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7" style:family="paragraph">
      <style:paragraph-properties fo:margin-left="0cm" fo:margin-right="0cm" fo:margin-top="0.794cm" fo:margin-bottom="0cm" fo:line-height="13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8" style:family="paragraph">
      <loext:graphic-properties draw:fill="none" draw:fill-color="#ffffff"/>
      <style:paragraph-properties fo:margin-left="0cm" fo:margin-right="0cm" fo:margin-top="0.794cm" fo:margin-bottom="0cm" fo:line-height="13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9" style:family="paragraph">
      <style:paragraph-properties fo:margin-left="0cm" fo:margin-right="0cm" fo:margin-top="0.441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0" style:family="paragraph">
      <loext:graphic-properties draw:fill="solid" draw:fill-color="#ff0000"/>
      <style:paragraph-properties fo:margin-left="0cm" fo:margin-right="0cm" fo:margin-top="0.441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1" style:family="paragraph">
      <loext:graphic-properties draw:fill="none" draw:fill-color="#ffffff"/>
      <style:paragraph-properties fo:margin-left="0cm" fo:margin-right="0cm" fo:margin-top="0.617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2" style:family="paragraph">
      <style:paragraph-properties fo:margin-left="0cm" fo:margin-right="0cm" fo:margin-top="0.794cm" fo:margin-bottom="0cm" fo:line-height="110%"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3" style:family="paragraph">
      <loext:graphic-properties draw:fill="none" draw:fill-color="#ffffff"/>
      <style:paragraph-properties fo:margin-left="0cm" fo:margin-right="0cm" fo:margin-top="0.794cm" fo:margin-bottom="0cm" fo:line-height="11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4" style:family="paragraph">
      <style:paragraph-properties fo:margin-left="0cm" fo:margin-right="0cm" fo:margin-top="0.441cm" fo:margin-bottom="0cm" fo:line-height="6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5" style:family="paragraph">
      <loext:graphic-properties draw:fill="none" draw:fill-color="#ffffff"/>
      <style:paragraph-properties fo:margin-left="0cm" fo:margin-right="0cm" fo:margin-top="0.441cm" fo:margin-bottom="0cm" fo:line-height="6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6" style:family="paragraph">
      <style:paragraph-properties fo:margin-left="0cm" fo:margin-right="0cm" fo:margin-top="0.441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7" style:family="paragraph">
      <loext:graphic-properties draw:fill="none" draw:fill-color="#ffffff"/>
      <style:paragraph-properties fo:margin-left="0cm" fo:margin-right="0cm" fo:margin-top="0.441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T2" style:family="text">
      <style:text-properties fo:font-size="40pt" fo:language="zh" fo:country="CN" style:font-size-asian="40pt" style:language-asian="zh" style:country-asian="CN" style:font-size-complex="40pt" style:language-complex="zh" style:country-complex="CN"/>
    </style:style>
    <style:style style:name="T3" style:family="text">
      <style:text-properties fo:font-size="36pt" fo:language="zh" fo:country="CN" style:font-size-asian="36pt" style:language-asian="zh" style:country-asian="CN" style:font-size-complex="36pt" style:language-complex="zh" style:country-complex="CN"/>
    </style:style>
    <style:style style:name="T4" style:family="text">
      <style:text-properties fo:color="#ff0000" loext:opacity="100%" fo:font-size="36pt" fo:language="zh" fo:country="CN" style:font-size-asian="36pt" style:language-asian="zh" style:country-asian="CN" style:font-size-complex="36pt" style:language-complex="zh" style:country-complex="CN"/>
    </style:style>
    <style:style style:name="T5" style:family="text">
      <style:text-properties fo:color="#000099" loext:opacity="100%" fo:font-size="36pt" fo:language="zh" fo:country="CN" style:font-size-asian="36pt" style:language-asian="zh" style:country-asian="CN" style:font-size-complex="36pt" style:language-complex="zh" style:country-complex="CN"/>
    </style:style>
    <style:style style:name="T6" style:family="text">
      <style:text-properties fo:color="#003300" loext:opacity="100%" fo:font-size="36pt" fo:language="zh" fo:country="CN" style:font-size-asian="36pt" style:language-asian="zh" style:country-asian="CN" style:font-size-complex="36pt" style:language-complex="zh" style:country-complex="CN"/>
    </style:style>
    <style:style style:name="T7" style:family="text">
      <style:text-properties fo:language="en" fo:country="US" style:language-asian="en" style:country-asian="US" style:language-complex="en" style:country-complex="US"/>
    </style:style>
    <style:style style:name="T8" style:family="text">
      <style:text-properties fo:color="#ff0000" loext:opacity="100%" fo:language="en" fo:country="US" style:language-asian="en" style:country-asian="US" style:language-complex="en" style:country-complex="US"/>
    </style:style>
    <style:style style:name="T9" style:family="text">
      <style:text-properties fo:color="#ff0000" loext:opacity="100%" fo:language="zh" fo:country="CN" style:language-asian="zh" style:country-asian="CN" style:language-complex="zh" style:country-complex="CN"/>
    </style:style>
    <style:style style:name="T10" style:family="text">
      <style:text-properties fo:color="#000099" loext:opacity="100%" fo:language="en" fo:country="US" style:language-asian="en" style:country-asian="US" style:language-complex="en" style:country-complex="US"/>
    </style:style>
    <style:style style:name="T11" style:family="text">
      <style:text-properties fo:language="zh" fo:country="CN" style:language-asian="zh" style:country-asian="CN" style:language-complex="zh" style:country-complex="CN"/>
    </style:style>
    <style:style style:name="T12" style:family="text">
      <style:text-properties fo:color="#000099" loext:opacity="100%" fo:language="zh" fo:country="CN" style:language-asian="zh" style:country-asian="CN" style:language-complex="zh" style:country-complex="CN"/>
    </style:style>
    <style:style style:name="T13" style:family="text">
      <style:text-properties fo:font-size="36pt" fo:language="en" fo:country="US" style:font-size-asian="36pt" style:language-asian="en" style:country-asian="US" style:font-size-complex="36pt" style:language-complex="en" style:country-complex="US"/>
    </style:style>
    <style:style style:name="T14" style:family="text">
      <style:text-properties fo:color="#000099" loext:opacity="100%" fo:font-size="36pt" fo:language="en" fo:country="US" style:font-size-asian="36pt" style:language-asian="en" style:country-asian="US" style:font-size-complex="36pt" style:language-complex="en" style:country-complex="US"/>
    </style:style>
    <style:style style:name="T15" style:family="text">
      <style:text-properties fo:color="#ff0000" loext:opacity="100%" fo:font-size="36pt" fo:language="en" fo:country="US" style:font-size-asian="36pt" style:language-asian="en" style:country-asian="US" style:font-size-complex="36pt" style:language-complex="en" style:country-complex="US"/>
    </style:style>
    <style:style style:name="T16" style:family="text">
      <style:text-properties fo:color="#3333cc" loext:opacity="100%" fo:font-size="36pt" fo:language="zh" fo:country="CN" style:font-size-asian="36pt" style:language-asian="zh" style:country-asian="CN" style:font-size-complex="36pt" style:language-complex="zh" style:country-complex="CN"/>
    </style:style>
    <style:style style:name="T17" style:family="text">
      <style:text-properties fo:font-size="36pt" fo:language="zh" fo:country="CN" fo:font-weight="normal" style:font-size-asian="36pt" style:language-asian="zh" style:country-asian="CN" style:font-weight-asian="normal" style:font-size-complex="36pt" style:language-complex="zh" style:country-complex="CN" style:font-weight-complex="normal"/>
    </style:style>
    <style:style style:name="T18" style:family="text">
      <style:text-properties fo:color="#ffff00" loext:opacity="100%" fo:font-size="24pt" fo:language="zh" fo:country="CN" style:font-size-asian="24pt" style:language-asian="zh" style:country-asian="CN" style:font-size-complex="24pt" style:language-complex="zh" style:country-complex="CN"/>
    </style:style>
    <style:style style:name="T19" style:family="text">
      <style:text-properties fo:color="#ffff00" loext:opacity="100%" fo:font-size="32pt" fo:language="zh" fo:country="CN" style:font-size-asian="32pt" style:language-asian="zh" style:country-asian="CN" style:font-size-complex="32pt" style:language-complex="zh" style:country-complex="CN"/>
    </style:style>
    <style:style style:name="T20" style:family="text">
      <style:text-properties fo:font-size="32pt" fo:language="en" fo:country="US" style:font-size-asian="32pt" style:language-asian="en" style:country-asian="US" style:font-size-complex="32pt" style:language-complex="en" style:country-complex="US"/>
    </style:style>
    <style:style style:name="T21" style:family="text">
      <style:text-properties fo:color="#008000" loext:opacity="100%" fo:language="en" fo:country="US" style:language-asian="en" style:country-asian="US" style:language-complex="en" style:country-complex="US"/>
    </style:style>
    <style:style style:name="T22" style:family="text">
      <style:text-properties fo:color="#ff0000" loext:opacity="100%" fo:font-size="32pt" fo:language="en" fo:country="US" style:font-size-asian="32pt" style:language-asian="en" style:country-asian="US" style:font-size-complex="32pt" style:language-complex="en" style:country-complex="US"/>
    </style:style>
    <style:style style:name="T23" style:family="text">
      <style:text-properties fo:font-size="24pt" fo:language="en" fo:country="US" style:font-size-asian="24pt" style:language-asian="en" style:country-asian="US" style:font-size-complex="24pt" style:language-complex="en" style:country-complex="US"/>
    </style:style>
    <style:style style:name="T24" style:family="text">
      <style:text-properties fo:color="#b414c0" loext:opacity="100%" fo:font-size="24pt" fo:language="en" fo:country="US" style:font-size-asian="24pt" style:language-asian="en" style:country-asian="US" style:font-size-complex="24pt" style:language-complex="en" style:country-complex="US"/>
    </style:style>
    <style:style style:name="T25" style:family="text">
      <style:text-properties fo:color="#b414c0" loext:opacity="100%" fo:font-size="24pt" fo:language="zh" fo:country="CN" style:font-size-asian="24pt" style:language-asian="zh" style:country-asian="CN" style:font-size-complex="24pt" style:language-complex="zh" style:country-complex="CN"/>
    </style:style>
    <style:style style:name="T26" style:family="text">
      <style:text-properties fo:color="#ff0000" loext:opacity="100%" fo:font-size="24pt" fo:language="en" fo:country="US" style:font-size-asian="24pt" style:language-asian="en" style:country-asian="US" style:font-size-complex="24pt" style:language-complex="en" style:country-complex="US"/>
    </style:style>
    <style:style style:name="T27" style:family="text">
      <style:text-properties fo:color="#ff0000" loext:opacity="100%" fo:font-size="24pt" fo:language="zh" fo:country="CN" style:font-size-asian="24pt" style:language-asian="zh" style:country-asian="CN" style:font-size-complex="24pt" style:language-complex="zh" style:country-complex="CN"/>
    </style:style>
    <style:style style:name="T28" style:family="text">
      <style:text-properties fo:color="#000099" loext:opacity="100%" fo:font-size="24pt" fo:language="en" fo:country="US" style:font-size-asian="24pt" style:language-asian="en" style:country-asian="US" style:font-size-complex="24pt" style:language-complex="en" style:country-complex="US"/>
    </style:style>
    <style:style style:name="T29" style:family="text">
      <style:text-properties fo:color="#000099" loext:opacity="100%" fo:font-size="24pt" fo:language="zh" fo:country="CN" style:font-size-asian="24pt" style:language-asian="zh" style:country-asian="CN" style:font-size-complex="24pt" style:language-complex="zh" style:country-complex="CN"/>
    </style:style>
    <style:style style:name="T30" style:family="text">
      <style:text-properties fo:font-size="24pt" fo:language="zh" fo:country="CN" style:font-size-asian="24pt" style:language-asian="zh" style:country-asian="CN" style:font-size-complex="24pt" style:language-complex="zh" style:country-complex="CN"/>
    </style:style>
    <style:style style:name="T31" style:family="text">
      <style:text-properties fo:font-size="32pt" fo:language="zh" fo:country="CN" style:font-size-asian="32pt" style:language-asian="zh" style:country-asian="CN" style:font-size-complex="32pt" style:language-complex="zh" style:country-complex="CN"/>
    </style:style>
    <style:style style:name="T32" style:family="text">
      <style:text-properties fo:color="#ff0000" loext:opacity="100%" fo:font-size="32pt" fo:language="zh" fo:country="CN" style:font-size-asian="32pt" style:language-asian="zh" style:country-asian="CN" style:font-size-complex="32pt" style:language-complex="zh" style:country-complex="CN"/>
    </style:style>
    <style:style style:name="T33" style:family="text">
      <style:text-properties fo:color="#000099" loext:opacity="100%" fo:font-size="32pt" fo:language="zh" fo:country="CN" style:font-size-asian="32pt" style:language-asian="zh" style:country-asian="CN" style:font-size-complex="32pt" style:language-complex="zh" style:country-complex="CN"/>
    </style:style>
    <style:style style:name="T34" style:family="text">
      <style:text-properties fo:color="#000099" loext:opacity="100%" fo:font-size="32pt" fo:language="en" fo:country="US" style:font-size-asian="32pt" style:language-asian="en" style:country-asian="US" style:font-size-complex="32pt" style:language-complex="en" style:country-complex="US"/>
    </style:style>
    <style:style style:name="T35" style:family="text">
      <style:text-properties fo:color="#ffff00" loext:opacity="100%" fo:font-size="24pt" fo:language="en" fo:country="US" style:font-size-asian="24pt" style:language-asian="en" style:country-asian="US" style:font-size-complex="24pt" style:language-complex="en" style:country-complex="US"/>
    </style:style>
    <style:style style:name="T36" style:family="text">
      <style:text-properties fo:color="#ffff00" loext:opacity="100%" fo:language="zh" fo:country="CN" style:language-asian="zh" style:country-asian="CN" style:language-complex="zh" style:country-complex="CN"/>
    </style:style>
    <style:style style:name="T37" style:family="text">
      <style:text-properties fo:font-size="32pt" fo:language="zh" fo:country="CN" fo:font-weight="normal" style:font-size-asian="32pt" style:language-asian="zh" style:country-asian="CN" style:font-weight-asian="normal" style:font-size-complex="32pt" style:language-complex="zh" style:country-complex="CN" style:font-weight-complex="normal"/>
    </style:style>
    <style:style style:name="T38" style:family="text">
      <style:text-properties fo:color="#3333cc" loext:opacity="100%" fo:font-size="32pt" fo:language="zh" fo:country="CN" style:font-size-asian="32pt" style:language-asian="zh" style:country-asian="CN" style:font-size-complex="32pt" style:language-complex="zh" style:country-complex="CN"/>
    </style:style>
    <style:style style:name="T39" style:family="text">
      <style:text-properties fo:color="#3333cc" loext:opacity="100%" fo:font-size="32pt" fo:language="en" fo:country="US" style:font-size-asian="32pt" style:language-asian="en" style:country-asian="US" style:font-size-complex="32pt" style:language-complex="en" style:country-complex="US"/>
    </style:style>
    <style:style style:name="T40" style:family="text">
      <style:text-properties fo:color="#3333cc" loext:opacity="100%" fo:font-size="24pt" fo:language="en" fo:country="US" style:font-size-asian="24pt" style:language-asian="en" style:country-asian="US" style:font-size-complex="24pt" style:language-complex="en" style:country-complex="US"/>
    </style:style>
    <style:style style:name="T41" style:family="text">
      <style:text-properties fo:color="#3333cc" loext:opacity="100%" fo:font-size="24pt" fo:language="zh" fo:country="CN" style:font-size-asian="24pt" style:language-asian="zh" style:country-asian="CN" style:font-size-complex="24pt" style:language-complex="zh" style:country-complex="CN"/>
    </style:style>
    <style:style style:name="T42" style:family="text">
      <style:text-properties fo:color="#009900" loext:opacity="100%" fo:font-size="24pt" fo:language="zh" fo:country="CN" style:font-size-asian="24pt" style:language-asian="zh" style:country-asian="CN" style:font-size-complex="24pt" style:language-complex="zh" style:country-complex="CN"/>
    </style:style>
    <style:style style:name="T43" style:family="text">
      <style:text-properties fo:color="#009900" loext:opacity="100%" fo:font-size="24pt" fo:language="en" fo:country="US" style:font-size-asian="24pt" style:language-asian="en" style:country-asian="US" style:font-size-complex="24pt" style:language-complex="en" style:country-complex="US"/>
    </style:style>
    <style:style style:name="T44" style:family="text">
      <style:text-properties fo:color="#000099" loext:opacity="100%" fo:font-size="32pt" fo:language="en" fo:country="US" fo:font-weight="normal" style:font-size-asian="32pt" style:language-asian="en" style:country-asian="US" style:font-weight-asian="normal" style:font-size-complex="32pt" style:language-complex="en" style:country-complex="US" style:font-weight-complex="normal"/>
    </style:style>
    <style:style style:name="T45" style:family="text">
      <style:text-properties style:font-name="Arial" fo:font-size="32pt" fo:language="zh" fo:country="CN" fo:font-weight="normal" style:font-name-asian="黑体" style:font-size-asian="32pt" style:language-asian="zh" style:country-asian="CN" style:font-weight-asian="normal" style:font-name-complex="黑体" style:font-size-complex="32pt" style:language-complex="zh" style:country-complex="CN" style:font-weight-complex="normal"/>
    </style:style>
    <style:style style:name="T46" style:family="text">
      <style:text-properties fo:color="#ffffff" loext:opacity="100%" fo:font-size="24pt" fo:language="zh" fo:country="CN" style:font-size-asian="24pt" style:language-asian="zh" style:country-asian="CN" style:font-size-complex="24pt" style:language-complex="zh" style:country-complex="CN"/>
    </style:style>
    <style:style style:name="T47" style:family="text">
      <style:text-properties fo:color="#000099" loext:opacity="100%" fo:font-size="36pt" fo:language="zh" fo:country="CN" fo:font-weight="normal" style:font-size-asian="36pt" style:language-asian="zh" style:country-asian="CN" style:font-weight-asian="normal" style:font-size-complex="36pt" style:language-complex="zh" style:country-complex="CN" style:font-weight-complex="normal"/>
    </style:style>
    <style:style style:name="T48" style:family="text">
      <style:text-properties fo:color="#ffff00" loext:opacity="100%" fo:language="en" fo:country="US" style:language-asian="en" style:country-asian="US" style:language-complex="en" style:country-complex="US"/>
    </style:style>
    <style:style style:name="T49" style:family="text">
      <style:text-properties fo:color="#b414c0" loext:opacity="100%" fo:language="en" fo:country="US" style:language-asian="en" style:country-asian="US" style:language-complex="en" style:country-complex="US"/>
    </style:style>
    <style:style style:name="T50" style:family="text">
      <style:text-properties fo:color="#ffff00" loext:opacity="100%" fo:font-size="20pt" fo:language="zh" fo:country="CN" style:font-size-asian="20pt" style:language-asian="zh" style:country-asian="CN" style:font-size-complex="20pt" style:language-complex="zh" style:country-complex="CN"/>
    </style:style>
    <style:style style:name="T51" style:family="text">
      <style:text-properties fo:color="#ffff00" loext:opacity="100%" fo:font-size="20pt" fo:language="en" fo:country="US" style:font-size-asian="20pt" style:language-asian="en" style:country-asian="US" style:font-size-complex="20pt" style:language-complex="en" style:country-complex="US"/>
    </style:style>
    <style:style style:name="T52" style:family="text">
      <style:text-properties fo:color="#00cc00" loext:opacity="100%" fo:font-size="24pt" fo:language="en" fo:country="US" style:font-size-asian="24pt" style:language-asian="en" style:country-asian="US" style:font-size-complex="24pt" style:language-complex="en" style:country-complex="US"/>
    </style:style>
    <style:style style:name="T53" style:family="text">
      <style:text-properties fo:font-size="20pt" fo:language="en" fo:country="US" style:font-size-asian="20pt" style:language-asian="en" style:country-asian="US" style:font-size-complex="20pt" style:language-complex="en" style:country-complex="US"/>
    </style:style>
    <style:style style:name="T54" style:family="text">
      <style:text-properties fo:font-size="20pt" fo:language="zh" fo:country="CN" style:font-size-asian="20pt" style:language-asian="zh" style:country-asian="CN" style:font-size-complex="20pt" style:language-complex="zh" style:country-complex="CN"/>
    </style:style>
    <style:style style:name="T55" style:family="text">
      <style:text-properties fo:color="#000099" loext:opacity="100%" fo:font-size="20pt" fo:language="en" fo:country="US" style:font-size-asian="20pt" style:language-asian="en" style:country-asian="US" style:font-size-complex="20pt" style:language-complex="en" style:country-complex="US"/>
    </style:style>
    <style:style style:name="T56" style:family="text">
      <style:text-properties fo:color="#000099" loext:opacity="100%" fo:font-size="20pt" fo:language="zh" fo:country="CN" style:font-size-asian="20pt" style:language-asian="zh" style:country-asian="CN" style:font-size-complex="20pt" style:language-complex="zh" style:country-complex="CN"/>
    </style:style>
    <style:style style:name="T57" style:family="text">
      <style:text-properties fo:color="#ff0000" loext:opacity="100%" fo:font-size="20pt" fo:language="zh" fo:country="CN" style:font-size-asian="20pt" style:language-asian="zh" style:country-asian="CN" style:font-size-complex="20pt" style:language-complex="zh" style:country-complex="CN"/>
    </style:style>
    <style:style style:name="T58" style:family="text">
      <style:text-properties fo:color="#ff0000" loext:opacity="100%" fo:font-size="20pt" fo:language="en" fo:country="US" style:font-size-asian="20pt" style:language-asian="en" style:country-asian="US" style:font-size-complex="20pt" style:language-complex="en" style:country-complex="US"/>
    </style:style>
    <style:style style:name="T59" style:family="text">
      <style:text-properties fo:color="#00cc00" loext:opacity="100%" fo:font-size="20pt" fo:language="zh" fo:country="CN" style:font-size-asian="20pt" style:language-asian="zh" style:country-asian="CN" style:font-size-complex="20pt" style:language-complex="zh" style:country-complex="CN"/>
    </style:style>
    <style:style style:name="T60" style:family="text">
      <style:text-properties fo:color="#00cc00" loext:opacity="100%" fo:font-size="20pt" fo:language="en" fo:country="US" style:font-size-asian="20pt" style:language-asian="en" style:country-asian="US" style:font-size-complex="20pt" style:language-complex="en" style:country-complex="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format="">
        <style:list-level-properties/>
        <style:text-properties fo:color="#0033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7">
      <text:list-level-style-number text:level="1" style:num-format="">
        <style:list-level-properties/>
        <style:text-properties fo:color="#3333cc"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8">
      <text:list-level-style-number text:level="1" style:num-format="1" text:start-value="3">
        <style:list-level-properties text:min-label-width="1.27cm"/>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9">
      <text:list-level-style-number text:level="1" style:num-format="">
        <style:list-level-properties/>
        <style:text-properties fo:color="#b414c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0">
      <text:list-level-style-number text:level="1" style:num-format="">
        <style:list-level-properties/>
        <style:text-properties fo:color="#0099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number text:level="1" style:num-format="">
        <style:list-level-properties/>
        <style:text-properties fo:color="#00cc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 draw:layer="layout" svg:width="21.167cm" svg:height="2.292cm" svg:x="2.328cm" svg:y="7.62cm">
          <text:list text:style-name="L1">
            <text:list-header>
              <text:p text:style-name="P3"><text:span text:style-name="T2">第十章 <text:s text:c="7"/>构造</text:span><text:span text:style-name="T2">函数和析构函数</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 presentation:class="page"/>
          <draw:frame presentation:style-name="pr1" draw:text-style-name="P5" draw:layer="layout" svg:width="13.97cm" svg:height="11.43cm" svg:x="2.54cm" svg:y="12.065cm" presentation:class="notes" presentation:placeholder="true">
            <draw:text-box/>
          </draw:frame>
        </presentation:notes>
      </draw:page>
      <draw:page draw:name="page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 draw:layer="layout" svg:width="25.4cm" svg:height="4.223cm" svg:x="0cm" svg:y="0.635cm">
          <text:list text:style-name="L1">
            <text:list-header>
              <text:p text:style-name="P6"><text:span text:style-name="T3">构造函数和析构函数是在类体中说</text:span><text:span text:style-name="T3">明的两种</text:span><text:span text:style-name="T4">特殊的成员函数</text:span><text:span text:style-name="T5">。</text:span></text:p>
            </text:list-header>
          </text:list>
          <draw:enhanced-geometry svg:viewBox="0 0 21600 21600" draw:type="mso-spt202" draw:enhanced-path="M 0 0 L 21600 0 21600 21600 0 21600 0 0 Z N"/>
        </draw:custom-shape>
        <draw:custom-shape draw:name="Text Box 3" draw:style-name="gr4" draw:text-style-name="P7" xml:id="id1" draw:id="id1" draw:layer="layout" svg:width="25.4cm" svg:height="4.023cm" svg:x="0cm" svg:y="5.292cm">
          <text:list text:style-name="L2">
            <text:list-header>
              <text:p text:style-name="P6"><text:span text:style-name="T5">构造函数是在创建对象时，使用给定的值来将对象初始化。</text:span></text:p>
            </text:list-header>
          </text:list>
          <draw:enhanced-geometry svg:viewBox="0 0 21600 21600" draw:type="mso-spt202" draw:enhanced-path="M 0 0 L 21600 0 21600 21600 0 21600 0 0 Z N"/>
        </draw:custom-shape>
        <draw:custom-shape draw:name="Text Box 4" draw:style-name="gr5" draw:text-style-name="P9" xml:id="id2" draw:id="id2" draw:layer="layout" svg:width="25.4cm" svg:height="3.413cm" svg:x="0cm" svg:y="10.583cm">
          <text:list text:style-name="L3">
            <text:list-header>
              <text:p text:style-name="P8"><text:span text:style-name="T6">析构函数的功能正好相反，是在系统释放对象前，对对象做一些善后工作</text:span><text:span text:style-name="T3">。</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seq>
        </anim:par>
        <presentation:notes draw:style-name="dp2">
          <draw:page-thumbnail draw:style-name="gr3" draw:layer="layout" svg:width="12.7cm" svg:height="9.525cm" svg:x="3.175cm" svg:y="1.904cm" draw:page-number="2" presentation:class="page"/>
          <draw:frame presentation:style-name="pr1" draw:text-style-name="P5" draw:layer="layout" svg:width="13.97cm" svg:height="11.43cm" svg:x="2.54cm" svg:y="12.065cm" presentation:class="notes" presentation:placeholder="true">
            <draw:text-box/>
          </draw:frame>
        </presentation:notes>
      </draw:page>
      <draw:page draw:name="page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6" draw:text-style-name="P11" xml:id="id3" draw:id="id3" draw:layer="layout" svg:width="25.4cm" svg:height="6.204cm" svg:x="0cm" svg:y="5.292cm">
          <text:list text:style-name="L2">
            <text:list-header>
              <text:p text:style-name="P10"><text:span text:style-name="T5">构造函数是类的成员函数，系统约定构造函数名必须与类名相同。</text:span><text:span text:style-name="T4">构造函数提供了初始化对象的一种简单的方法</text:span><text:span text:style-name="T5">。</text:span></text:p>
            </text:list-header>
          </text:list>
          <draw:enhanced-geometry svg:viewBox="0 0 21600 21600" draw:type="mso-spt202" draw:enhanced-path="M 0 0 L 21600 0 21600 21600 0 21600 0 0 Z N"/>
        </draw:custom-shape>
        <draw:custom-shape draw:name="Text Box 5" draw:style-name="gr2" draw:text-style-name="P7" draw:layer="layout" svg:width="25.4cm" svg:height="4.223cm" svg:x="0cm" svg:y="0.635cm">
          <text:list text:style-name="L1">
            <text:list-header>
              <text:p text:style-name="P6"><text:span text:style-name="T3">构造函数</text:span><text:span text:style-name="T4">可以带参</text:span><text:span text:style-name="T4">数、可以</text:span><text:span text:style-name="T4">重载</text:span><text:span text:style-name="T3">，同</text:span><text:span text:style-name="T3">时没有返</text:span><text:span text:style-name="T3">回值。</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 smil:attributeName="visibility" smil:to="visible"/>
                  <anim:animate smil:dur="0.5s" smil:fill="hold" smil:targetElement="id3" smil:attributeName="x" smil:values="0-width/2;x" smil:keyTimes="0;1" smil:additive="base"/>
                  <anim:animate smil:dur="0.5s" smil:fill="hold" smil:targetElement="id3" smil:attributeName="y" smil:values="y;y" smil:keyTimes="0;1" smil:additive="base"/>
                </anim:par>
              </anim:par>
            </anim:par>
          </anim:seq>
        </anim:par>
        <presentation:notes draw:style-name="dp2">
          <draw:page-thumbnail draw:style-name="gr3" draw:layer="layout" svg:width="12.7cm" svg:height="9.525cm" svg:x="3.175cm" svg:y="1.904cm" draw:page-number="3" presentation:class="page"/>
          <draw:frame presentation:style-name="pr1" draw:text-style-name="P5" draw:layer="layout" svg:width="13.97cm" svg:height="11.43cm" svg:x="2.54cm" svg:y="12.065cm" presentation:class="notes" presentation:placeholder="true">
            <draw:text-box/>
          </draw:frame>
        </presentation:notes>
      </draw:page>
      <draw:page draw:name="page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3" draw:layer="layout" svg:width="25.4cm" svg:height="17.842cm" svg:x="0cm" svg:y="0.635cm">
          <text:list text:style-name="L1">
            <text:list-header>
              <text:p text:style-name="P12"><text:span text:style-name="T7">cla</text:span><text:span text:style-name="T7">ss </text:span><text:span text:style-name="T7">A{</text:span></text:p>
              <text:p text:style-name="P12"><text:span text:style-name="T7"><text:tab/></text:span><text:span text:style-name="T7">flo</text:span><text:span text:style-name="T7">at <text:s/></text:span><text:span text:style-name="T7">x,y</text:span><text:span text:style-name="T7">;</text:span></text:p>
              <text:p text:style-name="P12"><text:span text:style-name="T7">pu</text:span><text:span text:style-name="T7">bli</text:span><text:span text:style-name="T7">c:</text:span></text:p>
            </text:list-header>
          </text:list>
          <text:list text:style-name="L4">
            <text:list-header>
              <text:p text:style-name="P12"><text:span text:style-name="T8">A(</text:span><text:span text:style-name="T8">flo</text:span><text:span text:style-name="T8">at </text:span><text:span text:style-name="T8">a,f</text:span><text:span text:style-name="T8">loa</text:span><text:span text:style-name="T8">t </text:span><text:span text:style-name="T8">b){ </text:span><text:span text:style-name="T8"><text:s/>x=</text:span><text:span text:style-name="T8">a; <text:s text:c="2"/></text:span><text:span text:style-name="T8">y=</text:span><text:span text:style-name="T8">b;}</text:span><text:span text:style-name="T8">//</text:span><text:span text:style-name="T9">构</text:span><text:span text:style-name="T9">造</text:span><text:span text:style-name="T9">函</text:span><text:span text:style-name="T9">数，</text:span><text:span text:style-name="T9">初</text:span><text:span text:style-name="T9">始</text:span><text:span text:style-name="T9">化</text:span><text:span text:style-name="T9">对</text:span><text:span text:style-name="T9">象</text:span></text:p>
            </text:list-header>
          </text:list>
          <text:list text:style-name="L1">
            <text:list-header>
              <text:p text:style-name="P12"><text:span text:style-name="T7">flo</text:span><text:span text:style-name="T7">at </text:span><text:span text:style-name="T7">Su</text:span><text:span text:style-name="T7">m(</text:span><text:span text:style-name="T7">voi</text:span><text:span text:style-name="T7">d) </text:span><text:span text:style-name="T7">{ <text:s text:c="2"/></text:span><text:span text:style-name="T7">ret</text:span><text:span text:style-name="T7">ur</text:span><text:span text:style-name="T7">n <text:s/></text:span><text:span text:style-name="T7">x+</text:span><text:span text:style-name="T7">y; <text:s text:c="2"/></text:span><text:span text:style-name="T7">}</text:span></text:p>
            </text:list-header>
          </text:list>
          <text:list text:style-name="L2">
            <text:list-header>
              <text:p text:style-name="P12"><text:span text:style-name="T10">voi</text:span><text:span text:style-name="T10">d </text:span><text:span text:style-name="T10">Set</text:span><text:span text:style-name="T10">(fl</text:span><text:span text:style-name="T10">oa</text:span><text:span text:style-name="T10">t <text:s/></text:span><text:span text:style-name="T10">a,f</text:span><text:span text:style-name="T10">loa</text:span><text:span text:style-name="T10">t <text:s/></text:span><text:span text:style-name="T10">b) </text:span><text:span text:style-name="T10">{ <text:s text:c="3"/></text:span><text:span text:style-name="T10">x=</text:span><text:span text:style-name="T10">a;</text:span><text:span text:style-name="T10"><text:tab/></text:span><text:span text:style-name="T10">y=</text:span><text:span text:style-name="T10">b;}</text:span></text:p>
            </text:list-header>
          </text:list>
          <text:list text:style-name="L1">
            <text:list-header>
              <text:p text:style-name="P12"><text:span text:style-name="T7">Pri</text:span><text:span text:style-name="T7">nt(</text:span><text:span text:style-name="T7">voi</text:span><text:span text:style-name="T7">d) </text:span><text:span text:style-name="T7">{ <text:s/>c</text:span><text:span text:style-name="T7">ou</text:span><text:span text:style-name="T7">t&lt;</text:span><text:span text:style-name="T7">&lt;"</text:span><text:span text:style-name="T7">x=</text:span><text:span text:style-name="T7">"&lt;</text:span><text:span text:style-name="T7">&lt;x</text:span><text:span text:style-name="T7">&lt;&lt;</text:span><text:span text:style-name="T7">'\</text:span><text:span text:style-name="T7">t'&lt;</text:span><text:span text:style-name="T7">&lt;"</text:span><text:span text:style-name="T7">y=</text:span><text:span text:style-name="T7">"&lt;</text:span><text:span text:style-name="T7">&lt;y</text:span><text:span text:style-name="T7">&lt;&lt;</text:span><text:span text:style-name="T7">en</text:span><text:span text:style-name="T7">dl;</text:span><text:span text:style-name="T7">}</text:span></text:p>
              <text:p text:style-name="P12"><text:span text:style-name="T7">};</text:span></text:p>
              <text:p text:style-name="P12"><text:span text:style-name="T7">voi</text:span><text:span text:style-name="T7">d </text:span><text:span text:style-name="T7">m</text:span><text:span text:style-name="T7">ai</text:span><text:span text:style-name="T7">n(</text:span><text:span text:style-name="T7">voi</text:span><text:span text:style-name="T7">d)</text:span></text:p>
              <text:p text:style-name="P12"><text:span text:style-name="T7">{</text:span><text:span text:style-name="T7"><text:tab/></text:span><text:span text:style-name="T8">A </text:span><text:span text:style-name="T8">a1</text:span><text:span text:style-name="T8">(2.</text:span><text:span text:style-name="T8">0, </text:span><text:span text:style-name="T8">3.0</text:span><text:span text:style-name="T8">);//</text:span><text:span text:style-name="T9">定</text:span><text:span text:style-name="T9">义</text:span><text:span text:style-name="T9">时</text:span><text:span text:style-name="T9">调</text:span><text:span text:style-name="T9">用</text:span><text:span text:style-name="T9">构</text:span><text:span text:style-name="T9">造</text:span><text:span text:style-name="T9">函</text:span><text:span text:style-name="T9">数</text:span><text:span text:style-name="T9">初</text:span><text:span text:style-name="T9">始</text:span><text:span text:style-name="T9">化</text:span></text:p>
              <text:p text:style-name="P12"><text:span text:style-name="T11"><text:tab/></text:span><text:span text:style-name="T7">A <text:s/></text:span><text:span text:style-name="T7">a2</text:span><text:span text:style-name="T7">(1.</text:span><text:span text:style-name="T7">0,2</text:span><text:span text:style-name="T7">.0)</text:span><text:span text:style-name="T7">;</text:span></text:p>
              <text:p text:style-name="P12"><text:span text:style-name="T7"><text:tab/></text:span><text:span text:style-name="T10">a2.</text:span><text:span text:style-name="T10">Set</text:span><text:span text:style-name="T10">(1</text:span><text:span text:style-name="T10">0.0</text:span><text:span text:style-name="T10">, </text:span><text:span text:style-name="T10">20.</text:span><text:span text:style-name="T10">0); </text:span><text:span text:style-name="T10"><text:s text:c="2"/>//</text:span><text:span text:style-name="T12">利</text:span><text:span text:style-name="T12">用</text:span><text:span text:style-name="T12">成</text:span><text:span text:style-name="T12">员</text:span><text:span text:style-name="T12">函</text:span><text:span text:style-name="T12">数</text:span><text:span text:style-name="T12">重</text:span><text:span text:style-name="T12">新</text:span><text:span text:style-name="T12">为</text:span><text:span text:style-name="T12">对</text:span><text:span text:style-name="T12">象</text:span><text:span text:style-name="T12">赋</text:span><text:span text:style-name="T12">值</text:span><text:span text:style-name="T11"> </text:span></text:p>
              <text:p text:style-name="P12"><text:span text:style-name="T11"><text:s text:c="6"/></text:span><text:span text:style-name="T11"><text:s text:c="5"/></text:span><text:span text:style-name="T7">a1.</text:span><text:span text:style-name="T7">Pri</text:span><text:span text:style-name="T7">nt(</text:span><text:span text:style-name="T7">);</text:span></text:p>
              <text:p text:style-name="P12"><text:span text:style-name="T7"><text:tab/></text:span><text:span text:style-name="T7">a2.</text:span><text:span text:style-name="T7">Pri</text:span><text:span text:style-name="T7">nt(</text:span><text:span text:style-name="T7">);</text:span></text:p>
              <text:p text:style-name="P12"><text:span text:style-name="T7">}</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4" presentation:class="page"/>
          <draw:frame presentation:style-name="pr1" draw:text-style-name="P5" draw:layer="layout" svg:width="13.97cm" svg:height="11.43cm" svg:x="2.54cm" svg:y="12.065cm" presentation:class="notes" presentation:placeholder="true">
            <draw:text-box/>
          </draw:frame>
        </presentation:notes>
      </draw:page>
      <draw:page draw:name="page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5" draw:layer="layout" svg:width="25.4cm" svg:height="17.267cm" svg:x="0cm" svg:y="0.423cm">
          <text:list text:style-name="L1">
            <text:list-header>
              <text:p xml:id="id4" text:id="id4" text:style-name="P14"><text:span text:style-name="T3">对构造函数，说明以下几点：</text:span></text:p>
              <text:p xml:id="id5" text:id="id5" text:style-name="P14"><text:span text:style-name="T13">1</text:span><text:span text:style-name="T14">.</text:span><text:span text:style-name="T4">构造函数的函数名必须与类名相同</text:span><text:span text:style-name="T3">。</text:span><text:span text:style-name="T5">构造函数的主要作用是完成初始化对象的数据成员以及其它的初始化工作</text:span><text:span text:style-name="T3">。</text:span></text:p>
              <text:p xml:id="id6" text:id="id6" text:style-name="P14"><text:span text:style-name="T13">2</text:span><text:span text:style-name="T14">. </text:span><text:span text:style-name="T5">在定义构造函数时，</text:span><text:span text:style-name="T4">不能指定函数返回值的类型，也不能指定为</text:span><text:span text:style-name="T15">void</text:span><text:span text:style-name="T4">类型</text:span><text:span text:style-name="T3">。</text:span></text:p>
              <text:p xml:id="id7" text:id="id7" text:style-name="P14"><text:span text:style-name="T13">3. </text:span><text:span text:style-name="T3">一个类可以定义若干个构造函数。当定义多个构造函数时，</text:span><text:span text:style-name="T5">必须满足函数重载的原则。</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 anim:sub-item="text" smil:attributeName="visibility" smil:to="visible"/>
                  <anim:transitionFilter smil:dur="0.5s" smil:targetElement="id4"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5" anim:sub-item="text" smil:attributeName="visibility" smil:to="visible"/>
                  <anim:transitionFilter smil:dur="0.5s" smil:targetElement="id5"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anim:par>
          </anim:seq>
        </anim:par>
        <presentation:notes draw:style-name="dp2">
          <draw:page-thumbnail draw:style-name="gr3" draw:layer="layout" svg:width="12.7cm" svg:height="9.525cm" svg:x="3.175cm" svg:y="1.904cm" draw:page-number="5" presentation:class="page"/>
          <draw:frame presentation:style-name="pr1" draw:text-style-name="P5" draw:layer="layout" svg:width="13.97cm" svg:height="11.43cm" svg:x="2.54cm" svg:y="12.065cm" presentation:class="notes" presentation:placeholder="true">
            <draw:text-box/>
          </draw:frame>
        </presentation:notes>
      </draw:page>
      <draw:page draw:name="page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5" draw:layer="layout" svg:width="25.4cm" svg:height="2.089cm" svg:x="0cm" svg:y="0.635cm">
          <text:list text:style-name="L1">
            <text:list-header>
              <text:p text:style-name="P14"><text:span text:style-name="T13">4.</text:span><text:span text:style-name="T3">构造函数可以指定参数的缺省值。</text:span></text:p>
            </text:list-header>
          </text:list>
          <draw:enhanced-geometry svg:viewBox="0 0 21600 21600" draw:type="mso-spt202" draw:enhanced-path="M 0 0 L 21600 0 21600 21600 0 21600 0 0 Z N"/>
        </draw:custom-shape>
        <draw:custom-shape draw:name="Text Box 4" draw:style-name="gr2" draw:text-style-name="P15" xml:id="id8" draw:id="id8" draw:layer="layout" svg:width="25.4cm" svg:height="7.573cm" svg:x="0cm" svg:y="3.598cm">
          <text:list text:style-name="L1">
            <text:list-header>
              <text:p text:style-name="P14"><text:span text:style-name="T13">5.</text:span><text:span text:style-name="T3">若定义的类要说明该类的对象时，构造函数必须是</text:span><text:span text:style-name="T16">公有的成员函数</text:span><text:span text:style-name="T3">。如果定义的类仅用于派生其它类时，则可将构造函数定义为</text:span><text:span text:style-name="T16">保护的成员函数</text:span><text:span text:style-name="T3">。</text:span></text:p>
            </text:list-header>
          </text:list>
          <draw:enhanced-geometry svg:viewBox="0 0 21600 21600" draw:type="mso-spt202" draw:enhanced-path="M 0 0 L 21600 0 21600 21600 0 21600 0 0 Z N"/>
        </draw:custom-shape>
        <draw:custom-shape draw:name="Text Box 5" draw:style-name="gr7" draw:text-style-name="P15" xml:id="id9" draw:id="id9" draw:layer="layout" svg:width="25.4cm" svg:height="5.745cm" svg:x="0cm" svg:y="12.065cm">
          <text:list text:style-name="L2">
            <text:list-header>
              <text:p text:style-name="P14"><text:span text:style-name="T5">由于构造函数属于类的成员函数，它对私有数据成员、保护的数据成员和公有的数据成员</text:span><text:span text:style-name="T4">均能进行初始化</text:span><text:span text:style-name="T17">。</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seq>
        </anim:par>
        <presentation:notes draw:style-name="dp2">
          <draw:page-thumbnail draw:style-name="gr3" draw:layer="layout" svg:width="12.7cm" svg:height="9.525cm" svg:x="3.175cm" svg:y="1.904cm" draw:page-number="6" presentation:class="page"/>
          <draw:frame presentation:style-name="pr1" draw:text-style-name="P5" draw:layer="layout" svg:width="13.97cm" svg:height="11.43cm" svg:x="2.54cm" svg:y="12.065cm" presentation:class="notes" presentation:placeholder="true">
            <draw:text-box/>
          </draw:frame>
        </presentation:notes>
      </draw:page>
      <draw:page draw:name="page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7" draw:layer="layout" svg:width="24.765cm" svg:height="18.559cm" svg:x="0cm" svg:y="0cm">
          <text:list text:style-name="L1">
            <text:list-header>
              <text:p text:style-name="P16"><text:span text:style-name="T7">cla</text:span><text:span text:style-name="T7">ss <text:s/></text:span><text:span text:style-name="T7">A{</text:span></text:p>
              <text:p text:style-name="P16"><text:span text:style-name="T7"><text:tab/></text:span><text:span text:style-name="T7">flo</text:span><text:span text:style-name="T7">at <text:s text:c="2"/></text:span><text:span text:style-name="T7">x,y</text:span><text:span text:style-name="T7">;</text:span></text:p>
              <text:p text:style-name="P16"><text:span text:style-name="T7">pu</text:span><text:span text:style-name="T7">bli</text:span><text:span text:style-name="T7">c:</text:span></text:p>
              <text:p text:style-name="P16"><text:span text:style-name="T7"><text:tab/></text:span><text:span text:style-name="T10">A(</text:span><text:span text:style-name="T10">flo</text:span><text:span text:style-name="T10">at </text:span><text:span text:style-name="T10">a, </text:span><text:span text:style-name="T10">flo</text:span><text:span text:style-name="T10">at </text:span><text:span text:style-name="T10">b=</text:span><text:span text:style-name="T10">10</text:span><text:span text:style-name="T10">)</text:span><text:span text:style-name="T10"><text:tab/></text:span><text:span text:style-name="T10">{ <text:s/></text:span><text:span text:style-name="T10">x=</text:span><text:span text:style-name="T10">a; <text:s text:c="2"/></text:span><text:span text:style-name="T10">y=</text:span><text:span text:style-name="T10">b; <text:s/></text:span><text:span text:style-name="T10">} </text:span></text:p>
            </text:list-header>
          </text:list>
          <text:list text:style-name="L2">
            <text:list-header>
              <text:p text:style-name="P16"><text:span text:style-name="T10"><text:tab/></text:span><text:span text:style-name="T8">A(</text:span><text:span text:style-name="T8">)</text:span><text:span text:style-name="T8"><text:tab/></text:span><text:span text:style-name="T8">{ <text:s text:c="3"/></text:span><text:span text:style-name="T8">x=</text:span><text:span text:style-name="T8">0; <text:s/></text:span><text:span text:style-name="T8">y=</text:span><text:span text:style-name="T8">0;}</text:span><text:span text:style-name="T10"> </text:span></text:p>
            </text:list-header>
          </text:list>
          <text:list text:style-name="L1">
            <text:list-header>
              <text:p text:style-name="P16"><text:span text:style-name="T7"><text:tab/></text:span><text:span text:style-name="T7">voi</text:span><text:span text:style-name="T7">d <text:s/></text:span><text:span text:style-name="T7">Pri</text:span><text:span text:style-name="T7">nt(</text:span><text:span text:style-name="T7">voi</text:span><text:span text:style-name="T7">d) </text:span><text:span text:style-name="T7">{</text:span><text:span text:style-name="T7"><text:tab/></text:span><text:span text:style-name="T7">co</text:span><text:span text:style-name="T7">ut</text:span><text:span text:style-name="T7">&lt;&lt;</text:span><text:span text:style-name="T7">x&lt;</text:span><text:span text:style-name="T7">&lt;'\</text:span><text:span text:style-name="T7">t'&lt;</text:span><text:span text:style-name="T7">&lt;y</text:span><text:span text:style-name="T7">&lt;&lt;</text:span><text:span text:style-name="T7">en</text:span><text:span text:style-name="T7">dl; </text:span><text:span text:style-name="T7"><text:s/>}</text:span></text:p>
              <text:p text:style-name="P16"><text:span text:style-name="T7">};</text:span></text:p>
              <text:p text:style-name="P16"><text:span text:style-name="T7">voi</text:span><text:span text:style-name="T7">d </text:span><text:span text:style-name="T7">m</text:span><text:span text:style-name="T7">ai</text:span><text:span text:style-name="T7">n(</text:span><text:span text:style-name="T7">voi</text:span><text:span text:style-name="T7">d)</text:span></text:p>
              <text:p text:style-name="P16"><text:span text:style-name="T7">{ <text:s text:c="2"/></text:span><text:span text:style-name="T7">A <text:s/></text:span><text:span text:style-name="T8">a1,</text:span><text:span text:style-name="T10"> </text:span><text:span text:style-name="T10">a2</text:span><text:span text:style-name="T10">(2</text:span><text:span text:style-name="T10">0.0</text:span><text:span text:style-name="T10">), </text:span><text:span text:style-name="T10">a3</text:span><text:span text:style-name="T10">(3.</text:span><text:span text:style-name="T10">0, <text:s/></text:span><text:span text:style-name="T10">7.0</text:span><text:span text:style-name="T10">);</text:span></text:p>
              <text:p text:style-name="P16"><text:span text:style-name="T7"><text:s text:c="6"/></text:span><text:span text:style-name="T7">a1.</text:span><text:span text:style-name="T7">Pri</text:span><text:span text:style-name="T7">nt(</text:span><text:span text:style-name="T7">); </text:span></text:p>
              <text:p text:style-name="P16"><text:span text:style-name="T7"><text:s text:c="6"/></text:span><text:span text:style-name="T7">a2.</text:span><text:span text:style-name="T7">Pri</text:span><text:span text:style-name="T7">nt(</text:span><text:span text:style-name="T7">);</text:span></text:p>
              <text:p text:style-name="P16"><text:span text:style-name="T7"><text:s text:c="6"/></text:span><text:span text:style-name="T7">a3.</text:span><text:span text:style-name="T7">Pri</text:span><text:span text:style-name="T7">nt(</text:span><text:span text:style-name="T7">);</text:span></text:p>
              <text:p text:style-name="P16"><text:span text:style-name="T7">} </text:span></text:p>
            </text:list-header>
          </text:list>
          <draw:enhanced-geometry svg:viewBox="0 0 21600 21600" draw:type="mso-spt202" draw:enhanced-path="M 0 0 L 21600 0 21600 21600 0 21600 0 0 Z N"/>
        </draw:custom-shape>
        <draw:custom-shape draw:name="Text Box 3" draw:style-name="gr8" draw:text-style-name="P19" xml:id="id12" draw:id="id12" draw:layer="layout" svg:width="5.715cm" svg:height="5.05cm" svg:x="17.992cm" svg:y="11.007cm">
          <text:list text:style-name="L4">
            <text:list-header>
              <text:p text:style-name="P18"><text:span text:style-name="T8">0</text:span><text:span text:style-name="T8"><text:tab/></text:span><text:span text:style-name="T8"><text:tab/></text:span><text:span text:style-name="T8">0</text:span></text:p>
              <text:p text:style-name="P18"><text:span text:style-name="T8">20</text:span><text:span text:style-name="T8"><text:tab/></text:span><text:span text:style-name="T8"><text:tab/></text:span><text:span text:style-name="T8">10</text:span></text:p>
              <text:p text:style-name="P18"><text:span text:style-name="T8">3</text:span><text:span text:style-name="T8"><text:tab/></text:span><text:span text:style-name="T8"><text:tab/></text:span><text:span text:style-name="T8">7</text:span></text:p>
            </text:list-header>
          </text:list>
          <draw:enhanced-geometry svg:viewBox="0 0 21600 21600" draw:type="mso-spt202" draw:enhanced-path="M 0 0 L 21600 0 21600 21600 0 21600 0 0 Z N"/>
        </draw:custom-shape>
        <draw:custom-shape draw:name="AutoShape 4" draw:style-name="gr9" draw:text-style-name="P21" xml:id="id10" draw:id="id10" draw:layer="layout" svg:width="9.736cm" svg:height="1.482cm" svg:x="7.832cm" svg:y="2.328cm">
          <text:list text:style-name="L5">
            <text:list-header>
              <text:p text:style-name="P20"><text:span text:style-name="T18">带缺省参数的构造函数</text:span></text:p>
            </text:list-header>
          </text:list>
          <draw:enhanced-geometry svg:viewBox="0 0 21600 21600" draw:text-areas="800 800 20800 20800" draw:type="round-rectangular-callout" draw:modifiers="2260 343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0" draw:text-style-name="P21" xml:id="id11" draw:id="id11" draw:layer="layout" svg:width="8.678cm" svg:height="1.27cm" svg:x="11.642cm" svg:y="5.715cm">
          <text:list text:style-name="L5">
            <text:list-header>
              <text:p text:style-name="P20"><text:span text:style-name="T18">不带参数的构造函数</text:span></text:p>
            </text:list-header>
          </text:list>
          <draw:enhanced-geometry svg:viewBox="0 0 21600 21600" draw:text-areas="800 800 20800 20800" draw:type="round-rectangular-callout" draw:modifiers="-2371 109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6" draw:style-name="gr11" draw:text-style-name="P23" xml:id="id13" draw:id="id13" draw:layer="layout" svg:width="7.831cm" svg:height="4.528cm" svg:x="8.467cm" svg:y="12.912cm">
          <text:list text:style-name="L5">
            <text:list-header>
              <text:p text:style-name="P22"><text:span text:style-name="T19">每一个对象必须要有相应的构造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2">
          <draw:page-thumbnail draw:style-name="gr3" draw:layer="layout" svg:width="12.7cm" svg:height="9.525cm" svg:x="3.175cm" svg:y="1.904cm" draw:page-number="7" presentation:class="page"/>
          <draw:frame presentation:style-name="pr1" draw:text-style-name="P5" draw:layer="layout" svg:width="13.97cm" svg:height="11.43cm" svg:x="2.54cm" svg:y="12.065cm" presentation:class="notes" presentation:placeholder="true">
            <draw:text-box/>
          </draw:frame>
        </presentation:notes>
      </draw:page>
      <draw:page draw:name="page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2" draw:text-style-name="P23" draw:layer="layout" svg:width="19.473cm" svg:height="1.55cm" svg:x="0.847cm" svg:y="0.847cm">
          <text:list text:style-name="L5">
            <text:list-header>
              <text:p text:style-name="P22"><text:span text:style-name="T19">每一个对象必须要有相应的构造函数</text:span></text:p>
            </text:list-header>
          </text:list>
          <draw:enhanced-geometry svg:viewBox="0 0 21600 21600" draw:type="mso-spt202" draw:enhanced-path="M 0 0 L 21600 0 21600 21600 0 21600 0 0 Z N"/>
        </draw:custom-shape>
        <draw:custom-shape draw:name="Text Box 3" draw:style-name="gr13" draw:text-style-name="P25" xml:id="id14" draw:id="id14" draw:layer="layout" svg:width="13.97cm" svg:height="3.039cm" svg:x="1.058cm" svg:y="3.598cm">
          <text:list text:style-name="L5">
            <text:list-header>
              <text:p text:style-name="P24"><text:span text:style-name="T19">若没有显式定义构造函数，系统默认缺省的构造函数。</text:span></text:p>
            </text:list-header>
          </text:list>
          <draw:enhanced-geometry svg:viewBox="0 0 21600 21600" draw:type="mso-spt202" draw:enhanced-path="M 0 0 L 21600 0 21600 21600 0 21600 0 0 Z N"/>
        </draw:custom-shape>
        <draw:custom-shape draw:name="Text Box 4" draw:style-name="gr14" draw:text-style-name="P17" xml:id="id15" draw:id="id15" draw:layer="layout" svg:width="23.707cm" svg:height="8.307cm" svg:x="0.635cm" svg:y="7.62cm">
          <text:list text:style-name="L1">
            <text:list-header>
              <text:p text:style-name="P16"><text:span text:style-name="T7">class <text:s/>A{</text:span></text:p>
              <text:p text:style-name="P16"><text:span text:style-name="T7"><text:tab/></text:span><text:span text:style-name="T7">float <text:s text:c="2"/>x,y;</text:span></text:p>
              <text:p text:style-name="P16"><text:span text:style-name="T7">public:</text:span></text:p>
              <text:p text:style-name="P16"><text:span text:style-name="T7"><text:tab/></text:span><text:span text:style-name="T8">A() </text:span><text:span text:style-name="T9">｛｝</text:span><text:span text:style-name="T9"><text:tab/></text:span><text:span text:style-name="T12"> </text:span></text:p>
              <text:p text:style-name="P16"><text:span text:style-name="T11"><text:tab/></text:span><text:span text:style-name="T7">void <text:s/>Print(void) {</text:span><text:span text:style-name="T7"><text:tab/></text:span><text:span text:style-name="T7">cout&lt;&lt;x&lt;&lt;'\t'&lt;&lt;y&lt;&lt;endl; <text:s/>}</text:span></text:p>
              <text:p text:style-name="P16"><text:span text:style-name="T7">};</text:span></text:p>
            </text:list-header>
          </text:list>
          <draw:enhanced-geometry svg:viewBox="0 0 21600 21600" draw:type="mso-spt202" draw:enhanced-path="M 0 0 L 21600 0 21600 21600 0 21600 0 0 Z N"/>
        </draw:custom-shape>
        <draw:custom-shape draw:name="AutoShape 5" draw:style-name="gr15" draw:text-style-name="P21" xml:id="id16" draw:id="id16" draw:layer="layout" svg:width="9.736cm" svg:height="1.482cm" svg:x="7.197cm" svg:y="10.795cm">
          <text:list text:style-name="L5">
            <text:list-header>
              <text:p text:style-name="P20"><text:span text:style-name="T18">隐含的缺省的构造函数</text:span></text:p>
            </text:list-header>
          </text:list>
          <draw:enhanced-geometry svg:viewBox="0 0 21600 21600" draw:text-areas="800 800 20800 20800" draw:type="round-rectangular-callout" draw:modifiers="-1780 21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6" draw:style-name="gr14" draw:text-style-name="P26" xml:id="id17" draw:id="id17" draw:layer="layout" svg:width="14.817cm" svg:height="1.55cm" svg:x="0.635cm" svg:y="16.51cm">
          <text:list text:style-name="L1">
            <text:list-header>
              <text:p text:style-name="P24"><text:span text:style-name="T20">A <text:s/>a1, <text:s/>a2;</text:span></text:p>
            </text:list-header>
          </text:list>
          <draw:enhanced-geometry svg:viewBox="0 0 21600 21600" draw:type="mso-spt202" draw:enhanced-path="M 0 0 L 21600 0 21600 21600 0 21600 0 0 Z N"/>
        </draw:custom-shape>
        <draw:custom-shape draw:name="AutoShape 7" draw:style-name="gr16" draw:text-style-name="P21" xml:id="id18" draw:id="id18" draw:layer="layout" svg:width="8.678cm" svg:height="1.481cm" svg:x="5.927cm" svg:y="15.452cm">
          <text:list text:style-name="L5">
            <text:list-header>
              <text:p text:style-name="P20"><text:span text:style-name="T18">只允许这样定义对象</text:span></text:p>
            </text:list-header>
          </text:list>
          <draw:enhanced-geometry svg:viewBox="0 0 21600 21600" draw:text-areas="800 800 20800 20800" draw:type="round-rectangular-callout" draw:modifiers="-2261 21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8" draw:style-name="gr17" draw:text-style-name="P27" xml:id="id19" draw:id="id19" draw:layer="layout" svg:width="16.51cm" svg:height="1.55cm" svg:x="8.255cm" svg:y="8.043cm">
          <text:list text:style-name="L5">
            <text:list-header>
              <text:p text:style-name="P24"><text:span text:style-name="T19">对象开辟了空间，但没有初始化</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4" smil:attributeName="visibility" smil:to="visible"/>
                  <anim:transitionFilter smil:dur="0.5s" smil:targetElement="id1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5" smil:attributeName="visibility" smil:to="visible"/>
                  <anim:transitionFilter smil:dur="0.5s" smil:targetElement="id1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 smil:attributeName="visibility" smil:to="visible"/>
                  <anim:transitionFilter smil:dur="0.5s" smil:targetElement="id1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 smil:attributeName="visibility" smil:to="visible"/>
                  <anim:transitionFilter smil:dur="0.5s" smil:targetElement="id1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8" smil:attributeName="visibility" smil:to="visible"/>
                  <anim:transitionFilter smil:dur="0.5s" smil:targetElement="id1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9" smil:attributeName="visibility" smil:to="visible"/>
                  <anim:transitionFilter smil:dur="0.5s" smil:targetElement="id19" smil:type="barWipe" smil:subtype="leftToRight"/>
                </anim:par>
              </anim:par>
            </anim:par>
          </anim:seq>
        </anim:par>
        <presentation:notes draw:style-name="dp2">
          <draw:page-thumbnail draw:style-name="gr3" draw:layer="layout" svg:width="12.7cm" svg:height="9.525cm" svg:x="3.175cm" svg:y="1.904cm" draw:page-number="8" presentation:class="page"/>
          <draw:frame presentation:style-name="pr1" draw:text-style-name="P5" draw:layer="layout" svg:width="13.97cm" svg:height="11.43cm" svg:x="2.54cm" svg:y="12.065cm" presentation:class="notes" presentation:placeholder="true">
            <draw:text-box/>
          </draw:frame>
        </presentation:notes>
      </draw:page>
      <draw:page draw:name="page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18" draw:text-style-name="P29" draw:layer="layout" svg:width="25.4cm" svg:height="16.473cm" svg:x="0cm" svg:y="0.635cm">
          <text:list text:style-name="L2">
            <text:list-header>
              <text:p xml:id="id20" text:id="id20" text:style-name="P28"><text:span text:style-name="T5">对局部对象，静态对象，全局对象的初始化</text:span><text:span text:style-name="T3">对于局部对象，每次定义对象时，都要调用构造函数。</text:span></text:p>
            </text:list-header>
          </text:list>
          <text:list text:style-name="L1">
            <text:list-header>
              <text:p xml:id="id21" text:id="id21" text:style-name="P28"><text:span text:style-name="T3">对于静态对象，是在首次定义对象时，调用构造函数的，且由于对象一直存在，</text:span><text:span text:style-name="T4">只调用一次构造函数</text:span><text:span text:style-name="T3">。</text:span></text:p>
              <text:p xml:id="id22" text:id="id22" text:style-name="P28"><text:span text:style-name="T3">对于全局对象，是</text:span><text:span text:style-name="T4">在</text:span><text:span text:style-name="T15">main</text:span><text:span text:style-name="T4">函数执行之前调用构造函数的</text:span><text:span text:style-name="T3">。</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0" anim:sub-item="text" smil:attributeName="visibility" smil:to="visible"/>
                  <anim:transitionFilter smil:dur="0.5s" smil:targetElement="id20" anim:sub-item="text"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1" anim:sub-item="text" smil:attributeName="visibility" smil:to="visible"/>
                  <anim:transitionFilter smil:dur="0.5s" smil:targetElement="id21" anim:sub-item="text"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2" anim:sub-item="text" smil:attributeName="visibility" smil:to="visible"/>
                  <anim:transitionFilter smil:dur="0.5s" smil:targetElement="id22" anim:sub-item="text" smil:type="dissolve"/>
                </anim:par>
              </anim:par>
            </anim:par>
          </anim:seq>
        </anim:par>
        <presentation:notes draw:style-name="dp2">
          <draw:page-thumbnail draw:style-name="gr3" draw:layer="layout" svg:width="12.7cm" svg:height="9.525cm" svg:x="3.175cm" svg:y="1.904cm" draw:page-number="9" presentation:class="page"/>
          <draw:frame presentation:style-name="pr1" draw:text-style-name="P5" draw:layer="layout" svg:width="13.97cm" svg:height="11.43cm" svg:x="2.54cm" svg:y="12.065cm" presentation:class="notes" presentation:placeholder="true">
            <draw:text-box/>
          </draw:frame>
        </presentation:notes>
      </draw:page>
      <draw:page draw:name="page1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19" draw:text-style-name="P31" draw:layer="layout" svg:width="24.553cm" svg:height="18.414cm" svg:x="0.847cm" svg:y="0cm">
          <text:list text:style-name="L2">
            <text:list-header>
              <text:p text:style-name="P30"><text:span text:style-name="T10">cla</text:span><text:span text:style-name="T10">ss </text:span><text:span text:style-name="T10">A</text:span></text:p>
              <text:p text:style-name="P30"><text:span text:style-name="T10">{ <text:s text:c="2"/></text:span><text:span text:style-name="T10">int </text:span><text:span text:style-name="T10">x,y</text:span><text:span text:style-name="T10">;</text:span></text:p>
              <text:p text:style-name="P30"><text:span text:style-name="T10"><text:s text:c="4"/></text:span><text:span text:style-name="T10">pu</text:span><text:span text:style-name="T10">bli</text:span><text:span text:style-name="T10">c:</text:span></text:p>
              <text:p text:style-name="P30"><text:span text:style-name="T10"><text:s text:c="6"/></text:span><text:span text:style-name="T10"><text:s/></text:span><text:span text:style-name="T21">A(i</text:span><text:span text:style-name="T21">nt </text:span><text:span text:style-name="T21">a){ </text:span><text:span text:style-name="T21"><text:s/>x=</text:span><text:span text:style-name="T21">a; </text:span><text:span text:style-name="T21">co</text:span><text:span text:style-name="T21">ut</text:span><text:span text:style-name="T21">&lt;&lt;</text:span><text:span text:style-name="T21">“1\</text:span><text:span text:style-name="T21">n”</text:span><text:span text:style-name="T21">;}</text:span></text:p>
              <text:p text:style-name="P30"><text:span text:style-name="T10"><text:s text:c="6"/></text:span><text:span text:style-name="T10"><text:s/></text:span><text:span text:style-name="T10">A(i</text:span><text:span text:style-name="T10">nt </text:span><text:span text:style-name="T10">a, </text:span><text:span text:style-name="T10">int </text:span><text:span text:style-name="T10">b) </text:span><text:span text:style-name="T10">{ <text:s/></text:span><text:span text:style-name="T10">x=</text:span><text:span text:style-name="T10">a,y</text:span><text:span text:style-name="T10">=b</text:span><text:span text:style-name="T10">;co</text:span><text:span text:style-name="T10">ut</text:span><text:span text:style-name="T10">&lt;&lt;</text:span><text:span text:style-name="T10">“2\</text:span><text:span text:style-name="T10">n”</text:span><text:span text:style-name="T10">;}</text:span></text:p>
              <text:p text:style-name="P30"><text:span text:style-name="T10">};</text:span></text:p>
            </text:list-header>
          </text:list>
          <text:list text:style-name="L6">
            <text:list-header>
              <text:p text:style-name="P30"><text:span text:style-name="T21">A <text:s text:c="2"/></text:span><text:span text:style-name="T21">a1</text:span><text:span text:style-name="T21">(3)</text:span><text:span text:style-name="T21">;</text:span></text:p>
            </text:list-header>
          </text:list>
          <text:list text:style-name="L2">
            <text:list-header>
              <text:p text:style-name="P30"><text:span text:style-name="T10">voi</text:span><text:span text:style-name="T10">d <text:s/></text:span><text:span text:style-name="T10">f(v</text:span><text:span text:style-name="T10">oi</text:span><text:span text:style-name="T10">d) <text:s/></text:span><text:span text:style-name="T10">{ <text:s text:c="2"/></text:span><text:span text:style-name="T10">A <text:s/></text:span><text:span text:style-name="T10">b(</text:span><text:span text:style-name="T10">2,3</text:span><text:span text:style-name="T10">);}</text:span></text:p>
            </text:list-header>
          </text:list>
          <text:list text:style-name="L1">
            <text:list-header>
              <text:p text:style-name="P30"><text:span text:style-name="T7">voi</text:span><text:span text:style-name="T7">d </text:span><text:span text:style-name="T7">m</text:span><text:span text:style-name="T7">ai</text:span><text:span text:style-name="T7">n(</text:span><text:span text:style-name="T7">voi</text:span><text:span text:style-name="T7">d)</text:span></text:p>
              <text:p text:style-name="P30"><text:span text:style-name="T7">{ <text:s/></text:span><text:span text:style-name="T7">A <text:s/></text:span><text:span text:style-name="T10">a2</text:span><text:span text:style-name="T10">(4,</text:span><text:span text:style-name="T10">5);</text:span></text:p>
              <text:p text:style-name="P30"><text:span text:style-name="T7"><text:s text:c="3"/></text:span><text:span text:style-name="T7">f(); </text:span><text:span text:style-name="T7"><text:s/></text:span><text:span text:style-name="T7">f();</text:span></text:p>
              <text:p text:style-name="P30"><text:span text:style-name="T7">}</text:span></text:p>
            </text:list-header>
          </text:list>
          <draw:enhanced-geometry svg:viewBox="0 0 21600 21600" draw:type="mso-spt202" draw:enhanced-path="M 0 0 L 21600 0 21600 21600 0 21600 0 0 Z N"/>
        </draw:custom-shape>
        <draw:custom-shape draw:name="Text Box 4" draw:style-name="gr20" draw:text-style-name="P32" xml:id="id23" draw:id="id23" draw:layer="layout" svg:width="2.117cm" svg:height="1.55cm" svg:x="15.24cm" svg:y="8.467cm">
          <text:list text:style-name="L4">
            <text:list-header>
              <text:p text:style-name="P22"><text:span text:style-name="T22">1</text:span></text:p>
            </text:list-header>
          </text:list>
          <draw:enhanced-geometry svg:viewBox="0 0 21600 21600" draw:type="mso-spt202" draw:enhanced-path="M 0 0 L 21600 0 21600 21600 0 21600 0 0 Z N"/>
        </draw:custom-shape>
        <draw:custom-shape draw:name="Text Box 5" draw:style-name="gr21" draw:text-style-name="P32" xml:id="id24" draw:id="id24" draw:layer="layout" svg:width="2.117cm" svg:height="1.55cm" svg:x="15.24cm" svg:y="10.372cm">
          <text:list text:style-name="L4">
            <text:list-header>
              <text:p text:style-name="P22"><text:span text:style-name="T22">2</text:span></text:p>
            </text:list-header>
          </text:list>
          <draw:enhanced-geometry svg:viewBox="0 0 21600 21600" draw:type="mso-spt202" draw:enhanced-path="M 0 0 L 21600 0 21600 21600 0 21600 0 0 Z N"/>
        </draw:custom-shape>
        <draw:custom-shape draw:name="Text Box 6" draw:style-name="gr22" draw:text-style-name="P32" xml:id="id25" draw:id="id25" draw:layer="layout" svg:width="2.117cm" svg:height="1.55cm" svg:x="15.24cm" svg:y="12.065cm">
          <text:list text:style-name="L4">
            <text:list-header>
              <text:p text:style-name="P22"><text:span text:style-name="T22">2</text:span></text:p>
            </text:list-header>
          </text:list>
          <draw:enhanced-geometry svg:viewBox="0 0 21600 21600" draw:type="mso-spt202" draw:enhanced-path="M 0 0 L 21600 0 21600 21600 0 21600 0 0 Z N"/>
        </draw:custom-shape>
        <draw:custom-shape draw:name="Text Box 7" draw:style-name="gr23" draw:text-style-name="P32" xml:id="id26" draw:id="id26" draw:layer="layout" svg:width="2.117cm" svg:height="1.55cm" svg:x="15.24cm" svg:y="13.758cm">
          <text:list text:style-name="L4">
            <text:list-header>
              <text:p text:style-name="P22"><text:span text:style-name="T22">2</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3" smil:attributeName="visibility" smil:to="visible"/>
                  <anim:transitionFilter smil:dur="0.5s" smil:targetElement="id2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seq>
        </anim:par>
        <presentation:notes draw:style-name="dp2">
          <draw:page-thumbnail draw:style-name="gr3" draw:layer="layout" svg:width="12.7cm" svg:height="9.525cm" svg:x="3.175cm" svg:y="1.904cm" draw:page-number="10" presentation:class="page"/>
          <draw:frame presentation:style-name="pr1" draw:text-style-name="P5" draw:layer="layout" svg:width="13.97cm" svg:height="11.43cm" svg:x="2.54cm" svg:y="12.065cm" presentation:class="notes" presentation:placeholder="true">
            <draw:text-box/>
          </draw:frame>
        </presentation:notes>
      </draw:page>
      <draw:page draw:name="page1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4" draw:layer="layout" svg:width="24.977cm" svg:height="19.078cm" svg:x="0cm" svg:y="0cm">
          <text:list text:style-name="L1">
            <text:list-header>
              <text:p text:style-name="P33"><text:span text:style-name="T23">cla</text:span><text:span text:style-name="T23">ss <text:s/></text:span><text:span text:style-name="T23">A{</text:span></text:p>
              <text:p text:style-name="P33"><text:span text:style-name="T23"><text:tab/></text:span><text:span text:style-name="T23">flo</text:span><text:span text:style-name="T23">at <text:s text:c="2"/></text:span><text:span text:style-name="T23">x,y</text:span><text:span text:style-name="T23">;</text:span></text:p>
              <text:p text:style-name="P33"><text:span text:style-name="T23">pu</text:span><text:span text:style-name="T23">bli</text:span><text:span text:style-name="T23">c:</text:span></text:p>
              <text:p text:style-name="P33"><text:span text:style-name="T23"><text:s text:c="3"/></text:span><text:span text:style-name="T24">A(f</text:span><text:span text:style-name="T24">loa</text:span><text:span text:style-name="T24">t a, </text:span><text:span text:style-name="T24">flo</text:span><text:span text:style-name="T24">at </text:span><text:span text:style-name="T24">b)</text:span><text:span text:style-name="T24">{x=</text:span><text:span text:style-name="T24">a;y</text:span><text:span text:style-name="T24">=b;</text:span><text:span text:style-name="T24">cou</text:span><text:span text:style-name="T24">t&lt;&lt;</text:span><text:span text:style-name="T24">"</text:span><text:span text:style-name="T25">初</text:span><text:span text:style-name="T25">始</text:span><text:span text:style-name="T25">化</text:span><text:span text:style-name="T25">自</text:span><text:span text:style-name="T25">动</text:span><text:span text:style-name="T25">局</text:span><text:span text:style-name="T25">部</text:span><text:span text:style-name="T25">对</text:span><text:span text:style-name="T25">象</text:span><text:span text:style-name="T24">\</text:span><text:span text:style-name="T24">n";</text:span><text:span text:style-name="T24">}</text:span></text:p>
              <text:p text:style-name="P33"><text:span text:style-name="T23"><text:s text:c="3"/></text:span><text:span text:style-name="T26">A()</text:span><text:span text:style-name="T26">{</text:span><text:span text:style-name="T26"><text:tab/></text:span><text:span text:style-name="T26">x=</text:span><text:span text:style-name="T26">0; <text:s/></text:span><text:span text:style-name="T26">y=</text:span><text:span text:style-name="T26">0; <text:s/></text:span><text:span text:style-name="T26">cou</text:span><text:span text:style-name="T26">t&lt;&lt;</text:span><text:span text:style-name="T26">"</text:span><text:span text:style-name="T27">初</text:span><text:span text:style-name="T27">始</text:span><text:span text:style-name="T27">化</text:span><text:span text:style-name="T27">静</text:span><text:span text:style-name="T27">态</text:span><text:span text:style-name="T27">局</text:span><text:span text:style-name="T27">部</text:span><text:span text:style-name="T27">对</text:span><text:span text:style-name="T27">象</text:span><text:span text:style-name="T26">\</text:span><text:span text:style-name="T26">n";</text:span><text:span text:style-name="T26">}</text:span></text:p>
              <text:p text:style-name="P33"><text:span text:style-name="T23"><text:s text:c="3"/></text:span><text:span text:style-name="T28">A(f</text:span><text:span text:style-name="T28">loa</text:span><text:span text:style-name="T28">t <text:s/></text:span><text:span text:style-name="T28">a){</text:span><text:span text:style-name="T28"><text:tab/></text:span><text:span text:style-name="T28">x=</text:span><text:span text:style-name="T28">a; <text:s/></text:span><text:span text:style-name="T28">y=</text:span><text:span text:style-name="T28">0; <text:s/></text:span><text:span text:style-name="T28">cou</text:span><text:span text:style-name="T28">t&lt;&lt;</text:span><text:span text:style-name="T28">"</text:span><text:span text:style-name="T29">初</text:span><text:span text:style-name="T29">始</text:span><text:span text:style-name="T29">化</text:span><text:span text:style-name="T29">全</text:span><text:span text:style-name="T29">局</text:span><text:span text:style-name="T29">对</text:span><text:span text:style-name="T29">象</text:span><text:span text:style-name="T28">\</text:span><text:span text:style-name="T28">n"; </text:span><text:span text:style-name="T28">}</text:span></text:p>
              <text:p text:style-name="P33"><text:span text:style-name="T23"><text:s text:c="2"/></text:span><text:span text:style-name="T23">voi</text:span><text:span text:style-name="T23">d <text:s/></text:span><text:span text:style-name="T23">Pri</text:span><text:span text:style-name="T23">nt(</text:span><text:span text:style-name="T23">voi</text:span><text:span text:style-name="T23">d){ </text:span><text:span text:style-name="T23"><text:s/>co</text:span><text:span text:style-name="T23">ut&lt;</text:span><text:span text:style-name="T23">&lt;x</text:span><text:span text:style-name="T23">&lt;&lt;'</text:span><text:span text:style-name="T23">\</text:span><text:span text:style-name="T23">t'&lt;</text:span><text:span text:style-name="T23">&lt;y</text:span><text:span text:style-name="T23">&lt;&lt;</text:span><text:span text:style-name="T23">en</text:span><text:span text:style-name="T23">dl; <text:s/></text:span><text:span text:style-name="T23">}</text:span></text:p>
              <text:p text:style-name="P33"><text:span text:style-name="T23">};</text:span></text:p>
            </text:list-header>
          </text:list>
          <text:list text:style-name="L2">
            <text:list-header>
              <text:p text:style-name="P33"><text:span text:style-name="T28">A <text:s/></text:span><text:span text:style-name="T28">a0(</text:span><text:span text:style-name="T28">100</text:span><text:span text:style-name="T28">.0);</text:span><text:span text:style-name="T28">//</text:span><text:span text:style-name="T29">定</text:span><text:span text:style-name="T29">义</text:span><text:span text:style-name="T29">全</text:span><text:span text:style-name="T29">局</text:span><text:span text:style-name="T29">对</text:span><text:span text:style-name="T29">象</text:span></text:p>
            </text:list-header>
          </text:list>
          <text:list text:style-name="L1">
            <text:list-header>
              <text:p text:style-name="P33"><text:span text:style-name="T23">voi</text:span><text:span text:style-name="T23">d </text:span><text:span text:style-name="T23">f(v</text:span><text:span text:style-name="T23">oid</text:span><text:span text:style-name="T23">)</text:span></text:p>
              <text:p text:style-name="P33"><text:span text:style-name="T23">{ <text:s/>c</text:span><text:span text:style-name="T23">out</text:span><text:span text:style-name="T23">&lt;&lt;</text:span><text:span text:style-name="T23">" </text:span><text:span text:style-name="T30">进</text:span><text:span text:style-name="T30">入</text:span><text:span text:style-name="T23">f()</text:span><text:span text:style-name="T30">函</text:span><text:span text:style-name="T30">数</text:span><text:span text:style-name="T23">\</text:span><text:span text:style-name="T23">n";</text:span><text:span text:style-name="T23">A <text:s/></text:span><text:span text:style-name="T23">a2(</text:span><text:span text:style-name="T23">1,2</text:span><text:span text:style-name="T23">);</text:span></text:p>
              <text:p text:style-name="P33"><text:span text:style-name="T23"><text:s text:c="5"/></text:span><text:span text:style-name="T26">sta</text:span><text:span text:style-name="T26">tic <text:s/></text:span><text:span text:style-name="T26">A <text:s/></text:span><text:span text:style-name="T26">a3; </text:span><text:span text:style-name="T26"><text:s/>//</text:span><text:span text:style-name="T27">初</text:span><text:span text:style-name="T27">始</text:span><text:span text:style-name="T27">化</text:span><text:span text:style-name="T27">局</text:span><text:span text:style-name="T27">部</text:span><text:span text:style-name="T27">静</text:span><text:span text:style-name="T27">态</text:span><text:span text:style-name="T27">对</text:span><text:span text:style-name="T27">象</text:span><text:span text:style-name="T30"> </text:span></text:p>
              <text:p text:style-name="P33"><text:span text:style-name="T30"><text:s/></text:span><text:span text:style-name="T23">}</text:span></text:p>
              <text:p text:style-name="P33"><text:span text:style-name="T23">voi</text:span><text:span text:style-name="T23">d </text:span><text:span text:style-name="T23">ma</text:span><text:span text:style-name="T23">in(</text:span><text:span text:style-name="T23">voi</text:span><text:span text:style-name="T23">d)</text:span></text:p>
              <text:p text:style-name="P33"><text:span text:style-name="T23">{ <text:s text:c="3"/></text:span><text:span text:style-name="T23">cou</text:span><text:span text:style-name="T23">t&lt;&lt;</text:span><text:span text:style-name="T23">"</text:span><text:span text:style-name="T30">进</text:span><text:span text:style-name="T30">入</text:span><text:span text:style-name="T23">ma</text:span><text:span text:style-name="T23">in</text:span><text:span text:style-name="T30">函</text:span><text:span text:style-name="T30">数</text:span><text:span text:style-name="T23">\</text:span><text:span text:style-name="T23">n";</text:span></text:p>
              <text:p text:style-name="P33"><text:span text:style-name="T23"><text:s text:c="5"/></text:span><text:span text:style-name="T24">A <text:s/></text:span><text:span text:style-name="T24">a1(</text:span><text:span text:style-name="T24">3.0, </text:span><text:span text:style-name="T24"><text:s/></text:span><text:span text:style-name="T24">7.0</text:span><text:span text:style-name="T24">);//</text:span><text:span text:style-name="T25">定</text:span><text:span text:style-name="T25">义</text:span><text:span text:style-name="T25">局</text:span><text:span text:style-name="T25">部</text:span><text:span text:style-name="T25">自</text:span><text:span text:style-name="T25">动</text:span><text:span text:style-name="T25">对</text:span><text:span text:style-name="T25">象</text:span></text:p>
              <text:p text:style-name="P33"><text:span text:style-name="T30"><text:s text:c="5"/></text:span><text:span text:style-name="T23">f(); </text:span><text:span text:style-name="T23"><text:s text:c="4"/></text:span><text:span text:style-name="T23">f(); </text:span><text:span text:style-name="T23"><text:s text:c="2"/>}</text:span></text:p>
            </text:list-header>
          </text:list>
          <draw:enhanced-geometry svg:viewBox="0 0 21600 21600" draw:type="mso-spt202" draw:enhanced-path="M 0 0 L 21600 0 21600 21600 0 21600 0 0 Z N"/>
        </draw:custom-shape>
        <draw:custom-shape draw:name="Text Box 4" draw:style-name="gr24" draw:text-style-name="P36" xml:id="id27" draw:id="id27" draw:layer="layout" svg:width="9.525cm" svg:height="1.277cm" svg:x="15.24cm" svg:y="8.678cm">
          <text:list text:style-name="L2">
            <text:list-header>
              <text:p text:style-name="P35"><text:span text:style-name="T29">初始化全局对象</text:span></text:p>
            </text:list-header>
          </text:list>
          <draw:enhanced-geometry svg:viewBox="0 0 21600 21600" draw:type="mso-spt202" draw:enhanced-path="M 0 0 L 21600 0 21600 21600 0 21600 0 0 Z N"/>
        </draw:custom-shape>
        <draw:custom-shape draw:name="Text Box 5" draw:style-name="gr25" draw:text-style-name="P36" xml:id="id28" draw:id="id28" draw:layer="layout" svg:width="9.525cm" svg:height="1.277cm" svg:x="15.24cm" svg:y="9.948cm">
          <text:list text:style-name="L2">
            <text:list-header>
              <text:p text:style-name="P35"><text:span text:style-name="T29">进入</text:span><text:span text:style-name="T28">main</text:span><text:span text:style-name="T29">函数</text:span></text:p>
            </text:list-header>
          </text:list>
          <draw:enhanced-geometry svg:viewBox="0 0 21600 21600" draw:type="mso-spt202" draw:enhanced-path="M 0 0 L 21600 0 21600 21600 0 21600 0 0 Z N"/>
        </draw:custom-shape>
        <draw:custom-shape draw:name="Text Box 6" draw:style-name="gr26" draw:text-style-name="P36" xml:id="id29" draw:id="id29" draw:layer="layout" svg:width="9.525cm" svg:height="1.277cm" svg:x="15.24cm" svg:y="11.007cm">
          <text:list text:style-name="L2">
            <text:list-header>
              <text:p text:style-name="P35"><text:span text:style-name="T29">初始化自动局部对象</text:span></text:p>
            </text:list-header>
          </text:list>
          <draw:enhanced-geometry svg:viewBox="0 0 21600 21600" draw:type="mso-spt202" draw:enhanced-path="M 0 0 L 21600 0 21600 21600 0 21600 0 0 Z N"/>
        </draw:custom-shape>
        <draw:custom-shape draw:name="Text Box 7" draw:style-name="gr27" draw:text-style-name="P36" xml:id="id30" draw:id="id30" draw:layer="layout" svg:width="9.525cm" svg:height="1.277cm" svg:x="15.24cm" svg:y="12.277cm">
          <text:list text:style-name="L2">
            <text:list-header>
              <text:p text:style-name="P35"><text:span text:style-name="T29">进入</text:span><text:span text:style-name="T28">f()</text:span><text:span text:style-name="T29">函数</text:span></text:p>
            </text:list-header>
          </text:list>
          <draw:enhanced-geometry svg:viewBox="0 0 21600 21600" draw:type="mso-spt202" draw:enhanced-path="M 0 0 L 21600 0 21600 21600 0 21600 0 0 Z N"/>
        </draw:custom-shape>
        <draw:custom-shape draw:name="Text Box 8" draw:style-name="gr28" draw:text-style-name="P36" xml:id="id32" draw:id="id32" draw:layer="layout" svg:width="9.525cm" svg:height="1.277cm" svg:x="15.24cm" svg:y="14.393cm">
          <text:list text:style-name="L2">
            <text:list-header>
              <text:p text:style-name="P35"><text:span text:style-name="T29">初始化局部静态变量</text:span></text:p>
            </text:list-header>
          </text:list>
          <draw:enhanced-geometry svg:viewBox="0 0 21600 21600" draw:type="mso-spt202" draw:enhanced-path="M 0 0 L 21600 0 21600 21600 0 21600 0 0 Z N"/>
        </draw:custom-shape>
        <draw:custom-shape draw:name="Text Box 9" draw:style-name="gr29" draw:text-style-name="P36" xml:id="id33" draw:id="id33" draw:layer="layout" svg:width="9.525cm" svg:height="1.277cm" svg:x="15.452cm" svg:y="15.663cm">
          <text:list text:style-name="L2">
            <text:list-header>
              <text:p text:style-name="P35"><text:span text:style-name="T29">进入</text:span><text:span text:style-name="T28">f()</text:span><text:span text:style-name="T29">函数</text:span></text:p>
            </text:list-header>
          </text:list>
          <draw:enhanced-geometry svg:viewBox="0 0 21600 21600" draw:type="mso-spt202" draw:enhanced-path="M 0 0 L 21600 0 21600 21600 0 21600 0 0 Z N"/>
        </draw:custom-shape>
        <draw:custom-shape draw:name="Text Box 10" draw:style-name="gr30" draw:text-style-name="P36" xml:id="id31" draw:id="id31" draw:layer="layout" svg:width="9.525cm" svg:height="1.277cm" svg:x="15.24cm" svg:y="13.335cm">
          <text:list text:style-name="L2">
            <text:list-header>
              <text:p text:style-name="P35"><text:span text:style-name="T29">初始化自动局部对象</text:span></text:p>
            </text:list-header>
          </text:list>
          <draw:enhanced-geometry svg:viewBox="0 0 21600 21600" draw:type="mso-spt202" draw:enhanced-path="M 0 0 L 21600 0 21600 21600 0 21600 0 0 Z N"/>
        </draw:custom-shape>
        <draw:custom-shape draw:name="Text Box 11" draw:style-name="gr31" draw:text-style-name="P36" xml:id="id34" draw:id="id34" draw:layer="layout" svg:width="9.525cm" svg:height="1.277cm" svg:x="15.24cm" svg:y="16.722cm">
          <text:list text:style-name="L2">
            <text:list-header>
              <text:p text:style-name="P35"><text:span text:style-name="T29">初始化自动局部对象</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7" smil:attributeName="visibility" smil:to="visible"/>
                  <anim:transitionFilter smil:dur="0.5s" smil:targetElement="id2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8" smil:attributeName="visibility" smil:to="visible"/>
                  <anim:transitionFilter smil:dur="0.5s" smil:targetElement="id2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29" smil:attributeName="visibility" smil:to="visible"/>
                  <anim:transitionFilter smil:dur="0.5s" smil:targetElement="id2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0" smil:attributeName="visibility" smil:to="visible"/>
                  <anim:transitionFilter smil:dur="0.5s" smil:targetElement="id3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1" smil:attributeName="visibility" smil:to="visible"/>
                  <anim:transitionFilter smil:dur="0.5s" smil:targetElement="id3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2" smil:attributeName="visibility" smil:to="visible"/>
                  <anim:transitionFilter smil:dur="0.5s" smil:targetElement="id3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3" smil:attributeName="visibility" smil:to="visible"/>
                  <anim:transitionFilter smil:dur="0.5s" smil:targetElement="id3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anim:par>
          </anim:seq>
        </anim:par>
        <presentation:notes draw:style-name="dp2">
          <draw:page-thumbnail draw:style-name="gr3" draw:layer="layout" svg:width="12.7cm" svg:height="9.525cm" svg:x="3.175cm" svg:y="1.904cm" draw:page-number="11" presentation:class="page"/>
          <draw:frame presentation:style-name="pr1" draw:text-style-name="P5" draw:layer="layout" svg:width="13.97cm" svg:height="11.43cm" svg:x="2.54cm" svg:y="12.065cm" presentation:class="notes" presentation:placeholder="true">
            <draw:text-box/>
          </draw:frame>
        </presentation:notes>
      </draw:page>
      <draw:page draw:name="page1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8" draw:layer="layout" svg:width="8.678cm" svg:height="2.021cm" svg:x="0cm" svg:y="0.635cm">
          <text:list text:style-name="L1">
            <text:list-header>
              <text:p text:style-name="P37"><text:span text:style-name="T31">缺省的构造函数 </text:span></text:p>
            </text:list-header>
          </text:list>
          <draw:enhanced-geometry svg:viewBox="0 0 21600 21600" draw:type="mso-spt202" draw:enhanced-path="M 0 0 L 21600 0 21600 21600 0 21600 0 0 Z N"/>
        </draw:custom-shape>
        <draw:custom-shape draw:name="Text Box 3" draw:style-name="gr32" draw:text-style-name="P40" draw:layer="layout" svg:width="25.4cm" svg:height="12.233cm" svg:x="0cm" svg:y="3.81cm">
          <text:list text:style-name="L1">
            <text:list-header>
              <text:p text:style-name="P39"><text:span text:style-name="T31">在</text:span><text:span text:style-name="T31">定</text:span><text:span text:style-name="T31">义</text:span><text:span text:style-name="T31">类</text:span><text:span text:style-name="T31">时，</text:span><text:span text:style-name="T31">若</text:span><text:span text:style-name="T31">没</text:span><text:span text:style-name="T31">有</text:span><text:span text:style-name="T31">定</text:span><text:span text:style-name="T31">义</text:span><text:span text:style-name="T31">类</text:span><text:span text:style-name="T31">的</text:span><text:span text:style-name="T31">构</text:span><text:span text:style-name="T31">造</text:span><text:span text:style-name="T31">函</text:span><text:span text:style-name="T31">数，</text:span><text:span text:style-name="T31">则</text:span><text:span text:style-name="T31">编</text:span><text:span text:style-name="T31">译</text:span><text:span text:style-name="T31">器</text:span><text:span text:style-name="T32">自</text:span><text:span text:style-name="T32">动</text:span><text:span text:style-name="T31">产</text:span><text:span text:style-name="T31">生</text:span><text:span text:style-name="T31">一</text:span><text:span text:style-name="T31">个</text:span><text:span text:style-name="T31">缺</text:span><text:span text:style-name="T31">省</text:span><text:span text:style-name="T31">的</text:span><text:span text:style-name="T31">构</text:span><text:span text:style-name="T31">造</text:span><text:span text:style-name="T31">函</text:span><text:span text:style-name="T31">数，</text:span><text:span text:style-name="T31">其</text:span><text:span text:style-name="T31">格</text:span><text:span text:style-name="T31">式</text:span><text:span text:style-name="T31">为：</text:span></text:p>
              <text:p text:style-name="P39"><text:span text:style-name="T20">c</text:span><text:span text:style-name="T20">la</text:span><text:span text:style-name="T20">ss</text:span><text:span text:style-name="T20">N</text:span><text:span text:style-name="T20">a</text:span><text:span text:style-name="T20">m</text:span><text:span text:style-name="T20">e::</text:span><text:span text:style-name="T20">cl</text:span><text:span text:style-name="T20">as</text:span><text:span text:style-name="T20">sN</text:span><text:span text:style-name="T20">a</text:span><text:span text:style-name="T20">m</text:span><text:span text:style-name="T20">e() </text:span><text:span text:style-name="T20">{ <text:s/></text:span><text:span text:style-name="T20">}</text:span></text:p>
            </text:list-header>
          </text:list>
          <text:list text:style-name="L2">
            <text:list-header>
              <text:p text:style-name="P39"><text:span text:style-name="T33">缺</text:span><text:span text:style-name="T33">省</text:span><text:span text:style-name="T33">的</text:span><text:span text:style-name="T33">构</text:span><text:span text:style-name="T33">造</text:span><text:span text:style-name="T33">函</text:span><text:span text:style-name="T33">数</text:span><text:span text:style-name="T33">并</text:span><text:span text:style-name="T33">不</text:span><text:span text:style-name="T33">对</text:span><text:span text:style-name="T33">所</text:span><text:span text:style-name="T33">产</text:span><text:span text:style-name="T33">生</text:span><text:span text:style-name="T33">对</text:span><text:span text:style-name="T33">象</text:span><text:span text:style-name="T33">的</text:span><text:span text:style-name="T33">数</text:span><text:span text:style-name="T33">据</text:span><text:span text:style-name="T33">成</text:span><text:span text:style-name="T33">员</text:span><text:span text:style-name="T33">赋</text:span><text:span text:style-name="T33">初</text:span><text:span text:style-name="T33">值</text:span><text:span text:style-name="T31">；</text:span><text:span text:style-name="T31">即</text:span><text:span text:style-name="T32">新</text:span><text:span text:style-name="T32">产</text:span><text:span text:style-name="T32">生</text:span><text:span text:style-name="T32">对</text:span><text:span text:style-name="T32">象</text:span><text:span text:style-name="T32">的</text:span><text:span text:style-name="T32">数</text:span><text:span text:style-name="T32">据</text:span><text:span text:style-name="T32">成</text:span><text:span text:style-name="T32">员</text:span><text:span text:style-name="T32">的</text:span><text:span text:style-name="T32">值</text:span><text:span text:style-name="T32">是</text:span><text:span text:style-name="T32">不</text:span><text:span text:style-name="T32">确</text:span><text:span text:style-name="T32">定</text:span><text:span text:style-name="T32">的。</text:span><text:span text:style-name="T32"> </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2" presentation:class="page"/>
          <draw:frame presentation:style-name="pr1" draw:text-style-name="P5" draw:layer="layout" svg:width="13.97cm" svg:height="11.43cm" svg:x="2.54cm" svg:y="12.065cm" presentation:class="notes" presentation:placeholder="true">
            <draw:text-box/>
          </draw:frame>
        </presentation:notes>
      </draw:page>
      <draw:page draw:name="page1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4" draw:layer="layout" svg:width="25.4cm" svg:height="17.94cm" svg:x="0cm" svg:y="0.423cm">
          <text:list text:style-name="L1">
            <text:list-header>
              <text:p text:style-name="P33"><text:span text:style-name="T23">class </text:span><text:span text:style-name="T23">A{</text:span></text:p>
              <text:p text:style-name="P33"><text:span text:style-name="T23"><text:tab/></text:span><text:span text:style-name="T23">float </text:span><text:span text:style-name="T23"><text:s/>x,y;</text:span></text:p>
              <text:p text:style-name="P33"><text:span text:style-name="T23">publ</text:span><text:span text:style-name="T23">ic:</text:span></text:p>
              <text:p text:style-name="P33"><text:span text:style-name="T23"><text:tab/></text:span><text:span text:style-name="T26">A(){</text:span><text:span text:style-name="T26"><text:tab/></text:span><text:span text:style-name="T26">}//</text:span><text:span text:style-name="T27">缺省</text:span><text:span text:style-name="T27">的构</text:span><text:span text:style-name="T27">造函</text:span><text:span text:style-name="T27">数，</text:span><text:span text:style-name="T27">编译</text:span><text:span text:style-name="T27">器自</text:span><text:span text:style-name="T27">动产</text:span><text:span text:style-name="T27">生</text:span><text:span text:style-name="T26">,</text:span><text:span text:style-name="T27">可以</text:span><text:span text:style-name="T27">不写</text:span></text:p>
              <text:p text:style-name="P33"><text:span text:style-name="T30"><text:tab/></text:span><text:span text:style-name="T23">float </text:span><text:span text:style-name="T23">Sum</text:span><text:span text:style-name="T23">(voi</text:span><text:span text:style-name="T23">d) { <text:s text:c="2"/></text:span><text:span text:style-name="T23">retu</text:span><text:span text:style-name="T23">rn <text:s/></text:span><text:span text:style-name="T23">x+y; </text:span><text:span text:style-name="T23"><text:s text:c="2"/>}</text:span></text:p>
              <text:p text:style-name="P33"><text:span text:style-name="T23"><text:tab/></text:span><text:span text:style-name="T23">void </text:span><text:span text:style-name="T23">Set(f</text:span><text:span text:style-name="T23">loat </text:span><text:span text:style-name="T23">a,flo</text:span><text:span text:style-name="T23">at b) </text:span><text:span text:style-name="T23">{ <text:s text:c="3"/>x</text:span><text:span text:style-name="T23">=a;</text:span><text:span text:style-name="T23"><text:tab/></text:span><text:span text:style-name="T23">y=b;</text:span><text:span text:style-name="T23">}</text:span></text:p>
              <text:p text:style-name="P33"><text:span text:style-name="T23"><text:s text:c="6"/></text:span><text:span text:style-name="T23">void </text:span><text:span text:style-name="T23">Prin</text:span><text:span text:style-name="T23">t(voi</text:span><text:span text:style-name="T23">d) {</text:span><text:span text:style-name="T23"><text:tab/></text:span><text:span text:style-name="T23">cout</text:span><text:span text:style-name="T23">&lt;&lt;"</text:span><text:span text:style-name="T23">x="</text:span><text:span text:style-name="T23">&lt;&lt;x</text:span><text:span text:style-name="T23">&lt;&lt;'\</text:span><text:span text:style-name="T23">t'&lt;&lt;</text:span><text:span text:style-name="T23">"y=</text:span><text:span text:style-name="T23">"&lt;&lt;</text:span><text:span text:style-name="T23">y&lt;&lt;e</text:span><text:span text:style-name="T23">ndl; <text:s/></text:span><text:span text:style-name="T23"><text:s/>}</text:span></text:p>
              <text:p text:style-name="P33"><text:span text:style-name="T23">};</text:span></text:p>
              <text:p text:style-name="P33"><text:span text:style-name="T23">void </text:span><text:span text:style-name="T23">mai</text:span><text:span text:style-name="T23">n(vo</text:span><text:span text:style-name="T23">id)</text:span></text:p>
              <text:p text:style-name="P33"><text:span text:style-name="T23">{</text:span><text:span text:style-name="T23"><text:tab/></text:span><text:span text:style-name="T28">A </text:span><text:span text:style-name="T28">a1,a</text:span><text:span text:style-name="T28">2;//</text:span><text:span text:style-name="T29">产生</text:span><text:span text:style-name="T29">对象</text:span><text:span text:style-name="T29">时，</text:span><text:span text:style-name="T29">自动</text:span><text:span text:style-name="T29">调用</text:span><text:span text:style-name="T29">缺省</text:span><text:span text:style-name="T29">的构</text:span><text:span text:style-name="T29">造函</text:span><text:span text:style-name="T29">数，</text:span><text:span text:style-name="T29">不赋</text:span><text:span text:style-name="T29">值</text:span></text:p>
              <text:p text:style-name="P33"><text:span text:style-name="T30"><text:tab/></text:span><text:span text:style-name="T23">a1.S</text:span><text:span text:style-name="T23">et </text:span><text:span text:style-name="T23">(2.0,</text:span><text:span text:style-name="T23">4.0);</text:span></text:p>
              <text:p text:style-name="P33"><text:span text:style-name="T23"><text:tab/></text:span><text:span text:style-name="T23">cout</text:span><text:span text:style-name="T23">&lt;&lt;"</text:span><text:span text:style-name="T23">a1: <text:s/></text:span><text:span text:style-name="T23">";</text:span></text:p>
              <text:p text:style-name="P33"><text:span text:style-name="T23"><text:s text:c="2"/></text:span><text:span text:style-name="T23"><text:tab/></text:span><text:span text:style-name="T23">a1.P</text:span><text:span text:style-name="T23">rint </text:span><text:span text:style-name="T23">();</text:span></text:p>
              <text:p text:style-name="P33"><text:span text:style-name="T23"><text:tab/></text:span><text:span text:style-name="T23">cout</text:span><text:span text:style-name="T23">&lt;&lt;"</text:span><text:span text:style-name="T23">a1.s</text:span><text:span text:style-name="T23">um=</text:span><text:span text:style-name="T23">"&lt;&lt;</text:span><text:span text:style-name="T23">a1.S</text:span><text:span text:style-name="T23">um </text:span><text:span text:style-name="T23">()&lt;&lt;</text:span><text:span text:style-name="T23">endl</text:span><text:span text:style-name="T23">;</text:span></text:p>
              <text:p text:style-name="P33"><text:span text:style-name="T23"><text:tab/></text:span><text:span text:style-name="T23">a2.P</text:span><text:span text:style-name="T23">rint(</text:span><text:span text:style-name="T23">);//</text:span><text:span text:style-name="T30">打印</text:span><text:span text:style-name="T30">随机</text:span><text:span text:style-name="T30">值</text:span></text:p>
              <text:p text:style-name="P33"><text:span text:style-name="T23">}</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3" presentation:class="page"/>
          <draw:frame presentation:style-name="pr1" draw:text-style-name="P5" draw:layer="layout" svg:width="13.97cm" svg:height="11.43cm" svg:x="2.54cm" svg:y="12.065cm" presentation:class="notes" presentation:placeholder="true">
            <draw:text-box/>
          </draw:frame>
        </presentation:notes>
      </draw:page>
      <draw:page draw:name="page1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 draw:layer="layout" svg:width="25.4cm" svg:height="8.979cm" svg:x="0cm" svg:y="1.058cm">
          <text:list text:style-name="L1">
            <text:list-header>
              <text:p text:style-name="P10"><text:span text:style-name="T3">关于缺省的构造函数，说明以下几点：</text:span></text:p>
              <text:p text:style-name="P10"><text:span text:style-name="T13">1</text:span><text:span text:style-name="T3">、在定义类时，</text:span><text:span text:style-name="T5">只要</text:span><text:span text:style-name="T4">显式</text:span><text:span text:style-name="T5">定义了一个类的构造函数，则编译器就不产生缺省的构造函数</text:span></text:p>
            </text:list-header>
          </text:list>
          <draw:enhanced-geometry svg:viewBox="0 0 21600 21600" draw:type="mso-spt202" draw:enhanced-path="M 0 0 L 21600 0 21600 21600 0 21600 0 0 Z N"/>
        </draw:custom-shape>
        <draw:custom-shape draw:name="Text Box 3" draw:style-name="gr14" draw:text-style-name="P9" xml:id="id35" draw:id="id35" draw:layer="layout" svg:width="25.4cm" svg:height="1.737cm" svg:x="0cm" svg:y="8.89cm">
          <text:list text:style-name="L1">
            <text:list-header>
              <text:p text:style-name="P8"><text:span text:style-name="T13">2</text:span><text:span text:style-name="T3">、</text:span><text:span text:style-name="T5">所有的对象在定义时，必须调用构造函数</text:span></text:p>
            </text:list-header>
          </text:list>
          <draw:enhanced-geometry svg:viewBox="0 0 21600 21600" draw:type="mso-spt202" draw:enhanced-path="M 0 0 L 21600 0 21600 21600 0 21600 0 0 Z N"/>
        </draw:custom-shape>
        <draw:custom-shape draw:name="Text Box 5" draw:style-name="gr33" draw:text-style-name="P9" xml:id="id36" draw:id="id36" draw:layer="layout" svg:width="25.4cm" svg:height="1.737cm" svg:x="0cm" svg:y="12.277cm">
          <text:list text:style-name="L4">
            <text:list-header>
              <text:p text:style-name="P8"><text:span text:style-name="T4">不存在没有构造函数的对象！</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5" smil:attributeName="visibility" smil:to="visible"/>
                  <anim:transitionFilter smil:dur="0.5s" smil:targetElement="id35"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6" smil:attributeName="visibility" smil:to="visible"/>
                  <anim:transitionFilter smil:dur="0.5s" smil:targetElement="id36" smil:type="irisWipe" smil:subtype="rectangle" smil:direction="reverse"/>
                </anim:par>
              </anim:par>
            </anim:par>
          </anim:seq>
        </anim:par>
        <presentation:notes draw:style-name="dp2">
          <draw:page-thumbnail draw:style-name="gr3" draw:layer="layout" svg:width="12.7cm" svg:height="9.525cm" svg:x="3.175cm" svg:y="1.904cm" draw:page-number="14" presentation:class="page"/>
          <draw:frame presentation:style-name="pr1" draw:text-style-name="P5" draw:layer="layout" svg:width="13.97cm" svg:height="11.43cm" svg:x="2.54cm" svg:y="12.065cm" presentation:class="notes" presentation:placeholder="true">
            <draw:text-box/>
          </draw:frame>
        </presentation:notes>
      </draw:page>
      <draw:page draw:name="page1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42" draw:layer="layout" svg:width="24.765cm" svg:height="17.608cm" svg:x="0cm" svg:y="0cm">
          <text:list text:style-name="L1">
            <text:list-header>
              <text:p text:style-name="P41"><text:span text:style-name="T20">class A{</text:span></text:p>
              <text:p text:style-name="P41"><text:span text:style-name="T20"><text:tab/></text:span><text:span text:style-name="T20">float x,y;</text:span></text:p>
              <text:p text:style-name="P41"><text:span text:style-name="T20">public:</text:span></text:p>
            </text:list-header>
          </text:list>
          <text:list text:style-name="L2">
            <text:list-header>
              <text:p text:style-name="P41"><text:span text:style-name="T34"><text:s text:c="3"/></text:span><text:span text:style-name="T34">A(float a,float </text:span><text:span text:style-name="T34">b)</text:span><text:span text:style-name="T34"><text:tab/></text:span><text:span text:style-name="T34">{</text:span><text:span text:style-name="T34"><text:tab/></text:span><text:span text:style-name="T34">x=a;</text:span><text:span text:style-name="T34"><text:tab/></text:span><text:span text:style-name="T34">y=b;</text:span><text:span text:style-name="T34"><text:tab/></text:span><text:span text:style-name="T34">}</text:span></text:p>
            </text:list-header>
          </text:list>
          <text:list text:style-name="L1">
            <text:list-header>
              <text:p text:style-name="P41"><text:span text:style-name="T20"><text:s text:c="3"/></text:span><text:span text:style-name="T20">void </text:span><text:span text:style-name="T20">Print(void){</text:span><text:span text:style-name="T20"><text:tab/></text:span><text:span text:style-name="T20">cout&lt;&lt;x&lt;&lt;'\</text:span><text:span text:style-name="T20">t'&lt;&lt;y&lt;&lt;endl;</text:span><text:span text:style-name="T20"><text:tab/></text:span><text:span text:style-name="T20">}</text:span></text:p>
              <text:p text:style-name="P41"><text:span text:style-name="T20">};</text:span></text:p>
              <text:p text:style-name="P41"><text:span text:style-name="T20">void main(void)</text:span></text:p>
              <text:p text:style-name="P41"><text:span text:style-name="T20">{</text:span><text:span text:style-name="T20"><text:tab/></text:span><text:span text:style-name="T22">A <text:s/>a1;</text:span></text:p>
              <text:p text:style-name="P41"><text:span text:style-name="T20"><text:tab/></text:span><text:span text:style-name="T34">A <text:s/></text:span><text:span text:style-name="T34">a2(3.0,30.0);</text:span></text:p>
              <text:p text:style-name="P41"><text:span text:style-name="T20">}</text:span></text:p>
            </text:list-header>
          </text:list>
          <draw:enhanced-geometry svg:viewBox="0 0 21600 21600" draw:type="mso-spt202" draw:enhanced-path="M 0 0 L 21600 0 21600 21600 0 21600 0 0 Z N"/>
        </draw:custom-shape>
        <draw:custom-shape draw:name="AutoShape 4" draw:style-name="gr34" draw:text-style-name="P21" xml:id="id37" draw:id="id37" draw:layer="layout" svg:width="9.736cm" svg:height="2.54cm" svg:x="7.197cm" svg:y="2.328cm">
          <text:list text:style-name="L5">
            <text:list-header>
              <text:p text:style-name="P20"><text:span text:style-name="T18">显式定义了构造函数，不产生缺省的构造函数</text:span></text:p>
            </text:list-header>
          </text:list>
          <draw:enhanced-geometry svg:viewBox="0 0 21600 21600" draw:text-areas="800 800 20800 20800" draw:type="round-rectangular-callout" draw:modifiers="1321 284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35" draw:text-style-name="P21" xml:id="id38" draw:id="id38" draw:layer="layout" svg:width="8.255cm" svg:height="2.54cm" svg:x="7.832cm" svg:y="11.853cm">
          <text:list text:style-name="L5">
            <text:list-header>
              <text:p text:style-name="P20"><text:span text:style-name="T35">error,</text:span><text:span text:style-name="T18">定义时，没有构造函数可供调用</text:span></text:p>
            </text:list-header>
          </text:list>
          <draw:enhanced-geometry svg:viewBox="0 0 21600 21600" draw:text-areas="800 800 20800 20800" draw:type="round-rectangular-callout" draw:modifiers="-5077 124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7" smil:attributeName="visibility" smil:to="visible"/>
                  <anim:transitionFilter smil:dur="0.5s" smil:targetElement="id37"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38" smil:attributeName="visibility" smil:to="visible"/>
                  <anim:transitionFilter smil:dur="0.5s" smil:targetElement="id38" smil:type="barWipe" smil:subtype="topToBottom"/>
                </anim:par>
              </anim:par>
            </anim:par>
          </anim:seq>
        </anim:par>
        <presentation:notes draw:style-name="dp2">
          <draw:page-thumbnail draw:style-name="gr3" draw:layer="layout" svg:width="12.7cm" svg:height="9.525cm" svg:x="3.175cm" svg:y="1.904cm" draw:page-number="15" presentation:class="page"/>
          <draw:frame presentation:style-name="pr1" draw:text-style-name="P5" draw:layer="layout" svg:width="13.97cm" svg:height="11.43cm" svg:x="2.54cm" svg:y="12.065cm" presentation:class="notes" presentation:placeholder="true">
            <draw:text-box/>
          </draw:frame>
        </presentation:notes>
      </draw:page>
      <draw:page draw:name="page1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44" draw:layer="layout" svg:width="24.553cm" svg:height="5.946cm" svg:x="0cm" svg:y="0.635cm">
          <text:list text:style-name="L1">
            <text:list-header>
              <text:p text:style-name="P43"><text:span text:style-name="T20">3</text:span><text:span text:style-name="T31">、在类中，若定义了没有参数的构造函数，或各参数均有缺省值的构造函数也称为缺省的构造函数，</text:span><text:span text:style-name="T33">缺省的构造函数只能有一个。</text:span></text:p>
            </text:list-header>
          </text:list>
          <draw:enhanced-geometry svg:viewBox="0 0 21600 21600" draw:type="mso-spt202" draw:enhanced-path="M 0 0 L 21600 0 21600 21600 0 21600 0 0 Z N"/>
        </draw:custom-shape>
        <draw:custom-shape draw:name="Text Box 3" draw:style-name="gr14" draw:text-style-name="P44" xml:id="id39" draw:id="id39" draw:layer="layout" svg:width="25.4cm" svg:height="3.851cm" svg:x="0cm" svg:y="8.255cm">
          <text:list text:style-name="L1">
            <text:list-header>
              <text:p text:style-name="P43"><text:span text:style-name="T20">4</text:span><text:span text:style-name="T31">、产生对象时，系统必定要调用构造函数。</text:span><text:span text:style-name="T33">所以任一对象的构造函数必须唯一</text:span><text:span text:style-name="T31">。</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39" smil:attributeName="visibility" smil:to="visible"/>
                  <anim:transitionFilter smil:dur="0.5s" smil:targetElement="id39" smil:type="irisWipe" smil:subtype="rectangle" smil:direction="reverse"/>
                </anim:par>
              </anim:par>
            </anim:par>
          </anim:seq>
        </anim:par>
        <presentation:notes draw:style-name="dp2">
          <draw:page-thumbnail draw:style-name="gr3" draw:layer="layout" svg:width="12.7cm" svg:height="9.525cm" svg:x="3.175cm" svg:y="1.904cm" draw:page-number="16" presentation:class="page"/>
          <draw:frame presentation:style-name="pr1" draw:text-style-name="P5" draw:layer="layout" svg:width="13.97cm" svg:height="11.43cm" svg:x="2.54cm" svg:y="12.065cm" presentation:class="notes" presentation:placeholder="true">
            <draw:text-box/>
          </draw:frame>
        </presentation:notes>
      </draw:page>
      <draw:page draw:name="page1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46" draw:layer="layout" svg:width="24.765cm" svg:height="16.253cm" svg:x="0cm" svg:y="1.058cm">
          <text:list text:style-name="L1">
            <text:list-header>
              <text:p text:style-name="P45"><text:span text:style-name="T20">class A{</text:span></text:p>
              <text:p text:style-name="P45"><text:span text:style-name="T20"><text:tab/></text:span><text:span text:style-name="T20">float x,y;</text:span></text:p>
              <text:p text:style-name="P45"><text:span text:style-name="T20">public:</text:span></text:p>
            </text:list-header>
          </text:list>
          <text:list text:style-name="L2">
            <text:list-header>
              <text:p text:style-name="P45"><text:span text:style-name="T34"><text:s text:c="4"/></text:span><text:span text:style-name="T34">A(float a=10,float b=20)</text:span><text:span text:style-name="T34">{</text:span><text:span text:style-name="T34"><text:tab/></text:span><text:span text:style-name="T34">x=a;</text:span><text:span text:style-name="T34"><text:tab/></text:span><text:span text:style-name="T34">y=b;</text:span><text:span text:style-name="T34"><text:tab/></text:span><text:span text:style-name="T34">}</text:span></text:p>
              <text:p text:style-name="P45"><text:span text:style-name="T34"><text:s text:c="4"/></text:span><text:span text:style-name="T34">A(){ <text:s/>}</text:span></text:p>
            </text:list-header>
          </text:list>
          <text:list text:style-name="L1">
            <text:list-header>
              <text:p text:style-name="P45"><text:span text:style-name="T20"><text:s text:c="3"/></text:span><text:span text:style-name="T20">void Print(void){</text:span><text:span text:style-name="T20"><text:tab/></text:span><text:span text:style-name="T20">cout&lt;&lt;x&lt;&lt;'\t'&lt;&lt;y&lt;&lt;endl;</text:span><text:span text:style-name="T20"><text:tab/></text:span><text:span text:style-name="T20">}</text:span></text:p>
              <text:p text:style-name="P45"><text:span text:style-name="T20">};</text:span></text:p>
              <text:p text:style-name="P45"><text:span text:style-name="T20">void main(void)</text:span></text:p>
              <text:p text:style-name="P45"><text:span text:style-name="T20">{</text:span><text:span text:style-name="T20"><text:tab/></text:span><text:span text:style-name="T22">A <text:s/>a1;</text:span></text:p>
            </text:list-header>
          </text:list>
          <text:list text:style-name="L4">
            <text:list-header>
              <text:p text:style-name="P45"><text:span text:style-name="T22"><text:tab/></text:span><text:span text:style-name="T20">A <text:s/>a2(3.0,30.0);</text:span></text:p>
            </text:list-header>
          </text:list>
          <text:list text:style-name="L1">
            <text:list-header>
              <text:p text:style-name="P45"><text:span text:style-name="T20">}</text:span></text:p>
            </text:list-header>
          </text:list>
          <draw:enhanced-geometry svg:viewBox="0 0 21600 21600" draw:type="mso-spt202" draw:enhanced-path="M 0 0 L 21600 0 21600 21600 0 21600 0 0 Z N"/>
        </draw:custom-shape>
        <draw:custom-shape draw:name="AutoShape 4" draw:style-name="gr36" draw:text-style-name="P48" xml:id="id40" draw:id="id40" draw:layer="layout" svg:width="8.044cm" svg:height="2.963cm" svg:x="8.043cm" svg:y="1.905cm">
          <text:list text:style-name="L5">
            <text:list-header>
              <text:p text:style-name="P47"><text:span text:style-name="T36">两个函数均为缺省的构造函数</text:span></text:p>
            </text:list-header>
          </text:list>
          <draw:enhanced-geometry svg:viewBox="0 0 21600 21600" draw:text-areas="800 800 20800 20800" draw:type="round-rectangular-callout" draw:modifiers="6324 199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37" draw:text-style-name="P21" xml:id="id41" draw:id="id41" draw:layer="layout" svg:width="18.203cm" svg:height="1.27cm" svg:x="6.35cm" svg:y="12.7cm">
          <text:list text:style-name="L5">
            <text:list-header>
              <text:p text:style-name="P20"><text:span text:style-name="T18">两个构造函数均可供调用，构造函数不唯一</text:span></text:p>
            </text:list-header>
          </text:list>
          <draw:enhanced-geometry svg:viewBox="0 0 21600 21600" draw:text-areas="800 800 20800 20800" draw:type="round-rectangular-callout" draw:modifiers="-848 111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40" smil:attributeName="visibility" smil:to="visible"/>
                  <anim:transitionFilter smil:dur="0.5s" smil:targetElement="id40"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41" smil:attributeName="visibility" smil:to="visible"/>
                  <anim:transitionFilter smil:dur="0.5s" smil:targetElement="id41" smil:type="barWipe" smil:subtype="topToBottom"/>
                </anim:par>
              </anim:par>
            </anim:par>
          </anim:seq>
        </anim:par>
        <presentation:notes draw:style-name="dp2">
          <draw:page-thumbnail draw:style-name="gr3" draw:layer="layout" svg:width="12.7cm" svg:height="9.525cm" svg:x="3.175cm" svg:y="1.904cm" draw:page-number="17" presentation:class="page"/>
          <draw:frame presentation:style-name="pr1" draw:text-style-name="P5" draw:layer="layout" svg:width="13.97cm" svg:height="11.43cm" svg:x="2.54cm" svg:y="12.065cm" presentation:class="notes" presentation:placeholder="true">
            <draw:text-box/>
          </draw:frame>
        </presentation:notes>
      </draw:page>
      <draw:page draw:name="page1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50" draw:layer="layout" svg:width="13.97cm" svg:height="1.615cm" svg:x="0cm" svg:y="0cm">
          <text:list text:style-name="L1">
            <text:list-header>
              <text:p text:style-name="P49"><text:span text:style-name="T31">构造函数与</text:span><text:span text:style-name="T20">new</text:span><text:span text:style-name="T31">运算符</text:span><text:span text:style-name="T37"> </text:span></text:p>
            </text:list-header>
          </text:list>
          <draw:enhanced-geometry svg:viewBox="0 0 21600 21600" draw:type="mso-spt202" draw:enhanced-path="M 0 0 L 21600 0 21600 21600 0 21600 0 0 Z N"/>
        </draw:custom-shape>
        <draw:custom-shape draw:name="Text Box 3" draw:style-name="gr38" draw:text-style-name="P52" draw:layer="layout" svg:width="25.4cm" svg:height="5.541cm" svg:x="0cm" svg:y="1.693cm">
          <text:list text:style-name="L1">
            <text:list-header>
              <text:p text:style-name="P51"><text:span text:style-name="T31">可以使用</text:span><text:span text:style-name="T20">new</text:span><text:span text:style-name="T31">运算符来</text:span><text:span text:style-name="T32">动态地</text:span><text:span text:style-name="T31">建立对象。建立时</text:span><text:span text:style-name="T38">要自动调用构造函数</text:span><text:span text:style-name="T31">，以便完成初始化对象的数据成员。最后返回这个动态对象的起始地址。</text:span></text:p>
            </text:list-header>
          </text:list>
          <draw:enhanced-geometry svg:viewBox="0 0 21600 21600" draw:type="mso-spt202" draw:enhanced-path="M 0 0 L 21600 0 21600 21600 0 21600 0 0 Z N"/>
        </draw:custom-shape>
        <draw:custom-shape draw:name="Text Box 4" draw:style-name="gr39" draw:text-style-name="P54" xml:id="id42" draw:id="id42" draw:layer="layout" svg:width="25.4cm" svg:height="5.541cm" svg:x="0cm" svg:y="7.62cm">
          <text:list text:style-name="L7">
            <text:list-header>
              <text:p text:style-name="P53"><text:span text:style-name="T38">用</text:span><text:span text:style-name="T39">new</text:span><text:span text:style-name="T38">运算符产生的动态对象，在不再使用这种对象时，必须用</text:span><text:span text:style-name="T39">delete</text:span><text:span text:style-name="T38">运算符来释放对象所占用的存储空间。 </text:span></text:p>
            </text:list-header>
          </text:list>
          <draw:enhanced-geometry svg:viewBox="0 0 21600 21600" draw:type="mso-spt202" draw:enhanced-path="M 0 0 L 21600 0 21600 21600 0 21600 0 0 Z N"/>
        </draw:custom-shape>
        <draw:custom-shape draw:name="Text Box 5" draw:style-name="gr40" draw:text-style-name="P54" xml:id="id43" draw:id="id43" draw:layer="layout" svg:width="25.4cm" svg:height="3.781cm" svg:x="0cm" svg:y="13.335cm">
          <text:list text:style-name="L4">
            <text:list-header>
              <text:p text:style-name="P53"><text:span text:style-name="T32">用</text:span><text:span text:style-name="T22">new</text:span><text:span text:style-name="T32">建立类的对象时，可以使用参数初始化动态空间。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2" smil:attributeName="visibility" smil:to="visible"/>
                  <anim:transitionFilter smil:dur="0.5s" smil:targetElement="id42"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43" smil:attributeName="visibility" smil:to="visible"/>
                  <anim:transitionFilter smil:dur="0.5s" smil:targetElement="id43" smil:type="irisWipe" smil:subtype="rectangle" smil:direction="reverse"/>
                </anim:par>
              </anim:par>
            </anim:par>
          </anim:seq>
        </anim:par>
        <presentation:notes draw:style-name="dp2">
          <draw:page-thumbnail draw:style-name="gr3" draw:layer="layout" svg:width="12.7cm" svg:height="9.525cm" svg:x="3.175cm" svg:y="1.904cm" draw:page-number="18" presentation:class="page"/>
          <draw:frame presentation:style-name="pr1" draw:text-style-name="P5" draw:layer="layout" svg:width="13.97cm" svg:height="11.43cm" svg:x="2.54cm" svg:y="12.065cm" presentation:class="notes" presentation:placeholder="true">
            <draw:text-box/>
          </draw:frame>
        </presentation:notes>
      </draw:page>
      <draw:page draw:name="page1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56" draw:layer="layout" svg:width="24.977cm" svg:height="18.756cm" svg:x="0cm" svg:y="0cm">
          <text:list text:style-name="L1">
            <text:list-header>
              <text:p text:style-name="P55"><text:span text:style-name="T23">class <text:s/>A{</text:span></text:p>
              <text:p text:style-name="P55"><text:span text:style-name="T23"><text:tab/></text:span><text:span text:style-name="T23">float <text:s text:c="2"/></text:span><text:span text:style-name="T23">x,y;</text:span></text:p>
              <text:p text:style-name="P55"><text:span text:style-name="T23">public:</text:span></text:p>
              <text:p text:style-name="P55"><text:span text:style-name="T23"><text:tab/></text:span><text:span text:style-name="T40">A(float a, </text:span><text:span text:style-name="T40">float b)</text:span><text:span text:style-name="T40"><text:tab/></text:span><text:span text:style-name="T40">{</text:span><text:span text:style-name="T40"><text:tab/></text:span><text:span text:style-name="T40">x=a;y=b;</text:span><text:span text:style-name="T40"><text:tab/></text:span><text:span text:style-name="T40">}</text:span></text:p>
              <text:p text:style-name="P55"><text:span text:style-name="T23"><text:tab/></text:span><text:span text:style-name="T24">A()</text:span><text:span text:style-name="T24"><text:tab/></text:span><text:span text:style-name="T24">{</text:span><text:span text:style-name="T24"><text:tab/></text:span><text:span text:style-name="T24">x=0; <text:s/></text:span><text:span text:style-name="T24">y=0;</text:span><text:span text:style-name="T24"><text:tab/></text:span><text:span text:style-name="T24">}</text:span></text:p>
              <text:p text:style-name="P55"><text:span text:style-name="T23"><text:tab/></text:span><text:span text:style-name="T23">void <text:s/></text:span><text:span text:style-name="T23">Print(void)</text:span><text:span text:style-name="T23"><text:tab/></text:span><text:span text:style-name="T23">{ <text:s/>cout&lt;&lt;x&lt;&lt;</text:span><text:span text:style-name="T23">'\</text:span><text:span text:style-name="T23">t'&lt;&lt;y&lt;&lt;endl; </text:span><text:span text:style-name="T23"><text:s/>}</text:span></text:p>
              <text:p text:style-name="P55"><text:span text:style-name="T23">};</text:span></text:p>
              <text:p text:style-name="P55"><text:span text:style-name="T23">void </text:span><text:span text:style-name="T23">main(void)</text:span></text:p>
              <text:p text:style-name="P55"><text:span text:style-name="T23">{ <text:s text:c="2"/>A <text:s text:c="2"/></text:span><text:span text:style-name="T23">*pa1,*pa2;</text:span></text:p>
              <text:p text:style-name="P55"><text:span text:style-name="T23"><text:s text:c="4"/></text:span><text:span text:style-name="T40">pa1=new <text:s/></text:span><text:span text:style-name="T40">A(3.0, 5.0);//</text:span><text:span text:style-name="T41">用</text:span><text:span text:style-name="T40">new</text:span><text:span text:style-name="T41">动态</text:span><text:span text:style-name="T41">开辟对象空</text:span><text:span text:style-name="T41">间，初始化</text:span></text:p>
              <text:p text:style-name="P55"><text:span text:style-name="T30"><text:s text:c="4"/></text:span><text:span text:style-name="T24">pa2=new </text:span><text:span text:style-name="T24">A;//</text:span><text:span text:style-name="T25">用</text:span><text:span text:style-name="T24">new</text:span><text:span text:style-name="T25">动态开辟空</text:span><text:span text:style-name="T25">间，调用构</text:span><text:span text:style-name="T25">造函数初始</text:span><text:span text:style-name="T25">化</text:span></text:p>
              <text:p text:style-name="P55"><text:span text:style-name="T30"><text:s text:c="4"/></text:span><text:span text:style-name="T23">pa1-</text:span><text:span text:style-name="T23">&gt;Print();</text:span></text:p>
              <text:p text:style-name="P55"><text:span text:style-name="T23"><text:s text:c="4"/></text:span><text:span text:style-name="T23">pa2-</text:span><text:span text:style-name="T23">&gt;Print();</text:span></text:p>
              <text:p text:style-name="P55"><text:span text:style-name="T23"><text:s text:c="4"/></text:span><text:span text:style-name="T23">delete <text:s/></text:span><text:span text:style-name="T23">pa1; <text:s/>//</text:span><text:span text:style-name="T30">用</text:span><text:span text:style-name="T23">delete</text:span><text:span text:style-name="T30">释放</text:span><text:span text:style-name="T30">空间</text:span></text:p>
              <text:p text:style-name="P55"><text:span text:style-name="T30"><text:s text:c="4"/></text:span><text:span text:style-name="T23">delete <text:s/></text:span><text:span text:style-name="T23">pa2; //</text:span><text:span text:style-name="T30">用</text:span><text:span text:style-name="T23">delete</text:span><text:span text:style-name="T30">释放</text:span><text:span text:style-name="T30">空间</text:span></text:p>
              <text:p text:style-name="P55"><text:span text:style-name="T23">}</text:span></text:p>
            </text:list-header>
          </text:list>
          <draw:enhanced-geometry svg:viewBox="0 0 21600 21600" draw:type="mso-spt202" draw:enhanced-path="M 0 0 L 21600 0 21600 21600 0 21600 0 0 Z N"/>
        </draw:custom-shape>
        <draw:custom-shape draw:name="Text Box 3" draw:style-name="gr41" draw:text-style-name="P59" xml:id="id44" draw:id="id44" draw:layer="layout" svg:width="3.598cm" svg:height="3.675cm" svg:x="14.605cm" svg:y="13.758cm">
          <text:list text:style-name="L8">
            <text:list-item>
              <text:p text:style-name="P57"><text:span text:style-name="T22">5</text:span></text:p>
            </text:list-item>
          </text:list>
          <text:list text:style-name="L4">
            <text:list-header>
              <text:p text:style-name="P58"><text:span text:style-name="T22">0</text:span><text:span text:style-name="T22"><text:tab/></text:span><text:span text:style-name="T22">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44" smil:attributeName="visibility" smil:to="visible"/>
                </anim:par>
              </anim:par>
            </anim:par>
          </anim:seq>
        </anim:par>
        <presentation:notes draw:style-name="dp2">
          <draw:page-thumbnail draw:style-name="gr3" draw:layer="layout" svg:width="12.7cm" svg:height="9.525cm" svg:x="3.175cm" svg:y="1.904cm" draw:page-number="19" presentation:class="page"/>
          <draw:frame presentation:style-name="pr1" draw:text-style-name="P5" draw:layer="layout" svg:width="13.97cm" svg:height="11.43cm" svg:x="2.54cm" svg:y="12.065cm" presentation:class="notes" presentation:placeholder="true">
            <draw:text-box/>
          </draw:frame>
        </presentation:notes>
      </draw:page>
      <draw:page draw:name="page2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8" draw:layer="layout" svg:width="11.642cm" svg:height="2.021cm" svg:x="0cm" svg:y="0cm">
          <text:list text:style-name="L1">
            <text:list-header>
              <text:p text:style-name="P37"><text:span text:style-name="T31">析构函数 </text:span></text:p>
            </text:list-header>
          </text:list>
          <draw:enhanced-geometry svg:viewBox="0 0 21600 21600" draw:type="mso-spt202" draw:enhanced-path="M 0 0 L 21600 0 21600 21600 0 21600 0 0 Z N"/>
        </draw:custom-shape>
        <draw:custom-shape draw:name="Text Box 3" draw:style-name="gr42" draw:text-style-name="P61" draw:layer="layout" svg:width="25.4cm" svg:height="4.881cm" svg:x="0cm" svg:y="1.905cm">
          <text:list text:style-name="L1">
            <text:list-header>
              <text:p text:style-name="P60"><text:span text:style-name="T11">析构函数的作用与构造函数正好相反，</text:span><text:span text:style-name="T12">是在对象的生命期结束时，释放系统为对象所分配的空间，即要撤消一个对象。</text:span></text:p>
            </text:list-header>
          </text:list>
          <draw:enhanced-geometry svg:viewBox="0 0 21600 21600" draw:type="mso-spt202" draw:enhanced-path="M 0 0 L 21600 0 21600 21600 0 21600 0 0 Z N"/>
        </draw:custom-shape>
        <draw:custom-shape draw:name="Text Box 4" draw:style-name="gr2" draw:text-style-name="P63" draw:layer="layout" svg:width="22.013cm" svg:height="10.826cm" svg:x="1.482cm" svg:y="7.197cm">
          <text:list text:style-name="L1">
            <text:list-header>
              <text:p text:style-name="P62"><text:span text:style-name="T30">析</text:span><text:span text:style-name="T30">构</text:span><text:span text:style-name="T30">函</text:span><text:span text:style-name="T30">数</text:span><text:span text:style-name="T30">也</text:span><text:span text:style-name="T30">是</text:span><text:span text:style-name="T30">类</text:span><text:span text:style-name="T30">的</text:span><text:span text:style-name="T30">成</text:span><text:span text:style-name="T30">员</text:span><text:span text:style-name="T30">函</text:span><text:span text:style-name="T30">数，</text:span><text:span text:style-name="T30">定</text:span><text:span text:style-name="T30">义</text:span><text:span text:style-name="T30">析</text:span><text:span text:style-name="T30">构</text:span><text:span text:style-name="T30">函</text:span><text:span text:style-name="T30">数</text:span><text:span text:style-name="T30">的</text:span><text:span text:style-name="T30">格</text:span><text:span text:style-name="T30">式</text:span><text:span text:style-name="T30">为：</text:span></text:p>
              <text:p text:style-name="P62"><text:span text:style-name="T23">Cla</text:span><text:span text:style-name="T23">ssN</text:span><text:span text:style-name="T23">am</text:span><text:span text:style-name="T23">e::</text:span><text:span text:style-name="T28">~Cl</text:span><text:span text:style-name="T28">ass</text:span><text:span text:style-name="T28">Na</text:span><text:span text:style-name="T28">me</text:span><text:span text:style-name="T28">( )</text:span></text:p>
              <text:p text:style-name="P62"><text:span text:style-name="T23">{</text:span></text:p>
              <text:p text:style-name="P62"><text:span text:style-name="T23"><text:s text:c="3"/></text:span><text:span text:style-name="T23">...</text:span><text:span text:style-name="T23">...</text:span></text:p>
              <text:p text:style-name="P62"><text:span text:style-name="T23">// <text:s text:c="3"/></text:span><text:span text:style-name="T23"><text:s text:c="5"/></text:span><text:span text:style-name="T30">函</text:span><text:span text:style-name="T30">数</text:span><text:span text:style-name="T30">体</text:span><text:span text:style-name="T23">;</text:span></text:p>
              <text:p text:style-name="P62"><text:span text:style-name="T23"><text:s text:c="7"/></text:span><text:span text:style-name="T23"><text:s text:c="3"/></text:span><text:span text:style-name="T23">}</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0" presentation:class="page"/>
          <draw:frame presentation:style-name="pr1" draw:text-style-name="P5" draw:layer="layout" svg:width="13.97cm" svg:height="11.43cm" svg:x="2.54cm" svg:y="12.065cm" presentation:class="notes" presentation:placeholder="true">
            <draw:text-box/>
          </draw:frame>
        </presentation:notes>
      </draw:page>
      <draw:page draw:name="page2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5" draw:layer="layout" svg:width="25.4cm" svg:height="6.247cm" svg:x="0cm" svg:y="0cm">
          <text:list text:style-name="L1">
            <text:list-header>
              <text:p text:style-name="P64"><text:span text:style-name="T31">析构 函数的特点如下：</text:span></text:p>
              <text:p text:style-name="P64"><text:span text:style-name="T20">1</text:span><text:span text:style-name="T31">、析构函数是</text:span><text:span text:style-name="T32">成员函数</text:span><text:span text:style-name="T31">，函数体可写在类体内，也可写在类体外。</text:span></text:p>
            </text:list-header>
          </text:list>
          <draw:enhanced-geometry svg:viewBox="0 0 21600 21600" draw:type="mso-spt202" draw:enhanced-path="M 0 0 L 21600 0 21600 21600 0 21600 0 0 Z N"/>
        </draw:custom-shape>
        <draw:custom-shape draw:name="Text Box 3" draw:style-name="gr14" draw:text-style-name="P65" xml:id="id45" draw:id="id45" draw:layer="layout" svg:width="25.4cm" svg:height="5.341cm" svg:x="0cm" svg:y="6.985cm">
          <text:list text:style-name="L1">
            <text:list-header>
              <text:p text:style-name="P64"><text:span text:style-name="T20">2</text:span><text:span text:style-name="T31">、</text:span><text:span text:style-name="T33">析构函数是一个特殊的成员函数，函数名必须与类名相同，并在其</text:span><text:span text:style-name="T32">前面加上字符“</text:span><text:span text:style-name="T22">~”</text:span><text:span text:style-name="T33">，以便和构造函数名相区别</text:span><text:span text:style-name="T31">。</text:span></text:p>
            </text:list-header>
          </text:list>
          <draw:enhanced-geometry svg:viewBox="0 0 21600 21600" draw:type="mso-spt202" draw:enhanced-path="M 0 0 L 21600 0 21600 21600 0 21600 0 0 Z N"/>
        </draw:custom-shape>
        <draw:custom-shape draw:name="Text Box 4" draw:style-name="gr14" draw:text-style-name="P65" xml:id="id46" draw:id="id46" draw:layer="layout" svg:width="25.4cm" svg:height="3.581cm" svg:x="0cm" svg:y="13.335cm">
          <text:list text:style-name="L1">
            <text:list-header>
              <text:p text:style-name="P64"><text:span text:style-name="T20">3</text:span><text:span text:style-name="T31">、析构函数</text:span><text:span text:style-name="T32">不能带有任何参数，不能有返回值，不指定函数类型。</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45" smil:attributeName="visibility" smil:to="visible"/>
                  <anim:transitionFilter smil:dur="0.5s" smil:targetElement="id45"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46" smil:attributeName="visibility" smil:to="visible"/>
                  <anim:transitionFilter smil:dur="0.5s" smil:targetElement="id46" smil:type="checkerBoardWipe" smil:subtype="across"/>
                </anim:par>
              </anim:par>
            </anim:par>
          </anim:seq>
        </anim:par>
        <presentation:notes draw:style-name="dp2">
          <draw:page-thumbnail draw:style-name="gr3" draw:layer="layout" svg:width="12.7cm" svg:height="9.525cm" svg:x="3.175cm" svg:y="1.904cm" draw:page-number="21" presentation:class="page"/>
          <draw:frame presentation:style-name="pr1" draw:text-style-name="P5" draw:layer="layout" svg:width="13.97cm" svg:height="11.43cm" svg:x="2.54cm" svg:y="12.065cm" presentation:class="notes" presentation:placeholder="true">
            <draw:text-box/>
          </draw:frame>
        </presentation:notes>
      </draw:page>
      <draw:page draw:name="page2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43" draw:text-style-name="P38" xml:id="id48" draw:id="id48" draw:layer="layout" svg:width="25.4cm" svg:height="5.541cm" svg:x="0cm" svg:y="10.372cm">
          <text:list text:style-name="L2">
            <text:list-header>
              <text:p text:style-name="P37"><text:span text:style-name="T33">在程序的执行过程中，当遇到某一对象的生存期结束时，系统自动调用析构函数，然后再收回为对象分配的存储空间。</text:span></text:p>
            </text:list-header>
          </text:list>
          <draw:enhanced-geometry svg:viewBox="0 0 21600 21600" draw:type="mso-spt202" draw:enhanced-path="M 0 0 L 21600 0 21600 21600 0 21600 0 0 Z N"/>
        </draw:custom-shape>
        <draw:custom-shape draw:name="Text Box 4" draw:style-name="gr14" draw:text-style-name="P65" draw:layer="layout" svg:width="25.4cm" svg:height="3.581cm" svg:x="0cm" svg:y="1.27cm">
          <text:list text:style-name="L1">
            <text:list-header>
              <text:p text:style-name="P64"><text:span text:style-name="T20">4</text:span><text:span text:style-name="T31">、一个类中，只能定义一个析构函数，</text:span><text:span text:style-name="T32">析构函数不允许重载。</text:span></text:p>
            </text:list-header>
          </text:list>
          <draw:enhanced-geometry svg:viewBox="0 0 21600 21600" draw:type="mso-spt202" draw:enhanced-path="M 0 0 L 21600 0 21600 21600 0 21600 0 0 Z N"/>
        </draw:custom-shape>
        <draw:custom-shape draw:name="Text Box 5" draw:style-name="gr14" draw:text-style-name="P65" xml:id="id47" draw:id="id47" draw:layer="layout" svg:width="24.977cm" svg:height="1.821cm" svg:x="0cm" svg:y="6.773cm">
          <text:list text:style-name="L1">
            <text:list-header>
              <text:p text:style-name="P64"><text:span text:style-name="T20">5</text:span><text:span text:style-name="T31">、析构函数是在撤消对象时由系统自动调用的。</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47" smil:attributeName="visibility" smil:to="visible"/>
                  <anim:transitionFilter smil:dur="0.5s" smil:targetElement="id47" smil:type="checkerBoardWipe" smil:subtype="across"/>
                </anim:par>
              </anim:par>
            </anim:par>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48" smil:attributeName="visibility" smil:to="visible"/>
                  <anim:transitionFilter smil:dur="0.5s" smil:targetElement="id48" smil:type="checkerBoardWipe" smil:subtype="across"/>
                </anim:par>
              </anim:par>
            </anim:par>
          </anim:seq>
        </anim:par>
        <presentation:notes draw:style-name="dp2">
          <draw:page-thumbnail draw:style-name="gr3" draw:layer="layout" svg:width="12.7cm" svg:height="9.525cm" svg:x="3.175cm" svg:y="1.904cm" draw:page-number="22" presentation:class="page"/>
          <draw:frame presentation:style-name="pr1" draw:text-style-name="P5" draw:layer="layout" svg:width="13.97cm" svg:height="11.43cm" svg:x="2.54cm" svg:y="12.065cm" presentation:class="notes" presentation:placeholder="true">
            <draw:text-box/>
          </draw:frame>
        </presentation:notes>
      </draw:page>
      <draw:page draw:name="page2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7" draw:layer="layout" svg:width="24.977cm" svg:height="18.343cm" svg:x="0cm" svg:y="0cm">
          <text:list text:style-name="L1">
            <text:list-header>
              <text:p text:style-name="P66"><text:span text:style-name="T7">cla</text:span><text:span text:style-name="T7">ss </text:span><text:span text:style-name="T7">A{</text:span></text:p>
              <text:p text:style-name="P66"><text:span text:style-name="T7"><text:tab/></text:span><text:span text:style-name="T7">flo</text:span><text:span text:style-name="T7">at </text:span><text:span text:style-name="T7">x,y</text:span><text:span text:style-name="T7">;</text:span></text:p>
              <text:p text:style-name="P66"><text:span text:style-name="T7">pu</text:span><text:span text:style-name="T7">bli</text:span><text:span text:style-name="T7">c:</text:span></text:p>
              <text:p text:style-name="P66"><text:span text:style-name="T7"><text:s text:c="3"/></text:span><text:span text:style-name="T7">A(</text:span><text:span text:style-name="T7">flo</text:span><text:span text:style-name="T7">at </text:span><text:span text:style-name="T7">a,f</text:span><text:span text:style-name="T7">loa</text:span><text:span text:style-name="T7">t </text:span><text:span text:style-name="T7">b)</text:span></text:p>
              <text:p text:style-name="P66"><text:span text:style-name="T7"><text:s/></text:span><text:span text:style-name="T7">{</text:span><text:span text:style-name="T7"><text:tab/></text:span><text:span text:style-name="T7">x=</text:span><text:span text:style-name="T7">a;</text:span><text:span text:style-name="T7">y=</text:span><text:span text:style-name="T7">b;c</text:span><text:span text:style-name="T7">ou</text:span><text:span text:style-name="T7">t&lt;</text:span><text:span text:style-name="T7">&lt;"</text:span><text:span text:style-name="T11">调</text:span><text:span text:style-name="T11">用</text:span><text:span text:style-name="T11">非</text:span><text:span text:style-name="T11">缺</text:span><text:span text:style-name="T11">省</text:span><text:span text:style-name="T11">的</text:span><text:span text:style-name="T11">构</text:span><text:span text:style-name="T11">造</text:span><text:span text:style-name="T11">函</text:span><text:span text:style-name="T11">数</text:span><text:span text:style-name="T7">\</text:span><text:span text:style-name="T7">n"</text:span><text:span text:style-name="T7">;}</text:span></text:p>
              <text:p text:style-name="P66"><text:span text:style-name="T7"><text:s text:c="3"/></text:span><text:span text:style-name="T7">A(</text:span><text:span text:style-name="T7">)</text:span><text:span text:style-name="T7"><text:tab/></text:span><text:span text:style-name="T7"> </text:span><text:span text:style-name="T7">{ <text:s/></text:span><text:span text:style-name="T7">x=</text:span><text:span text:style-name="T7">0; <text:s/></text:span><text:span text:style-name="T7">y=</text:span><text:span text:style-name="T7">0; <text:s/></text:span><text:span text:style-name="T7">co</text:span><text:span text:style-name="T7">ut</text:span><text:span text:style-name="T7">&lt;&lt;</text:span><text:span text:style-name="T7">"</text:span><text:span text:style-name="T11">调</text:span><text:span text:style-name="T11">用</text:span><text:span text:style-name="T11">缺</text:span><text:span text:style-name="T11">省</text:span><text:span text:style-name="T11">的</text:span><text:span text:style-name="T11">构</text:span><text:span text:style-name="T11">造</text:span><text:span text:style-name="T11">函</text:span><text:span text:style-name="T11">数</text:span><text:span text:style-name="T7">\</text:span><text:span text:style-name="T7">n" </text:span><text:span text:style-name="T7">;}</text:span></text:p>
              <text:p text:style-name="P66"><text:span text:style-name="T7"><text:s text:c="3"/></text:span><text:span text:style-name="T10">~A</text:span><text:span text:style-name="T10">() {</text:span><text:span text:style-name="T10"><text:tab/></text:span><text:span text:style-name="T10">co</text:span><text:span text:style-name="T10">ut</text:span><text:span text:style-name="T10">&lt;&lt;</text:span><text:span text:style-name="T10">"</text:span><text:span text:style-name="T12">调</text:span><text:span text:style-name="T12">用</text:span><text:span text:style-name="T12">析</text:span><text:span text:style-name="T12">构</text:span><text:span text:style-name="T12">函</text:span><text:span text:style-name="T12">数</text:span><text:span text:style-name="T10">\</text:span><text:span text:style-name="T10">n"</text:span><text:span text:style-name="T10">;}</text:span></text:p>
              <text:p text:style-name="P66"><text:span text:style-name="T7"><text:s text:c="4"/></text:span><text:span text:style-name="T7">voi</text:span><text:span text:style-name="T7">d </text:span><text:span text:style-name="T7">Pri</text:span><text:span text:style-name="T7">nt(</text:span><text:span text:style-name="T7">voi</text:span><text:span text:style-name="T7">d) </text:span><text:span text:style-name="T7">{ <text:s text:c="3"/></text:span><text:span text:style-name="T7">co</text:span><text:span text:style-name="T7">ut</text:span><text:span text:style-name="T7">&lt;&lt;</text:span><text:span text:style-name="T7">x&lt;</text:span><text:span text:style-name="T7">&lt;'\</text:span><text:span text:style-name="T7">t'&lt;</text:span><text:span text:style-name="T7">&lt;y</text:span><text:span text:style-name="T7">&lt;&lt;</text:span><text:span text:style-name="T7">en</text:span><text:span text:style-name="T7">dl;</text:span><text:span text:style-name="T7"><text:tab/></text:span><text:span text:style-name="T7">}</text:span></text:p>
              <text:p text:style-name="P66"><text:span text:style-name="T7">};</text:span></text:p>
              <text:p text:style-name="P66"><text:span text:style-name="T7">voi</text:span><text:span text:style-name="T7">d </text:span><text:span text:style-name="T7">m</text:span><text:span text:style-name="T7">ai</text:span><text:span text:style-name="T7">n(</text:span><text:span text:style-name="T7">voi</text:span><text:span text:style-name="T7">d)</text:span></text:p>
              <text:p text:style-name="P66"><text:span text:style-name="T7">{</text:span><text:span text:style-name="T7"><text:tab/></text:span><text:span text:style-name="T7">A <text:s/></text:span><text:span text:style-name="T7">a1</text:span><text:span text:style-name="T7">; </text:span></text:p>
              <text:p text:style-name="P66"><text:span text:style-name="T7"><text:tab/></text:span><text:span text:style-name="T7">A <text:s/></text:span><text:span text:style-name="T7">a2</text:span><text:span text:style-name="T7">(3.</text:span><text:span text:style-name="T7">0,3</text:span><text:span text:style-name="T7">0.0</text:span><text:span text:style-name="T7">);</text:span></text:p>
              <text:p text:style-name="P66"><text:span text:style-name="T7"><text:tab/></text:span><text:span text:style-name="T7">co</text:span><text:span text:style-name="T7">ut</text:span><text:span text:style-name="T7">&lt;&lt;</text:span><text:span text:style-name="T7">"</text:span><text:span text:style-name="T11">退</text:span><text:span text:style-name="T11">出</text:span><text:span text:style-name="T11">主</text:span><text:span text:style-name="T11">函</text:span><text:span text:style-name="T11">数</text:span><text:span text:style-name="T7">\</text:span><text:span text:style-name="T7">n"</text:span><text:span text:style-name="T7">;</text:span></text:p>
              <text:p text:style-name="P66"><text:span text:style-name="T7">}</text:span></text:p>
            </text:list-header>
          </text:list>
          <draw:enhanced-geometry svg:viewBox="0 0 21600 21600" draw:type="mso-spt202" draw:enhanced-path="M 0 0 L 21600 0 21600 21600 0 21600 0 0 Z N"/>
        </draw:custom-shape>
        <draw:custom-shape draw:name="Text Box 3" draw:style-name="gr44" draw:text-style-name="P36" xml:id="id49" draw:id="id49" draw:layer="layout" svg:width="9.737cm" svg:height="1.277cm" svg:x="14.605cm" svg:y="11.007cm">
          <text:list text:style-name="L4">
            <text:list-header>
              <text:p text:style-name="P35"><text:span text:style-name="T27">调用缺省的构造函数</text:span></text:p>
            </text:list-header>
          </text:list>
          <draw:enhanced-geometry svg:viewBox="0 0 21600 21600" draw:type="mso-spt202" draw:enhanced-path="M 0 0 L 21600 0 21600 21600 0 21600 0 0 Z N"/>
        </draw:custom-shape>
        <draw:custom-shape draw:name="Text Box 4" draw:style-name="gr45" draw:text-style-name="P36" xml:id="id50" draw:id="id50" draw:layer="layout" svg:width="9.737cm" svg:height="1.277cm" svg:x="14.605cm" svg:y="12.488cm">
          <text:list text:style-name="L4">
            <text:list-header>
              <text:p text:style-name="P35"><text:span text:style-name="T27">调用非缺省的构造函数</text:span></text:p>
            </text:list-header>
          </text:list>
          <draw:enhanced-geometry svg:viewBox="0 0 21600 21600" draw:type="mso-spt202" draw:enhanced-path="M 0 0 L 21600 0 21600 21600 0 21600 0 0 Z N"/>
        </draw:custom-shape>
        <draw:custom-shape draw:name="Text Box 5" draw:style-name="gr46" draw:text-style-name="P36" xml:id="id51" draw:id="id51" draw:layer="layout" svg:width="9.737cm" svg:height="1.277cm" svg:x="14.605cm" svg:y="13.758cm">
          <text:list text:style-name="L4">
            <text:list-header>
              <text:p text:style-name="P35"><text:span text:style-name="T27">退出主函数</text:span></text:p>
            </text:list-header>
          </text:list>
          <draw:enhanced-geometry svg:viewBox="0 0 21600 21600" draw:type="mso-spt202" draw:enhanced-path="M 0 0 L 21600 0 21600 21600 0 21600 0 0 Z N"/>
        </draw:custom-shape>
        <draw:custom-shape draw:name="Text Box 6" draw:style-name="gr47" draw:text-style-name="P36" xml:id="id52" draw:id="id52" draw:layer="layout" svg:width="9.737cm" svg:height="1.277cm" svg:x="14.605cm" svg:y="15.24cm">
          <text:list text:style-name="L4">
            <text:list-header>
              <text:p text:style-name="P35"><text:span text:style-name="T27">调用析构函数</text:span></text:p>
            </text:list-header>
          </text:list>
          <draw:enhanced-geometry svg:viewBox="0 0 21600 21600" draw:type="mso-spt202" draw:enhanced-path="M 0 0 L 21600 0 21600 21600 0 21600 0 0 Z N"/>
        </draw:custom-shape>
        <draw:custom-shape draw:name="Text Box 7" draw:style-name="gr48" draw:text-style-name="P36" xml:id="id53" draw:id="id53" draw:layer="layout" svg:width="9.737cm" svg:height="1.277cm" svg:x="14.605cm" svg:y="16.722cm">
          <text:list text:style-name="L4">
            <text:list-header>
              <text:p text:style-name="P35"><text:span text:style-name="T27">调用析构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49" smil:attributeName="visibility" smil:to="visible"/>
                  <anim:transitionFilter smil:dur="0.5s" smil:targetElement="id4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0" smil:attributeName="visibility" smil:to="visible"/>
                  <anim:transitionFilter smil:dur="0.5s" smil:targetElement="id5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1" smil:attributeName="visibility" smil:to="visible"/>
                  <anim:transitionFilter smil:dur="0.5s" smil:targetElement="id5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2" smil:attributeName="visibility" smil:to="visible"/>
                  <anim:transitionFilter smil:dur="0.5s" smil:targetElement="id5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3" smil:attributeName="visibility" smil:to="visible"/>
                  <anim:transitionFilter smil:dur="0.5s" smil:targetElement="id53" smil:type="barWipe" smil:subtype="leftToRight"/>
                </anim:par>
              </anim:par>
            </anim:par>
          </anim:seq>
        </anim:par>
        <presentation:notes draw:style-name="dp2">
          <draw:page-thumbnail draw:style-name="gr3" draw:layer="layout" svg:width="12.7cm" svg:height="9.525cm" svg:x="3.175cm" svg:y="1.904cm" draw:page-number="23" presentation:class="page"/>
          <draw:frame presentation:style-name="pr1" draw:text-style-name="P5" draw:layer="layout" svg:width="13.97cm" svg:height="11.43cm" svg:x="2.54cm" svg:y="12.065cm" presentation:class="notes" presentation:placeholder="true">
            <draw:text-box/>
          </draw:frame>
        </presentation:notes>
      </draw:page>
      <draw:page draw:name="page2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11" xml:id="id54" draw:id="id54" draw:layer="layout" svg:width="24.765cm" svg:height="14.128cm" svg:x="0cm" svg:y="0.635cm">
          <text:list text:style-name="L1">
            <text:list-header>
              <text:p text:style-name="P10"><text:span text:style-name="T13"><text:s text:c="12"/></text:span><text:span text:style-name="T3">在程序的执行过程中，对象如果用</text:span><text:span text:style-name="T13">new</text:span><text:span text:style-name="T3">运算符开辟了空间，则在类中</text:span><text:span text:style-name="T4">应该</text:span><text:span text:style-name="T3">定义一个析构函数，并在析构函数中使用</text:span><text:span text:style-name="T13">delete</text:span><text:span text:style-name="T3">删除由</text:span><text:span text:style-name="T13">new</text:span><text:span text:style-name="T3">分配的内存空间。</text:span><text:span text:style-name="T5">因为在撤消对象时，系统自动收回为对象所分配的存储空间，而不能自动收回由</text:span><text:span text:style-name="T14">new</text:span><text:span text:style-name="T5">分配的动态存储空间。</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venetian-blinds" presentation:preset-sub-type="vertical">
                  <anim:set smil:begin="0s" smil:dur="0.001s" smil:fill="hold" smil:targetElement="id54" smil:attributeName="visibility" smil:to="visible"/>
                  <anim:transitionFilter smil:dur="0.5s" smil:targetElement="id54" smil:type="blindsWipe" smil:subtype="horizontal"/>
                </anim:par>
              </anim:par>
            </anim:par>
          </anim:seq>
        </anim:par>
        <presentation:notes draw:style-name="dp2">
          <draw:page-thumbnail draw:style-name="gr3" draw:layer="layout" svg:width="12.7cm" svg:height="9.525cm" svg:x="3.175cm" svg:y="1.904cm" draw:page-number="24" presentation:class="page"/>
          <draw:frame presentation:style-name="pr1" draw:text-style-name="P5" draw:layer="layout" svg:width="13.97cm" svg:height="11.43cm" svg:x="2.54cm" svg:y="12.065cm" presentation:class="notes" presentation:placeholder="true">
            <draw:text-box/>
          </draw:frame>
        </presentation:notes>
      </draw:page>
      <draw:page draw:name="page2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9" draw:layer="layout" svg:width="22.648cm" svg:height="18.268cm" svg:x="0cm" svg:y="0.423cm">
          <text:list text:style-name="L1">
            <text:list-header>
              <text:p text:style-name="P68"><text:span text:style-name="T7">cla</text:span><text:span text:style-name="T7">ss </text:span><text:span text:style-name="T7">Str</text:span><text:span text:style-name="T7">{</text:span></text:p>
              <text:p text:style-name="P68"><text:span text:style-name="T7"><text:tab/></text:span><text:span text:style-name="T7">ch</text:span><text:span text:style-name="T7">ar </text:span><text:span text:style-name="T7">*S</text:span><text:span text:style-name="T7">p; <text:s/></text:span><text:span text:style-name="T7"><text:s text:c="2"/></text:span><text:span text:style-name="T7">int </text:span><text:span text:style-name="T7">Le</text:span><text:span text:style-name="T7">ng</text:span><text:span text:style-name="T7">th;</text:span></text:p>
              <text:p text:style-name="P68"><text:span text:style-name="T7">pu</text:span><text:span text:style-name="T7">bli</text:span><text:span text:style-name="T7">c:</text:span></text:p>
              <text:p text:style-name="P68"><text:span text:style-name="T7"><text:tab/></text:span><text:span text:style-name="T10">Str</text:span><text:span text:style-name="T10">(ch</text:span><text:span text:style-name="T10">ar </text:span><text:span text:style-name="T10">*st</text:span><text:span text:style-name="T10">rin</text:span><text:span text:style-name="T10">g)</text:span></text:p>
            </text:list-header>
          </text:list>
          <text:list text:style-name="L2">
            <text:list-header>
              <text:p text:style-name="P68"><text:span text:style-name="T10"><text:tab/></text:span><text:span text:style-name="T10">{ <text:s text:c="2"/></text:span><text:span text:style-name="T10">if(s</text:span><text:span text:style-name="T10">tri</text:span><text:span text:style-name="T10">ng</text:span><text:span text:style-name="T10">){</text:span><text:span text:style-name="T10"><text:tab/></text:span><text:span text:style-name="T10">Le</text:span><text:span text:style-name="T10">ng</text:span><text:span text:style-name="T10">th</text:span><text:span text:style-name="T10">=st</text:span><text:span text:style-name="T10">rle</text:span><text:span text:style-name="T10">n(s</text:span><text:span text:style-name="T10">tri</text:span><text:span text:style-name="T10">ng</text:span><text:span text:style-name="T10">);</text:span></text:p>
              <text:p text:style-name="P68"><text:span text:style-name="T10"><text:tab/></text:span><text:span text:style-name="T10"> <text:s text:c="4"/></text:span><text:span text:style-name="T10"><text:tab/></text:span><text:span text:style-name="T10"><text:tab/></text:span><text:span text:style-name="T10">Sp</text:span><text:span text:style-name="T10">=n</text:span><text:span text:style-name="T10">ew </text:span><text:span text:style-name="T10">ch</text:span><text:span text:style-name="T10">ar[</text:span><text:span text:style-name="T10">Le</text:span><text:span text:style-name="T10">ng</text:span><text:span text:style-name="T10">th</text:span><text:span text:style-name="T10">+1</text:span><text:span text:style-name="T10">];</text:span></text:p>
              <text:p text:style-name="P68"><text:span text:style-name="T10"><text:tab/></text:span><text:span text:style-name="T10"><text:tab/></text:span><text:span text:style-name="T10"><text:tab/></text:span><text:span text:style-name="T10">str</text:span><text:span text:style-name="T10">cp</text:span><text:span text:style-name="T10">y(</text:span><text:span text:style-name="T10">Sp</text:span><text:span text:style-name="T10">,st</text:span><text:span text:style-name="T10">rin</text:span><text:span text:style-name="T10">g);</text:span></text:p>
              <text:p text:style-name="P68"><text:span text:style-name="T10"><text:tab/></text:span><text:span text:style-name="T10"><text:tab/></text:span><text:span text:style-name="T10"> <text:s text:c="5"/></text:span><text:span text:style-name="T10"><text:s text:c="2"/></text:span><text:span text:style-name="T10">}</text:span></text:p>
              <text:p text:style-name="P68"><text:span text:style-name="T10"><text:tab/></text:span><text:span text:style-name="T10"> <text:s text:c="3"/></text:span><text:span text:style-name="T10">els</text:span><text:span text:style-name="T10">e <text:s text:c="3"/></text:span><text:span text:style-name="T10"><text:s text:c="2"/></text:span><text:span text:style-name="T10">Sp</text:span><text:span text:style-name="T10">=0</text:span><text:span text:style-name="T10">;</text:span></text:p>
              <text:p text:style-name="P68"><text:span text:style-name="T10"><text:tab/></text:span><text:span text:style-name="T10">}</text:span></text:p>
            </text:list-header>
          </text:list>
          <text:list text:style-name="L1">
            <text:list-header>
              <text:p text:style-name="P68"><text:span text:style-name="T7"><text:tab/></text:span><text:span text:style-name="T7">voi</text:span><text:span text:style-name="T7">d </text:span><text:span text:style-name="T7">Sh</text:span><text:span text:style-name="T7">ow</text:span><text:span text:style-name="T7">(v</text:span><text:span text:style-name="T7">oi</text:span><text:span text:style-name="T7">d){</text:span><text:span text:style-name="T7"><text:tab/></text:span><text:span text:style-name="T7">co</text:span><text:span text:style-name="T7">ut</text:span><text:span text:style-name="T7">&lt;&lt;</text:span><text:span text:style-name="T7">Sp</text:span><text:span text:style-name="T7">&lt;&lt;</text:span><text:span text:style-name="T7">en</text:span><text:span text:style-name="T7">dl;</text:span><text:span text:style-name="T7"><text:tab/></text:span><text:span text:style-name="T7">}</text:span></text:p>
              <text:p text:style-name="P68"><text:span text:style-name="T7"><text:tab/></text:span><text:span text:style-name="T8">~S</text:span><text:span text:style-name="T8">tr(</text:span><text:span text:style-name="T8">)</text:span><text:span text:style-name="T8"><text:tab/></text:span><text:span text:style-name="T8">{ <text:s/>i</text:span><text:span text:style-name="T8">f(S</text:span><text:span text:style-name="T8">p)</text:span><text:span text:style-name="T8"><text:tab/></text:span><text:span text:style-name="T8">del</text:span><text:span text:style-name="T8">ete </text:span><text:span text:style-name="T8">[]S</text:span><text:span text:style-name="T8">p;</text:span><text:span text:style-name="T8"><text:tab/></text:span><text:span text:style-name="T8">}</text:span></text:p>
              <text:p text:style-name="P68"><text:span text:style-name="T7">};</text:span></text:p>
              <text:p text:style-name="P68"><text:span text:style-name="T7">voi</text:span><text:span text:style-name="T7">d </text:span><text:span text:style-name="T7">m</text:span><text:span text:style-name="T7">ai</text:span><text:span text:style-name="T7">n(</text:span><text:span text:style-name="T7">voi</text:span><text:span text:style-name="T7">d)</text:span></text:p>
              <text:p text:style-name="P68"><text:span text:style-name="T7">{</text:span><text:span text:style-name="T7"><text:tab/></text:span><text:span text:style-name="T7">Str </text:span><text:span text:style-name="T7">s1(</text:span><text:span text:style-name="T7">"S</text:span><text:span text:style-name="T7">tu</text:span><text:span text:style-name="T7">dy </text:span><text:span text:style-name="T7">C+</text:span><text:span text:style-name="T7">+"</text:span><text:span text:style-name="T7">);</text:span></text:p>
              <text:p text:style-name="P68"><text:span text:style-name="T7"><text:tab/></text:span><text:span text:style-name="T7">s1.</text:span><text:span text:style-name="T7">Sh</text:span><text:span text:style-name="T7">ow</text:span><text:span text:style-name="T7">();</text:span></text:p>
              <text:p text:style-name="P68"><text:span text:style-name="T7">}</text:span></text:p>
            </text:list-header>
          </text:list>
          <draw:enhanced-geometry svg:viewBox="0 0 21600 21600" draw:type="mso-spt202" draw:enhanced-path="M 0 0 L 21600 0 21600 21600 0 21600 0 0 Z N"/>
        </draw:custom-shape>
        <draw:custom-shape draw:name="AutoShape 3" draw:style-name="gr49" draw:text-style-name="P21" xml:id="id55" draw:id="id55" draw:layer="layout" svg:width="8.044cm" svg:height="3.81cm" svg:x="13.758cm" svg:y="0.635cm">
          <text:list text:style-name="L5">
            <text:list-header>
              <text:p text:style-name="P20"><text:span text:style-name="T18">在构造函数中将</text:span><text:span text:style-name="T30">成员数据指针</text:span><text:span text:style-name="T18">指向动态开辟的内存</text:span></text:p>
            </text:list-header>
          </text:list>
          <draw:enhanced-geometry svg:viewBox="0 0 21600 21600" draw:text-areas="800 800 20800 20800" draw:type="round-rectangular-callout" draw:modifiers="-10172 277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50" draw:text-style-name="P21" xml:id="id56" draw:id="id56" draw:layer="layout" svg:width="5.715cm" svg:height="2.752cm" svg:x="15.875cm" svg:y="6.773cm">
          <text:list text:style-name="L5">
            <text:list-header>
              <text:p text:style-name="P20"><text:span text:style-name="T18">用初值为开辟的内存赋值</text:span></text:p>
            </text:list-header>
          </text:list>
          <draw:enhanced-geometry svg:viewBox="0 0 21600 21600" draw:text-areas="800 800 20800 20800" draw:type="round-rectangular-callout" draw:modifiers="-4850 74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51" draw:text-style-name="P21" xml:id="id57" draw:id="id57" draw:layer="layout" svg:width="6.985cm" svg:height="3.81cm" svg:x="15.24cm" svg:y="13.758cm">
          <text:list text:style-name="L5">
            <text:list-header>
              <text:p text:style-name="P20"><text:span text:style-name="T18">析构函数，当释放对象时收回用</text:span><text:span text:style-name="T35">new</text:span><text:span text:style-name="T18">开辟的空间</text:span></text:p>
            </text:list-header>
          </text:list>
          <draw:enhanced-geometry svg:viewBox="0 0 21600 21600" draw:text-areas="800 800 20800 20800" draw:type="round-rectangular-callout" draw:modifiers="-1091 -33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5" smil:attributeName="visibility" smil:to="visible"/>
                  <anim:transitionFilter smil:dur="0.5s" smil:targetElement="id55"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6" smil:attributeName="visibility" smil:to="visible"/>
                  <anim:transitionFilter smil:dur="0.5s" smil:targetElement="id56"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57" smil:attributeName="visibility" smil:to="visible"/>
                  <anim:transitionFilter smil:dur="0.5s" smil:targetElement="id57" smil:type="barWipe" smil:subtype="topToBottom"/>
                </anim:par>
              </anim:par>
            </anim:par>
          </anim:seq>
        </anim:par>
        <presentation:notes draw:style-name="dp2">
          <draw:page-thumbnail draw:style-name="gr3" draw:layer="layout" svg:width="12.7cm" svg:height="9.525cm" svg:x="3.175cm" svg:y="1.904cm" draw:page-number="25" presentation:class="page"/>
          <draw:frame presentation:style-name="pr1" draw:text-style-name="P5" draw:layer="layout" svg:width="13.97cm" svg:height="11.43cm" svg:x="2.54cm" svg:y="12.065cm" presentation:class="notes" presentation:placeholder="true">
            <draw:text-box/>
          </draw:frame>
        </presentation:notes>
      </draw:page>
      <draw:page draw:name="page2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frame draw:style-name="standard" xml:id="id58" draw:id="id58" draw:layer="layout" svg:width="20.35cm" svg:height="2.63cm" svg:x="2.752cm" svg:y="1.482cm">
          <table:table>
            <table:table-column table:style-name="co1"/>
            <table:table-column table:style-name="co2"/>
            <table:table-column table:style-name="co3"/>
            <table:table-column table:style-name="co3"/>
            <table:table-column table:style-name="co4"/>
            <table:table-column table:style-name="co5"/>
            <table:table-column table:style-name="co3"/>
            <table:table-column table:style-name="co3"/>
            <table:table-column table:style-name="co2"/>
            <table:table-column table:style-name="co5"/>
            <table:table-row table:style-name="ro1" table:default-cell-style-name="ce2">
              <table:table-cell table:style-name="ce1">
                <text:list text:style-name="L1">
                  <text:list-header>
                    <text:p text:style-name="P70"><text:span text:style-name="T7">‘</text:span><text:span text:style-name="T7">S’</text:span></text:p>
                  </text:list-header>
                </text:list>
              </table:table-cell>
              <table:table-cell>
                <text:list text:continue-numbering="true" text:style-name="L1">
                  <text:list-header>
                    <text:p text:style-name="P70"><text:span text:style-name="T7">‘</text:span><text:span text:style-name="T7">t’</text:span></text:p>
                  </text:list-header>
                </text:list>
              </table:table-cell>
              <table:table-cell>
                <text:list text:continue-numbering="true" text:style-name="L1">
                  <text:list-header>
                    <text:p text:style-name="P70"><text:span text:style-name="T7">‘</text:span><text:span text:style-name="T7">u’</text:span></text:p>
                  </text:list-header>
                </text:list>
              </table:table-cell>
              <table:table-cell>
                <text:list text:continue-numbering="true" text:style-name="L1">
                  <text:list-header>
                    <text:p text:style-name="P70"><text:span text:style-name="T7">‘</text:span><text:span text:style-name="T7">d’</text:span></text:p>
                  </text:list-header>
                </text:list>
              </table:table-cell>
              <table:table-cell>
                <text:list text:continue-numbering="true" text:style-name="L1">
                  <text:list-header>
                    <text:p text:style-name="P70"><text:span text:style-name="T7">‘</text:span><text:span text:style-name="T7">y’</text:span></text:p>
                  </text:list-header>
                </text:list>
              </table:table-cell>
              <table:table-cell>
                <text:list text:continue-numbering="true" text:style-name="L1">
                  <text:list-header>
                    <text:p text:style-name="P70"><text:span text:style-name="T7">‘ ’</text:span></text:p>
                  </text:list-header>
                </text:list>
              </table:table-cell>
              <table:table-cell>
                <text:list text:continue-numbering="true" text:style-name="L1">
                  <text:list-header>
                    <text:p text:style-name="P70"><text:span text:style-name="T7">‘</text:span><text:span text:style-name="T7">C’</text:span></text:p>
                  </text:list-header>
                </text:list>
              </table:table-cell>
              <table:table-cell>
                <text:list text:continue-numbering="true" text:style-name="L1">
                  <text:list-header>
                    <text:p text:style-name="P70"><text:span text:style-name="T7">‘</text:span><text:span text:style-name="T7">+’</text:span></text:p>
                  </text:list-header>
                </text:list>
              </table:table-cell>
              <table:table-cell>
                <text:list text:continue-numbering="true" text:style-name="L1">
                  <text:list-header>
                    <text:p text:style-name="P70"><text:span text:style-name="T7">‘</text:span><text:span text:style-name="T7">+’</text:span></text:p>
                  </text:list-header>
                </text:list>
              </table:table-cell>
              <table:table-cell table:style-name="ce3">
                <text:list text:continue-numbering="true" text:style-name="L1">
                  <text:list-header>
                    <text:p text:style-name="P70"><text:span text:style-name="T7">‘</text:span><text:span text:style-name="T7">\0’</text:span></text:p>
                  </text:list-header>
                </text:list>
              </table:table-cell>
            </table:table-row>
          </table:table>
          <draw:image xlink:href="Pictures/TablePreview1.svm" xlink:type="simple" xlink:show="embed" xlink:actuate="onLoad"/>
        </draw:frame>
        <draw:custom-shape draw:name="Text Box 34" draw:style-name="gr2" draw:text-style-name="P36" xml:id="id59" draw:id="id59" draw:layer="layout" svg:width="2.964cm" svg:height="1.277cm" svg:x="2.328cm" svg:y="4.868cm">
          <text:list text:style-name="L1">
            <text:list-header>
              <text:p text:style-name="P35"><text:span text:style-name="T23">string</text:span></text:p>
            </text:list-header>
          </text:list>
          <draw:enhanced-geometry svg:viewBox="0 0 21600 21600" draw:type="mso-spt202" draw:enhanced-path="M 0 0 L 21600 0 21600 21600 0 21600 0 0 Z N"/>
        </draw:custom-shape>
        <draw:polyline draw:name="Line 35" draw:style-name="gr52" draw:text-style-name="P71" xml:id="id60" draw:id="id60" draw:layer="layout" svg:width="0cm" svg:height="1.904cm" svg:x="3.387cm" svg:y="2.962cm" svg:viewBox="0 0 0 1905" draw:points="0,1905 0,0">
          <text:p/>
        </draw:polyline>
        <draw:custom-shape draw:name="Text Box 36" draw:style-name="gr2" draw:text-style-name="P36" xml:id="id61" draw:id="id61" draw:layer="layout" svg:width="13.97cm" svg:height="1.277cm" svg:x="1.482cm" svg:y="12.277cm">
          <text:list text:style-name="L1">
            <text:list-header>
              <text:p text:style-name="P35"><text:span text:style-name="T23">Length=strlen(string);</text:span></text:p>
            </text:list-header>
          </text:list>
          <draw:enhanced-geometry svg:viewBox="0 0 21600 21600" draw:type="mso-spt202" draw:enhanced-path="M 0 0 L 21600 0 21600 21600 0 21600 0 0 Z N"/>
        </draw:custom-shape>
        <draw:custom-shape draw:name="Text Box 37" draw:style-name="gr2" draw:text-style-name="P36" xml:id="id62" draw:id="id62" draw:layer="layout" svg:width="11.853cm" svg:height="1.277cm" svg:x="1.482cm" svg:y="13.97cm">
          <text:list text:style-name="L1">
            <text:list-header>
              <text:p text:style-name="P35"><text:span text:style-name="T23">Sp=new char[Length+1];</text:span></text:p>
            </text:list-header>
          </text:list>
          <draw:enhanced-geometry svg:viewBox="0 0 21600 21600" draw:type="mso-spt202" draw:enhanced-path="M 0 0 L 21600 0 21600 21600 0 21600 0 0 Z N"/>
        </draw:custom-shape>
        <draw:custom-shape draw:name="AutoShape 38" draw:style-name="gr53" draw:text-style-name="P73" xml:id="id63" draw:id="id63" draw:layer="layout" svg:width="4.445cm" svg:height="1.27cm" draw:transform="rotate (-3.14159265358979) translate (6.561cm 16.51cm)">
          <text:list text:style-name="L1">
            <text:list-header>
              <text:p text:style-name="P72"><text:span text:style-name="T11"/></text:p>
            </text:list-header>
          </text:list>
          <draw:enhanced-geometry svg:viewBox="0 0 21600 21600" draw:glue-points="?f17 0 ?f16 ?f22 ?f12 ?f2 ?f8 ?f22 ?f14 ?f2" draw:text-areas="?f45 ?f47 ?f46 ?f48" draw:type="mso-spt105" draw:modifiers="12960 19440 14400" draw:enhanced-path="V 0 0 ?f3 ?f23 0 ?f22 ?f4 0 W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frame draw:style-name="standard" xml:id="id64" draw:id="id64" draw:layer="layout" svg:width="20.359cm" svg:height="1.436cm" svg:x="2.54cm" svg:y="6.562cm">
          <table:table>
            <table:table-column table:style-name="co1"/>
            <table:table-column table:style-name="co2"/>
            <table:table-column table:style-name="co2"/>
            <table:table-column table:style-name="co3"/>
            <table:table-column table:style-name="co4"/>
            <table:table-column table:style-name="co5"/>
            <table:table-column table:style-name="co3"/>
            <table:table-column table:style-name="co2"/>
            <table:table-column table:style-name="co6"/>
            <table:table-column table:style-name="co5"/>
            <table:table-row table:style-name="ro2" table:default-cell-style-name="ce2">
              <table:table-cell table:style-name="ce1"/>
              <table:table-cell/>
              <table:table-cell/>
              <table:table-cell/>
              <table:table-cell/>
              <table:table-cell/>
              <table:table-cell/>
              <table:table-cell/>
              <table:table-cell/>
              <table:table-cell table:style-name="ce3"/>
            </table:table-row>
          </table:table>
          <draw:image xlink:href="Pictures/TablePreview2.svm" xlink:type="simple" xlink:show="embed" xlink:actuate="onLoad"/>
        </draw:frame>
        <draw:custom-shape draw:name="Text Box 63" draw:style-name="gr2" draw:text-style-name="P36" xml:id="id65" draw:id="id65" draw:layer="layout" svg:width="1.693cm" svg:height="1.277cm" svg:x="2.54cm" svg:y="9.737cm">
          <text:list text:style-name="L1">
            <text:list-header>
              <text:p text:style-name="P35"><text:span text:style-name="T23">Sp</text:span></text:p>
            </text:list-header>
          </text:list>
          <draw:enhanced-geometry svg:viewBox="0 0 21600 21600" draw:type="mso-spt202" draw:enhanced-path="M 0 0 L 21600 0 21600 21600 0 21600 0 0 Z N"/>
        </draw:custom-shape>
        <draw:polyline draw:name="Line 64" draw:style-name="gr54" draw:text-style-name="P71" xml:id="id66" draw:id="id66" draw:layer="layout" svg:width="0cm" svg:height="1.904cm" svg:x="3.175cm" svg:y="8.042cm" svg:viewBox="0 0 0 1905" draw:points="0,1905 0,0">
          <text:p/>
        </draw:polyline>
        <draw:custom-shape draw:name="Text Box 65" draw:style-name="gr55" draw:text-style-name="P36" xml:id="id67" draw:id="id67" draw:layer="layout" svg:width="12.276cm" svg:height="1.277cm" svg:x="5.292cm" svg:y="8.678cm">
          <text:list text:style-name="L2">
            <text:list-header>
              <text:p text:style-name="P35"><text:span text:style-name="T28">new</text:span><text:span text:style-name="T29">开辟的空间</text:span></text:p>
            </text:list-header>
          </text:list>
          <draw:enhanced-geometry svg:viewBox="0 0 21600 21600" draw:type="mso-spt202" draw:enhanced-path="M 0 0 L 21600 0 21600 21600 0 21600 0 0 Z N"/>
        </draw:custom-shape>
        <draw:custom-shape draw:name="Text Box 66" draw:style-name="gr2" draw:text-style-name="P36" xml:id="id68" draw:id="id68" draw:layer="layout" svg:width="7.832cm" svg:height="1.277cm" svg:x="11.43cm" svg:y="13.123cm">
          <text:list text:style-name="L1">
            <text:list-header>
              <text:p text:style-name="P35"><text:span text:style-name="T23">strcpy(Sp,string);</text:span></text:p>
            </text:list-header>
          </text:list>
          <draw:enhanced-geometry svg:viewBox="0 0 21600 21600" draw:type="mso-spt202" draw:enhanced-path="M 0 0 L 21600 0 21600 21600 0 21600 0 0 Z N"/>
        </draw:custom-shape>
        <draw:custom-shape draw:name="AutoShape 88" draw:style-name="gr56" draw:text-style-name="P73" xml:id="id69" draw:id="id69" draw:layer="layout" svg:width="3.175cm" svg:height="0.847cm" draw:transform="rotate (-3.14159265358979) translate (16.932cm 15.239cm)">
          <text:list text:style-name="L1">
            <text:list-header>
              <text:p text:style-name="P72"><text:span text:style-name="T11"/></text:p>
            </text:list-header>
          </text:list>
          <draw:enhanced-geometry svg:viewBox="0 0 21600 21600" draw:glue-points="?f17 0 ?f16 ?f22 ?f12 ?f2 ?f8 ?f22 ?f14 ?f2" draw:text-areas="?f45 ?f47 ?f46 ?f48" draw:type="mso-spt105" draw:modifiers="12960 19440 14400" draw:enhanced-path="V 0 0 ?f3 ?f23 0 ?f22 ?f4 0 W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frame draw:style-name="standard" xml:id="id70" draw:id="id70" draw:layer="layout" svg:width="20.359cm" svg:height="2.63cm" svg:x="2.54cm" svg:y="6.562cm">
          <table:table>
            <table:table-column table:style-name="co1"/>
            <table:table-column table:style-name="co2"/>
            <table:table-column table:style-name="co2"/>
            <table:table-column table:style-name="co3"/>
            <table:table-column table:style-name="co4"/>
            <table:table-column table:style-name="co5"/>
            <table:table-column table:style-name="co3"/>
            <table:table-column table:style-name="co2"/>
            <table:table-column table:style-name="co6"/>
            <table:table-column table:style-name="co5"/>
            <table:table-row table:style-name="ro1" table:default-cell-style-name="ce2">
              <table:table-cell table:style-name="ce1">
                <text:list text:style-name="L1">
                  <text:list-header>
                    <text:p text:style-name="P70"><text:span text:style-name="T7">‘</text:span><text:span text:style-name="T7">S’</text:span></text:p>
                  </text:list-header>
                </text:list>
              </table:table-cell>
              <table:table-cell>
                <text:list text:continue-numbering="true" text:style-name="L1">
                  <text:list-header>
                    <text:p text:style-name="P70"><text:span text:style-name="T7">‘</text:span><text:span text:style-name="T7">t’</text:span></text:p>
                  </text:list-header>
                </text:list>
              </table:table-cell>
              <table:table-cell>
                <text:list text:continue-numbering="true" text:style-name="L1">
                  <text:list-header>
                    <text:p text:style-name="P70"><text:span text:style-name="T7">‘</text:span><text:span text:style-name="T7">u’</text:span></text:p>
                  </text:list-header>
                </text:list>
              </table:table-cell>
              <table:table-cell>
                <text:list text:continue-numbering="true" text:style-name="L1">
                  <text:list-header>
                    <text:p text:style-name="P70"><text:span text:style-name="T7">‘</text:span><text:span text:style-name="T7">d’</text:span></text:p>
                  </text:list-header>
                </text:list>
              </table:table-cell>
              <table:table-cell>
                <text:list text:continue-numbering="true" text:style-name="L1">
                  <text:list-header>
                    <text:p text:style-name="P70"><text:span text:style-name="T7">‘</text:span><text:span text:style-name="T7">y’</text:span></text:p>
                  </text:list-header>
                </text:list>
              </table:table-cell>
              <table:table-cell>
                <text:list text:continue-numbering="true" text:style-name="L1">
                  <text:list-header>
                    <text:p text:style-name="P70"><text:span text:style-name="T7">‘ ’</text:span></text:p>
                  </text:list-header>
                </text:list>
              </table:table-cell>
              <table:table-cell>
                <text:list text:continue-numbering="true" text:style-name="L1">
                  <text:list-header>
                    <text:p text:style-name="P70"><text:span text:style-name="T7">‘</text:span><text:span text:style-name="T7">C’</text:span></text:p>
                  </text:list-header>
                </text:list>
              </table:table-cell>
              <table:table-cell>
                <text:list text:continue-numbering="true" text:style-name="L1">
                  <text:list-header>
                    <text:p text:style-name="P70"><text:span text:style-name="T7">‘</text:span><text:span text:style-name="T7">+’</text:span></text:p>
                  </text:list-header>
                </text:list>
              </table:table-cell>
              <table:table-cell>
                <text:list text:continue-numbering="true" text:style-name="L1">
                  <text:list-header>
                    <text:p text:style-name="P70"><text:span text:style-name="T7">‘</text:span><text:span text:style-name="T7">+’</text:span></text:p>
                  </text:list-header>
                </text:list>
              </table:table-cell>
              <table:table-cell table:style-name="ce3">
                <text:list text:continue-numbering="true" text:style-name="L1">
                  <text:list-header>
                    <text:p text:style-name="P70"><text:span text:style-name="T7">‘</text:span><text:span text:style-name="T7">\0’</text:span></text:p>
                  </text:list-header>
                </text:list>
              </table:table-cell>
            </table:table-row>
          </table:table>
          <draw:image xlink:href="Pictures/TablePreview3.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8" smil:attributeName="visibility" smil:to="visible"/>
                  <anim:transitionFilter smil:dur="0.5s" smil:targetElement="id5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59" smil:attributeName="visibility" smil:to="visible"/>
                  <anim:transitionFilter smil:dur="0.5s" smil:targetElement="id5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0" smil:attributeName="visibility" smil:to="visible"/>
                  <anim:transitionFilter smil:dur="0.5s" smil:targetElement="id6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1" smil:attributeName="visibility" smil:to="visible"/>
                  <anim:transitionFilter smil:dur="0.5s" smil:targetElement="id6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2" smil:attributeName="visibility" smil:to="visible"/>
                  <anim:transitionFilter smil:dur="0.5s" smil:targetElement="id6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63" smil:attributeName="visibility" smil:to="visible"/>
                  <anim:transitionFilter smil:dur="0.5s" smil:targetElement="id63"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4" smil:attributeName="visibility" smil:to="visible"/>
                  <anim:transitionFilter smil:dur="0.5s" smil:targetElement="id6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5" smil:attributeName="visibility" smil:to="visible"/>
                  <anim:transitionFilter smil:dur="0.5s" smil:targetElement="id65"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6" smil:attributeName="visibility" smil:to="visible"/>
                  <anim:transitionFilter smil:dur="0.5s" smil:targetElement="id6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7" smil:attributeName="visibility" smil:to="visible"/>
                  <anim:transitionFilter smil:dur="0.5s" smil:targetElement="id6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68" smil:attributeName="visibility" smil:to="visible"/>
                  <anim:transitionFilter smil:dur="0.5s" smil:targetElement="id6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right">
                  <anim:set smil:begin="0s" smil:dur="0.001s" smil:fill="hold" smil:targetElement="id69" smil:attributeName="visibility" smil:to="visible"/>
                  <anim:transitionFilter smil:dur="0.5s" smil:targetElement="id69" smil:type="barWipe" smil:subtype="leftToRight" smil:direction="revers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0" smil:attributeName="visibility" smil:to="visible"/>
                  <anim:transitionFilter smil:dur="0.5s" smil:targetElement="id70" smil:type="barWipe" smil:subtype="leftToRight"/>
                </anim:par>
              </anim:par>
            </anim:par>
          </anim:seq>
        </anim:par>
        <presentation:notes draw:style-name="dp2">
          <draw:page-thumbnail draw:style-name="gr3" draw:layer="layout" svg:width="12.7cm" svg:height="9.525cm" svg:x="3.175cm" svg:y="1.904cm" draw:page-number="26" presentation:class="page"/>
          <draw:frame presentation:style-name="pr1" draw:text-style-name="P5" draw:layer="layout" svg:width="13.97cm" svg:height="11.43cm" svg:x="2.54cm" svg:y="12.065cm" presentation:class="notes" presentation:placeholder="true">
            <draw:text-box/>
          </draw:frame>
        </presentation:notes>
      </draw:page>
      <draw:page draw:name="page2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57" draw:text-style-name="P75" xml:id="id74" draw:id="id74" draw:layer="layout" svg:width="25.4cm" svg:height="9.061cm" svg:x="0cm" svg:y="9.313cm">
          <text:list text:style-name="L1">
            <text:list-header>
              <text:p text:style-name="P74"><text:span text:style-name="T31">用</text:span><text:span text:style-name="T20">new</text:span><text:span text:style-name="T31">运算符为对象分配动态存储空间时，调用了构造函数，用</text:span><text:span text:style-name="T20">delete</text:span><text:span text:style-name="T31">删除这个空间时，调用了析构函数。</text:span><text:span text:style-name="T33">当使用运算符</text:span><text:span text:style-name="T34">delete</text:span><text:span text:style-name="T33">删除一个由</text:span><text:span text:style-name="T34">new</text:span><text:span text:style-name="T33">动态产生的对象时，它首先调用该对象的析构函数，然后再释放这个对象占用的内存空间</text:span><text:span text:style-name="T31">。</text:span></text:p>
            </text:list-header>
          </text:list>
          <draw:enhanced-geometry svg:viewBox="0 0 21600 21600" draw:type="mso-spt202" draw:enhanced-path="M 0 0 L 21600 0 21600 21600 0 21600 0 0 Z N"/>
        </draw:custom-shape>
        <draw:custom-shape draw:name="Text Box 4" draw:style-name="gr2" draw:text-style-name="P50" draw:layer="layout" svg:width="25.4cm" svg:height="1.615cm" svg:x="0cm" svg:y="0cm">
          <text:list text:style-name="L1">
            <text:list-header>
              <text:p text:style-name="P49"><text:span text:style-name="T31">可以用</text:span><text:span text:style-name="T20">new</text:span><text:span text:style-name="T31">运算符为对象分配存储空间，如：</text:span></text:p>
            </text:list-header>
          </text:list>
          <draw:enhanced-geometry svg:viewBox="0 0 21600 21600" draw:type="mso-spt202" draw:enhanced-path="M 0 0 L 21600 0 21600 21600 0 21600 0 0 Z N"/>
        </draw:custom-shape>
        <draw:custom-shape draw:name="Text Box 5" draw:style-name="gr58" draw:text-style-name="P50" xml:id="id71" draw:id="id71" draw:layer="layout" svg:width="6.562cm" svg:height="3.675cm" svg:x="3.81cm" svg:y="1.693cm">
          <text:list text:style-name="L2">
            <text:list-header>
              <text:p text:style-name="P49"><text:span text:style-name="T34">A <text:s text:c="2"/>*p;</text:span></text:p>
              <text:p text:style-name="P49"><text:span text:style-name="T34">p=new A;</text:span></text:p>
            </text:list-header>
          </text:list>
          <draw:enhanced-geometry svg:viewBox="0 0 21600 21600" draw:type="mso-spt202" draw:enhanced-path="M 0 0 L 21600 0 21600 21600 0 21600 0 0 Z N"/>
        </draw:custom-shape>
        <draw:custom-shape draw:name="Text Box 6" draw:style-name="gr59" draw:text-style-name="P50" xml:id="id72" draw:id="id72" draw:layer="layout" svg:width="21.431cm" svg:height="1.615cm" svg:x="1.27cm" svg:y="5.292cm">
          <text:list text:style-name="L4">
            <text:list-header>
              <text:p text:style-name="P49"><text:span text:style-name="T32">这时必须用</text:span><text:span text:style-name="T22">delete</text:span><text:span text:style-name="T32">才能释放这一空间。</text:span></text:p>
            </text:list-header>
          </text:list>
          <draw:enhanced-geometry svg:viewBox="0 0 21600 21600" draw:type="mso-spt202" draw:enhanced-path="M 0 0 L 21600 0 21600 21600 0 21600 0 0 Z N"/>
        </draw:custom-shape>
        <draw:custom-shape draw:name="Text Box 7" draw:style-name="gr60" draw:text-style-name="P50" xml:id="id73" draw:id="id73" draw:layer="layout" svg:width="6.138cm" svg:height="1.615cm" svg:x="2.752cm" svg:y="7.408cm">
          <text:list text:style-name="L4">
            <text:list-header>
              <text:p text:style-name="P49"><text:span text:style-name="T22">delete <text:s text:c="2"/>p;</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1" smil:attributeName="visibility" smil:to="visible"/>
                  <anim:transitionFilter smil:dur="0.5s" smil:targetElement="id7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2" smil:attributeName="visibility" smil:to="visible"/>
                  <anim:transitionFilter smil:dur="0.5s" smil:targetElement="id7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3" smil:attributeName="visibility" smil:to="visible"/>
                  <anim:transitionFilter smil:dur="0.5s" smil:targetElement="id7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4" smil:attributeName="visibility" smil:to="visible"/>
                  <anim:transitionFilter smil:dur="0.5s" smil:targetElement="id74" smil:type="barWipe" smil:subtype="leftToRight"/>
                </anim:par>
              </anim:par>
            </anim:par>
          </anim:seq>
        </anim:par>
        <presentation:notes draw:style-name="dp2">
          <draw:page-thumbnail draw:style-name="gr3" draw:layer="layout" svg:width="12.7cm" svg:height="9.525cm" svg:x="3.175cm" svg:y="1.904cm" draw:page-number="27" presentation:class="page"/>
          <draw:frame presentation:style-name="pr1" draw:text-style-name="P5" draw:layer="layout" svg:width="13.97cm" svg:height="11.43cm" svg:x="2.54cm" svg:y="12.065cm" presentation:class="notes" presentation:placeholder="true">
            <draw:text-box/>
          </draw:frame>
        </presentation:notes>
      </draw:page>
      <draw:page draw:name="page2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7" draw:layer="layout" svg:width="24.977cm" svg:height="18.332cm" svg:x="0cm" svg:y="0.335cm">
          <text:list text:style-name="L1">
            <text:list-header>
              <text:p text:style-name="P76"><text:span text:style-name="T23">class <text:s/></text:span><text:span text:style-name="T23">A{</text:span></text:p>
              <text:p text:style-name="P76"><text:span text:style-name="T23"><text:tab/></text:span><text:span text:style-name="T23">float <text:s text:c="2"/></text:span><text:span text:style-name="T23">x,y;</text:span></text:p>
              <text:p text:style-name="P76"><text:span text:style-name="T23">public:</text:span></text:p>
              <text:p text:style-name="P76"><text:span text:style-name="T23"><text:s text:c="2"/></text:span><text:span text:style-name="T28">A(float </text:span><text:span text:style-name="T28">a, float </text:span><text:span text:style-name="T28">b){</text:span><text:span text:style-name="T28"><text:tab/></text:span><text:span text:style-name="T28">x=a;</text:span><text:span text:style-name="T28"><text:tab/></text:span><text:span text:style-name="T28">y=b;</text:span><text:span text:style-name="T28"><text:tab/></text:span><text:span text:style-name="T28">cout&lt;</text:span><text:span text:style-name="T28">&lt;"</text:span><text:span text:style-name="T29">调用</text:span><text:span text:style-name="T29">了构造</text:span><text:span text:style-name="T29">函数</text:span><text:span text:style-name="T28">\</text:span><text:span text:style-name="T28">n";}</text:span></text:p>
              <text:p text:style-name="P76"><text:span text:style-name="T23"><text:s text:c="2"/></text:span><text:span text:style-name="T23">void <text:s/></text:span><text:span text:style-name="T23">Print(v</text:span><text:span text:style-name="T23">oid)</text:span><text:span text:style-name="T23">{ <text:s/>cout&lt;</text:span><text:span text:style-name="T23">&lt;x&lt;&lt;'\</text:span><text:span text:style-name="T23">t'&lt;&lt;y&lt;&lt;</text:span><text:span text:style-name="T23">endl; <text:s/>}</text:span></text:p>
              <text:p text:style-name="P76"><text:span text:style-name="T23"><text:s text:c="2"/></text:span><text:span text:style-name="T26">~A()</text:span><text:span text:style-name="T26"><text:tab/></text:span><text:span text:style-name="T26">{ </text:span><text:span text:style-name="T26"><text:s/>cout&lt;&lt;</text:span><text:span text:style-name="T26">"</text:span><text:span text:style-name="T27">调用</text:span><text:span text:style-name="T27">了析构</text:span><text:span text:style-name="T27">函数</text:span><text:span text:style-name="T26">\</text:span><text:span text:style-name="T26">n"; <text:s text:c="2"/>}</text:span></text:p>
              <text:p text:style-name="P76"><text:span text:style-name="T23">};</text:span></text:p>
              <text:p text:style-name="P76"><text:span text:style-name="T23">void </text:span><text:span text:style-name="T23">main(vo</text:span><text:span text:style-name="T23">id)</text:span></text:p>
              <text:p text:style-name="P76"><text:span text:style-name="T23">{ <text:s/>cout&lt;</text:span><text:span text:style-name="T23">&lt;"</text:span><text:span text:style-name="T30">进入</text:span><text:span text:style-name="T23">main()</text:span><text:span text:style-name="T30">函数</text:span><text:span text:style-name="T23">\</text:span><text:span text:style-name="T23">n";</text:span></text:p>
              <text:p text:style-name="P76"><text:span text:style-name="T23"><text:s text:c="4"/></text:span><text:span text:style-name="T23">A <text:s text:c="2"/></text:span><text:span text:style-name="T23">*pa1;</text:span></text:p>
              <text:p text:style-name="P76"><text:span text:style-name="T23"><text:s text:c="4"/></text:span><text:span text:style-name="T28">pa1=ne</text:span><text:span text:style-name="T28">w <text:s/></text:span><text:span text:style-name="T28">A(3.0, </text:span><text:span text:style-name="T28">5.0);//</text:span><text:span text:style-name="T29">调用构</text:span><text:span text:style-name="T29">造函数</text:span></text:p>
              <text:p text:style-name="P76"><text:span text:style-name="T30"><text:s text:c="4"/></text:span><text:span text:style-name="T23">pa1-</text:span><text:span text:style-name="T23">&gt;Print()</text:span><text:span text:style-name="T23">;</text:span></text:p>
              <text:p text:style-name="P76"><text:span text:style-name="T23"><text:s text:c="4"/></text:span><text:span text:style-name="T26">delete </text:span><text:span text:style-name="T26"><text:s/>pa1; <text:s/>//</text:span><text:span text:style-name="T27">调用析</text:span><text:span text:style-name="T27">构函数</text:span></text:p>
              <text:p text:style-name="P76"><text:span text:style-name="T30"><text:s text:c="4"/></text:span><text:span text:style-name="T23">cout&lt;</text:span><text:span text:style-name="T23">&lt;"</text:span><text:span text:style-name="T30">退出</text:span><text:span text:style-name="T23">main()</text:span><text:span text:style-name="T30">函数</text:span><text:span text:style-name="T23">\</text:span><text:span text:style-name="T23">n";</text:span></text:p>
              <text:p text:style-name="P76"><text:span text:style-name="T23">}</text:span></text:p>
            </text:list-header>
          </text:list>
          <draw:enhanced-geometry svg:viewBox="0 0 21600 21600" draw:type="mso-spt202" draw:enhanced-path="M 0 0 L 21600 0 21600 21600 0 21600 0 0 Z N"/>
        </draw:custom-shape>
        <draw:custom-shape draw:name="Text Box 3" draw:style-name="gr61" draw:text-style-name="P36" xml:id="id75" draw:id="id75" draw:layer="layout" svg:width="8.679cm" svg:height="1.277cm" svg:x="15.028cm" svg:y="8.467cm">
          <text:list text:style-name="L9">
            <text:list-header>
              <text:p text:style-name="P35"><text:span text:style-name="T25">进入</text:span><text:span text:style-name="T24">main()</text:span><text:span text:style-name="T25">函数</text:span></text:p>
            </text:list-header>
          </text:list>
          <draw:enhanced-geometry svg:viewBox="0 0 21600 21600" draw:type="mso-spt202" draw:enhanced-path="M 0 0 L 21600 0 21600 21600 0 21600 0 0 Z N"/>
        </draw:custom-shape>
        <draw:custom-shape draw:name="Text Box 4" draw:style-name="gr62" draw:text-style-name="P36" xml:id="id76" draw:id="id76" draw:layer="layout" svg:width="9.314cm" svg:height="1.277cm" svg:x="15.028cm" svg:y="9.948cm">
          <text:list text:style-name="L9">
            <text:list-header>
              <text:p text:style-name="P35"><text:span text:style-name="T25">调用了构造函数</text:span></text:p>
            </text:list-header>
          </text:list>
          <draw:enhanced-geometry svg:viewBox="0 0 21600 21600" draw:type="mso-spt202" draw:enhanced-path="M 0 0 L 21600 0 21600 21600 0 21600 0 0 Z N"/>
        </draw:custom-shape>
        <draw:custom-shape draw:name="Text Box 5" draw:style-name="gr63" draw:text-style-name="P36" xml:id="id77" draw:id="id77" draw:layer="layout" svg:width="7.196cm" svg:height="1.277cm" svg:x="15.452cm" svg:y="11.642cm">
          <text:list text:style-name="L9">
            <text:list-header>
              <text:p text:style-name="P35"><text:span text:style-name="T24">3</text:span><text:span text:style-name="T24"><text:tab/></text:span><text:span text:style-name="T24">5</text:span></text:p>
            </text:list-header>
          </text:list>
          <draw:enhanced-geometry svg:viewBox="0 0 21600 21600" draw:type="mso-spt202" draw:enhanced-path="M 0 0 L 21600 0 21600 21600 0 21600 0 0 Z N"/>
        </draw:custom-shape>
        <draw:custom-shape draw:name="Text Box 6" draw:style-name="gr64" draw:text-style-name="P36" xml:id="id78" draw:id="id78" draw:layer="layout" svg:width="7.62cm" svg:height="1.277cm" svg:x="15.24cm" svg:y="13.123cm">
          <text:list text:style-name="L9">
            <text:list-header>
              <text:p text:style-name="P35"><text:span text:style-name="T25">调用了析构函数</text:span></text:p>
            </text:list-header>
          </text:list>
          <draw:enhanced-geometry svg:viewBox="0 0 21600 21600" draw:type="mso-spt202" draw:enhanced-path="M 0 0 L 21600 0 21600 21600 0 21600 0 0 Z N"/>
        </draw:custom-shape>
        <draw:custom-shape draw:name="Text Box 7" draw:style-name="gr65" draw:text-style-name="P36" xml:id="id79" draw:id="id79" draw:layer="layout" svg:width="7.62cm" svg:height="1.277cm" svg:x="15.24cm" svg:y="14.817cm">
          <text:list text:style-name="L9">
            <text:list-header>
              <text:p text:style-name="P35"><text:span text:style-name="T25">退出</text:span><text:span text:style-name="T24">main()</text:span><text:span text:style-name="T25">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5" smil:attributeName="visibility" smil:to="visible"/>
                  <anim:transitionFilter smil:dur="0.5s" smil:targetElement="id7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6" smil:attributeName="visibility" smil:to="visible"/>
                  <anim:transitionFilter smil:dur="0.5s" smil:targetElement="id7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7" smil:attributeName="visibility" smil:to="visible"/>
                  <anim:transitionFilter smil:dur="0.5s" smil:targetElement="id7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8" smil:attributeName="visibility" smil:to="visible"/>
                  <anim:transitionFilter smil:dur="0.5s" smil:targetElement="id7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79" smil:attributeName="visibility" smil:to="visible"/>
                  <anim:transitionFilter smil:dur="0.5s" smil:targetElement="id79" smil:type="barWipe" smil:subtype="leftToRight"/>
                </anim:par>
              </anim:par>
            </anim:par>
          </anim:seq>
        </anim:par>
        <presentation:notes draw:style-name="dp2">
          <draw:page-thumbnail draw:style-name="gr3" draw:layer="layout" svg:width="12.7cm" svg:height="9.525cm" svg:x="3.175cm" svg:y="1.904cm" draw:page-number="28" presentation:class="page"/>
          <draw:frame presentation:style-name="pr1" draw:text-style-name="P5" draw:layer="layout" svg:width="13.97cm" svg:height="11.43cm" svg:x="2.54cm" svg:y="12.065cm" presentation:class="notes" presentation:placeholder="true">
            <draw:text-box/>
          </draw:frame>
        </presentation:notes>
      </draw:page>
      <draw:page draw:name="page2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8" draw:layer="layout" svg:width="25.4cm" svg:height="2.021cm" svg:x="0cm" svg:y="0cm">
          <text:list text:style-name="L1">
            <text:list-header>
              <text:p text:style-name="P37"><text:span text:style-name="T31">不同存储类型的对象调用构造函数及析构函数 </text:span></text:p>
            </text:list-header>
          </text:list>
          <draw:enhanced-geometry svg:viewBox="0 0 21600 21600" draw:type="mso-spt202" draw:enhanced-path="M 0 0 L 21600 0 21600 21600 0 21600 0 0 Z N"/>
        </draw:custom-shape>
        <draw:custom-shape draw:name="Text Box 4" draw:style-name="gr2" draw:text-style-name="P65" draw:layer="layout" svg:width="25.4cm" svg:height="5.541cm" svg:x="0cm" svg:y="2.117cm">
          <text:list text:style-name="L1">
            <text:list-header>
              <text:p text:style-name="P64"><text:span text:style-name="T20"><text:s/></text:span><text:span text:style-name="T20">1</text:span><text:span text:style-name="T31">、</text:span><text:span text:style-name="T32">对于全局定义的对象</text:span><text:span text:style-name="T31">（在函数外定义的对象），在程序开始执行时，调用构造函数；到程序结束时，调用析构函数。</text:span></text:p>
            </text:list-header>
          </text:list>
          <draw:enhanced-geometry svg:viewBox="0 0 21600 21600" draw:type="mso-spt202" draw:enhanced-path="M 0 0 L 21600 0 21600 21600 0 21600 0 0 Z N"/>
        </draw:custom-shape>
        <draw:custom-shape draw:name="Text Box 5" draw:style-name="gr66" draw:text-style-name="P65" xml:id="id80" draw:id="id80" draw:layer="layout" svg:width="25.4cm" svg:height="5.341cm" svg:x="0cm" svg:y="8.255cm">
          <text:list text:style-name="L2">
            <text:list-header>
              <text:p text:style-name="P64"><text:span text:style-name="T34">2</text:span><text:span text:style-name="T33">、</text:span><text:span text:style-name="T32">对于局部定义的对象</text:span><text:span text:style-name="T33">（在函数内定义的对象），当程序执行到定义对象的地方时，调用构造函数；在退出对象的作用域时，调用析构函数。</text:span></text:p>
            </text:list-header>
          </text:list>
          <draw:enhanced-geometry svg:viewBox="0 0 21600 21600" draw:type="mso-spt202" draw:enhanced-path="M 0 0 L 21600 0 21600 21600 0 21600 0 0 Z N"/>
        </draw:custom-shape>
        <draw:custom-shape draw:name="Text Box 6" draw:style-name="gr67" draw:text-style-name="P65" xml:id="id81" draw:id="id81" draw:layer="layout" svg:width="25.4cm" svg:height="5.341cm" svg:x="0cm" svg:y="14.393cm">
          <text:list text:style-name="L2">
            <text:list-header>
              <text:p text:style-name="P64"><text:span text:style-name="T34">3</text:span><text:span text:style-name="T33">、</text:span><text:span text:style-name="T32">用</text:span><text:span text:style-name="T22">static</text:span><text:span text:style-name="T32">定义的局部对象</text:span><text:span text:style-name="T33">，在首次到达对象的定义时调用构造函数；到程序结束时，调用析构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80" smil:attributeName="visibility" smil:to="visible"/>
                  <anim:transitionFilter smil:dur="0.5s" smil:targetElement="id8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81" smil:attributeName="visibility" smil:to="visible"/>
                  <anim:transitionFilter smil:dur="0.5s" smil:targetElement="id81" smil:type="dissolve"/>
                </anim:par>
              </anim:par>
            </anim:par>
          </anim:seq>
        </anim:par>
        <presentation:notes draw:style-name="dp2">
          <draw:page-thumbnail draw:style-name="gr3" draw:layer="layout" svg:width="12.7cm" svg:height="9.525cm" svg:x="3.175cm" svg:y="1.904cm" draw:page-number="29" presentation:class="page"/>
          <draw:frame presentation:style-name="pr1" draw:text-style-name="P5" draw:layer="layout" svg:width="13.97cm" svg:height="11.43cm" svg:x="2.54cm" svg:y="12.065cm" presentation:class="notes" presentation:placeholder="true">
            <draw:text-box/>
          </draw:frame>
        </presentation:notes>
      </draw:page>
      <draw:page draw:name="page3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5" draw:layer="layout" svg:width="25.4cm" svg:height="10.821cm" svg:x="0cm" svg:y="0.847cm">
          <text:list text:style-name="L1">
            <text:list-header>
              <text:p text:style-name="P64"><text:span text:style-name="T20"><text:s/></text:span><text:span text:style-name="T20">4</text:span><text:span text:style-name="T31">、</text:span><text:span text:style-name="T32">对于用</text:span><text:span text:style-name="T22">new</text:span><text:span text:style-name="T32">运算符动态生成的对象</text:span><text:span text:style-name="T31">，在产生对象时调用构造函数，只有使用</text:span><text:span text:style-name="T20">delete</text:span><text:span text:style-name="T31">运算符来释放对象时，才调用析构函数。若不使用</text:span><text:span text:style-name="T20">delete</text:span><text:span text:style-name="T31">来撤消动态生成的对象，程序结束时，对象仍存在，并占用相应的存储空间，</text:span><text:span text:style-name="T33">即系统不能自动地调用析构函数来撤消动态生成的对象。</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0" presentation:class="page"/>
          <draw:frame presentation:style-name="pr1" draw:text-style-name="P5" draw:layer="layout" svg:width="13.97cm" svg:height="11.43cm" svg:x="2.54cm" svg:y="12.065cm" presentation:class="notes" presentation:placeholder="true">
            <draw:text-box/>
          </draw:frame>
        </presentation:notes>
      </draw:page>
      <draw:page draw:name="page3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4" draw:layer="layout" svg:width="24.977cm" svg:height="19.078cm" svg:x="0cm" svg:y="0.335cm">
          <text:list text:style-name="L1">
            <text:list-header>
              <text:p text:style-name="P33"><text:span text:style-name="T23">class <text:s/>A{</text:span></text:p>
              <text:p text:style-name="P33"><text:span text:style-name="T23"><text:tab/></text:span><text:span text:style-name="T23">float <text:s text:c="2"/>x,y;</text:span></text:p>
              <text:p text:style-name="P33"><text:span text:style-name="T23">public:</text:span></text:p>
              <text:p text:style-name="P33"><text:span text:style-name="T23"><text:s text:c="3"/></text:span><text:span text:style-name="T24">A(float a, float b)</text:span><text:span text:style-name="T24">{x=a;y=b;cout&lt;&lt;"</text:span><text:span text:style-name="T25">初</text:span><text:span text:style-name="T25">始化自动局部对象</text:span><text:span text:style-name="T24">\</text:span><text:span text:style-name="T24">n";}</text:span></text:p>
              <text:p text:style-name="P33"><text:span text:style-name="T23"><text:s text:c="3"/></text:span><text:span text:style-name="T26">A(){</text:span><text:span text:style-name="T26"><text:tab/></text:span><text:span text:style-name="T26">x=0; <text:s/>y=0; <text:s/></text:span><text:span text:style-name="T26">cout&lt;&lt;"</text:span><text:span text:style-name="T27">初始化静态</text:span><text:span text:style-name="T27">局部对象</text:span><text:span text:style-name="T26">\n";}</text:span></text:p>
              <text:p text:style-name="P33"><text:span text:style-name="T23"><text:s text:c="3"/></text:span><text:span text:style-name="T28">A(float <text:s/>a){</text:span><text:span text:style-name="T28"><text:tab/></text:span><text:span text:style-name="T28">x=a; <text:s/></text:span><text:span text:style-name="T28">y=0; <text:s/>cout&lt;&lt;"</text:span><text:span text:style-name="T29">初始化</text:span><text:span text:style-name="T29">全局对象</text:span><text:span text:style-name="T28">\n"; }</text:span></text:p>
              <text:p text:style-name="P33"><text:span text:style-name="T23"><text:s text:c="2"/></text:span><text:span text:style-name="T23">~A(){ <text:s/>cout&lt;&lt;“</text:span><text:span text:style-name="T30">调用</text:span><text:span text:style-name="T30">析构函数”</text:span><text:span text:style-name="T23">&lt;&lt;endl; <text:s/>}</text:span></text:p>
              <text:p text:style-name="P33"><text:span text:style-name="T23">};</text:span></text:p>
            </text:list-header>
          </text:list>
          <text:list text:style-name="L2">
            <text:list-header>
              <text:p text:style-name="P33"><text:span text:style-name="T28">A <text:s/>a0(100.0);//</text:span><text:span text:style-name="T29">定义全</text:span><text:span text:style-name="T29">局对象</text:span></text:p>
            </text:list-header>
          </text:list>
          <text:list text:style-name="L1">
            <text:list-header>
              <text:p text:style-name="P33"><text:span text:style-name="T23">void f(void)</text:span></text:p>
              <text:p text:style-name="P33"><text:span text:style-name="T23">{ <text:s/>cout&lt;&lt;" </text:span><text:span text:style-name="T30">进入</text:span><text:span text:style-name="T23">f()</text:span><text:span text:style-name="T30">函</text:span><text:span text:style-name="T30">数</text:span><text:span text:style-name="T23">\n";</text:span></text:p>
              <text:p text:style-name="P33"><text:span text:style-name="T23"><text:s text:c="4"/></text:span><text:span text:style-name="T24">A <text:s/>ab(10.0, <text:s/>20.0);//</text:span><text:span text:style-name="T25">定义局部自动对象</text:span></text:p>
              <text:p text:style-name="P33"><text:span text:style-name="T30"><text:s text:c="4"/></text:span><text:span text:style-name="T26">static <text:s/>A <text:s/>a3; <text:s/>//</text:span><text:span text:style-name="T27">初</text:span><text:span text:style-name="T27">始化局部静态对象</text:span><text:span text:style-name="T30"> </text:span></text:p>
              <text:p text:style-name="P33"><text:span text:style-name="T23">}</text:span></text:p>
              <text:p text:style-name="P33"><text:span text:style-name="T23">void main(void)</text:span></text:p>
              <text:p text:style-name="P33"><text:span text:style-name="T23">{ <text:s text:c="3"/>cout&lt;&lt;"</text:span><text:span text:style-name="T30">进入</text:span><text:span text:style-name="T23">main</text:span><text:span text:style-name="T30">函数</text:span><text:span text:style-name="T23">\n";</text:span></text:p>
              <text:p text:style-name="P33"><text:span text:style-name="T23">f(); <text:s text:c="4"/>f(); <text:s text:c="2"/>}</text:span></text:p>
            </text:list-header>
          </text:list>
          <draw:enhanced-geometry svg:viewBox="0 0 21600 21600" draw:type="mso-spt202" draw:enhanced-path="M 0 0 L 21600 0 21600 21600 0 21600 0 0 Z N"/>
        </draw:custom-shape>
        <draw:custom-shape draw:name="Text Box 3" draw:style-name="gr68" draw:text-style-name="P36" xml:id="id82" draw:id="id82" draw:layer="layout" svg:width="8.467cm" svg:height="1.277cm" svg:x="16.51cm" svg:y="6.562cm">
          <text:list text:style-name="L10">
            <text:list-header>
              <text:p text:style-name="P35"><text:span text:style-name="T42">初始化全局对象</text:span></text:p>
            </text:list-header>
          </text:list>
          <draw:enhanced-geometry svg:viewBox="0 0 21600 21600" draw:type="mso-spt202" draw:enhanced-path="M 0 0 L 21600 0 21600 21600 0 21600 0 0 Z N"/>
        </draw:custom-shape>
        <draw:custom-shape draw:name="Text Box 4" draw:style-name="gr69" draw:text-style-name="P36" xml:id="id83" draw:id="id83" draw:layer="layout" svg:width="8.466cm" svg:height="1.277cm" svg:x="16.722cm" svg:y="7.62cm">
          <text:list text:style-name="L10">
            <text:list-header>
              <text:p text:style-name="P35"><text:span text:style-name="T42">进入</text:span><text:span text:style-name="T43">main</text:span><text:span text:style-name="T42">函数</text:span></text:p>
            </text:list-header>
          </text:list>
          <draw:enhanced-geometry svg:viewBox="0 0 21600 21600" draw:type="mso-spt202" draw:enhanced-path="M 0 0 L 21600 0 21600 21600 0 21600 0 0 Z N"/>
        </draw:custom-shape>
        <draw:custom-shape draw:name="Text Box 5" draw:style-name="gr70" draw:text-style-name="P36" xml:id="id85" draw:id="id85" draw:layer="layout" svg:width="8.466cm" svg:height="1.277cm" svg:x="16.722cm" svg:y="9.737cm">
          <text:list text:style-name="L10">
            <text:list-header>
              <text:p text:style-name="P35"><text:span text:style-name="T42">初始化自动局部对象</text:span></text:p>
            </text:list-header>
          </text:list>
          <draw:enhanced-geometry svg:viewBox="0 0 21600 21600" draw:type="mso-spt202" draw:enhanced-path="M 0 0 L 21600 0 21600 21600 0 21600 0 0 Z N"/>
        </draw:custom-shape>
        <draw:custom-shape draw:name="Text Box 6" draw:style-name="gr71" draw:text-style-name="P36" xml:id="id84" draw:id="id84" draw:layer="layout" svg:width="8.466cm" svg:height="1.277cm" svg:x="16.722cm" svg:y="8.678cm">
          <text:list text:style-name="L10">
            <text:list-header>
              <text:p text:style-name="P35"><text:span text:style-name="T42">进入</text:span><text:span text:style-name="T43">f()</text:span><text:span text:style-name="T42">函数</text:span></text:p>
            </text:list-header>
          </text:list>
          <draw:enhanced-geometry svg:viewBox="0 0 21600 21600" draw:type="mso-spt202" draw:enhanced-path="M 0 0 L 21600 0 21600 21600 0 21600 0 0 Z N"/>
        </draw:custom-shape>
        <draw:custom-shape draw:name="Text Box 7" draw:style-name="gr72" draw:text-style-name="P36" xml:id="id86" draw:id="id86" draw:layer="layout" svg:width="8.466cm" svg:height="1.277cm" svg:x="16.722cm" svg:y="11.007cm">
          <text:list text:style-name="L10">
            <text:list-header>
              <text:p text:style-name="P35"><text:span text:style-name="T42">初始化静态局部对象</text:span></text:p>
            </text:list-header>
          </text:list>
          <draw:enhanced-geometry svg:viewBox="0 0 21600 21600" draw:type="mso-spt202" draw:enhanced-path="M 0 0 L 21600 0 21600 21600 0 21600 0 0 Z N"/>
        </draw:custom-shape>
        <draw:custom-shape draw:name="Text Box 8" draw:style-name="gr73" draw:text-style-name="P36" xml:id="id88" draw:id="id88" draw:layer="layout" svg:width="8.467cm" svg:height="1.277cm" svg:x="16.933cm" svg:y="13.123cm">
          <text:list text:style-name="L10">
            <text:list-header>
              <text:p text:style-name="P35"><text:span text:style-name="T42">进入</text:span><text:span text:style-name="T43">f()</text:span><text:span text:style-name="T42">函数</text:span></text:p>
            </text:list-header>
          </text:list>
          <draw:enhanced-geometry svg:viewBox="0 0 21600 21600" draw:type="mso-spt202" draw:enhanced-path="M 0 0 L 21600 0 21600 21600 0 21600 0 0 Z N"/>
        </draw:custom-shape>
        <draw:custom-shape draw:name="Text Box 10" draw:style-name="gr74" draw:text-style-name="P36" xml:id="id89" draw:id="id89" draw:layer="layout" svg:width="8.466cm" svg:height="1.277cm" svg:x="16.722cm" svg:y="14.182cm">
          <text:list text:style-name="L10">
            <text:list-header>
              <text:p text:style-name="P35"><text:span text:style-name="T42">初始化自动局部对象</text:span></text:p>
            </text:list-header>
          </text:list>
          <draw:enhanced-geometry svg:viewBox="0 0 21600 21600" draw:type="mso-spt202" draw:enhanced-path="M 0 0 L 21600 0 21600 21600 0 21600 0 0 Z N"/>
        </draw:custom-shape>
        <draw:custom-shape draw:name="Text Box 11" draw:style-name="gr75" draw:text-style-name="P36" xml:id="id87" draw:id="id87" draw:layer="layout" svg:width="8.466cm" svg:height="1.277cm" svg:x="16.722cm" svg:y="12.065cm">
          <text:list text:style-name="L4">
            <text:list-header>
              <text:p text:style-name="P35"><text:span text:style-name="T27">调用析构函数</text:span></text:p>
            </text:list-header>
          </text:list>
          <draw:enhanced-geometry svg:viewBox="0 0 21600 21600" draw:type="mso-spt202" draw:enhanced-path="M 0 0 L 21600 0 21600 21600 0 21600 0 0 Z N"/>
        </draw:custom-shape>
        <draw:custom-shape draw:name="Text Box 12" draw:style-name="gr76" draw:text-style-name="P36" xml:id="id90" draw:id="id90" draw:layer="layout" svg:width="8.467cm" svg:height="1.277cm" svg:x="16.933cm" svg:y="15.24cm">
          <text:list text:style-name="L10">
            <text:list-header>
              <text:p text:style-name="P35"><text:span text:style-name="T42">调用析构函数</text:span></text:p>
            </text:list-header>
          </text:list>
          <draw:enhanced-geometry svg:viewBox="0 0 21600 21600" draw:type="mso-spt202" draw:enhanced-path="M 0 0 L 21600 0 21600 21600 0 21600 0 0 Z N"/>
        </draw:custom-shape>
        <draw:custom-shape draw:name="Text Box 13" draw:style-name="gr77" draw:text-style-name="P36" xml:id="id91" draw:id="id91" draw:layer="layout" svg:width="8.467cm" svg:height="1.277cm" svg:x="16.933cm" svg:y="16.298cm">
          <text:list text:style-name="L10">
            <text:list-header>
              <text:p text:style-name="P35"><text:span text:style-name="T42">调用析构函数</text:span></text:p>
            </text:list-header>
          </text:list>
          <draw:enhanced-geometry svg:viewBox="0 0 21600 21600" draw:type="mso-spt202" draw:enhanced-path="M 0 0 L 21600 0 21600 21600 0 21600 0 0 Z N"/>
        </draw:custom-shape>
        <draw:custom-shape draw:name="Text Box 14" draw:style-name="gr78" draw:text-style-name="P36" xml:id="id92" draw:id="id92" draw:layer="layout" svg:width="9.525cm" svg:height="1.277cm" svg:x="16.933cm" svg:y="17.357cm">
          <text:list text:style-name="L10">
            <text:list-header>
              <text:p text:style-name="P35"><text:span text:style-name="T42">调用析构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2" smil:attributeName="visibility" smil:to="visible"/>
                  <anim:transitionFilter smil:dur="0.5s" smil:targetElement="id8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3" smil:attributeName="visibility" smil:to="visible"/>
                  <anim:transitionFilter smil:dur="0.5s" smil:targetElement="id83"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4" smil:attributeName="visibility" smil:to="visible"/>
                  <anim:transitionFilter smil:dur="0.5s" smil:targetElement="id8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5" smil:attributeName="visibility" smil:to="visible"/>
                  <anim:transitionFilter smil:dur="0.5s" smil:targetElement="id8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6" smil:attributeName="visibility" smil:to="visible"/>
                  <anim:transitionFilter smil:dur="0.5s" smil:targetElement="id8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7" smil:attributeName="visibility" smil:to="visible"/>
                  <anim:transitionFilter smil:dur="0.5s" smil:targetElement="id8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8" smil:attributeName="visibility" smil:to="visible"/>
                  <anim:transitionFilter smil:dur="0.5s" smil:targetElement="id8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89" smil:attributeName="visibility" smil:to="visible"/>
                  <anim:transitionFilter smil:dur="0.5s" smil:targetElement="id8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0" smil:attributeName="visibility" smil:to="visible"/>
                  <anim:transitionFilter smil:dur="0.5s" smil:targetElement="id9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1" smil:attributeName="visibility" smil:to="visible"/>
                  <anim:transitionFilter smil:dur="0.5s" smil:targetElement="id9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2" smil:attributeName="visibility" smil:to="visible"/>
                  <anim:transitionFilter smil:dur="0.5s" smil:targetElement="id92" smil:type="barWipe" smil:subtype="leftToRight"/>
                </anim:par>
              </anim:par>
            </anim:par>
          </anim:seq>
        </anim:par>
        <presentation:notes draw:style-name="dp2">
          <draw:page-thumbnail draw:style-name="gr3" draw:layer="layout" svg:width="12.7cm" svg:height="9.525cm" svg:x="3.175cm" svg:y="1.904cm" draw:page-number="31" presentation:class="page"/>
          <draw:frame presentation:style-name="pr1" draw:text-style-name="P5" draw:layer="layout" svg:width="13.97cm" svg:height="11.43cm" svg:x="2.54cm" svg:y="12.065cm" presentation:class="notes" presentation:placeholder="true">
            <draw:text-box/>
          </draw:frame>
        </presentation:notes>
      </draw:page>
      <draw:page draw:name="page3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8" draw:layer="layout" svg:width="25.4cm" svg:height="11.261cm" svg:x="0cm" svg:y="0cm">
          <text:list text:style-name="L1">
            <text:list-header>
              <text:p text:style-name="P72"><text:span text:style-name="T11">举例：建</text:span><text:span text:style-name="T11">立一个类</text:span><text:span text:style-name="T7">NUM</text:span><text:span text:style-name="T11">，求</text:span><text:span text:style-name="T11">指定数据</text:span><text:span text:style-name="T11">范围内的</text:span><text:span text:style-name="T11">所有素数。</text:span></text:p>
              <text:p text:style-name="P72"><text:span text:style-name="T11">如： <text:s/>定义</text:span><text:span text:style-name="T11">类</text:span><text:span text:style-name="T7">NUM</text:span><text:span text:style-name="T11">的</text:span><text:span text:style-name="T11">对象</text:span><text:span text:style-name="T7">test</text:span><text:span text:style-name="T11">，</text:span><text:span text:style-name="T11">查找范围</text:span><text:span text:style-name="T11">为</text:span><text:span text:style-name="T7">100</text:span><text:span text:style-name="T11">～</text:span><text:span text:style-name="T7">200</text:span><text:span text:style-name="T11">，正确</text:span><text:span text:style-name="T11">的输出结</text:span><text:span text:style-name="T11">果：</text:span></text:p>
              <text:p text:style-name="P72"><text:span text:style-name="T7">num=21</text:span></text:p>
              <text:p text:style-name="P72"><text:span text:style-name="T7">101 <text:s/>103 <text:s/></text:span><text:span text:style-name="T7">107 <text:s/>109 <text:s/></text:span><text:span text:style-name="T7">113</text:span></text:p>
              <text:p text:style-name="P72"><text:span text:style-name="T7">127 <text:s/>131 </text:span><text:span text:style-name="T7">……</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2" presentation:class="page"/>
          <draw:frame presentation:style-name="pr1" draw:text-style-name="P5" draw:layer="layout" svg:width="13.97cm" svg:height="11.43cm" svg:x="2.54cm" svg:y="12.065cm" presentation:class="notes" presentation:placeholder="true">
            <draw:text-box/>
          </draw:frame>
        </presentation:notes>
      </draw:page>
      <draw:page draw:name="page3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79" draw:text-style-name="P38" draw:layer="layout" svg:width="25.4cm" svg:height="2.021cm" svg:x="0cm" svg:y="0.635cm">
          <text:list text:style-name="L2">
            <text:list-header>
              <text:p text:style-name="P37"><text:span text:style-name="T33">动态构造及析构对象数组 </text:span></text:p>
            </text:list-header>
          </text:list>
          <draw:enhanced-geometry svg:viewBox="0 0 21600 21600" draw:type="mso-spt202" draw:enhanced-path="M 0 0 L 21600 0 21600 21600 0 21600 0 0 Z N"/>
        </draw:custom-shape>
        <draw:custom-shape draw:name="Text Box 3" draw:style-name="gr2" draw:text-style-name="P38" draw:layer="layout" svg:width="25.4cm" svg:height="9.061cm" svg:x="0cm" svg:y="2.963cm">
          <text:list text:style-name="L1">
            <text:list-header>
              <text:p text:style-name="P37"><text:span text:style-name="T31">用</text:span><text:span text:style-name="T20">new</text:span><text:span text:style-name="T31">运</text:span><text:span text:style-name="T31">算符来动</text:span><text:span text:style-name="T31">态生成对</text:span><text:span text:style-name="T31">象数组时，</text:span><text:span text:style-name="T31">自动调用</text:span><text:span text:style-name="T31">构造函数，</text:span><text:span text:style-name="T31">而用</text:span><text:span text:style-name="T20">delete</text:span><text:span text:style-name="T31">运</text:span><text:span text:style-name="T31">算符来</text:span><text:span text:style-name="T32">释</text:span><text:span text:style-name="T32">放</text:span><text:span text:style-name="T22">p1</text:span><text:span text:style-name="T32">所</text:span><text:span text:style-name="T32">指向的对</text:span><text:span text:style-name="T32">象数组</text:span><text:span text:style-name="T31">占</text:span><text:span text:style-name="T31">用的存储</text:span><text:span text:style-name="T31">空间时，</text:span><text:span text:style-name="T31">在指针变</text:span><text:span text:style-name="T31">量的前面</text:span><text:span text:style-name="T31">必须加上</text:span><text:span text:style-name="T20">[ ]</text:span><text:span text:style-name="T31">， 才</text:span><text:span text:style-name="T31">能将数组</text:span><text:span text:style-name="T31">元素所占</text:span><text:span text:style-name="T31">用的空间</text:span><text:span text:style-name="T31">全部释放。</text:span><text:span text:style-name="T31">否则，只</text:span><text:span text:style-name="T31">释放第</text:span><text:span text:style-name="T20">0</text:span><text:span text:style-name="T31">个元素所</text:span><text:span text:style-name="T31">占用的空</text:span><text:span text:style-name="T31">间。</text:span></text:p>
            </text:list-header>
          </text:list>
          <draw:enhanced-geometry svg:viewBox="0 0 21600 21600" draw:type="mso-spt202" draw:enhanced-path="M 0 0 L 21600 0 21600 21600 0 21600 0 0 Z N"/>
        </draw:custom-shape>
        <draw:custom-shape draw:name="Text Box 4" draw:style-name="gr80" draw:text-style-name="P26" xml:id="id93" draw:id="id93" draw:layer="layout" svg:width="11.853cm" svg:height="5.94cm" svg:x="2.752cm" svg:y="12.488cm">
          <text:list text:style-name="L2">
            <text:list-header>
              <text:p text:style-name="P24"><text:span text:style-name="T34">pa1=new <text:s/>A[3]</text:span><text:span text:style-name="T44">;</text:span></text:p>
              <text:p text:style-name="P24"><text:span text:style-name="T34">..... </text:span></text:p>
              <text:p text:style-name="P24"><text:span text:style-name="T34">delete <text:s/>[ ]pa1;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3" smil:attributeName="visibility" smil:to="visible"/>
                  <anim:transitionFilter smil:dur="0.5s" smil:targetElement="id93" smil:type="barWipe" smil:subtype="leftToRight"/>
                </anim:par>
              </anim:par>
            </anim:par>
          </anim:seq>
        </anim:par>
        <presentation:notes draw:style-name="dp2">
          <draw:page-thumbnail draw:style-name="gr3" draw:layer="layout" svg:width="12.7cm" svg:height="9.525cm" svg:x="3.175cm" svg:y="1.904cm" draw:page-number="33" presentation:class="page"/>
          <draw:frame presentation:style-name="pr1" draw:text-style-name="P5" draw:layer="layout" svg:width="13.97cm" svg:height="11.43cm" svg:x="2.54cm" svg:y="12.065cm" presentation:class="notes" presentation:placeholder="true">
            <draw:text-box/>
          </draw:frame>
        </presentation:notes>
      </draw:page>
      <draw:page draw:name="page3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7" draw:layer="layout" svg:width="24.765cm" svg:height="18.332cm" svg:x="0cm" svg:y="0cm">
          <text:list text:style-name="L1">
            <text:list-header>
              <text:p text:style-name="P76"><text:span text:style-name="T23">cl</text:span><text:span text:style-name="T23">as</text:span><text:span text:style-name="T23">s <text:s/></text:span><text:span text:style-name="T23">A{</text:span></text:p>
              <text:p text:style-name="P76"><text:span text:style-name="T23"><text:tab/></text:span><text:span text:style-name="T23">flo</text:span><text:span text:style-name="T23">at <text:s/></text:span><text:span text:style-name="T23"><text:s/></text:span><text:span text:style-name="T23">x,</text:span><text:span text:style-name="T23">y;</text:span></text:p>
              <text:p text:style-name="P76"><text:span text:style-name="T23">pu</text:span><text:span text:style-name="T23">bli</text:span><text:span text:style-name="T23">c:</text:span></text:p>
              <text:p text:style-name="P76"><text:span text:style-name="T23"><text:s text:c="4"/></text:span><text:span text:style-name="T23">A(</text:span><text:span text:style-name="T23">flo</text:span><text:span text:style-name="T23">at </text:span><text:span text:style-name="T23">a=</text:span><text:span text:style-name="T23">0, </text:span><text:span text:style-name="T23">flo</text:span><text:span text:style-name="T23">at </text:span><text:span text:style-name="T23">b=</text:span><text:span text:style-name="T23">0)</text:span><text:span text:style-name="T23">{x</text:span><text:span text:style-name="T23">=a</text:span><text:span text:style-name="T23">; <text:s/></text:span><text:span text:style-name="T23">y=</text:span><text:span text:style-name="T23">b;</text:span><text:span text:style-name="T23">co</text:span><text:span text:style-name="T23">ut</text:span><text:span text:style-name="T23">&lt;&lt;</text:span><text:span text:style-name="T23">"</text:span><text:span text:style-name="T30">调</text:span><text:span text:style-name="T30">用</text:span><text:span text:style-name="T30">了</text:span><text:span text:style-name="T30">构</text:span><text:span text:style-name="T30">造</text:span><text:span text:style-name="T30">函</text:span><text:span text:style-name="T30">数</text:span><text:span text:style-name="T23">\</text:span><text:span text:style-name="T23">n"</text:span><text:span text:style-name="T23">;}</text:span></text:p>
              <text:p text:style-name="P76"><text:span text:style-name="T23"><text:s text:c="4"/></text:span><text:span text:style-name="T23">vo</text:span><text:span text:style-name="T23">id <text:s/></text:span><text:span text:style-name="T23">Pr</text:span><text:span text:style-name="T23">in</text:span><text:span text:style-name="T23">t(</text:span><text:span text:style-name="T23">vo</text:span><text:span text:style-name="T23">id</text:span><text:span text:style-name="T23">){ <text:s/></text:span><text:span text:style-name="T23">co</text:span><text:span text:style-name="T23">ut</text:span><text:span text:style-name="T23">&lt;&lt;</text:span><text:span text:style-name="T23">x&lt;</text:span><text:span text:style-name="T23">&lt;'\</text:span><text:span text:style-name="T23">t'</text:span><text:span text:style-name="T23">&lt;&lt;</text:span><text:span text:style-name="T23">y&lt;</text:span><text:span text:style-name="T23">&lt;e</text:span><text:span text:style-name="T23">nd</text:span><text:span text:style-name="T23">l; <text:s/></text:span><text:span text:style-name="T23">}</text:span></text:p>
              <text:p text:style-name="P76"><text:span text:style-name="T23"><text:s text:c="4"/></text:span><text:span text:style-name="T23">~</text:span><text:span text:style-name="T23">A(</text:span><text:span text:style-name="T23">) { </text:span><text:span text:style-name="T23"><text:s/>c</text:span><text:span text:style-name="T23">ou</text:span><text:span text:style-name="T23">t&lt;</text:span><text:span text:style-name="T23">&lt;"</text:span><text:span text:style-name="T30">调</text:span><text:span text:style-name="T30">用</text:span><text:span text:style-name="T30">了</text:span><text:span text:style-name="T30">析</text:span><text:span text:style-name="T30">构</text:span><text:span text:style-name="T30">函</text:span><text:span text:style-name="T30">数</text:span><text:span text:style-name="T23">\</text:span><text:span text:style-name="T23">n"</text:span><text:span text:style-name="T23">; <text:s text:c="2"/></text:span><text:span text:style-name="T23">}</text:span></text:p>
              <text:p text:style-name="P76"><text:span text:style-name="T23">};</text:span></text:p>
              <text:p text:style-name="P76"><text:span text:style-name="T23">vo</text:span><text:span text:style-name="T23">id </text:span><text:span text:style-name="T23">m</text:span><text:span text:style-name="T23">ai</text:span><text:span text:style-name="T23">n(</text:span><text:span text:style-name="T23">vo</text:span><text:span text:style-name="T23">id</text:span><text:span text:style-name="T23">)</text:span></text:p>
              <text:p text:style-name="P76"><text:span text:style-name="T23">{ <text:s text:c="2"/></text:span><text:span text:style-name="T23">co</text:span><text:span text:style-name="T23">ut</text:span><text:span text:style-name="T23">&lt;&lt;</text:span><text:span text:style-name="T23">"</text:span><text:span text:style-name="T30">进</text:span><text:span text:style-name="T30">入</text:span><text:span text:style-name="T23">m</text:span><text:span text:style-name="T23">ai</text:span><text:span text:style-name="T23">n(</text:span><text:span text:style-name="T23">)</text:span><text:span text:style-name="T30">函</text:span><text:span text:style-name="T30">数</text:span><text:span text:style-name="T23">\</text:span><text:span text:style-name="T23">n"</text:span><text:span text:style-name="T23">;</text:span></text:p>
              <text:p text:style-name="P76"><text:span text:style-name="T23"><text:s text:c="5"/></text:span><text:span text:style-name="T23">A <text:s/></text:span><text:span text:style-name="T23"><text:s/></text:span><text:span text:style-name="T23">*p</text:span><text:span text:style-name="T23">a1</text:span><text:span text:style-name="T23">;</text:span></text:p>
              <text:p text:style-name="P76"><text:span text:style-name="T23"><text:s text:c="4"/></text:span><text:span text:style-name="T23">pa</text:span><text:span text:style-name="T23">1=</text:span><text:span text:style-name="T23">ne</text:span><text:span text:style-name="T23">w <text:s/></text:span><text:span text:style-name="T23">A[</text:span><text:span text:style-name="T23">3]</text:span><text:span text:style-name="T23">;</text:span><text:span text:style-name="T28">//</text:span><text:span text:style-name="T29">开</text:span><text:span text:style-name="T29">辟</text:span><text:span text:style-name="T29">数</text:span><text:span text:style-name="T29">组</text:span><text:span text:style-name="T29">空</text:span><text:span text:style-name="T29">间</text:span></text:p>
              <text:p text:style-name="P76"><text:span text:style-name="T30"><text:tab/></text:span><text:span text:style-name="T23">co</text:span><text:span text:style-name="T23">ut</text:span><text:span text:style-name="T23">&lt;&lt;</text:span><text:span text:style-name="T23">"\</text:span><text:span text:style-name="T23">n</text:span><text:span text:style-name="T30">完</text:span><text:span text:style-name="T30">成</text:span><text:span text:style-name="T30">开</text:span><text:span text:style-name="T30">辟</text:span><text:span text:style-name="T30">数</text:span><text:span text:style-name="T30">组</text:span><text:span text:style-name="T30">空</text:span><text:span text:style-name="T30">间</text:span><text:span text:style-name="T23">\n\</text:span><text:span text:style-name="T23">n"</text:span><text:span text:style-name="T23">;</text:span></text:p>
              <text:p text:style-name="P76"><text:span text:style-name="T23"><text:s text:c="4"/></text:span><text:span text:style-name="T23">de</text:span><text:span text:style-name="T23">let</text:span><text:span text:style-name="T23">e <text:s/></text:span><text:span text:style-name="T23">[ ]</text:span><text:span text:style-name="T23">pa</text:span><text:span text:style-name="T23">1; <text:s/></text:span><text:span text:style-name="T28">//</text:span><text:span text:style-name="T29">必</text:span><text:span text:style-name="T29">须</text:span><text:span text:style-name="T29">用</text:span><text:span text:style-name="T28">[]</text:span><text:span text:style-name="T29">删</text:span><text:span text:style-name="T29">除</text:span><text:span text:style-name="T29">开</text:span><text:span text:style-name="T29">辟</text:span><text:span text:style-name="T29">的</text:span><text:span text:style-name="T29">空</text:span><text:span text:style-name="T29">间</text:span></text:p>
              <text:p text:style-name="P76"><text:span text:style-name="T30"><text:s text:c="4"/></text:span><text:span text:style-name="T23">co</text:span><text:span text:style-name="T23">ut</text:span><text:span text:style-name="T23">&lt;&lt;</text:span><text:span text:style-name="T23">"</text:span><text:span text:style-name="T30">退</text:span><text:span text:style-name="T30">出</text:span><text:span text:style-name="T23">m</text:span><text:span text:style-name="T23">ai</text:span><text:span text:style-name="T23">n(</text:span><text:span text:style-name="T23">)</text:span><text:span text:style-name="T30">函</text:span><text:span text:style-name="T30">数</text:span><text:span text:style-name="T23">\</text:span><text:span text:style-name="T23">n"</text:span><text:span text:style-name="T23">;</text:span></text:p>
              <text:p text:style-name="P76"><text:span text:style-name="T23">}</text:span></text:p>
            </text:list-header>
          </text:list>
          <draw:enhanced-geometry svg:viewBox="0 0 21600 21600" draw:type="mso-spt202" draw:enhanced-path="M 0 0 L 21600 0 21600 21600 0 21600 0 0 Z N"/>
        </draw:custom-shape>
        <draw:custom-shape draw:name="Text Box 3" draw:style-name="gr81" draw:text-style-name="P36" xml:id="id94" draw:id="id94" draw:layer="layout" svg:width="8.043cm" svg:height="1.277cm" svg:x="16.51cm" svg:y="6.562cm">
          <text:list text:style-name="L4">
            <text:list-header>
              <text:p text:style-name="P35"><text:span text:style-name="T27">进入</text:span><text:span text:style-name="T26">main()</text:span><text:span text:style-name="T27">函数</text:span></text:p>
            </text:list-header>
          </text:list>
          <draw:enhanced-geometry svg:viewBox="0 0 21600 21600" draw:type="mso-spt202" draw:enhanced-path="M 0 0 L 21600 0 21600 21600 0 21600 0 0 Z N"/>
        </draw:custom-shape>
        <draw:custom-shape draw:name="Text Box 4" draw:style-name="gr82" draw:text-style-name="P36" xml:id="id95" draw:id="id95" draw:layer="layout" svg:width="8.043cm" svg:height="1.277cm" svg:x="16.51cm" svg:y="7.832cm">
          <text:list text:style-name="L2">
            <text:list-header>
              <text:p text:style-name="P35"><text:span text:style-name="T29">调用了构造函数</text:span></text:p>
            </text:list-header>
          </text:list>
          <draw:enhanced-geometry svg:viewBox="0 0 21600 21600" draw:type="mso-spt202" draw:enhanced-path="M 0 0 L 21600 0 21600 21600 0 21600 0 0 Z N"/>
        </draw:custom-shape>
        <draw:custom-shape draw:name="Text Box 5" draw:style-name="gr83" draw:text-style-name="P36" xml:id="id96" draw:id="id96" draw:layer="layout" svg:width="8.043cm" svg:height="1.277cm" svg:x="16.51cm" svg:y="8.89cm">
          <text:list text:style-name="L2">
            <text:list-header>
              <text:p text:style-name="P35"><text:span text:style-name="T29">调用了构造函数</text:span></text:p>
            </text:list-header>
          </text:list>
          <draw:enhanced-geometry svg:viewBox="0 0 21600 21600" draw:type="mso-spt202" draw:enhanced-path="M 0 0 L 21600 0 21600 21600 0 21600 0 0 Z N"/>
        </draw:custom-shape>
        <draw:custom-shape draw:name="Text Box 6" draw:style-name="gr84" draw:text-style-name="P36" xml:id="id97" draw:id="id97" draw:layer="layout" svg:width="8.043cm" svg:height="1.277cm" svg:x="16.51cm" svg:y="9.948cm">
          <text:list text:style-name="L2">
            <text:list-header>
              <text:p text:style-name="P35"><text:span text:style-name="T29">调用了构造函数</text:span></text:p>
            </text:list-header>
          </text:list>
          <draw:enhanced-geometry svg:viewBox="0 0 21600 21600" draw:type="mso-spt202" draw:enhanced-path="M 0 0 L 21600 0 21600 21600 0 21600 0 0 Z N"/>
        </draw:custom-shape>
        <draw:custom-shape draw:name="Text Box 7" draw:style-name="gr85" draw:text-style-name="P36" xml:id="id98" draw:id="id98" draw:layer="layout" svg:width="8.043cm" svg:height="1.277cm" svg:x="16.722cm" svg:y="11.218cm">
          <text:list text:style-name="L4">
            <text:list-header>
              <text:p text:style-name="P35"><text:span text:style-name="T27">完成开辟数组空间</text:span></text:p>
            </text:list-header>
          </text:list>
          <draw:enhanced-geometry svg:viewBox="0 0 21600 21600" draw:type="mso-spt202" draw:enhanced-path="M 0 0 L 21600 0 21600 21600 0 21600 0 0 Z N"/>
        </draw:custom-shape>
        <draw:custom-shape draw:name="Text Box 8" draw:style-name="gr86" draw:text-style-name="P36" xml:id="id101" draw:id="id101" draw:layer="layout" svg:width="8.043cm" svg:height="1.277cm" svg:x="16.722cm" svg:y="15.663cm">
          <text:list text:style-name="L2">
            <text:list-header>
              <text:p text:style-name="P35"><text:span text:style-name="T29">调用了析构函数</text:span></text:p>
            </text:list-header>
          </text:list>
          <draw:enhanced-geometry svg:viewBox="0 0 21600 21600" draw:type="mso-spt202" draw:enhanced-path="M 0 0 L 21600 0 21600 21600 0 21600 0 0 Z N"/>
        </draw:custom-shape>
        <draw:custom-shape draw:name="Text Box 9" draw:style-name="gr87" draw:text-style-name="P36" xml:id="id100" draw:id="id100" draw:layer="layout" svg:width="8.043cm" svg:height="1.277cm" svg:x="16.51cm" svg:y="14.182cm">
          <text:list text:style-name="L2">
            <text:list-header>
              <text:p text:style-name="P35"><text:span text:style-name="T29">调用了析构函数</text:span></text:p>
            </text:list-header>
          </text:list>
          <draw:enhanced-geometry svg:viewBox="0 0 21600 21600" draw:type="mso-spt202" draw:enhanced-path="M 0 0 L 21600 0 21600 21600 0 21600 0 0 Z N"/>
        </draw:custom-shape>
        <draw:custom-shape draw:name="Text Box 10" draw:style-name="gr88" draw:text-style-name="P36" xml:id="id99" draw:id="id99" draw:layer="layout" svg:width="8.043cm" svg:height="1.277cm" svg:x="16.51cm" svg:y="12.7cm">
          <text:list text:style-name="L2">
            <text:list-header>
              <text:p text:style-name="P35"><text:span text:style-name="T29">调用了析构函数</text:span></text:p>
            </text:list-header>
          </text:list>
          <draw:enhanced-geometry svg:viewBox="0 0 21600 21600" draw:type="mso-spt202" draw:enhanced-path="M 0 0 L 21600 0 21600 21600 0 21600 0 0 Z N"/>
        </draw:custom-shape>
        <draw:custom-shape draw:name="Text Box 11" draw:style-name="gr89" draw:text-style-name="P36" xml:id="id102" draw:id="id102" draw:layer="layout" svg:width="7.196cm" svg:height="1.277cm" svg:x="16.722cm" svg:y="17.145cm">
          <text:list text:style-name="L4">
            <text:list-header>
              <text:p text:style-name="P35"><text:span text:style-name="T27">退出</text:span><text:span text:style-name="T26">main()</text:span><text:span text:style-name="T27">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4" smil:attributeName="visibility" smil:to="visible"/>
                  <anim:transitionFilter smil:dur="0.5s" smil:targetElement="id9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5" smil:attributeName="visibility" smil:to="visible"/>
                  <anim:transitionFilter smil:dur="0.5s" smil:targetElement="id9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6" smil:attributeName="visibility" smil:to="visible"/>
                  <anim:transitionFilter smil:dur="0.5s" smil:targetElement="id9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7" smil:attributeName="visibility" smil:to="visible"/>
                  <anim:transitionFilter smil:dur="0.5s" smil:targetElement="id97"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8" smil:attributeName="visibility" smil:to="visible"/>
                  <anim:transitionFilter smil:dur="0.5s" smil:targetElement="id9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99" smil:attributeName="visibility" smil:to="visible"/>
                  <anim:transitionFilter smil:dur="0.5s" smil:targetElement="id9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0" smil:attributeName="visibility" smil:to="visible"/>
                  <anim:transitionFilter smil:dur="0.5s" smil:targetElement="id10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1" smil:attributeName="visibility" smil:to="visible"/>
                  <anim:transitionFilter smil:dur="0.5s" smil:targetElement="id10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2" smil:attributeName="visibility" smil:to="visible"/>
                  <anim:transitionFilter smil:dur="0.5s" smil:targetElement="id102" smil:type="barWipe" smil:subtype="leftToRight"/>
                </anim:par>
              </anim:par>
            </anim:par>
          </anim:seq>
        </anim:par>
        <presentation:notes draw:style-name="dp2">
          <draw:page-thumbnail draw:style-name="gr3" draw:layer="layout" svg:width="12.7cm" svg:height="9.525cm" svg:x="3.175cm" svg:y="1.904cm" draw:page-number="34" presentation:class="page"/>
          <draw:frame presentation:style-name="pr1" draw:text-style-name="P5" draw:layer="layout" svg:width="13.97cm" svg:height="11.43cm" svg:x="2.54cm" svg:y="12.065cm" presentation:class="notes" presentation:placeholder="true">
            <draw:text-box/>
          </draw:frame>
        </presentation:notes>
      </draw:page>
      <draw:page draw:name="page3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90" draw:text-style-name="P65" draw:layer="layout" svg:width="20.532cm" svg:height="2.021cm" svg:x="0cm" svg:y="0cm">
          <text:list text:style-name="L1">
            <text:list-header>
              <text:p text:style-name="P64"><text:span text:style-name="T45">缺省的析构函数</text:span></text:p>
            </text:list-header>
          </text:list>
          <draw:enhanced-geometry svg:viewBox="0 0 21600 21600" draw:type="mso-spt202" draw:enhanced-path="M 0 0 L 21600 0 21600 21600 0 21600 0 0 Z N"/>
        </draw:custom-shape>
        <draw:custom-shape draw:name="Text Box 3" draw:style-name="gr91" draw:text-style-name="P65" draw:layer="layout" svg:width="25.4cm" svg:height="6.247cm" svg:x="0cm" svg:y="2.54cm">
          <text:list text:style-name="L2">
            <text:list-header>
              <text:p text:style-name="P64"><text:span text:style-name="T33">若在</text:span><text:span text:style-name="T33">类的</text:span><text:span text:style-name="T33">定义</text:span><text:span text:style-name="T33">中没</text:span><text:span text:style-name="T33">有显</text:span><text:span text:style-name="T33">式地</text:span><text:span text:style-name="T33">定义</text:span><text:span text:style-name="T33">析构</text:span><text:span text:style-name="T33">函数</text:span><text:span text:style-name="T33">时，</text:span><text:span text:style-name="T33">则编</text:span><text:span text:style-name="T33">译器</text:span><text:span text:style-name="T33">自动</text:span><text:span text:style-name="T33">地产</text:span><text:span text:style-name="T33">生一</text:span><text:span text:style-name="T33">个缺</text:span><text:span text:style-name="T33">省的</text:span><text:span text:style-name="T33">析构</text:span><text:span text:style-name="T33">函数，</text:span><text:span text:style-name="T33">其格</text:span><text:span text:style-name="T33">式为：</text:span></text:p>
              <text:p text:style-name="P64"><text:span text:style-name="T34">Class</text:span><text:span text:style-name="T34">Name:</text:span><text:span text:style-name="T34">:~Clas</text:span><text:span text:style-name="T34">sNam</text:span><text:span text:style-name="T34">e() { };</text:span></text:p>
            </text:list-header>
          </text:list>
          <draw:enhanced-geometry svg:viewBox="0 0 21600 21600" draw:type="mso-spt202" draw:enhanced-path="M 0 0 L 21600 0 21600 21600 0 21600 0 0 Z N"/>
        </draw:custom-shape>
        <draw:custom-shape draw:name="Text Box 4" draw:style-name="gr2" draw:text-style-name="P38" xml:id="id103" draw:id="id103" draw:layer="layout" svg:width="25.4cm" svg:height="5.541cm" svg:x="0cm" svg:y="11.43cm">
          <text:list text:style-name="L1">
            <text:list-header>
              <text:p text:style-name="P37"><text:span text:style-name="T31">任何对象都必须有构造函数和析构函数，但在撤消对象时，</text:span><text:span text:style-name="T33">要释放对象的数据成员用</text:span><text:span text:style-name="T34">new</text:span><text:span text:style-name="T33">运算符分配的动态空间时，必须显式地定义析构函数</text:span><text:span text:style-name="T31">。 </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3" smil:attributeName="visibility" smil:to="visible"/>
                  <anim:transitionFilter smil:dur="0.5s" smil:targetElement="id103" smil:type="barWipe" smil:subtype="leftToRight"/>
                </anim:par>
              </anim:par>
            </anim:par>
          </anim:seq>
        </anim:par>
        <presentation:notes draw:style-name="dp2">
          <draw:page-thumbnail draw:style-name="gr3" draw:layer="layout" svg:width="12.7cm" svg:height="9.525cm" svg:x="3.175cm" svg:y="1.904cm" draw:page-number="35" presentation:class="page"/>
          <draw:frame presentation:style-name="pr1" draw:text-style-name="P5" draw:layer="layout" svg:width="13.97cm" svg:height="11.43cm" svg:x="2.54cm" svg:y="12.065cm" presentation:class="notes" presentation:placeholder="true">
            <draw:text-box/>
          </draw:frame>
        </presentation:notes>
      </draw:page>
      <draw:page draw:name="page3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65" draw:layer="layout" svg:width="24.977cm" svg:height="2.021cm" svg:x="0cm" svg:y="0.847cm">
          <text:list text:style-name="L1">
            <text:list-header>
              <text:p text:style-name="P64"><text:span text:style-name="T31">实现类型转换的构造函数</text:span></text:p>
            </text:list-header>
          </text:list>
          <draw:enhanced-geometry svg:viewBox="0 0 21600 21600" draw:type="mso-spt202" draw:enhanced-path="M 0 0 L 21600 0 21600 21600 0 21600 0 0 Z N"/>
        </draw:custom-shape>
        <draw:custom-shape draw:name="Text Box 5" draw:style-name="gr2" draw:text-style-name="P38" draw:layer="layout" svg:width="24.977cm" svg:height="8.007cm" svg:x="0cm" svg:y="4.233cm">
          <text:list text:style-name="L1">
            <text:list-header>
              <text:p text:style-name="P37"><text:span text:style-name="T31">同类型的对象可以相互赋值，相当于类中的数据成员相互赋值；</text:span></text:p>
              <text:p text:style-name="P37"><text:span text:style-name="T31">如果</text:span><text:span text:style-name="T32">直接将数据赋给对象</text:span><text:span text:style-name="T31">，所赋入的数据需要强制类型转换，</text:span><text:span text:style-name="T32">这种转换需要调用构造函数</text:span><text:span text:style-name="T31">。</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6" presentation:class="page"/>
          <draw:frame presentation:style-name="pr1" draw:text-style-name="P5" draw:layer="layout" svg:width="13.97cm" svg:height="11.43cm" svg:x="2.54cm" svg:y="12.065cm" presentation:class="notes" presentation:placeholder="true">
            <draw:text-box/>
          </draw:frame>
        </presentation:notes>
      </draw:page>
      <draw:page draw:name="page3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7" draw:layer="layout" svg:width="24.977cm" svg:height="18.343cm" svg:x="0cm" svg:y="0cm">
          <text:list text:style-name="L1">
            <text:list-header>
              <text:p text:style-name="P66"><text:span text:style-name="T7">class A{</text:span></text:p>
              <text:p text:style-name="P66"><text:span text:style-name="T7"><text:tab/></text:span><text:span text:style-name="T7">float </text:span><text:span text:style-name="T7">x,y;</text:span></text:p>
              <text:p text:style-name="P66"><text:span text:style-name="T7">public:</text:span></text:p>
              <text:p text:style-name="P66"><text:span text:style-name="T7"><text:s text:c="3"/></text:span><text:span text:style-name="T10">A(float </text:span><text:span text:style-name="T10">a,float </text:span><text:span text:style-name="T10">b) </text:span><text:span text:style-name="T10">{x=a;y</text:span><text:span text:style-name="T10">=b;cout</text:span><text:span text:style-name="T10">&lt;&lt;"</text:span><text:span text:style-name="T12">调</text:span><text:span text:style-name="T12">用构造</text:span><text:span text:style-name="T12">函数</text:span><text:span text:style-name="T10">\</text:span><text:span text:style-name="T10">n";}</text:span></text:p>
              <text:p text:style-name="P66"><text:span text:style-name="T7"><text:s text:c="3"/></text:span><text:span text:style-name="T7">~A()</text:span><text:span text:style-name="T7"><text:tab/></text:span><text:span text:style-name="T7"> {</text:span><text:span text:style-name="T7"><text:tab/></text:span><text:span text:style-name="T7">cout&lt;&lt;</text:span><text:span text:style-name="T7">"</text:span><text:span text:style-name="T11">调用</text:span><text:span text:style-name="T11">析构函</text:span><text:span text:style-name="T11">数</text:span><text:span text:style-name="T7">\</text:span><text:span text:style-name="T7">n";}</text:span></text:p>
              <text:p text:style-name="P66"><text:span text:style-name="T7"><text:s text:c="4"/></text:span><text:span text:style-name="T7">void </text:span><text:span text:style-name="T7">Print(v</text:span><text:span text:style-name="T7">oid) </text:span><text:span text:style-name="T7">{ <text:s text:c="3"/>cout</text:span><text:span text:style-name="T7">&lt;&lt;x&lt;&lt;'\</text:span><text:span text:style-name="T7">t'&lt;&lt;y&lt;</text:span><text:span text:style-name="T7">&lt;endl;</text:span><text:span text:style-name="T7"><text:tab/></text:span><text:span text:style-name="T7">}</text:span></text:p>
              <text:p text:style-name="P66"><text:span text:style-name="T7">};</text:span></text:p>
              <text:p text:style-name="P66"><text:span text:style-name="T7">void </text:span><text:span text:style-name="T7">main(v</text:span><text:span text:style-name="T7">oid)</text:span></text:p>
              <text:p text:style-name="P66"><text:span text:style-name="T7">{ A <text:s/></text:span><text:span text:style-name="T7">a1(1.0, </text:span><text:span text:style-name="T7">10.0); </text:span></text:p>
              <text:p text:style-name="P66"><text:span text:style-name="T7"><text:s text:c="2"/></text:span><text:span text:style-name="T7">a1.Prin</text:span><text:span text:style-name="T7">t();</text:span></text:p>
              <text:p text:style-name="P66"><text:span text:style-name="T7"><text:s text:c="2"/></text:span><text:span text:style-name="T10">a1=A(3</text:span><text:span text:style-name="T10">.0 , <text:s/></text:span><text:span text:style-name="T10">30.0); <text:s/></text:span></text:p>
              <text:p text:style-name="P66"><text:span text:style-name="T7"><text:s text:c="2"/></text:span><text:span text:style-name="T7">a1.Prin</text:span><text:span text:style-name="T7">t();</text:span></text:p>
              <text:p text:style-name="P66"><text:span text:style-name="T7"><text:s text:c="2"/></text:span><text:span text:style-name="T7">cout&lt;&lt;</text:span><text:span text:style-name="T7">"</text:span><text:span text:style-name="T11">退出</text:span><text:span text:style-name="T11">主函</text:span><text:span text:style-name="T11">数</text:span><text:span text:style-name="T7">\n";</text:span></text:p>
              <text:p text:style-name="P66"><text:span text:style-name="T7">}</text:span></text:p>
            </text:list-header>
          </text:list>
          <draw:enhanced-geometry svg:viewBox="0 0 21600 21600" draw:type="mso-spt202" draw:enhanced-path="M 0 0 L 21600 0 21600 21600 0 21600 0 0 Z N"/>
        </draw:custom-shape>
        <draw:custom-shape draw:name="Text Box 3" draw:style-name="gr92" draw:text-style-name="P80" xml:id="id104" draw:id="id104" draw:layer="layout" svg:width="7.408cm" svg:height="1.277cm" svg:x="16.087cm" svg:y="7.832cm">
          <text:list text:style-name="L2">
            <text:list-header>
              <text:p text:style-name="P79"><text:span text:style-name="T29">调用构造函数</text:span></text:p>
            </text:list-header>
          </text:list>
          <draw:enhanced-geometry svg:viewBox="0 0 21600 21600" draw:type="mso-spt202" draw:enhanced-path="M 0 0 L 21600 0 21600 21600 0 21600 0 0 Z N"/>
        </draw:custom-shape>
        <draw:custom-shape draw:name="AutoShape 4" draw:style-name="gr93" draw:text-style-name="P21" xml:id="id107" draw:id="id107" draw:layer="layout" svg:width="6.844cm" svg:height="3.599cm" svg:x="8.255cm" svg:y="9.313cm">
          <text:list text:style-name="L5">
            <text:list-header>
              <text:p text:style-name="P20"><text:span text:style-name="T18">产生临时对象，初始化并赋值后立即释放</text:span></text:p>
            </text:list-header>
          </text:list>
          <draw:enhanced-geometry svg:viewBox="0 0 21600 21600" draw:text-areas="800 800 20800 20800" draw:type="round-rectangular-callout" draw:modifiers="-4245 238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5" draw:style-name="gr94" draw:text-style-name="P80" xml:id="id105" draw:id="id105" draw:layer="layout" svg:width="9.102cm" svg:height="1.077cm" svg:x="16.298cm" svg:y="9.102cm">
          <text:list text:style-name="L2">
            <text:list-header>
              <text:p text:style-name="P79"><text:span text:style-name="T28">1 <text:s text:c="9"/>10</text:span></text:p>
            </text:list-header>
          </text:list>
          <draw:enhanced-geometry svg:viewBox="0 0 21600 21600" draw:type="mso-spt202" draw:enhanced-path="M 0 0 L 21600 0 21600 21600 0 21600 0 0 Z N"/>
        </draw:custom-shape>
        <draw:custom-shape draw:name="Text Box 6" draw:style-name="gr95" draw:text-style-name="P36" xml:id="id106" draw:id="id106" draw:layer="layout" svg:width="8.89cm" svg:height="1.077cm" svg:x="16.087cm" svg:y="10.583cm">
          <text:list text:style-name="L4">
            <text:list-header>
              <text:p text:style-name="P35"><text:span text:style-name="T27">调用构造函数</text:span></text:p>
            </text:list-header>
          </text:list>
          <draw:enhanced-geometry svg:viewBox="0 0 21600 21600" draw:type="mso-spt202" draw:enhanced-path="M 0 0 L 21600 0 21600 21600 0 21600 0 0 Z N"/>
        </draw:custom-shape>
        <draw:custom-shape draw:name="Text Box 7" draw:style-name="gr96" draw:text-style-name="P36" xml:id="id108" draw:id="id108" draw:layer="layout" svg:width="8.89cm" svg:height="1.077cm" svg:x="16.087cm" svg:y="12.065cm">
          <text:list text:style-name="L4">
            <text:list-header>
              <text:p text:style-name="P35"><text:span text:style-name="T27">调用析构函数</text:span></text:p>
            </text:list-header>
          </text:list>
          <draw:enhanced-geometry svg:viewBox="0 0 21600 21600" draw:type="mso-spt202" draw:enhanced-path="M 0 0 L 21600 0 21600 21600 0 21600 0 0 Z N"/>
        </draw:custom-shape>
        <draw:custom-shape draw:name="Text Box 8" draw:style-name="gr97" draw:text-style-name="P36" xml:id="id109" draw:id="id109" draw:layer="layout" svg:width="8.89cm" svg:height="1.077cm" svg:x="16.087cm" svg:y="13.547cm">
          <text:list text:style-name="L2">
            <text:list-header>
              <text:p text:style-name="P35"><text:span text:style-name="T28">3</text:span><text:span text:style-name="T28"><text:tab/></text:span><text:span text:style-name="T28">30</text:span></text:p>
            </text:list-header>
          </text:list>
          <draw:enhanced-geometry svg:viewBox="0 0 21600 21600" draw:type="mso-spt202" draw:enhanced-path="M 0 0 L 21600 0 21600 21600 0 21600 0 0 Z N"/>
        </draw:custom-shape>
        <draw:custom-shape draw:name="Text Box 9" draw:style-name="gr98" draw:text-style-name="P36" xml:id="id110" draw:id="id110" draw:layer="layout" svg:width="7.831cm" svg:height="1.077cm" svg:x="16.087cm" svg:y="14.605cm">
          <text:list text:style-name="L2">
            <text:list-header>
              <text:p text:style-name="P35"><text:span text:style-name="T29">退出主函数</text:span></text:p>
            </text:list-header>
          </text:list>
          <draw:enhanced-geometry svg:viewBox="0 0 21600 21600" draw:type="mso-spt202" draw:enhanced-path="M 0 0 L 21600 0 21600 21600 0 21600 0 0 Z N"/>
        </draw:custom-shape>
        <draw:custom-shape draw:name="Text Box 10" draw:style-name="gr99" draw:text-style-name="P36" xml:id="id111" draw:id="id111" draw:layer="layout" svg:width="9.102cm" svg:height="1.077cm" svg:x="15.875cm" svg:y="16.087cm">
          <text:list text:style-name="L2">
            <text:list-header>
              <text:p text:style-name="P35"><text:span text:style-name="T29">调用析构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4" smil:attributeName="visibility" smil:to="visible"/>
                  <anim:transitionFilter smil:dur="0.5s" smil:targetElement="id104"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5" smil:attributeName="visibility" smil:to="visible"/>
                  <anim:transitionFilter smil:dur="0.5s" smil:targetElement="id105"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6" smil:attributeName="visibility" smil:to="visible"/>
                  <anim:transitionFilter smil:dur="0.5s" smil:targetElement="id106"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07" smil:attributeName="visibility" smil:to="visible"/>
                  <anim:transitionFilter smil:dur="0.5s" smil:targetElement="id107"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8" smil:attributeName="visibility" smil:to="visible"/>
                  <anim:transitionFilter smil:dur="0.5s" smil:targetElement="id10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09" smil:attributeName="visibility" smil:to="visible"/>
                  <anim:transitionFilter smil:dur="0.5s" smil:targetElement="id10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0" smil:attributeName="visibility" smil:to="visible"/>
                  <anim:transitionFilter smil:dur="0.5s" smil:targetElement="id11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11" smil:attributeName="visibility" smil:to="visible"/>
                  <anim:transitionFilter smil:dur="0.5s" smil:targetElement="id111" smil:type="barWipe" smil:subtype="leftToRight"/>
                </anim:par>
              </anim:par>
            </anim:par>
          </anim:seq>
        </anim:par>
        <presentation:notes draw:style-name="dp2">
          <draw:page-thumbnail draw:style-name="gr3" draw:layer="layout" svg:width="12.7cm" svg:height="9.525cm" svg:x="3.175cm" svg:y="1.904cm" draw:page-number="37" presentation:class="page"/>
          <draw:frame presentation:style-name="pr1" draw:text-style-name="P5" draw:layer="layout" svg:width="13.97cm" svg:height="11.43cm" svg:x="2.54cm" svg:y="12.065cm" presentation:class="notes" presentation:placeholder="true">
            <draw:text-box/>
          </draw:frame>
        </presentation:notes>
      </draw:page>
      <draw:page draw:name="page3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00" draw:text-style-name="P82" draw:layer="layout" svg:width="25.4cm" svg:height="1.801cm" svg:x="0cm" svg:y="0cm">
          <text:list text:style-name="L2">
            <text:list-header>
              <text:p text:style-name="P81"><text:span text:style-name="T12">注意：当构造函数只有一个参数时，可以用</text:span><text:span text:style-name="T10">= </text:span><text:span text:style-name="T12">强制赋值</text:span><text:span text:style-name="T11">。</text:span></text:p>
            </text:list-header>
          </text:list>
          <draw:enhanced-geometry svg:viewBox="0 0 21600 21600" draw:type="mso-spt202" draw:enhanced-path="M 0 0 L 21600 0 21600 21600 0 21600 0 0 Z N"/>
        </draw:custom-shape>
        <draw:custom-shape draw:name="Text Box 3" draw:style-name="gr2" draw:text-style-name="P84" draw:layer="layout" svg:width="25.4cm" svg:height="16.908cm" svg:x="0cm" svg:y="1.905cm">
          <text:list text:style-name="L1">
            <text:list-header>
              <text:p text:style-name="P83"><text:span text:style-name="T7">class B{</text:span></text:p>
              <text:p text:style-name="P83"><text:span text:style-name="T7"><text:tab/></text:span><text:span text:style-name="T7">float x;</text:span></text:p>
              <text:p text:style-name="P83"><text:span text:style-name="T7">public: <text:s/></text:span><text:span text:style-name="T7"><text:s/></text:span><text:span text:style-name="T10">B(float </text:span><text:span text:style-name="T10">a) </text:span><text:span text:style-name="T10">{x=a; <text:s/></text:span><text:span text:style-name="T10">cout&lt;&lt;</text:span><text:span text:style-name="T10">"</text:span><text:span text:style-name="T12">调用</text:span><text:span text:style-name="T12">构造函</text:span><text:span text:style-name="T12">数</text:span><text:span text:style-name="T10">\</text:span><text:span text:style-name="T10">n";}</text:span></text:p>
              <text:p text:style-name="P83"><text:span text:style-name="T7"><text:s text:c="13"/></text:span><text:span text:style-name="T7">~B()</text:span><text:span text:style-name="T7"><text:tab/></text:span><text:span text:style-name="T7"> { </text:span><text:span text:style-name="T7"><text:s/>cout&lt;&lt;</text:span><text:span text:style-name="T7">"</text:span><text:span text:style-name="T11">调用</text:span><text:span text:style-name="T11">析构函</text:span><text:span text:style-name="T11">数</text:span><text:span text:style-name="T7">\</text:span><text:span text:style-name="T7">n";}</text:span></text:p>
              <text:p text:style-name="P83"><text:span text:style-name="T7"><text:s text:c="13"/></text:span><text:span text:style-name="T7">void </text:span><text:span text:style-name="T7">Print(v</text:span><text:span text:style-name="T7">oid) </text:span><text:span text:style-name="T7">{ <text:s text:c="3"/>cout</text:span><text:span text:style-name="T7">&lt;&lt;x&lt;&lt;e</text:span><text:span text:style-name="T7">ndl; <text:s/>}</text:span></text:p>
              <text:p text:style-name="P83"><text:span text:style-name="T7">};</text:span></text:p>
              <text:p text:style-name="P83"><text:span text:style-name="T7">void </text:span><text:span text:style-name="T7">main(v</text:span><text:span text:style-name="T7">oid)</text:span></text:p>
              <text:p text:style-name="P83"><text:span text:style-name="T7">{B <text:s/></text:span><text:span text:style-name="T7">b1(1.0) </text:span><text:span text:style-name="T7">;</text:span><text:span text:style-name="T7"><text:tab/></text:span><text:span text:style-name="T7">b1.Prin</text:span><text:span text:style-name="T7">t();</text:span></text:p>
              <text:p text:style-name="P83"><text:span text:style-name="T7"><text:s text:c="3"/></text:span><text:span text:style-name="T7">B <text:s/></text:span><text:span text:style-name="T8">b2=100</text:span><text:span text:style-name="T7">; <text:s text:c="3"/></text:span></text:p>
              <text:p text:style-name="P83"><text:span text:style-name="T7"><text:s text:c="2"/></text:span><text:span text:style-name="T7">b2.Prin</text:span><text:span text:style-name="T7">t();</text:span><text:span text:style-name="T10"> <text:s/></text:span></text:p>
            </text:list-header>
          </text:list>
          <text:list text:style-name="L4">
            <text:list-header>
              <text:p text:style-name="P83"><text:span text:style-name="T8"><text:s text:c="3"/></text:span><text:span text:style-name="T8">b1=10;</text:span><text:span text:style-name="T7"><text:tab/></text:span><text:span text:style-name="T7"> <text:s text:c="3"/></text:span><text:span text:style-name="T7">b1.Prin</text:span><text:span text:style-name="T7">t();</text:span></text:p>
            </text:list-header>
          </text:list>
          <text:list text:style-name="L1">
            <text:list-header>
              <text:p text:style-name="P83"><text:span text:style-name="T7"><text:s text:c="3"/></text:span><text:span text:style-name="T7">cout&lt;&lt;</text:span><text:span text:style-name="T7">"</text:span><text:span text:style-name="T11">退出</text:span><text:span text:style-name="T11">主函</text:span><text:span text:style-name="T11">数</text:span><text:span text:style-name="T7">\n";</text:span></text:p>
              <text:p text:style-name="P83"><text:span text:style-name="T7">}</text:span></text:p>
            </text:list-header>
          </text:list>
          <draw:enhanced-geometry svg:viewBox="0 0 21600 21600" draw:type="mso-spt202" draw:enhanced-path="M 0 0 L 21600 0 21600 21600 0 21600 0 0 Z N"/>
        </draw:custom-shape>
        <draw:custom-shape draw:name="Text Box 4" draw:style-name="gr101" draw:text-style-name="P77" xml:id="id113" draw:id="id113" draw:layer="layout" svg:width="5.702cm" svg:height="0.972cm" svg:x="19.685cm" svg:y="6.985cm">
          <text:list text:style-name="L2">
            <text:list-header>
              <text:p text:style-name="P76"><text:span text:style-name="T29">调用构造函数</text:span></text:p>
            </text:list-header>
          </text:list>
          <draw:enhanced-geometry svg:viewBox="0 0 21600 21600" draw:type="mso-spt202" draw:enhanced-path="M 0 0 L 21600 0 21600 21600 0 21600 0 0 Z N"/>
        </draw:custom-shape>
        <draw:custom-shape draw:name="AutoShape 5" draw:style-name="gr102" draw:text-style-name="P21" xml:id="id112" draw:id="id112" draw:layer="layout" svg:width="8.467cm" svg:height="1.27cm" svg:x="6.35cm" svg:y="12.065cm">
          <text:list text:style-name="L5">
            <text:list-header>
              <text:p text:style-name="P20"><text:span text:style-name="T18">单参数可以这样赋值</text:span></text:p>
            </text:list-header>
          </text:list>
          <draw:enhanced-geometry svg:viewBox="0 0 21600 21600" draw:text-areas="800 800 20800 20800" draw:type="round-rectangular-callout" draw:modifiers="-2554 118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6" draw:style-name="gr103" draw:text-style-name="P77" xml:id="id114" draw:id="id114" draw:layer="layout" svg:width="5.305cm" svg:height="0.772cm" svg:x="19.685cm" svg:y="8.043cm">
          <text:list text:style-name="L2">
            <text:list-header>
              <text:p text:style-name="P76"><text:span text:style-name="T28">1</text:span></text:p>
            </text:list-header>
          </text:list>
          <draw:enhanced-geometry svg:viewBox="0 0 21600 21600" draw:type="mso-spt202" draw:enhanced-path="M 0 0 L 21600 0 21600 21600 0 21600 0 0 Z N"/>
        </draw:custom-shape>
        <draw:custom-shape draw:name="Text Box 7" draw:style-name="gr104" draw:text-style-name="P77" xml:id="id115" draw:id="id115" draw:layer="layout" svg:width="5.503cm" svg:height="0.772cm" svg:x="19.685cm" svg:y="8.89cm">
          <text:list text:style-name="L2">
            <text:list-header>
              <text:p text:style-name="P76"><text:span text:style-name="T29">调用构造函数</text:span></text:p>
            </text:list-header>
          </text:list>
          <draw:enhanced-geometry svg:viewBox="0 0 21600 21600" draw:type="mso-spt202" draw:enhanced-path="M 0 0 L 21600 0 21600 21600 0 21600 0 0 Z N"/>
        </draw:custom-shape>
        <draw:custom-shape draw:name="Text Box 8" draw:style-name="gr105" draw:text-style-name="P77" xml:id="id116" draw:id="id116" draw:layer="layout" svg:width="4.128cm" svg:height="0.772cm" svg:x="19.685cm" svg:y="9.948cm">
          <text:list text:style-name="L2">
            <text:list-header>
              <text:p text:style-name="P76"><text:span text:style-name="T28">100</text:span></text:p>
            </text:list-header>
          </text:list>
          <draw:enhanced-geometry svg:viewBox="0 0 21600 21600" draw:type="mso-spt202" draw:enhanced-path="M 0 0 L 21600 0 21600 21600 0 21600 0 0 Z N"/>
        </draw:custom-shape>
        <draw:custom-shape draw:name="Text Box 9" draw:style-name="gr106" draw:text-style-name="P77" xml:id="id117" draw:id="id117" draw:layer="layout" svg:width="5.305cm" svg:height="0.772cm" svg:x="19.685cm" svg:y="11.007cm">
          <text:list text:style-name="L4">
            <text:list-header>
              <text:p text:style-name="P76"><text:span text:style-name="T27">调用构造函数</text:span></text:p>
            </text:list-header>
          </text:list>
          <draw:enhanced-geometry svg:viewBox="0 0 21600 21600" draw:type="mso-spt202" draw:enhanced-path="M 0 0 L 21600 0 21600 21600 0 21600 0 0 Z N"/>
        </draw:custom-shape>
        <draw:custom-shape draw:name="Text Box 10" draw:style-name="gr107" draw:text-style-name="P77" xml:id="id118" draw:id="id118" draw:layer="layout" svg:width="5.503cm" svg:height="0.772cm" svg:x="19.685cm" svg:y="12.065cm">
          <text:list text:style-name="L4">
            <text:list-header>
              <text:p text:style-name="P76"><text:span text:style-name="T27">调用析构函数</text:span></text:p>
            </text:list-header>
          </text:list>
          <draw:enhanced-geometry svg:viewBox="0 0 21600 21600" draw:type="mso-spt202" draw:enhanced-path="M 0 0 L 21600 0 21600 21600 0 21600 0 0 Z N"/>
        </draw:custom-shape>
        <draw:custom-shape draw:name="Text Box 11" draw:style-name="gr108" draw:text-style-name="P77" xml:id="id121" draw:id="id121" draw:layer="layout" svg:width="3.537cm" svg:height="0.772cm" svg:x="19.685cm" svg:y="13.123cm">
          <text:list text:style-name="L2">
            <text:list-header>
              <text:p text:style-name="P76"><text:span text:style-name="T28">10</text:span></text:p>
            </text:list-header>
          </text:list>
          <draw:enhanced-geometry svg:viewBox="0 0 21600 21600" draw:type="mso-spt202" draw:enhanced-path="M 0 0 L 21600 0 21600 21600 0 21600 0 0 Z N"/>
        </draw:custom-shape>
        <draw:custom-shape draw:name="Text Box 12" draw:style-name="gr109" draw:text-style-name="P77" xml:id="id122" draw:id="id122" draw:layer="layout" svg:width="5.702cm" svg:height="0.772cm" svg:x="19.685cm" svg:y="14.182cm">
          <text:list text:style-name="L2">
            <text:list-header>
              <text:p text:style-name="P76"><text:span text:style-name="T29">退出主函数</text:span></text:p>
            </text:list-header>
          </text:list>
          <draw:enhanced-geometry svg:viewBox="0 0 21600 21600" draw:type="mso-spt202" draw:enhanced-path="M 0 0 L 21600 0 21600 21600 0 21600 0 0 Z N"/>
        </draw:custom-shape>
        <draw:custom-shape draw:name="Text Box 13" draw:style-name="gr110" draw:text-style-name="P77" xml:id="id123" draw:id="id123" draw:layer="layout" svg:width="5.305cm" svg:height="0.772cm" svg:x="19.685cm" svg:y="15.452cm">
          <text:list text:style-name="L2">
            <text:list-header>
              <text:p text:style-name="P76"><text:span text:style-name="T29">调用析构函数</text:span></text:p>
            </text:list-header>
          </text:list>
          <draw:enhanced-geometry svg:viewBox="0 0 21600 21600" draw:type="mso-spt202" draw:enhanced-path="M 0 0 L 21600 0 21600 21600 0 21600 0 0 Z N"/>
        </draw:custom-shape>
        <draw:custom-shape draw:name="Text Box 14" draw:style-name="gr111" draw:text-style-name="P86" xml:id="id124" draw:id="id124" draw:layer="layout" svg:width="5.715cm" svg:height="1.178cm" svg:x="19.685cm" svg:y="16.51cm">
          <text:list text:style-name="L2">
            <text:list-header>
              <text:p text:style-name="P85"><text:span text:style-name="T29">调用析构函数</text:span></text:p>
            </text:list-header>
          </text:list>
          <draw:enhanced-geometry svg:viewBox="0 0 21600 21600" draw:type="mso-spt202" draw:enhanced-path="M 0 0 L 21600 0 21600 21600 0 21600 0 0 Z N"/>
        </draw:custom-shape>
        <draw:custom-shape draw:name="AutoShape 15" draw:style-name="gr112" draw:text-style-name="P87" xml:id="id119" draw:id="id119" draw:layer="layout" svg:width="4.445cm" svg:height="1.27cm" svg:x="12.277cm" svg:y="13.758cm">
          <text:list text:style-name="L5">
            <text:list-header>
              <text:p text:style-name="P20"><text:span text:style-name="T35">b1=B(10)</text:span></text:p>
            </text:list-header>
          </text:list>
          <draw:enhanced-geometry svg:viewBox="0 0 21600 21600" draw:text-areas="800 800 20800 20800" draw:type="round-rectangular-callout" draw:modifiers="14314 142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16" draw:style-name="gr113" draw:text-style-name="P87" xml:id="id120" draw:id="id120" draw:layer="layout" svg:width="4.233cm" svg:height="2.54cm" svg:x="12.277cm" svg:y="15.452cm">
          <text:list text:style-name="L5">
            <text:list-header>
              <text:p text:style-name="P20"><text:span text:style-name="T18">产生一个临时对象</text:span></text:p>
            </text:list-header>
          </text:list>
          <draw:enhanced-geometry svg:viewBox="0 0 21600 21600" draw:text-areas="800 800 20800 20800" draw:type="round-rectangular-callout" draw:modifiers="16515 13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2" smil:attributeName="visibility" smil:to="visible"/>
                  <anim:transitionFilter smil:dur="0.5s" smil:targetElement="id112" smil:type="barWipe" smil:subtype="topToBottom"/>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3" smil:attributeName="visibility" smil:to="visible"/>
                  <anim:transitionFilter smil:dur="0.5s" smil:targetElement="id11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4" smil:attributeName="visibility" smil:to="visible"/>
                  <anim:transitionFilter smil:dur="0.5s" smil:targetElement="id114"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5" smil:attributeName="visibility" smil:to="visible"/>
                  <anim:transitionFilter smil:dur="0.5s" smil:targetElement="id115"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6" smil:attributeName="visibility" smil:to="visible"/>
                  <anim:transitionFilter smil:dur="0.5s" smil:targetElement="id116"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7" smil:attributeName="visibility" smil:to="visible"/>
                  <anim:transitionFilter smil:dur="0.5s" smil:targetElement="id117"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8" smil:attributeName="visibility" smil:to="visible"/>
                  <anim:transitionFilter smil:dur="0.5s" smil:targetElement="id118" smil:type="dissolv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19" smil:attributeName="visibility" smil:to="visible"/>
                  <anim:transitionFilter smil:dur="0.5s" smil:targetElement="id119"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0" smil:attributeName="visibility" smil:to="visible"/>
                  <anim:transitionFilter smil:dur="0.5s" smil:targetElement="id120" smil:type="barWipe" smil:subtype="topToBottom"/>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1" smil:attributeName="visibility" smil:to="visible"/>
                  <anim:transitionFilter smil:dur="0.5s" smil:targetElement="id12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2" smil:attributeName="visibility" smil:to="visible"/>
                  <anim:transitionFilter smil:dur="0.5s" smil:targetElement="id12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3" smil:attributeName="visibility" smil:to="visible"/>
                  <anim:transitionFilter smil:dur="0.5s" smil:targetElement="id12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24" smil:attributeName="visibility" smil:to="visible"/>
                  <anim:transitionFilter smil:dur="0.5s" smil:targetElement="id124" smil:type="dissolve"/>
                </anim:par>
              </anim:par>
            </anim:par>
          </anim:seq>
        </anim:par>
        <presentation:notes draw:style-name="dp2">
          <draw:page-thumbnail draw:style-name="gr3" draw:layer="layout" svg:width="12.7cm" svg:height="9.525cm" svg:x="3.175cm" svg:y="1.904cm" draw:page-number="38" presentation:class="page"/>
          <draw:frame presentation:style-name="pr1" draw:text-style-name="P5" draw:layer="layout" svg:width="13.97cm" svg:height="11.43cm" svg:x="2.54cm" svg:y="12.065cm" presentation:class="notes" presentation:placeholder="true">
            <draw:text-box/>
          </draw:frame>
        </presentation:notes>
      </draw:page>
      <draw:page draw:name="page3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8" draw:layer="layout" svg:width="19.262cm" svg:height="2.021cm" svg:x="0cm" svg:y="0cm">
          <text:list text:style-name="L1">
            <text:list-header>
              <text:p text:style-name="P37"><text:span text:style-name="T31">完成拷贝功能的构造函数 </text:span></text:p>
            </text:list-header>
          </text:list>
          <draw:enhanced-geometry svg:viewBox="0 0 21600 21600" draw:type="mso-spt202" draw:enhanced-path="M 0 0 L 21600 0 21600 21600 0 21600 0 0 Z N"/>
        </draw:custom-shape>
        <draw:custom-shape draw:name="Text Box 4" draw:style-name="gr2" draw:text-style-name="P38" draw:layer="layout" svg:width="25.4cm" svg:height="5.541cm" svg:x="0cm" svg:y="2.117cm">
          <text:list text:style-name="L1">
            <text:list-header>
              <text:p text:style-name="P37"><text:span text:style-name="T31">可以在定义一个对象的时候用另一个对象为其初始化，</text:span><text:span text:style-name="T32">即构造函数的参数是另一个对象的引用</text:span><text:span text:style-name="T33">，</text:span><text:span text:style-name="T31">这种构造函数常为完成拷贝功能的构造函数。</text:span></text:p>
            </text:list-header>
          </text:list>
          <draw:enhanced-geometry svg:viewBox="0 0 21600 21600" draw:type="mso-spt202" draw:enhanced-path="M 0 0 L 21600 0 21600 21600 0 21600 0 0 Z N"/>
        </draw:custom-shape>
        <draw:custom-shape draw:name="Text Box 5" draw:style-name="gr114" draw:text-style-name="P82" xml:id="id125" draw:id="id125" draw:layer="layout" svg:width="23.495cm" svg:height="10.429cm" svg:x="0.635cm" svg:y="8.255cm">
          <text:list text:style-name="L2">
            <text:list-header>
              <text:p text:style-name="P81"><text:span text:style-name="T12">完成拷贝功能的构造函数的一般格式为：</text:span></text:p>
              <text:p text:style-name="P81"><text:span text:style-name="T10">ClassName::ClassName(ClassName <text:s/>&amp;&lt;</text:span><text:span text:style-name="T12">变量名</text:span><text:span text:style-name="T10">&gt;)</text:span></text:p>
              <text:p text:style-name="P81"><text:span text:style-name="T10">{</text:span><text:span text:style-name="T10"><text:tab/></text:span><text:span text:style-name="T10">......</text:span></text:p>
              <text:p text:style-name="P81"><text:span text:style-name="T10">// <text:s text:c="2"/></text:span><text:span text:style-name="T12">函数体完成对应数据成员的赋值</text:span></text:p>
              <text:p text:style-name="P81"><text:span text:style-name="T10">}</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25" smil:attributeName="visibility" smil:to="visible"/>
                  <anim:transitionFilter smil:dur="0.5s" smil:targetElement="id125" smil:type="irisWipe" smil:subtype="rectangle" smil:direction="reverse"/>
                </anim:par>
              </anim:par>
            </anim:par>
          </anim:seq>
        </anim:par>
        <presentation:notes draw:style-name="dp2">
          <draw:page-thumbnail draw:style-name="gr3" draw:layer="layout" svg:width="12.7cm" svg:height="9.525cm" svg:x="3.175cm" svg:y="1.904cm" draw:page-number="39" presentation:class="page"/>
          <draw:frame presentation:style-name="pr1" draw:text-style-name="P5" draw:layer="layout" svg:width="13.97cm" svg:height="11.43cm" svg:x="2.54cm" svg:y="12.065cm" presentation:class="notes" presentation:placeholder="true">
            <draw:text-box/>
          </draw:frame>
        </presentation:notes>
      </draw:page>
      <draw:page draw:name="page4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4" draw:text-style-name="P89" draw:layer="layout" svg:width="23.919cm" svg:height="10.576cm" svg:x="0.423cm" svg:y="0.847cm">
          <text:list text:style-name="L1">
            <text:list-header>
              <text:p text:style-name="P88"><text:span text:style-name="T7">class <text:s/></text:span><text:span text:style-name="T7">A{</text:span></text:p>
              <text:p text:style-name="P88"><text:span text:style-name="T7"><text:tab/></text:span><text:span text:style-name="T7">float <text:s text:c="2"/></text:span><text:span text:style-name="T7">x,y;</text:span></text:p>
            </text:list-header>
          </text:list>
          <text:list text:style-name="L2">
            <text:list-header>
              <text:p text:style-name="P88"><text:span text:style-name="T10">public</text:span><text:span text:style-name="T12">：</text:span></text:p>
            </text:list-header>
          </text:list>
          <text:list text:style-name="L1">
            <text:list-header>
              <text:p text:style-name="P88"><text:span text:style-name="T11"><text:s text:c="9"/></text:span><text:span text:style-name="T7">A(float </text:span><text:span text:style-name="T7">a=0, </text:span><text:span text:style-name="T7">float </text:span><text:span text:style-name="T7">b=0)</text:span><text:span text:style-name="T7">{x=a; <text:s/></text:span><text:span text:style-name="T7">y=b;}</text:span></text:p>
            </text:list-header>
          </text:list>
          <text:list text:style-name="L2">
            <text:list-header>
              <text:p text:style-name="P88"><text:span text:style-name="T10"><text:s text:c="9"/></text:span><text:span text:style-name="T10">A(A </text:span><text:span text:style-name="T8">&amp;a</text:span><text:span text:style-name="T10">)</text:span></text:p>
              <text:p text:style-name="P88"><text:span text:style-name="T10"><text:s text:c="10"/></text:span><text:span text:style-name="T10">{ x=a.x; </text:span><text:span text:style-name="T10"><text:s/>y=a.y;}</text:span></text:p>
            </text:list-header>
          </text:list>
          <text:list text:style-name="L1">
            <text:list-header>
              <text:p text:style-name="P88"><text:span text:style-name="T7">}</text:span><text:span text:style-name="T11">；</text:span></text:p>
            </text:list-header>
          </text:list>
          <draw:enhanced-geometry svg:viewBox="0 0 21600 21600" draw:type="mso-spt202" draw:enhanced-path="M 0 0 L 21600 0 21600 21600 0 21600 0 0 Z N"/>
        </draw:custom-shape>
        <draw:custom-shape draw:name="Text Box 3" draw:style-name="gr14" draw:text-style-name="P89" draw:layer="layout" svg:width="8.89cm" svg:height="5.911cm" svg:x="0.635cm" svg:y="11.853cm">
          <text:list text:style-name="L1">
            <text:list-header>
              <text:p text:style-name="P88"><text:span text:style-name="T7">void main(void)</text:span></text:p>
              <text:p text:style-name="P88"><text:span text:style-name="T7">{ <text:s text:c="2"/>A <text:s text:c="2"/>a1(1.0,2.0);</text:span></text:p>
              <text:p text:style-name="P88"><text:span text:style-name="T7"><text:s text:c="5"/></text:span><text:span text:style-name="T10">A <text:s text:c="2"/>a2(</text:span><text:span text:style-name="T8">a1</text:span><text:span text:style-name="T10">);</text:span></text:p>
              <text:p text:style-name="P88"><text:span text:style-name="T7">}</text:span></text:p>
            </text:list-header>
          </text:list>
          <draw:enhanced-geometry svg:viewBox="0 0 21600 21600" draw:type="mso-spt202" draw:enhanced-path="M 0 0 L 21600 0 21600 21600 0 21600 0 0 Z N"/>
        </draw:custom-shape>
        <draw:custom-shape draw:name="AutoShape 4" draw:style-name="gr115" draw:text-style-name="P21" xml:id="id126" draw:id="id126" draw:layer="layout" svg:width="12.489cm" svg:height="1.27cm" svg:x="6.773cm" svg:y="6.985cm">
          <text:list text:style-name="L5">
            <text:list-header>
              <text:p text:style-name="P20"><text:span text:style-name="T18">形参</text:span><text:span text:style-name="T46">必须</text:span><text:span text:style-name="T18">是同类型对象的引用</text:span></text:p>
            </text:list-header>
          </text:list>
          <draw:enhanced-geometry svg:viewBox="0 0 21600 21600" draw:text-areas="800 800 20800 20800" draw:type="round-rectangular-callout" draw:modifiers="-740 68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5" draw:style-name="gr116" draw:text-style-name="P21" xml:id="id127" draw:id="id127" draw:layer="layout" svg:width="8.89cm" svg:height="1.27cm" svg:x="6.562cm" svg:y="15.028cm">
          <text:list text:style-name="L5">
            <text:list-header>
              <text:p text:style-name="P20"><text:span text:style-name="T18">实参是同类型的对象</text:span></text:p>
            </text:list-header>
          </text:list>
          <draw:enhanced-geometry svg:viewBox="0 0 21600 21600" draw:text-areas="800 800 20800 20800" draw:type="round-rectangular-callout" draw:modifiers="-1211 132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6" smil:attributeName="visibility" smil:to="visible"/>
                  <anim:transitionFilter smil:dur="0.5s" smil:targetElement="id126"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27" smil:attributeName="visibility" smil:to="visible"/>
                  <anim:transitionFilter smil:dur="0.5s" smil:targetElement="id127" smil:type="barWipe" smil:subtype="topToBottom"/>
                </anim:par>
              </anim:par>
            </anim:par>
          </anim:seq>
        </anim:par>
        <presentation:notes draw:style-name="dp2">
          <draw:page-thumbnail draw:style-name="gr3" draw:layer="layout" svg:width="12.7cm" svg:height="9.525cm" svg:x="3.175cm" svg:y="1.904cm" draw:page-number="40" presentation:class="page"/>
          <draw:frame presentation:style-name="pr1" draw:text-style-name="P5" draw:layer="layout" svg:width="13.97cm" svg:height="11.43cm" svg:x="2.54cm" svg:y="12.065cm" presentation:class="notes" presentation:placeholder="true">
            <draw:text-box/>
          </draw:frame>
        </presentation:notes>
      </draw:page>
      <draw:page draw:name="page4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7" draw:layer="layout" svg:width="25.4cm" svg:height="18.332cm" svg:x="0cm" svg:y="0.423cm">
          <text:list text:style-name="L1">
            <text:list-header>
              <text:p text:style-name="P76"><text:span text:style-name="T23">class <text:s/>A{</text:span></text:p>
              <text:p text:style-name="P76"><text:span text:style-name="T23"><text:tab/></text:span><text:span text:style-name="T23">float <text:s text:c="2"/></text:span><text:span text:style-name="T23">x,y;</text:span></text:p>
              <text:p text:style-name="P76"><text:span text:style-name="T23">public:</text:span></text:p>
              <text:p text:style-name="P76"><text:span text:style-name="T23"><text:s text:c="3"/></text:span><text:span text:style-name="T24">A(float </text:span><text:span text:style-name="T24">a=0, </text:span><text:span text:style-name="T24">float </text:span><text:span text:style-name="T24">b=0)</text:span><text:span text:style-name="T24">{x=a; <text:s/></text:span><text:span text:style-name="T24">y=b;</text:span><text:span text:style-name="T24"><text:tab/></text:span><text:span text:style-name="T24">cout&lt;</text:span><text:span text:style-name="T24">&lt;"</text:span><text:span text:style-name="T25">调用</text:span><text:span text:style-name="T25">了构造</text:span><text:span text:style-name="T25">函数</text:span><text:span text:style-name="T24">\</text:span><text:span text:style-name="T24">n";}</text:span></text:p>
              <text:p text:style-name="P76"><text:span text:style-name="T23"><text:s text:c="3"/></text:span><text:span text:style-name="T28">A(A </text:span><text:span text:style-name="T26">&amp;a</text:span><text:span text:style-name="T28">)</text:span></text:p>
            </text:list-header>
          </text:list>
          <text:list text:style-name="L2">
            <text:list-header>
              <text:p text:style-name="P76"><text:span text:style-name="T28"><text:s text:c="10"/></text:span><text:span text:style-name="T28">{ x=a.x;y</text:span><text:span text:style-name="T28">=a.y;cou</text:span><text:span text:style-name="T28">t&lt;&lt;“</text:span><text:span text:style-name="T29">调</text:span><text:span text:style-name="T29">用了完</text:span><text:span text:style-name="T29">成拷贝</text:span><text:span text:style-name="T29">功能的</text:span><text:span text:style-name="T29">构造函</text:span><text:span text:style-name="T29">数</text:span><text:span text:style-name="T28">\n”; }</text:span></text:p>
            </text:list-header>
          </text:list>
          <text:list text:style-name="L1">
            <text:list-header>
              <text:p text:style-name="P76"><text:span text:style-name="T23"><text:s text:c="3"/></text:span><text:span text:style-name="T23">void <text:s/></text:span><text:span text:style-name="T23">Print(voi</text:span><text:span text:style-name="T23">d)</text:span><text:span text:style-name="T23">{ <text:s/>cout&lt;&lt;</text:span><text:span text:style-name="T23">x&lt;&lt;'\</text:span><text:span text:style-name="T23">t'&lt;&lt;y&lt;&lt;e</text:span><text:span text:style-name="T23">ndl; <text:s/>}</text:span></text:p>
              <text:p text:style-name="P76"><text:span text:style-name="T23"><text:s text:c="3"/></text:span><text:span text:style-name="T23">~A() </text:span><text:span text:style-name="T23">{ <text:s/>cout&lt;&lt;</text:span><text:span text:style-name="T23">"</text:span><text:span text:style-name="T30">调用了</text:span><text:span text:style-name="T30">析构函</text:span><text:span text:style-name="T30">数</text:span><text:span text:style-name="T23">\</text:span><text:span text:style-name="T23">n"; <text:s text:c="2"/>}</text:span></text:p>
              <text:p text:style-name="P76"><text:span text:style-name="T23">};</text:span></text:p>
              <text:p text:style-name="P76"><text:span text:style-name="T23">void </text:span><text:span text:style-name="T23">main(voi</text:span><text:span text:style-name="T23">d)</text:span></text:p>
              <text:p text:style-name="P76"><text:span text:style-name="T23">{ <text:s text:c="2"/></text:span><text:span text:style-name="T24">A <text:s text:c="2"/></text:span><text:span text:style-name="T24">a1(1.0,2.</text:span><text:span text:style-name="T24">0);</text:span></text:p>
              <text:p text:style-name="P76"><text:span text:style-name="T23"><text:s text:c="5"/></text:span><text:span text:style-name="T28">A <text:s text:c="2"/></text:span><text:span text:style-name="T28">a2(</text:span><text:span text:style-name="T26">a1</text:span><text:span text:style-name="T28">);</text:span></text:p>
              <text:p text:style-name="P76"><text:span text:style-name="T23"><text:s text:c="5"/></text:span><text:span text:style-name="T23">a1.Print(</text:span><text:span text:style-name="T23">);</text:span></text:p>
              <text:p text:style-name="P76"><text:span text:style-name="T23"><text:s text:c="5"/></text:span><text:span text:style-name="T23">a2.Print(</text:span><text:span text:style-name="T23">);</text:span><text:span text:style-name="T23"><text:tab/></text:span></text:p>
              <text:p text:style-name="P76"><text:span text:style-name="T23">}</text:span></text:p>
            </text:list-header>
          </text:list>
          <draw:enhanced-geometry svg:viewBox="0 0 21600 21600" draw:type="mso-spt202" draw:enhanced-path="M 0 0 L 21600 0 21600 21600 0 21600 0 0 Z N"/>
        </draw:custom-shape>
        <draw:custom-shape draw:name="Text Box 4" draw:style-name="gr117" draw:text-style-name="P91" draw:layer="layout" svg:width="12.488cm" svg:height="7.778cm" svg:x="12.065cm" svg:y="11.007cm">
          <text:list text:style-name="L2">
            <text:list-header>
              <text:p xml:id="id128" text:id="id128" text:style-name="P90"><text:span text:style-name="T29">调用了构造函数</text:span></text:p>
              <text:p xml:id="id129" text:id="id129" text:style-name="P90"><text:span text:style-name="T29">调用了完成拷贝功能的构造函数</text:span></text:p>
              <text:p xml:id="id130" text:id="id130" text:style-name="P90"><text:span text:style-name="T28">1</text:span><text:span text:style-name="T28"><text:tab/></text:span><text:span text:style-name="T28"><text:tab/></text:span><text:span text:style-name="T28"><text:tab/></text:span><text:span text:style-name="T28">2</text:span></text:p>
              <text:p xml:id="id131" text:id="id131" text:style-name="P90"><text:span text:style-name="T28">1</text:span><text:span text:style-name="T28"><text:tab/></text:span><text:span text:style-name="T28"><text:tab/></text:span><text:span text:style-name="T28"><text:tab/></text:span><text:span text:style-name="T28">2</text:span></text:p>
              <text:p xml:id="id132" text:id="id132" text:style-name="P90"><text:span text:style-name="T29">调用了析构函数</text:span></text:p>
              <text:p xml:id="id133" text:id="id133" text:style-name="P90"><text:span text:style-name="T29">调用了析构函数</text:span></text:p>
            </text:list-header>
          </text:list>
          <draw:enhanced-geometry svg:viewBox="0 0 21600 21600" draw:type="mso-spt202" draw:enhanced-path="M 0 0 L 21600 0 21600 21600 0 21600 0 0 Z N"/>
        </draw:custom-shape>
        <draw:custom-shape draw:name="AutoShape 5" draw:style-name="gr118" draw:text-style-name="P21" xml:id="id134" draw:id="id134" draw:layer="layout" svg:width="17.78cm" svg:height="1.27cm" svg:x="4.445cm" svg:y="5.08cm">
          <text:list text:style-name="L5">
            <text:list-header>
              <text:p text:style-name="P20"><text:span text:style-name="T18">用已有的对象中的数据为新创建的对象赋值</text:span></text:p>
            </text:list-header>
          </text:list>
          <draw:enhanced-geometry svg:viewBox="0 0 21600 21600" draw:text-areas="800 800 20800 20800" draw:type="round-rectangular-callout" draw:modifiers="-691 112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28" anim:sub-item="text" smil:attributeName="visibility" smil:to="visible"/>
                  <anim:transitionFilter smil:dur="0.5s" smil:targetElement="id128"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29" anim:sub-item="text" smil:attributeName="visibility" smil:to="visible"/>
                  <anim:transitionFilter smil:dur="0.5s" smil:targetElement="id129"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0" anim:sub-item="text" smil:attributeName="visibility" smil:to="visible"/>
                  <anim:transitionFilter smil:dur="0.5s" smil:targetElement="id130"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1" anim:sub-item="text" smil:attributeName="visibility" smil:to="visible"/>
                  <anim:transitionFilter smil:dur="0.5s" smil:targetElement="id131"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2" anim:sub-item="text" smil:attributeName="visibility" smil:to="visible"/>
                  <anim:transitionFilter smil:dur="0.5s" smil:targetElement="id132"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3" anim:sub-item="text" smil:attributeName="visibility" smil:to="visible"/>
                  <anim:transitionFilter smil:dur="0.5s" smil:targetElement="id133"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34" smil:attributeName="visibility" smil:to="visible"/>
                  <anim:transitionFilter smil:dur="0.5s" smil:targetElement="id134" smil:type="barWipe" smil:subtype="topToBottom"/>
                </anim:par>
              </anim:par>
            </anim:par>
          </anim:seq>
        </anim:par>
        <presentation:notes draw:style-name="dp2">
          <draw:page-thumbnail draw:style-name="gr3" draw:layer="layout" svg:width="12.7cm" svg:height="9.525cm" svg:x="3.175cm" svg:y="1.904cm" draw:page-number="41" presentation:class="page"/>
          <draw:frame presentation:style-name="pr1" draw:text-style-name="P5" draw:layer="layout" svg:width="13.97cm" svg:height="11.43cm" svg:x="2.54cm" svg:y="12.065cm" presentation:class="notes" presentation:placeholder="true">
            <draw:text-box/>
          </draw:frame>
        </presentation:notes>
      </draw:page>
      <draw:page draw:name="page4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19" draw:text-style-name="P11" draw:layer="layout" svg:width="25.4cm" svg:height="8.185cm" svg:x="0cm" svg:y="0.847cm">
          <text:list text:style-name="L2">
            <text:list-header>
              <text:p text:style-name="P10"><text:span text:style-name="T5">如果</text:span><text:span text:style-name="T4">没有定义</text:span><text:span text:style-name="T5">完成拷贝功能的构造函数，编译器</text:span><text:span text:style-name="T4">自动</text:span><text:span text:style-name="T5">生成一个隐含的完成拷贝功能的构造函数</text:span><text:span text:style-name="T47">，</text:span><text:span text:style-name="T4">依次完成类中对应数据成员的拷贝</text:span><text:span text:style-name="T47">。 </text:span></text:p>
            </text:list-header>
          </text:list>
          <draw:enhanced-geometry svg:viewBox="0 0 21600 21600" draw:type="mso-spt202" draw:enhanced-path="M 0 0 L 21600 0 21600 21600 0 21600 0 0 Z N"/>
        </draw:custom-shape>
        <draw:custom-shape draw:name="Text Box 3" draw:style-name="gr120" draw:text-style-name="P94" xml:id="id135" draw:id="id135" draw:layer="layout" svg:width="6.35cm" svg:height="8.676cm" svg:x="1.482cm" svg:y="8.678cm">
          <text:list text:style-name="L2">
            <text:list-header>
              <text:p text:style-name="P92"><text:span text:style-name="T10">A::A(A &amp;a)</text:span></text:p>
              <text:p text:style-name="P92"><text:span text:style-name="T10">{</text:span></text:p>
              <text:p text:style-name="P92"><text:span text:style-name="T10"><text:s text:c="7"/></text:span><text:span text:style-name="T10">x=a.x;</text:span></text:p>
              <text:p text:style-name="P92"><text:span text:style-name="T10"><text:s text:c="7"/></text:span><text:span text:style-name="T10">y=a.y;</text:span></text:p>
              <text:p text:style-name="P92"><text:span text:style-name="T10"><text:s/></text:span><text:span text:style-name="T10">}</text:span></text:p>
              <text:p text:style-name="P93"><text:span text:style-name="T10"/></text:p>
            </text:list-header>
          </text:list>
          <draw:enhanced-geometry svg:viewBox="0 0 21600 21600" draw:type="mso-spt202" draw:enhanced-path="M 0 0 L 21600 0 21600 21600 0 21600 0 0 Z N"/>
        </draw:custom-shape>
        <draw:custom-shape draw:name="AutoShape 4" draw:style-name="gr121" draw:text-style-name="P48" xml:id="id136" draw:id="id136" draw:layer="layout" svg:width="4.869cm" svg:height="2.964cm" svg:x="7.408cm" svg:y="7.408cm">
          <text:list text:style-name="L5">
            <text:list-header>
              <text:p text:style-name="P47"><text:span text:style-name="T36">隐含的构造函数</text:span></text:p>
            </text:list-header>
          </text:list>
          <draw:enhanced-geometry svg:viewBox="0 0 21600 21600" draw:text-areas="800 800 20800 20800" draw:type="round-rectangular-callout" draw:modifiers="-5557 16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5" smil:attributeName="visibility" smil:to="visible"/>
                  <anim:transitionFilter smil:dur="0.5s" smil:targetElement="id135"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6" smil:attributeName="visibility" smil:to="visible"/>
                  <anim:transitionFilter smil:dur="0.5s" smil:targetElement="id136" smil:type="irisWipe" smil:subtype="rectangle" smil:direction="reverse"/>
                </anim:par>
              </anim:par>
            </anim:par>
          </anim:seq>
        </anim:par>
        <presentation:notes draw:style-name="dp2">
          <draw:page-thumbnail draw:style-name="gr3" draw:layer="layout" svg:width="12.7cm" svg:height="9.525cm" svg:x="3.175cm" svg:y="1.904cm" draw:page-number="42" presentation:class="page"/>
          <draw:frame presentation:style-name="pr1" draw:text-style-name="P5" draw:layer="layout" svg:width="13.97cm" svg:height="11.43cm" svg:x="2.54cm" svg:y="12.065cm" presentation:class="notes" presentation:placeholder="true">
            <draw:text-box/>
          </draw:frame>
        </presentation:notes>
      </draw:page>
      <draw:page draw:name="page4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77" draw:layer="layout" svg:width="25.4cm" svg:height="18.332cm" svg:x="0cm" svg:y="0.423cm">
          <text:list text:style-name="L1">
            <text:list-header>
              <text:p text:style-name="P76"><text:span text:style-name="T23">class <text:s/>A{</text:span></text:p>
              <text:p text:style-name="P76"><text:span text:style-name="T23"><text:tab/></text:span><text:span text:style-name="T23">float <text:s text:c="2"/>x,y;</text:span></text:p>
              <text:p text:style-name="P76"><text:span text:style-name="T23">public:</text:span></text:p>
              <text:p text:style-name="P76"><text:span text:style-name="T23"><text:s text:c="3"/></text:span><text:span text:style-name="T24">A(float a=0, float b=0){x=a; <text:s/>y=b;</text:span><text:span text:style-name="T24"><text:tab/></text:span><text:span text:style-name="T24">cout&lt;&lt;"</text:span><text:span text:style-name="T25">调用了构造函数</text:span><text:span text:style-name="T24">\</text:span><text:span text:style-name="T24">n";}</text:span></text:p>
              <text:p text:style-name="P76"><text:span text:style-name="T23"><text:s text:c="3"/></text:span><text:span text:style-name="T23">void <text:s/>Print(void){ <text:s/>cout&lt;&lt;x&lt;&lt;'\</text:span><text:span text:style-name="T23">t'&lt;&lt;y&lt;&lt;endl; <text:s/>}</text:span></text:p>
              <text:p text:style-name="P76"><text:span text:style-name="T23"><text:s text:c="3"/></text:span><text:span text:style-name="T23">~A() { <text:s/>cout&lt;&lt;"</text:span><text:span text:style-name="T30">调用了析构函数</text:span><text:span text:style-name="T23">\</text:span><text:span text:style-name="T23">n"; <text:s text:c="2"/>}</text:span></text:p>
              <text:p text:style-name="P76"><text:span text:style-name="T23">};</text:span></text:p>
              <text:p text:style-name="P76"><text:span text:style-name="T23">void main(void)</text:span></text:p>
              <text:p text:style-name="P76"><text:span text:style-name="T23">{ <text:s text:c="2"/></text:span><text:span text:style-name="T24">A <text:s text:c="2"/>a1(1.0,2.0);</text:span></text:p>
              <text:p text:style-name="P76"><text:span text:style-name="T23"><text:s text:c="5"/></text:span><text:span text:style-name="T28">A <text:s text:c="2"/>a2(a1);</text:span></text:p>
            </text:list-header>
          </text:list>
          <text:list text:style-name="L2">
            <text:list-header>
              <text:p text:style-name="P76"><text:span text:style-name="T28"><text:s text:c="5"/></text:span><text:span text:style-name="T28">A <text:s text:c="2"/>a3=a1;//</text:span><text:span text:style-name="T29">可以这样赋值</text:span></text:p>
            </text:list-header>
          </text:list>
          <text:list text:style-name="L1">
            <text:list-header>
              <text:p text:style-name="P76"><text:span text:style-name="T30"><text:s text:c="5"/></text:span><text:span text:style-name="T23">a1.Print();</text:span></text:p>
              <text:p text:style-name="P76"><text:span text:style-name="T23"><text:s text:c="5"/></text:span><text:span text:style-name="T23">a2.Print();</text:span><text:span text:style-name="T23"><text:tab/></text:span></text:p>
              <text:p text:style-name="P76"><text:span text:style-name="T23"><text:s text:c="5"/></text:span><text:span text:style-name="T23">a3.Print();</text:span></text:p>
              <text:p text:style-name="P76"><text:span text:style-name="T23">}</text:span></text:p>
            </text:list-header>
          </text:list>
          <draw:enhanced-geometry svg:viewBox="0 0 21600 21600" draw:type="mso-spt202" draw:enhanced-path="M 0 0 L 21600 0 21600 21600 0 21600 0 0 Z N"/>
        </draw:custom-shape>
        <draw:custom-shape draw:name="Text Box 3" draw:style-name="gr122" draw:text-style-name="P36" draw:layer="layout" svg:width="7.408cm" svg:height="10.547cm" svg:x="15.875cm" svg:y="7.62cm">
          <text:list text:style-name="L4">
            <text:list-header>
              <text:p xml:id="id138" text:id="id138" text:style-name="P35"><text:span text:style-name="T27">调用了构造函数</text:span></text:p>
              <text:p xml:id="id139" text:id="id139" text:style-name="P35"><text:span text:style-name="T26">1</text:span><text:span text:style-name="T26"><text:tab/></text:span><text:span text:style-name="T26"><text:tab/></text:span><text:span text:style-name="T26">2</text:span></text:p>
              <text:p xml:id="id140" text:id="id140" text:style-name="P35"><text:span text:style-name="T26">1</text:span><text:span text:style-name="T26"><text:tab/></text:span><text:span text:style-name="T26"><text:tab/></text:span><text:span text:style-name="T26">2</text:span></text:p>
              <text:p xml:id="id141" text:id="id141" text:style-name="P35"><text:span text:style-name="T26">1</text:span><text:span text:style-name="T26"><text:tab/></text:span><text:span text:style-name="T26"><text:tab/></text:span><text:span text:style-name="T26">2</text:span></text:p>
              <text:p xml:id="id142" text:id="id142" text:style-name="P35"><text:span text:style-name="T27">调用了析构函数</text:span></text:p>
              <text:p xml:id="id143" text:id="id143" text:style-name="P35"><text:span text:style-name="T27">调用了析构函数</text:span></text:p>
              <text:p xml:id="id144" text:id="id144" text:style-name="P35"><text:span text:style-name="T27">调用了析构函数</text:span></text:p>
            </text:list-header>
          </text:list>
          <draw:enhanced-geometry svg:viewBox="0 0 21600 21600" draw:type="mso-spt202" draw:enhanced-path="M 0 0 L 21600 0 21600 21600 0 21600 0 0 Z N"/>
        </draw:custom-shape>
        <draw:custom-shape draw:name="AutoShape 4" draw:style-name="gr123" draw:text-style-name="P21" xml:id="id137" draw:id="id137" draw:layer="layout" svg:width="4.868cm" svg:height="2.54cm" svg:x="7.197cm" svg:y="9.737cm">
          <text:list text:style-name="L5">
            <text:list-header>
              <text:p text:style-name="P20"><text:span text:style-name="T18">隐含了拷贝的构造函数</text:span></text:p>
            </text:list-header>
          </text:list>
          <draw:enhanced-geometry svg:viewBox="0 0 21600 21600" draw:text-areas="800 800 20800 20800" draw:type="round-rectangular-callout" draw:modifiers="3326 1095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7" smil:attributeName="visibility" smil:to="visible"/>
                  <anim:transitionFilter smil:dur="0.5s" smil:targetElement="id137"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8" anim:sub-item="text" smil:attributeName="visibility" smil:to="visible"/>
                  <anim:transitionFilter smil:dur="0.5s" smil:targetElement="id138"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39" anim:sub-item="text" smil:attributeName="visibility" smil:to="visible"/>
                  <anim:transitionFilter smil:dur="0.5s" smil:targetElement="id139"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40" anim:sub-item="text" smil:attributeName="visibility" smil:to="visible"/>
                  <anim:transitionFilter smil:dur="0.5s" smil:targetElement="id140"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41" anim:sub-item="text" smil:attributeName="visibility" smil:to="visible"/>
                  <anim:transitionFilter smil:dur="0.5s" smil:targetElement="id141"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42" anim:sub-item="text" smil:attributeName="visibility" smil:to="visible"/>
                  <anim:transitionFilter smil:dur="0.5s" smil:targetElement="id142"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43" anim:sub-item="text" smil:attributeName="visibility" smil:to="visible"/>
                  <anim:transitionFilter smil:dur="0.5s" smil:targetElement="id143" anim:sub-item="text" smil:type="irisWipe" smil:subtype="rectangle" smil:direction="reverse"/>
                </anim:par>
              </anim:par>
            </anim:par>
            <anim:par smil:begin="next" smil:fill="hold">
              <anim:par smil:begin="0s" smil:fill="hold">
                <anim:par smil:begin="0s" smil:fill="hold" presentation:node-type="on-click" presentation:group-id="0" presentation:preset-class="entrance" presentation:preset-id="ooo-entrance-box" presentation:preset-sub-type="in">
                  <anim:set smil:begin="0s" smil:dur="0.001s" smil:fill="hold" smil:targetElement="id144" anim:sub-item="text" smil:attributeName="visibility" smil:to="visible"/>
                  <anim:transitionFilter smil:dur="0.5s" smil:targetElement="id144" anim:sub-item="text" smil:type="irisWipe" smil:subtype="rectangle" smil:direction="reverse"/>
                </anim:par>
              </anim:par>
            </anim:par>
          </anim:seq>
        </anim:par>
        <presentation:notes draw:style-name="dp2">
          <draw:page-thumbnail draw:style-name="gr3" draw:layer="layout" svg:width="12.7cm" svg:height="9.525cm" svg:x="3.175cm" svg:y="1.904cm" draw:page-number="43" presentation:class="page"/>
          <draw:frame presentation:style-name="pr1" draw:text-style-name="P5" draw:layer="layout" svg:width="13.97cm" svg:height="11.43cm" svg:x="2.54cm" svg:y="12.065cm" presentation:class="notes" presentation:placeholder="true">
            <draw:text-box/>
          </draw:frame>
        </presentation:notes>
      </draw:page>
      <draw:page draw:name="page44"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1" draw:layer="layout" svg:width="25.4cm" svg:height="6.204cm" svg:x="0cm" svg:y="0.635cm">
          <text:list text:style-name="L1">
            <text:list-header>
              <text:p text:style-name="P10"><text:span text:style-name="T3">由编译器为每个类产生的这种隐含的完成拷贝功能的构造函数，依次完成类中对应数据成员的拷贝。</text:span></text:p>
            </text:list-header>
          </text:list>
          <draw:enhanced-geometry svg:viewBox="0 0 21600 21600" draw:type="mso-spt202" draw:enhanced-path="M 0 0 L 21600 0 21600 21600 0 21600 0 0 Z N"/>
        </draw:custom-shape>
        <draw:custom-shape draw:name="Text Box 4" draw:style-name="gr124" draw:text-style-name="P11" xml:id="id145" draw:id="id145" draw:layer="layout" svg:width="25.4cm" svg:height="7.985cm" svg:x="0cm" svg:y="8.255cm">
          <text:list text:style-name="L2">
            <text:list-header>
              <text:p text:style-name="P10"><text:span text:style-name="T5">但是，当类中的数据成员中使用</text:span><text:span text:style-name="T14">new</text:span><text:span text:style-name="T5">运算符，动态地申请存储空间进行赋初值时，必须在类中</text:span><text:span text:style-name="T4">显式</text:span><text:span text:style-name="T5">地定义一个完成拷贝功能的构造函数，以便正确实现数据成员的复制</text:span><text:span text:style-name="T47">。</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checkerboard" presentation:preset-sub-type="across">
                  <anim:set smil:begin="0s" smil:dur="0.001s" smil:fill="hold" smil:targetElement="id145" smil:attributeName="visibility" smil:to="visible"/>
                  <anim:transitionFilter smil:dur="0.5s" smil:targetElement="id145" smil:type="checkerBoardWipe" smil:subtype="across"/>
                </anim:par>
              </anim:par>
            </anim:par>
          </anim:seq>
        </anim:par>
        <presentation:notes draw:style-name="dp2">
          <draw:page-thumbnail draw:style-name="gr3" draw:layer="layout" svg:width="12.7cm" svg:height="9.525cm" svg:x="3.175cm" svg:y="1.904cm" draw:page-number="44" presentation:class="page"/>
          <draw:frame presentation:style-name="pr1" draw:text-style-name="P5" draw:layer="layout" svg:width="13.97cm" svg:height="11.43cm" svg:x="2.54cm" svg:y="12.065cm" presentation:class="notes" presentation:placeholder="true">
            <draw:text-box/>
          </draw:frame>
        </presentation:notes>
      </draw:page>
      <draw:page draw:name="page45"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34" draw:layer="layout" svg:width="14.182cm" svg:height="19.078cm" svg:x="0cm" svg:y="0.335cm">
          <text:list text:style-name="L1">
            <text:list-header>
              <text:p text:style-name="P33"><text:span text:style-name="T23">class <text:s/>Str{</text:span></text:p>
              <text:p text:style-name="P33"><text:span text:style-name="T23"><text:s text:c="4"/></text:span><text:span text:style-name="T23">int </text:span><text:span text:style-name="T23">Length; <text:s text:c="2"/></text:span><text:span text:style-name="T23">char <text:s/>*Sp;</text:span></text:p>
              <text:p text:style-name="P33"><text:span text:style-name="T23">public:</text:span></text:p>
              <text:p text:style-name="P33"><text:span text:style-name="T23"><text:s text:c="4"/></text:span><text:span text:style-name="T28">Str(char </text:span><text:span text:style-name="T28">*string){</text:span></text:p>
            </text:list-header>
          </text:list>
          <text:list text:style-name="L2">
            <text:list-header>
              <text:p text:style-name="P33"><text:span text:style-name="T28"><text:s text:c="4"/></text:span><text:span text:style-name="T28">if(string)</text:span><text:span text:style-name="T28">{Length=strl</text:span><text:span text:style-name="T28">en(string);</text:span></text:p>
              <text:p text:style-name="P33"><text:span text:style-name="T28"><text:s text:c="7"/></text:span><text:span text:style-name="T28">Sp=new </text:span><text:span text:style-name="T28">char[Length</text:span><text:span text:style-name="T28">+1];</text:span></text:p>
              <text:p text:style-name="P33"><text:span text:style-name="T28"><text:s text:c="7"/></text:span><text:span text:style-name="T28">strcpy(Sp,str</text:span><text:span text:style-name="T28">ing);</text:span><text:span text:style-name="T28"><text:tab/></text:span><text:span text:style-name="T28">}</text:span></text:p>
              <text:p text:style-name="P33"><text:span text:style-name="T28"><text:s text:c="7"/></text:span><text:span text:style-name="T28">else </text:span><text:span text:style-name="T28"><text:tab/></text:span><text:span text:style-name="T28">Sp=0;</text:span></text:p>
              <text:p text:style-name="P33"><text:span text:style-name="T28"><text:s text:c="2"/></text:span><text:span text:style-name="T28">} </text:span></text:p>
            </text:list-header>
          </text:list>
          <text:list text:style-name="L1">
            <text:list-header>
              <text:p text:style-name="P33"><text:span text:style-name="T23">void </text:span><text:span text:style-name="T23">Show(void)</text:span><text:span text:style-name="T23">{cout&lt;&lt;Sp&lt;&lt;</text:span><text:span text:style-name="T23">endl;}</text:span></text:p>
            </text:list-header>
          </text:list>
          <text:list text:style-name="L4">
            <text:list-header>
              <text:p text:style-name="P33"><text:span text:style-name="T26">~Str(){</text:span><text:span text:style-name="T26"><text:tab/></text:span><text:span text:style-name="T26">if(Sp) </text:span><text:span text:style-name="T26"><text:tab/></text:span><text:span text:style-name="T26">delete </text:span><text:span text:style-name="T26">[]Sp;</text:span><text:span text:style-name="T26"><text:tab/></text:span><text:span text:style-name="T26">}</text:span></text:p>
            </text:list-header>
          </text:list>
          <text:list text:style-name="L1">
            <text:list-header>
              <text:p text:style-name="P33"><text:span text:style-name="T23">};</text:span></text:p>
              <text:p text:style-name="P33"><text:span text:style-name="T23">void </text:span><text:span text:style-name="T23">main(void)</text:span></text:p>
              <text:p text:style-name="P33"><text:span text:style-name="T23">{</text:span><text:span text:style-name="T23"><text:tab/></text:span><text:span text:style-name="T23">Str </text:span><text:span text:style-name="T23">s1("Study </text:span><text:span text:style-name="T23">C++");</text:span></text:p>
              <text:p text:style-name="P33"><text:span text:style-name="T23"><text:tab/></text:span><text:span text:style-name="T28">Str </text:span><text:span text:style-name="T28">s2(s1);</text:span></text:p>
              <text:p text:style-name="P33"><text:span text:style-name="T23"><text:tab/></text:span><text:span text:style-name="T23">s1.Show ();</text:span><text:span text:style-name="T23"><text:tab/></text:span><text:span text:style-name="T23">s2.Show ();</text:span></text:p>
              <text:p text:style-name="P33"><text:span text:style-name="T23">}</text:span></text:p>
            </text:list-header>
          </text:list>
          <draw:enhanced-geometry svg:viewBox="0 0 21600 21600" draw:type="mso-spt202" draw:enhanced-path="M 0 0 L 21600 0 21600 21600 0 21600 0 0 Z N"/>
        </draw:custom-shape>
        <draw:custom-shape draw:name="Text Box 3" draw:style-name="gr125" draw:text-style-name="P36" draw:layer="layout" svg:width="10.372cm" svg:height="7.457cm" svg:x="14.605cm" svg:y="0.423cm">
          <text:list text:style-name="L9">
            <text:list-header>
              <text:p text:style-name="P35"><text:span text:style-name="T25">隐含的拷贝构造函数为：</text:span></text:p>
              <text:p text:style-name="P35"><text:span text:style-name="T24">Str::Str(Str &amp;s)</text:span></text:p>
              <text:p text:style-name="P35"><text:span text:style-name="T24">{</text:span><text:span text:style-name="T24"><text:tab/></text:span><text:span text:style-name="T24">Length=s.Length;</text:span></text:p>
              <text:p text:style-name="P35"><text:span text:style-name="T24"><text:tab/></text:span><text:span text:style-name="T24">Sp=s.Sp;</text:span><text:span text:style-name="T24"><text:tab/></text:span></text:p>
              <text:p text:style-name="P35"><text:span text:style-name="T24">}</text:span></text:p>
            </text:list-header>
          </text:list>
          <draw:enhanced-geometry svg:viewBox="0 0 21600 21600" draw:type="mso-spt202" draw:enhanced-path="M 0 0 L 21600 0 21600 21600 0 21600 0 0 Z N"/>
        </draw:custom-shape>
        <draw:frame draw:style-name="standard" xml:id="id146" draw:id="id146" draw:layer="layout" svg:width="7.447cm" svg:height="1.692cm" svg:x="15.452cm" svg:y="10.795cm">
          <table:table>
            <table:table-column table:style-name="co7"/>
            <table:table-row table:style-name="ro3">
              <table:table-cell table:style-name="ce4">
                <text:list text:style-name="L1">
                  <text:list-header>
                    <text:p text:style-name="P95"><text:span text:style-name="T7">“</text:span><text:span text:style-name="T7">Study <text:s/>C++”</text:span></text:p>
                  </text:list-header>
                </text:list>
              </table:table-cell>
            </table:table-row>
          </table:table>
          <draw:image xlink:href="Pictures/TablePreview4.svm" xlink:type="simple" xlink:show="embed" xlink:actuate="onLoad"/>
        </draw:frame>
        <draw:custom-shape draw:name="Text Box 12" draw:style-name="gr2" draw:text-style-name="P36" xml:id="id148" draw:id="id148" draw:layer="layout" svg:width="2.54cm" svg:height="1.277cm" svg:x="15.24cm" svg:y="13.97cm">
          <text:list text:style-name="L1">
            <text:list-header>
              <text:p text:style-name="P35"><text:span text:style-name="T23">s1.Sp</text:span></text:p>
            </text:list-header>
          </text:list>
          <draw:enhanced-geometry svg:viewBox="0 0 21600 21600" draw:type="mso-spt202" draw:enhanced-path="M 0 0 L 21600 0 21600 21600 0 21600 0 0 Z N"/>
        </draw:custom-shape>
        <draw:polyline draw:name="Line 13" draw:style-name="gr126" draw:text-style-name="P71" xml:id="id149" draw:id="id149" draw:layer="layout" svg:width="0cm" svg:height="1.693cm" svg:x="16.298cm" svg:y="12.488cm" svg:viewBox="0 0 0 1694" draw:points="0,1694 0,0">
          <text:p/>
        </draw:polyline>
        <draw:custom-shape draw:name="Text Box 14" draw:style-name="gr2" draw:text-style-name="P36" xml:id="id150" draw:id="id150" draw:layer="layout" svg:width="2.752cm" svg:height="1.277cm" svg:x="15.24cm" svg:y="7.62cm">
          <text:list text:style-name="L1">
            <text:list-header>
              <text:p text:style-name="P35"><text:span text:style-name="T23">s2.Sp</text:span></text:p>
            </text:list-header>
          </text:list>
          <draw:enhanced-geometry svg:viewBox="0 0 21600 21600" draw:type="mso-spt202" draw:enhanced-path="M 0 0 L 21600 0 21600 21600 0 21600 0 0 Z N"/>
        </draw:custom-shape>
        <draw:polyline draw:name="Line 16" draw:style-name="gr126" draw:text-style-name="P71" xml:id="id151" draw:id="id151" draw:layer="layout" svg:width="0cm" svg:height="1.692cm" svg:x="16.298cm" svg:y="8.89cm" svg:viewBox="0 0 0 1693" draw:points="0,0 0,1693">
          <text:p/>
        </draw:polyline>
        <draw:custom-shape draw:name="AutoShape 17" draw:style-name="gr127" draw:text-style-name="P21" xml:id="id147" draw:id="id147" draw:layer="layout" svg:width="4.234cm" svg:height="2.54cm" svg:x="19.473cm" svg:y="12.912cm">
          <text:list text:style-name="L5">
            <text:list-header>
              <text:p text:style-name="P20"><text:span text:style-name="T35">new</text:span><text:span text:style-name="T18">开辟的空间</text:span></text:p>
            </text:list-header>
          </text:list>
          <draw:enhanced-geometry svg:viewBox="0 0 21600 21600" draw:text-areas="800 800 20800 20800" draw:type="round-rectangular-callout" draw:modifiers="-4298 -32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19" draw:style-name="gr128" draw:text-style-name="P36" xml:id="id152" draw:id="id152" draw:layer="layout" svg:width="11.007cm" svg:height="2.293cm" svg:x="13.123cm" svg:y="15.663cm">
          <text:list text:style-name="L2">
            <text:list-header>
              <text:p text:style-name="P35"><text:span text:style-name="T29">同一空间释放两次，造成运行错误。</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46" smil:attributeName="visibility" smil:to="visible"/>
                  <anim:transitionFilter smil:dur="0.5s" smil:targetElement="id146"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47" smil:attributeName="visibility" smil:to="visible"/>
                  <anim:transitionFilter smil:dur="0.5s" smil:targetElement="id147"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48" smil:attributeName="visibility" smil:to="visible"/>
                  <anim:transitionFilter smil:dur="0.5s" smil:targetElement="id148"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49" smil:attributeName="visibility" smil:to="visible"/>
                  <anim:transitionFilter smil:dur="0.5s" smil:targetElement="id149" smil:type="barWipe" smil:subtype="topToBottom" smil:direction="reverse"/>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50" smil:attributeName="visibility" smil:to="visible"/>
                  <anim:transitionFilter smil:dur="0.5s" smil:targetElement="id15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51" smil:attributeName="visibility" smil:to="visible"/>
                  <anim:transitionFilter smil:dur="0.5s" smil:targetElement="id151"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52" smil:attributeName="visibility" smil:to="visible"/>
                  <anim:transitionFilter smil:dur="0.5s" smil:targetElement="id152" smil:type="barWipe" smil:subtype="topToBottom"/>
                </anim:par>
              </anim:par>
            </anim:par>
          </anim:seq>
        </anim:par>
        <presentation:notes draw:style-name="dp2">
          <draw:page-thumbnail draw:style-name="gr3" draw:layer="layout" svg:width="12.7cm" svg:height="9.525cm" svg:x="3.175cm" svg:y="1.904cm" draw:page-number="45" presentation:class="page"/>
          <draw:frame presentation:style-name="pr1" draw:text-style-name="P5" draw:layer="layout" svg:width="13.97cm" svg:height="11.43cm" svg:x="2.54cm" svg:y="12.065cm" presentation:class="notes" presentation:placeholder="true">
            <draw:text-box/>
          </draw:frame>
        </presentation:notes>
      </draw:page>
      <draw:page draw:name="page46"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29" draw:text-style-name="P96" draw:layer="layout" svg:width="24.553cm" svg:height="1.446cm" svg:x="0cm" svg:y="0cm">
          <text:list text:style-name="L2">
            <text:list-header>
              <text:p text:style-name="P93"><text:span text:style-name="T12">在这种情况下，</text:span><text:span text:style-name="T9">必须</text:span><text:span text:style-name="T12">要定义完成拷贝功能的构造函数。</text:span></text:p>
            </text:list-header>
          </text:list>
          <draw:enhanced-geometry svg:viewBox="0 0 21600 21600" draw:type="mso-spt202" draw:enhanced-path="M 0 0 L 21600 0 21600 21600 0 21600 0 0 Z N"/>
        </draw:custom-shape>
        <draw:custom-shape draw:name="Text Box 3" draw:style-name="gr130" draw:text-style-name="P96" draw:layer="layout" svg:width="13.547cm" svg:height="17.047cm" svg:x="0cm" svg:y="2.117cm">
          <text:list text:style-name="L2">
            <text:list-header>
              <text:p text:style-name="P93"><text:span text:style-name="T10">Str::Str(Str &amp;s){</text:span></text:p>
              <text:p text:style-name="P93"><text:span text:style-name="T10"><text:s text:c="2"/></text:span><text:span text:style-name="T10">if(s.Sp){</text:span></text:p>
              <text:p text:style-name="P93"><text:span text:style-name="T10"><text:tab/></text:span><text:span text:style-name="T10">Length=s.Length ;</text:span></text:p>
              <text:p text:style-name="P93"><text:span text:style-name="T10"><text:tab/></text:span><text:span text:style-name="T10">Sp=new char[Length+1];</text:span></text:p>
              <text:p text:style-name="P93"><text:span text:style-name="T10"><text:tab/></text:span><text:span text:style-name="T10">strcpy(Sp,s.Sp);</text:span></text:p>
              <text:p text:style-name="P93"><text:span text:style-name="T10"><text:tab/></text:span><text:span text:style-name="T10">}</text:span></text:p>
              <text:p text:style-name="P93"><text:span text:style-name="T10"><text:tab/></text:span><text:span text:style-name="T10">else Sp=0;</text:span></text:p>
              <text:p text:style-name="P93"><text:span text:style-name="T10">}</text:span></text:p>
            </text:list-header>
          </text:list>
          <text:list text:style-name="L4">
            <text:list-header>
              <text:p text:style-name="P93"><text:span text:style-name="T8"><text:s text:c="7"/></text:span><text:span text:style-name="T8">Str s2(s1);</text:span></text:p>
            </text:list-header>
          </text:list>
          <draw:enhanced-geometry svg:viewBox="0 0 21600 21600" draw:type="mso-spt202" draw:enhanced-path="M 0 0 L 21600 0 21600 21600 0 21600 0 0 Z N"/>
        </draw:custom-shape>
        <draw:frame draw:style-name="standard" xml:id="id153" draw:id="id153" draw:layer="layout" svg:width="7.306cm" svg:height="1.693cm" svg:x="14.393cm" svg:y="2.963cm">
          <table:table>
            <table:table-column table:style-name="co8"/>
            <table:table-row table:style-name="ro4">
              <table:table-cell table:style-name="ce4">
                <text:list text:style-name="L1">
                  <text:list-header>
                    <text:p text:style-name="P95"><text:span text:style-name="T7">“</text:span><text:span text:style-name="T7">Study <text:s/>C++”</text:span></text:p>
                  </text:list-header>
                </text:list>
              </table:table-cell>
            </table:table-row>
          </table:table>
          <draw:image xlink:href="Pictures/TablePreview5.svm" xlink:type="simple" xlink:show="embed" xlink:actuate="onLoad"/>
        </draw:frame>
        <draw:custom-shape draw:name="Text Box 10" draw:style-name="gr2" draw:text-style-name="P36" xml:id="id155" draw:id="id155" draw:layer="layout" svg:width="2.54cm" svg:height="1.277cm" svg:x="14.182cm" svg:y="6.138cm">
          <text:list text:style-name="L1">
            <text:list-header>
              <text:p text:style-name="P35"><text:span text:style-name="T23">s1.Sp</text:span></text:p>
            </text:list-header>
          </text:list>
          <draw:enhanced-geometry svg:viewBox="0 0 21600 21600" draw:type="mso-spt202" draw:enhanced-path="M 0 0 L 21600 0 21600 21600 0 21600 0 0 Z N"/>
        </draw:custom-shape>
        <draw:polyline draw:name="Line 11" draw:style-name="gr126" draw:text-style-name="P71" xml:id="id156" draw:id="id156" draw:layer="layout" svg:width="0cm" svg:height="1.692cm" svg:x="15.24cm" svg:y="4.656cm" svg:viewBox="0 0 0 1693" draw:points="0,1693 0,0">
          <text:p/>
        </draw:polyline>
        <draw:custom-shape draw:name="AutoShape 12" draw:style-name="gr131" draw:text-style-name="P21" xml:id="id154" draw:id="id154" draw:layer="layout" svg:width="4.234cm" svg:height="2.54cm" svg:x="17.568cm" svg:y="5.503cm">
          <text:list text:style-name="L5">
            <text:list-header>
              <text:p text:style-name="P20"><text:span text:style-name="T18">原来</text:span><text:span text:style-name="T35">s1</text:span><text:span text:style-name="T18">开辟的空间</text:span></text:p>
            </text:list-header>
          </text:list>
          <draw:enhanced-geometry svg:viewBox="0 0 21600 21600" draw:text-areas="800 800 20800 20800" draw:type="round-rectangular-callout" draw:modifiers="6143 -6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standard" xml:id="id157" draw:id="id157" draw:layer="layout" svg:width="7.116cm" svg:height="1.692cm" svg:x="14.182cm" svg:y="8.89cm">
          <table:table>
            <table:table-column table:style-name="co9"/>
            <table:table-row table:style-name="ro3">
              <table:table-cell table:style-name="ce4">
                <text:list text:style-name="L1">
                  <text:list-header>
                    <text:p text:style-name="P95"><text:span text:style-name="T7">“</text:span><text:span text:style-name="T7">Study <text:s/>C++”</text:span></text:p>
                  </text:list-header>
                </text:list>
              </table:table-cell>
            </table:table-row>
          </table:table>
          <draw:image xlink:href="Pictures/TablePreview6.svm" xlink:type="simple" xlink:show="embed" xlink:actuate="onLoad"/>
        </draw:frame>
        <draw:custom-shape draw:name="Text Box 19" draw:style-name="gr2" draw:text-style-name="P36" xml:id="id159" draw:id="id159" draw:layer="layout" svg:width="2.54cm" svg:height="1.277cm" svg:x="13.97cm" svg:y="12.065cm">
          <text:list text:style-name="L1">
            <text:list-header>
              <text:p text:style-name="P35"><text:span text:style-name="T23">s2.Sp</text:span></text:p>
            </text:list-header>
          </text:list>
          <draw:enhanced-geometry svg:viewBox="0 0 21600 21600" draw:type="mso-spt202" draw:enhanced-path="M 0 0 L 21600 0 21600 21600 0 21600 0 0 Z N"/>
        </draw:custom-shape>
        <draw:polyline draw:name="Line 20" draw:style-name="gr126" draw:text-style-name="P71" xml:id="id160" draw:id="id160" draw:layer="layout" svg:width="0cm" svg:height="1.693cm" svg:x="15.028cm" svg:y="10.583cm" svg:viewBox="0 0 0 1694" draw:points="0,1694 0,0">
          <text:p/>
        </draw:polyline>
        <draw:custom-shape draw:name="AutoShape 21" draw:style-name="gr132" draw:text-style-name="P21" xml:id="id158" draw:id="id158" draw:layer="layout" svg:width="6.35cm" svg:height="2.54cm" svg:x="17.357cm" svg:y="11.43cm">
          <text:list text:style-name="L5">
            <text:list-header>
              <text:p text:style-name="P20"><text:span text:style-name="T18">拷贝函数中用</text:span><text:span text:style-name="T35">new</text:span><text:span text:style-name="T18">开辟的空间</text:span></text:p>
            </text:list-header>
          </text:list>
          <draw:enhanced-geometry svg:viewBox="0 0 21600 21600" draw:text-areas="800 800 20800 20800" draw:type="round-rectangular-callout" draw:modifiers="3420 -69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53" smil:attributeName="visibility" smil:to="visible"/>
                  <anim:transitionFilter smil:dur="0.5s" smil:targetElement="id153"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54" smil:attributeName="visibility" smil:to="visible"/>
                  <anim:transitionFilter smil:dur="0.5s" smil:targetElement="id154"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55" smil:attributeName="visibility" smil:to="visible"/>
                  <anim:transitionFilter smil:dur="0.5s" smil:targetElement="id155"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56" smil:attributeName="visibility" smil:to="visible"/>
                  <anim:transitionFilter smil:dur="0.5s" smil:targetElement="id156" smil:type="barWipe" smil:subtype="topToBottom" smil:direction="revers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57" smil:attributeName="visibility" smil:to="visible"/>
                  <anim:transitionFilter smil:dur="0.5s" smil:targetElement="id157"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58" smil:attributeName="visibility" smil:to="visible"/>
                  <anim:transitionFilter smil:dur="0.5s" smil:targetElement="id158"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59" smil:attributeName="visibility" smil:to="visible"/>
                  <anim:transitionFilter smil:dur="0.5s" smil:targetElement="id159"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160" smil:attributeName="visibility" smil:to="visible"/>
                  <anim:transitionFilter smil:dur="0.5s" smil:targetElement="id160" smil:type="barWipe" smil:subtype="topToBottom" smil:direction="reverse"/>
                </anim:par>
              </anim:par>
            </anim:par>
          </anim:seq>
        </anim:par>
        <presentation:notes draw:style-name="dp2">
          <draw:page-thumbnail draw:style-name="gr3" draw:layer="layout" svg:width="12.7cm" svg:height="9.525cm" svg:x="3.175cm" svg:y="1.904cm" draw:page-number="46" presentation:class="page"/>
          <draw:frame presentation:style-name="pr1" draw:text-style-name="P5" draw:layer="layout" svg:width="13.97cm" svg:height="11.43cm" svg:x="2.54cm" svg:y="12.065cm" presentation:class="notes" presentation:placeholder="true">
            <draw:text-box/>
          </draw:frame>
        </presentation:notes>
      </draw:page>
      <draw:page draw:name="page47"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98" draw:layer="layout" svg:width="14.393cm" svg:height="2.242cm" svg:x="5.08cm" svg:y="0cm">
          <text:list text:style-name="L1">
            <text:list-header>
              <text:p text:style-name="P97"><text:span text:style-name="T3">构造函数与对象成员</text:span></text:p>
            </text:list-header>
          </text:list>
          <draw:enhanced-geometry svg:viewBox="0 0 21600 21600" draw:type="mso-spt202" draw:enhanced-path="M 0 0 L 21600 0 21600 21600 0 21600 0 0 Z N"/>
        </draw:custom-shape>
        <draw:custom-shape draw:name="Text Box 4" draw:style-name="gr2" draw:text-style-name="P7" xml:id="id164" draw:id="id164" draw:layer="layout" svg:width="25.4cm" svg:height="6.204cm" svg:x="0cm" svg:y="11.642cm">
          <text:list text:style-name="L1">
            <text:list-header>
              <text:p text:style-name="P6"><text:span text:style-name="T3">对类</text:span><text:span text:style-name="T13">A</text:span><text:span text:style-name="T3">的对象初始化的同时还要对其</text:span><text:span text:style-name="T5">成员数据类</text:span><text:span text:style-name="T14">B</text:span><text:span text:style-name="T5">的对象</text:span><text:span text:style-name="T3">进行初始化，所以，</text:span><text:span text:style-name="T5">类</text:span><text:span text:style-name="T14">A</text:span><text:span text:style-name="T5">的构造函数中要调用类</text:span><text:span text:style-name="T14">B</text:span><text:span text:style-name="T5">的构造函数</text:span><text:span text:style-name="T3">。</text:span></text:p>
            </text:list-header>
          </text:list>
          <draw:enhanced-geometry svg:viewBox="0 0 21600 21600" draw:type="mso-spt202" draw:enhanced-path="M 0 0 L 21600 0 21600 21600 0 21600 0 0 Z N"/>
        </draw:custom-shape>
        <draw:custom-shape draw:name="Text Box 5" draw:style-name="gr133" draw:text-style-name="P26" xml:id="id161" draw:id="id161" draw:layer="layout" svg:width="4.868cm" svg:height="5.94cm" svg:x="0.635cm" svg:y="2.963cm">
          <text:list text:style-name="L2">
            <text:list-header>
              <text:p text:style-name="P24"><text:span text:style-name="T34">class B{</text:span></text:p>
              <text:p text:style-name="P24"><text:span text:style-name="T34"><text:s text:c="4"/></text:span><text:span text:style-name="T34">....</text:span></text:p>
              <text:p text:style-name="P24"><text:span text:style-name="T34">}</text:span><text:span text:style-name="T33">；</text:span></text:p>
            </text:list-header>
          </text:list>
          <draw:enhanced-geometry svg:viewBox="0 0 21600 21600" draw:type="mso-spt202" draw:enhanced-path="M 0 0 L 21600 0 21600 21600 0 21600 0 0 Z N"/>
        </draw:custom-shape>
        <draw:custom-shape draw:name="Text Box 6" draw:style-name="gr14" draw:text-style-name="P26" xml:id="id162" draw:id="id162" draw:layer="layout" svg:width="8.89cm" svg:height="8.135cm" svg:x="9.737cm" svg:y="2.963cm">
          <text:list text:style-name="L1">
            <text:list-header>
              <text:p text:style-name="P24"><text:span text:style-name="T20">class A{</text:span></text:p>
              <text:p text:style-name="P24"><text:span text:style-name="T20"><text:s text:c="4"/></text:span><text:span text:style-name="T20">int x , y;</text:span></text:p>
              <text:p text:style-name="P24"><text:span text:style-name="T20"><text:s text:c="4"/></text:span><text:span text:style-name="T34">B <text:s text:c="2"/>b1,b2; </text:span></text:p>
              <text:p text:style-name="P24"><text:span text:style-name="T20">}</text:span><text:span text:style-name="T31">；</text:span></text:p>
            </text:list-header>
          </text:list>
          <draw:enhanced-geometry svg:viewBox="0 0 21600 21600" draw:type="mso-spt202" draw:enhanced-path="M 0 0 L 21600 0 21600 21600 0 21600 0 0 Z N"/>
        </draw:custom-shape>
        <draw:custom-shape draw:name="AutoShape 7" draw:style-name="gr134" draw:text-style-name="P48" xml:id="id163" draw:id="id163" draw:layer="layout" svg:width="6.35cm" svg:height="2.964cm" svg:x="16.298cm" svg:y="4.868cm">
          <text:list text:style-name="L5">
            <text:list-header>
              <text:p text:style-name="P47"><text:span text:style-name="T36">在类</text:span><text:span text:style-name="T48">A</text:span><text:span text:style-name="T36">中包含类</text:span><text:span text:style-name="T48">B</text:span><text:span text:style-name="T36">的对象</text:span></text:p>
            </text:list-header>
          </text:list>
          <draw:enhanced-geometry svg:viewBox="0 0 21600 21600" draw:text-areas="800 800 20800 20800" draw:type="round-rectangular-callout" draw:modifiers="-2280 23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1" smil:attributeName="visibility" smil:to="visible"/>
                  <anim:transitionFilter smil:dur="0.5s" smil:targetElement="id161"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2" smil:attributeName="visibility" smil:to="visible"/>
                  <anim:transitionFilter smil:dur="0.5s" smil:targetElement="id16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3" smil:attributeName="visibility" smil:to="visible"/>
                  <anim:transitionFilter smil:dur="0.5s" smil:targetElement="id163"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64" smil:attributeName="visibility" smil:to="visible"/>
                  <anim:transitionFilter smil:dur="0.5s" smil:targetElement="id164" smil:type="dissolve"/>
                </anim:par>
              </anim:par>
            </anim:par>
          </anim:seq>
        </anim:par>
        <presentation:notes draw:style-name="dp2">
          <draw:page-thumbnail draw:style-name="gr3" draw:layer="layout" svg:width="12.7cm" svg:height="9.525cm" svg:x="3.175cm" svg:y="1.904cm" draw:page-number="47" presentation:class="page"/>
          <draw:frame presentation:style-name="pr1" draw:text-style-name="P5" draw:layer="layout" svg:width="13.97cm" svg:height="11.43cm" svg:x="2.54cm" svg:y="12.065cm" presentation:class="notes" presentation:placeholder="true">
            <draw:text-box/>
          </draw:frame>
        </presentation:notes>
      </draw:page>
      <draw:page draw:name="page48"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69" draw:layer="layout" svg:width="25.4cm" svg:height="18.268cm" svg:x="0cm" svg:y="0.335cm">
          <text:list text:style-name="L1">
            <text:list-header>
              <text:p text:style-name="P68"><text:span text:style-name="T7">class <text:s/>A {</text:span></text:p>
              <text:p text:style-name="P68"><text:span text:style-name="T7"><text:tab/></text:span><text:span text:style-name="T7">float <text:s text:c="2"/>x,y;</text:span></text:p>
              <text:p text:style-name="P68"><text:span text:style-name="T7">public: </text:span></text:p>
            </text:list-header>
          </text:list>
          <text:list text:style-name="L9">
            <text:list-header>
              <text:p text:style-name="P68"><text:span text:style-name="T49"><text:s text:c="3"/></text:span><text:span text:style-name="T49">A(int a,int b)</text:span><text:span text:style-name="T49"><text:tab/></text:span><text:span text:style-name="T49">{</text:span><text:span text:style-name="T49"><text:tab/></text:span><text:span text:style-name="T49">x=a;y=b;</text:span><text:span text:style-name="T49"><text:tab/></text:span><text:span text:style-name="T49">}</text:span></text:p>
            </text:list-header>
          </text:list>
          <text:list text:style-name="L1">
            <text:list-header>
              <text:p text:style-name="P68"><text:span text:style-name="T7"><text:s text:c="3"/></text:span><text:span text:style-name="T7">void Show(){ cout&lt;&lt; "x="&lt;&lt;x&lt;&lt;'\t'&lt;&lt;"y="&lt;&lt;y&lt;&lt;'\n'; <text:s/>}</text:span></text:p>
              <text:p text:style-name="P68"><text:span text:style-name="T7">};</text:span></text:p>
              <text:p text:style-name="P68"><text:span text:style-name="T7">class C{</text:span></text:p>
              <text:p text:style-name="P68"><text:span text:style-name="T7"><text:tab/></text:span><text:span text:style-name="T7">float <text:s text:c="2"/>z;</text:span></text:p>
              <text:p text:style-name="P68"><text:span text:style-name="T7"><text:s text:c="12"/></text:span><text:span text:style-name="T8">A <text:s/>a1;//</text:span><text:span text:style-name="T9">类</text:span><text:span text:style-name="T8">C</text:span><text:span text:style-name="T9">的数据成员为类</text:span><text:span text:style-name="T8">A </text:span><text:span text:style-name="T9">的对象</text:span><text:span text:style-name="T8">a1</text:span><text:span text:style-name="T10"><text:tab/></text:span></text:p>
              <text:p text:style-name="P68"><text:span text:style-name="T7">public:</text:span></text:p>
            </text:list-header>
          </text:list>
          <text:list text:style-name="L2">
            <text:list-header>
              <text:p text:style-name="P68"><text:span text:style-name="T10"><text:s text:c="5"/></text:span><text:span text:style-name="T10">C(int a,int b,int c):</text:span><text:span text:style-name="T49">a1(b, c)</text:span><text:span text:style-name="T10"> <text:s text:c="2"/>{z=a;}//</text:span><text:span text:style-name="T12">类</text:span><text:span text:style-name="T10">C</text:span><text:span text:style-name="T12">的对象初始化</text:span></text:p>
            </text:list-header>
          </text:list>
          <text:list text:style-name="L1">
            <text:list-header>
              <text:p text:style-name="P68"><text:span text:style-name="T11"><text:s text:c="5"/></text:span><text:span text:style-name="T7">void Show(){cout&lt;&lt; “z="&lt;&lt;a&lt;&lt;'\n';</text:span><text:span text:style-name="T7"><text:tab/></text:span><text:span text:style-name="T7">a1.Show();}</text:span></text:p>
              <text:p text:style-name="P68"><text:span text:style-name="T7"><text:s/></text:span><text:span text:style-name="T7">};</text:span></text:p>
              <text:p text:style-name="P68"><text:span text:style-name="T7">void <text:s/>main(void)</text:span></text:p>
              <text:p text:style-name="P68"><text:span text:style-name="T7">{</text:span><text:span text:style-name="T7"><text:tab/></text:span><text:span text:style-name="T10">C <text:s/>c1(1, 2, 3 );</text:span><text:span text:style-name="T10"><text:tab/></text:span><text:span text:style-name="T10">//</text:span><text:span text:style-name="T12">对类</text:span><text:span text:style-name="T10">C</text:span><text:span text:style-name="T12">的对象初始化</text:span></text:p>
              <text:p text:style-name="P68"><text:span text:style-name="T11"><text:tab/></text:span><text:span text:style-name="T7">c1.Show();</text:span></text:p>
              <text:p text:style-name="P68"><text:span text:style-name="T7">}</text:span></text:p>
            </text:list-header>
          </text:list>
          <draw:enhanced-geometry svg:viewBox="0 0 21600 21600" draw:type="mso-spt202" draw:enhanced-path="M 0 0 L 21600 0 21600 21600 0 21600 0 0 Z N"/>
        </draw:custom-shape>
        <draw:custom-shape draw:name="AutoShape 3" draw:style-name="gr135" draw:text-style-name="P21" xml:id="id166" draw:id="id166" draw:layer="layout" svg:width="11.642cm" svg:height="1.27cm" svg:x="13.123cm" svg:y="13.335cm">
          <text:list text:style-name="L5">
            <text:list-header>
              <text:p text:style-name="P20"><text:span text:style-name="T18">在类</text:span><text:span text:style-name="T35">C</text:span><text:span text:style-name="T18">中调用类</text:span><text:span text:style-name="T35">A</text:span><text:span text:style-name="T18">的成员函数</text:span></text:p>
            </text:list-header>
          </text:list>
          <draw:enhanced-geometry svg:viewBox="0 0 21600 21600" draw:text-areas="800 800 20800 20800" draw:type="round-rectangular-callout" draw:modifiers="13778 -83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AutoShape 4" draw:style-name="gr136" draw:text-style-name="P100" xml:id="id165" draw:id="id165" draw:layer="layout" svg:width="13.759cm" svg:height="1.058cm" svg:x="9.948cm" svg:y="9.737cm">
          <text:list text:style-name="L5">
            <text:list-header>
              <text:p text:style-name="P99"><text:span text:style-name="T50">利用类</text:span><text:span text:style-name="T51">A</text:span><text:span text:style-name="T50">的构造函数对类</text:span><text:span text:style-name="T51">A</text:span><text:span text:style-name="T50">的对象初始化</text:span></text:p>
            </text:list-header>
          </text:list>
          <draw:enhanced-geometry svg:viewBox="0 0 21600 21600" draw:text-areas="800 800 20800 20800" draw:type="round-rectangular-callout" draw:modifiers="2208 3006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65" smil:attributeName="visibility" smil:to="visible"/>
                  <anim:transitionFilter smil:dur="0.5s" smil:targetElement="id165" smil:type="barWipe" smil:subtype="topToBottom"/>
                </anim:par>
              </anim:par>
            </anim:par>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66" smil:attributeName="visibility" smil:to="visible"/>
                  <anim:transitionFilter smil:dur="0.5s" smil:targetElement="id166" smil:type="barWipe" smil:subtype="topToBottom"/>
                </anim:par>
              </anim:par>
            </anim:par>
          </anim:seq>
        </anim:par>
        <presentation:notes draw:style-name="dp2">
          <draw:page-thumbnail draw:style-name="gr3" draw:layer="layout" svg:width="12.7cm" svg:height="9.525cm" svg:x="3.175cm" svg:y="1.904cm" draw:page-number="48" presentation:class="page"/>
          <draw:frame presentation:style-name="pr1" draw:text-style-name="P5" draw:layer="layout" svg:width="13.97cm" svg:height="11.43cm" svg:x="2.54cm" svg:y="12.065cm" presentation:class="notes" presentation:placeholder="true">
            <draw:text-box/>
          </draw:frame>
        </presentation:notes>
      </draw:page>
      <draw:page draw:name="page49"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frame draw:style-name="standard" draw:layer="layout" svg:width="2.962cm" svg:height="7.245cm" svg:x="2.752cm" svg:y="2.752cm">
          <table:table>
            <table:table-column table:style-name="co10"/>
            <table:table-row table:style-name="ro5">
              <table:table-cell table:style-name="ce5">
                <text:list text:style-name="L1">
                  <text:list-header>
                    <text:p text:style-name="P70"><text:span text:style-name="T7">x</text:span></text:p>
                  </text:list-header>
                </text:list>
              </table:table-cell>
            </table:table-row>
            <table:table-row table:style-name="ro5">
              <table:table-cell table:style-name="ce6">
                <text:list text:continue-numbering="true" text:style-name="L1">
                  <text:list-header>
                    <text:p text:style-name="P70"><text:span text:style-name="T7">y</text:span></text:p>
                  </text:list-header>
                </text:list>
              </table:table-cell>
            </table:table-row>
            <table:table-row table:style-name="ro5">
              <table:table-cell table:style-name="ce6">
                <text:list text:continue-numbering="true" text:style-name="L1">
                  <text:list-header>
                    <text:p text:style-name="P70"><text:span text:style-name="T7">A()</text:span></text:p>
                  </text:list-header>
                </text:list>
              </table:table-cell>
            </table:table-row>
            <table:table-row table:style-name="ro6">
              <table:table-cell table:style-name="ce7">
                <text:list text:continue-numbering="true" text:style-name="L1">
                  <text:list-header>
                    <text:p text:style-name="P70"><text:span text:style-name="T7">Show()</text:span></text:p>
                  </text:list-header>
                </text:list>
              </table:table-cell>
            </table:table-row>
          </table:table>
          <draw:image xlink:href="Pictures/TablePreview7.svm" xlink:type="simple" xlink:show="embed" xlink:actuate="onLoad"/>
        </draw:frame>
        <draw:frame draw:style-name="standard" draw:layer="layout" svg:width="5.291cm" svg:height="10.018cm" svg:x="11.43cm" svg:y="1.482cm">
          <table:table>
            <table:table-column table:style-name="co11"/>
            <table:table-row table:style-name="ro7">
              <table:table-cell table:style-name="ce5">
                <text:list text:style-name="L1">
                  <text:list-header>
                    <text:p text:style-name="P70"><text:span text:style-name="T7">z</text:span></text:p>
                  </text:list-header>
                </text:list>
              </table:table-cell>
            </table:table-row>
            <table:table-row table:style-name="ro8">
              <table:table-cell table:style-name="ce6">
                <text:list text:style-name="L2">
                  <text:list-header>
                    <text:p text:style-name="P70"><text:span text:style-name="T10">a1.x</text:span></text:p>
                  </text:list-header>
                </text:list>
              </table:table-cell>
            </table:table-row>
            <table:table-row table:style-name="ro7">
              <table:table-cell table:style-name="ce6">
                <text:list text:continue-numbering="true" text:style-name="L2">
                  <text:list-header>
                    <text:p text:style-name="P70"><text:span text:style-name="T10">a1.y</text:span></text:p>
                  </text:list-header>
                </text:list>
              </table:table-cell>
            </table:table-row>
            <table:table-row table:style-name="ro7">
              <table:table-cell table:style-name="ce6">
                <text:list text:style-name="L4">
                  <text:list-header>
                    <text:p text:style-name="P70"><text:span text:style-name="T8">a1.A()</text:span></text:p>
                  </text:list-header>
                </text:list>
              </table:table-cell>
            </table:table-row>
            <table:table-row table:style-name="ro7">
              <table:table-cell table:style-name="ce6">
                <text:list text:style-name="L2">
                  <text:list-header>
                    <text:p text:style-name="P70"><text:span text:style-name="T10">a1.Show()</text:span></text:p>
                  </text:list-header>
                </text:list>
              </table:table-cell>
            </table:table-row>
            <table:table-row table:style-name="ro7">
              <table:table-cell table:style-name="ce6">
                <text:list text:style-name="L1">
                  <text:list-header>
                    <text:p text:style-name="P70"><text:span text:style-name="T7">C( )</text:span></text:p>
                  </text:list-header>
                </text:list>
              </table:table-cell>
            </table:table-row>
            <table:table-row table:style-name="ro9">
              <table:table-cell table:style-name="ce7">
                <text:list text:continue-numbering="true" text:style-name="L1">
                  <text:list-header>
                    <text:p text:style-name="P70"><text:span text:style-name="T7">Show( )</text:span></text:p>
                  </text:list-header>
                </text:list>
              </table:table-cell>
            </table:table-row>
          </table:table>
          <draw:image xlink:href="Pictures/TablePreview8.svm" xlink:type="simple" xlink:show="embed" xlink:actuate="onLoad"/>
        </draw:frame>
        <draw:custom-shape draw:name="AutoShape 41" draw:style-name="gr137" draw:text-style-name="P78" draw:layer="layout" svg:width="1.905cm" svg:height="5.504cm" svg:x="9.525cm" svg:y="2.96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43" draw:style-name="gr138" draw:text-style-name="P101" draw:layer="layout" svg:width="1.482cm" svg:height="1.364cm" svg:x="8.043cm" svg:y="4.657cm">
          <text:list text:style-name="L2">
            <text:list-header>
              <text:p text:style-name="P47"><text:span text:style-name="T10">a1</text:span></text:p>
            </text:list-header>
          </text:list>
          <draw:enhanced-geometry svg:viewBox="0 0 21600 21600" draw:type="mso-spt202" draw:enhanced-path="M 0 0 L 21600 0 21600 21600 0 21600 0 0 Z N"/>
        </draw:custom-shape>
        <draw:custom-shape draw:name="Text Box 49" draw:style-name="gr14" draw:text-style-name="P101" draw:layer="layout" svg:width="1.693cm" svg:height="1.364cm" svg:x="1.482cm" svg:y="1.058cm">
          <text:list text:style-name="L1">
            <text:list-header>
              <text:p text:style-name="P47"><text:span text:style-name="T7">A</text:span></text:p>
            </text:list-header>
          </text:list>
          <draw:enhanced-geometry svg:viewBox="0 0 21600 21600" draw:type="mso-spt202" draw:enhanced-path="M 0 0 L 21600 0 21600 21600 0 21600 0 0 Z N"/>
        </draw:custom-shape>
        <draw:custom-shape draw:name="Text Box 50" draw:style-name="gr14" draw:text-style-name="P101" draw:layer="layout" svg:width="1.694cm" svg:height="1.364cm" svg:x="9.313cm" svg:y="0.635cm">
          <text:list text:style-name="L1">
            <text:list-header>
              <text:p text:style-name="P47"><text:span text:style-name="T7">C</text:span></text:p>
            </text:list-header>
          </text:list>
          <draw:enhanced-geometry svg:viewBox="0 0 21600 21600" draw:type="mso-spt202" draw:enhanced-path="M 0 0 L 21600 0 21600 21600 0 21600 0 0 Z N"/>
        </draw:custom-shape>
        <draw:custom-shape draw:name="Text Box 51" draw:style-name="gr139" draw:text-style-name="P103" draw:layer="layout" svg:width="5.08cm" svg:height="1.737cm" svg:x="17.568cm" svg:y="5.503cm">
          <text:list text:style-name="L4">
            <text:list-header>
              <text:p text:style-name="P102"><text:span text:style-name="T15">a1(b, c)</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49" presentation:class="page"/>
          <draw:frame presentation:style-name="pr1" draw:text-style-name="P5" draw:layer="layout" svg:width="13.97cm" svg:height="11.43cm" svg:x="2.54cm" svg:y="12.065cm" presentation:class="notes" presentation:placeholder="true">
            <draw:text-box/>
          </draw:frame>
        </presentation:notes>
      </draw:page>
      <draw:page draw:name="page50"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1027" draw:style-name="gr2" draw:text-style-name="P65" draw:layer="layout" svg:width="25.4cm" svg:height="15.405cm" svg:x="0cm" svg:y="0.847cm">
          <text:list text:style-name="L1">
            <text:list-header>
              <text:p text:style-name="P64"><text:span text:style-name="T20">ClassName::ClassName(args):</text:span><text:span text:style-name="T34">c1(args1)</text:span><text:span text:style-name="T20">,..,</text:span><text:span text:style-name="T34">cn(agrsn)</text:span></text:p>
              <text:p text:style-name="P64"><text:span text:style-name="T20">{</text:span></text:p>
              <text:p text:style-name="P64"><text:span text:style-name="T20">...... //</text:span><text:span text:style-name="T31">对其它成员的初始化</text:span></text:p>
              <text:p text:style-name="P64"><text:span text:style-name="T20">} </text:span></text:p>
              <text:p text:style-name="P64"><text:span text:style-name="T31">初始化</text:span><text:span text:style-name="T32">对象成员的参数（实参）可以是表达式</text:span><text:span text:style-name="T31">。，也可以仅对部分对象成员进行初始化。</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50" presentation:class="page"/>
          <draw:frame presentation:style-name="pr1" draw:text-style-name="P5" draw:layer="layout" svg:width="13.97cm" svg:height="11.43cm" svg:x="2.54cm" svg:y="12.065cm" presentation:class="notes" presentation:placeholder="true">
            <draw:text-box/>
          </draw:frame>
        </presentation:notes>
      </draw:page>
      <draw:page draw:name="page51"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3" draw:style-name="gr2" draw:text-style-name="P34" draw:layer="layout" svg:width="24.765cm" svg:height="19.078cm" svg:x="0cm" svg:y="0cm">
          <text:list text:style-name="L1">
            <text:list-header>
              <text:p text:style-name="P33"><text:span text:style-name="T23">class <text:s/>A {</text:span></text:p>
              <text:p text:style-name="P33"><text:span text:style-name="T23"><text:tab/></text:span><text:span text:style-name="T23">float <text:s text:c="2"/>x,y;</text:span></text:p>
              <text:p text:style-name="P33"><text:span text:style-name="T23">public: </text:span><text:span text:style-name="T24">A(int a,int b)</text:span><text:span text:style-name="T24"><text:tab/></text:span><text:span text:style-name="T24">{</text:span><text:span text:style-name="T24"><text:tab/></text:span><text:span text:style-name="T24">x=a;y=b;</text:span><text:span text:style-name="T24"><text:tab/></text:span><text:span text:style-name="T24">}</text:span></text:p>
              <text:p text:style-name="P33"><text:span text:style-name="T23"><text:tab/></text:span><text:span text:style-name="T23">void Show(){ cout&lt;&lt; "x="&lt;&lt;x&lt;&lt;'\t'&lt;&lt;"y="&lt;&lt;y&lt;&lt;'\n'; <text:s/>}</text:span></text:p>
              <text:p text:style-name="P33"><text:span text:style-name="T23">};</text:span></text:p>
              <text:p text:style-name="P33"><text:span text:style-name="T23">class <text:s/>B{</text:span></text:p>
              <text:p text:style-name="P33"><text:span text:style-name="T23"><text:tab/></text:span><text:span text:style-name="T23">float <text:s/>x1,y1;</text:span></text:p>
              <text:p text:style-name="P33"><text:span text:style-name="T23">public:</text:span><text:span text:style-name="T23"><text:tab/></text:span><text:span text:style-name="T43">B(int a, int b){ <text:s text:c="2"/>x1=a; <text:s/>y1=b; }</text:span></text:p>
              <text:p text:style-name="P33"><text:span text:style-name="T23"><text:s text:c="13"/></text:span><text:span text:style-name="T23">void Show(){ cout&lt;&lt;“x1=“&lt;&lt;x1&lt;&lt;‘\t’&lt;&lt;“y=“&lt;&lt;y&lt;&lt;‘\n’;}</text:span></text:p>
              <text:p text:style-name="P33"><text:span text:style-name="T23">};</text:span></text:p>
              <text:p text:style-name="P33"><text:span text:style-name="T23">class C{</text:span></text:p>
              <text:p text:style-name="P33"><text:span text:style-name="T23"><text:tab/></text:span><text:span text:style-name="T23">float <text:s text:c="2"/>z; <text:s text:c="4"/></text:span><text:span text:style-name="T26">A <text:s/>a1; <text:s/>B <text:s/>b1;</text:span><text:span text:style-name="T28"><text:tab/></text:span></text:p>
              <text:p text:style-name="P33"><text:span text:style-name="T23">public: <text:s/></text:span><text:span text:style-name="T28">C(int a,int b,int c,int <text:s/>d, int <text:s/>e):</text:span><text:span text:style-name="T24">a1(a+b, c)</text:span><text:span text:style-name="T28"> ,</text:span><text:span text:style-name="T52">b1(a,d)</text:span><text:span text:style-name="T28"> {z=e;}</text:span></text:p>
              <text:p text:style-name="P33"><text:span text:style-name="T23"><text:s text:c="7"/></text:span><text:span text:style-name="T23">void Show(){cout&lt;&lt; “z="&lt;&lt;a&lt;&lt;'\n';</text:span><text:span text:style-name="T23"><text:tab/></text:span><text:span text:style-name="T23">a1.Show();b1.Show();}</text:span></text:p>
              <text:p text:style-name="P33"><text:span text:style-name="T23"><text:s/></text:span><text:span text:style-name="T23">};</text:span></text:p>
              <text:p text:style-name="P33"><text:span text:style-name="T23">void <text:s/>main(void)</text:span></text:p>
              <text:p text:style-name="P33"><text:span text:style-name="T23">{</text:span><text:span text:style-name="T23"><text:tab/></text:span><text:span text:style-name="T28">C <text:s/>c1(1, 2, 3 ,4,5);</text:span><text:span text:style-name="T28"><text:tab/></text:span><text:span text:style-name="T28">//</text:span><text:span text:style-name="T29">对类</text:span><text:span text:style-name="T28">C</text:span><text:span text:style-name="T29">的对象初始化 <text:s/></text:span><text:span text:style-name="T28">}</text:span></text:p>
            </text:list-header>
          </text:list>
          <draw:enhanced-geometry svg:viewBox="0 0 21600 21600" draw:type="mso-spt202" draw:enhanced-path="M 0 0 L 21600 0 21600 21600 0 21600 0 0 Z N"/>
        </draw:custom-shape>
        <draw:custom-shape draw:name="AutoShape 4" draw:style-name="gr140" draw:text-style-name="P21" xml:id="id167" draw:id="id167" draw:layer="layout" svg:width="12.911cm" svg:height="1.206cm" svg:x="11.862cm" svg:y="11.218cm">
          <text:list text:style-name="L5">
            <text:list-header>
              <text:p text:style-name="P20"><text:span text:style-name="T18">对象初始化的参数可以是表达式</text:span></text:p>
            </text:list-header>
          </text:list>
          <draw:enhanced-geometry svg:viewBox="0 0 21600 21600" draw:text-areas="800 800 20800 20800" draw:type="round-rectangular-callout" draw:modifiers="5512.08178438662 38046.06462303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top">
                  <anim:set smil:begin="0s" smil:dur="0.001s" smil:fill="hold" smil:targetElement="id167" smil:attributeName="visibility" smil:to="visible"/>
                  <anim:transitionFilter smil:dur="0.5s" smil:targetElement="id167" smil:type="barWipe" smil:subtype="topToBottom"/>
                </anim:par>
              </anim:par>
            </anim:par>
          </anim:seq>
        </anim:par>
        <presentation:notes draw:style-name="dp2">
          <draw:page-thumbnail draw:style-name="gr3" draw:layer="layout" svg:width="12.7cm" svg:height="9.525cm" svg:x="3.175cm" svg:y="1.904cm" draw:page-number="51" presentation:class="page"/>
          <draw:frame presentation:style-name="pr1" draw:text-style-name="P5" draw:layer="layout" svg:width="13.97cm" svg:height="11.43cm" svg:x="2.54cm" svg:y="12.065cm" presentation:class="notes" presentation:placeholder="true">
            <draw:text-box/>
          </draw:frame>
        </presentation:notes>
      </draw:page>
      <draw:page draw:name="page52"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141" draw:text-style-name="P11" draw:layer="layout" svg:width="25.4cm" svg:height="16.903cm" svg:x="0cm" svg:y="0.847cm">
          <text:list text:style-name="L2">
            <text:list-header>
              <text:p text:style-name="P10"><text:span text:style-name="T5">对对象成员的构造函数的</text:span><text:span text:style-name="T4">调用顺序</text:span><text:span text:style-name="T5">取决于这些</text:span><text:span text:style-name="T4">对象成员在类中说明的顺序</text:span><text:span text:style-name="T3">，与它们在成员初始化列表中的顺序无关。</text:span></text:p>
            </text:list-header>
          </text:list>
          <text:list text:style-name="L1">
            <text:list-header>
              <text:p text:style-name="P10"><text:span text:style-name="T3">当建立类</text:span><text:span text:style-name="T13">ClassName</text:span><text:span text:style-name="T3">的对象时，先调用各个对象成员的构造函数，初始化相应的对象成员，然后才执行类</text:span><text:span text:style-name="T13">ClassName</text:span><text:span text:style-name="T3">的构造函数，初始化类</text:span><text:span text:style-name="T13">ClassName</text:span><text:span text:style-name="T3">中的其它成员。</text:span><text:span text:style-name="T5">析构函数的调用顺序与构造函数正好相反。</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52" presentation:class="page"/>
          <draw:frame presentation:style-name="pr1" draw:text-style-name="P5" draw:layer="layout" svg:width="13.97cm" svg:height="11.43cm" svg:x="2.54cm" svg:y="12.065cm" presentation:class="notes" presentation:placeholder="true">
            <draw:text-box/>
          </draw:frame>
        </presentation:notes>
      </draw:page>
      <draw:page draw:name="page53" draw:style-name="dp1" draw:master-page-name="默认" presentation:use-date-time-name="dtd1">
        <draw:custom-shape draw:name="灯片编号占位符 3" draw:style-name="gr1" draw:text-style-name="P2" draw:layer="layout" svg:width="5.292cm" svg:height="1.27cm" svg:x="18.203cm" svg:y="17.357cm">
          <text:list text:style-name="L1">
            <text:list-header>
              <text:p text:style-name="P1"><text:span text:style-name="T1"><text:page-number>&lt;编号&gt;</text:page-number></text:span></text:p>
            </text:list-header>
          </text:list>
          <draw:enhanced-geometry svg:viewBox="0 0 21600 21600" draw:type="mso-spt202" draw:enhanced-path="M 0 0 L 21600 0 21600 21600 0 21600 0 0 Z N"/>
        </draw:custom-shape>
        <draw:custom-shape draw:name="Text Box 2" draw:style-name="gr2" draw:text-style-name="P105" draw:layer="layout" svg:width="22.437cm" svg:height="19.308cm" svg:x="0cm" svg:y="0cm">
          <text:list text:style-name="L1">
            <text:list-header>
              <text:p text:style-name="P104"><text:span text:style-name="T53">class A{</text:span></text:p>
              <text:p text:style-name="P104"><text:span text:style-name="T53"><text:tab/></text:span><text:span text:style-name="T53">float <text:s/>x;</text:span></text:p>
              <text:p text:style-name="P104"><text:span text:style-name="T53">public:</text:span></text:p>
              <text:p text:style-name="P104"><text:span text:style-name="T53"><text:s text:c="6"/></text:span><text:span text:style-name="T53">A(int a){ <text:s/>x=a; <text:s/>cout&lt;&lt;“</text:span><text:span text:style-name="T54">调用了</text:span><text:span text:style-name="T53">A</text:span><text:span text:style-name="T54">的构造函数</text:span><text:span text:style-name="T53">\n”;}</text:span></text:p>
              <text:p text:style-name="P104"><text:span text:style-name="T53"><text:s text:c="5"/></text:span><text:span text:style-name="T53">~A(){cout&lt;&lt;“</text:span><text:span text:style-name="T54">调用了</text:span><text:span text:style-name="T53">A</text:span><text:span text:style-name="T54">的析构函数</text:span><text:span text:style-name="T53">\n”;}</text:span></text:p>
              <text:p text:style-name="P104"><text:span text:style-name="T53">};</text:span></text:p>
              <text:p text:style-name="P104"><text:span text:style-name="T53">class B{</text:span></text:p>
              <text:p text:style-name="P104"><text:span text:style-name="T53"><text:tab/></text:span><text:span text:style-name="T53">float <text:s/>y;</text:span></text:p>
              <text:p text:style-name="P104"><text:span text:style-name="T53">public:</text:span></text:p>
              <text:p text:style-name="P104"><text:span text:style-name="T53"><text:s text:c="6"/></text:span><text:span text:style-name="T53">B(int a){ <text:s/>y=a; <text:s/>cout&lt;&lt;“</text:span><text:span text:style-name="T54">调用了</text:span><text:span text:style-name="T53">B</text:span><text:span text:style-name="T54">的构造函数</text:span><text:span text:style-name="T53">\n”;}</text:span></text:p>
              <text:p text:style-name="P104"><text:span text:style-name="T53"><text:s text:c="5"/></text:span><text:span text:style-name="T53">~B(){cout&lt;&lt;“</text:span><text:span text:style-name="T54">调用了</text:span><text:span text:style-name="T53">B</text:span><text:span text:style-name="T54">的析构函数</text:span><text:span text:style-name="T53">\n”;}</text:span></text:p>
              <text:p text:style-name="P104"><text:span text:style-name="T53">};</text:span></text:p>
              <text:p text:style-name="P104"><text:span text:style-name="T53">class C{</text:span></text:p>
              <text:p text:style-name="P104"><text:span text:style-name="T53"><text:tab/></text:span><text:span text:style-name="T53">float z; </text:span><text:span text:style-name="T55">B <text:s/>b1; <text:s/>A a1</text:span><text:span text:style-name="T53">;</text:span></text:p>
              <text:p text:style-name="P104"><text:span text:style-name="T53">public:</text:span></text:p>
              <text:p text:style-name="P104"><text:span text:style-name="T53"><text:s text:c="6"/></text:span><text:span text:style-name="T53">C(int a,int b,int c): </text:span><text:span text:style-name="T55">a1(a),b1(b)</text:span><text:span text:style-name="T53">{z=c;cout&lt;&lt;“</text:span><text:span text:style-name="T54">调用了</text:span><text:span text:style-name="T53">C</text:span><text:span text:style-name="T54">的构造函数</text:span><text:span text:style-name="T53">\n”;}</text:span></text:p>
              <text:p text:style-name="P104"><text:span text:style-name="T53"><text:s text:c="5"/></text:span><text:span text:style-name="T53">~C(){cout&lt;&lt;“</text:span><text:span text:style-name="T54">调用了</text:span><text:span text:style-name="T53">C</text:span><text:span text:style-name="T54">的析构函数</text:span><text:span text:style-name="T53">\n”;}</text:span></text:p>
              <text:p text:style-name="P104"><text:span text:style-name="T53">};</text:span></text:p>
              <text:p text:style-name="P104"><text:span text:style-name="T53">void main(void)</text:span></text:p>
              <text:p text:style-name="P104"><text:span text:style-name="T53">{ <text:s text:c="2"/>C <text:s/>c1(1,2,3); <text:s text:c="2"/>}</text:span></text:p>
            </text:list-header>
          </text:list>
          <draw:enhanced-geometry svg:viewBox="0 0 21600 21600" draw:type="mso-spt202" draw:enhanced-path="M 0 0 L 21600 0 21600 21600 0 21600 0 0 Z N"/>
        </draw:custom-shape>
        <draw:custom-shape draw:name="Text Box 3" draw:style-name="gr142" draw:text-style-name="P107" xml:id="id168" draw:id="id168" draw:layer="layout" svg:width="7.196cm" svg:height="1.108cm" svg:x="16.722cm" svg:y="3.598cm">
          <text:list text:style-name="L2">
            <text:list-header>
              <text:p text:style-name="P106"><text:span text:style-name="T56">调用了</text:span><text:span text:style-name="T55">B</text:span><text:span text:style-name="T56">的构造函数</text:span></text:p>
            </text:list-header>
          </text:list>
          <draw:enhanced-geometry svg:viewBox="0 0 21600 21600" draw:type="mso-spt202" draw:enhanced-path="M 0 0 L 21600 0 21600 21600 0 21600 0 0 Z N"/>
        </draw:custom-shape>
        <draw:custom-shape draw:name="Text Box 4" draw:style-name="gr143" draw:text-style-name="P107" xml:id="id169" draw:id="id169" draw:layer="layout" svg:width="6.35cm" svg:height="1.755cm" svg:x="16.933cm" svg:y="4.868cm">
          <text:list text:style-name="L4">
            <text:list-header>
              <text:p text:style-name="P106"><text:span text:style-name="T57">调用了</text:span><text:span text:style-name="T58">A</text:span><text:span text:style-name="T57">的构造函数</text:span></text:p>
            </text:list-header>
          </text:list>
          <draw:enhanced-geometry svg:viewBox="0 0 21600 21600" draw:type="mso-spt202" draw:enhanced-path="M 0 0 L 21600 0 21600 21600 0 21600 0 0 Z N"/>
        </draw:custom-shape>
        <draw:custom-shape draw:name="Text Box 5" draw:style-name="gr144" draw:text-style-name="P107" xml:id="id170" draw:id="id170" draw:layer="layout" svg:width="6.562cm" svg:height="1.755cm" svg:x="16.933cm" svg:y="5.927cm">
          <text:list text:style-name="L11">
            <text:list-header>
              <text:p text:style-name="P106"><text:span text:style-name="T59">调用了</text:span><text:span text:style-name="T60">C</text:span><text:span text:style-name="T59">的构造函数</text:span></text:p>
            </text:list-header>
          </text:list>
          <draw:enhanced-geometry svg:viewBox="0 0 21600 21600" draw:type="mso-spt202" draw:enhanced-path="M 0 0 L 21600 0 21600 21600 0 21600 0 0 Z N"/>
        </draw:custom-shape>
        <draw:custom-shape draw:name="Text Box 6" draw:style-name="gr145" draw:text-style-name="P107" xml:id="id171" draw:id="id171" draw:layer="layout" svg:width="6.562cm" svg:height="1.755cm" svg:x="16.933cm" svg:y="7.197cm">
          <text:list text:style-name="L11">
            <text:list-header>
              <text:p text:style-name="P106"><text:span text:style-name="T59">调用了</text:span><text:span text:style-name="T60">C</text:span><text:span text:style-name="T59">的析构函数</text:span></text:p>
            </text:list-header>
          </text:list>
          <draw:enhanced-geometry svg:viewBox="0 0 21600 21600" draw:type="mso-spt202" draw:enhanced-path="M 0 0 L 21600 0 21600 21600 0 21600 0 0 Z N"/>
        </draw:custom-shape>
        <draw:custom-shape draw:name="Text Box 7" draw:style-name="gr146" draw:text-style-name="P107" xml:id="id172" draw:id="id172" draw:layer="layout" svg:width="6.562cm" svg:height="1.755cm" svg:x="16.933cm" svg:y="8.467cm">
          <text:list text:style-name="L4">
            <text:list-header>
              <text:p text:style-name="P106"><text:span text:style-name="T57">调用了</text:span><text:span text:style-name="T58">A</text:span><text:span text:style-name="T57">的析构函数</text:span></text:p>
            </text:list-header>
          </text:list>
          <draw:enhanced-geometry svg:viewBox="0 0 21600 21600" draw:type="mso-spt202" draw:enhanced-path="M 0 0 L 21600 0 21600 21600 0 21600 0 0 Z N"/>
        </draw:custom-shape>
        <draw:custom-shape draw:name="Text Box 8" draw:style-name="gr147" draw:text-style-name="P107" xml:id="id173" draw:id="id173" draw:layer="layout" svg:width="6.35cm" svg:height="1.755cm" svg:x="16.933cm" svg:y="9.737cm">
          <text:list text:style-name="L2">
            <text:list-header>
              <text:p text:style-name="P106"><text:span text:style-name="T56">调用了</text:span><text:span text:style-name="T55">B</text:span><text:span text:style-name="T56">的析构函数</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8" smil:attributeName="visibility" smil:to="visible"/>
                  <anim:transitionFilter smil:dur="0.5s" smil:targetElement="id168"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69" smil:attributeName="visibility" smil:to="visible"/>
                  <anim:transitionFilter smil:dur="0.5s" smil:targetElement="id169"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0" smil:attributeName="visibility" smil:to="visible"/>
                  <anim:transitionFilter smil:dur="0.5s" smil:targetElement="id170"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1" smil:attributeName="visibility" smil:to="visible"/>
                  <anim:transitionFilter smil:dur="0.5s" smil:targetElement="id171"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2" smil:attributeName="visibility" smil:to="visible"/>
                  <anim:transitionFilter smil:dur="0.5s" smil:targetElement="id172" smil:type="barWipe" smil:subtype="leftToRight"/>
                </anim:par>
              </anim:par>
            </anim:par>
            <anim:par smil:begin="next" smil:fill="hold">
              <anim:par smil:begin="0s" smil:fill="hold">
                <anim:par smil:begin="0s" smil:fill="hold" presentation:node-type="on-click" presentation:group-id="0" presentation:preset-class="entrance" presentation:preset-id="ooo-entrance-wipe" presentation:preset-sub-type="from-left">
                  <anim:set smil:begin="0s" smil:dur="0.001s" smil:fill="hold" smil:targetElement="id173" smil:attributeName="visibility" smil:to="visible"/>
                  <anim:transitionFilter smil:dur="0.5s" smil:targetElement="id173" smil:type="barWipe" smil:subtype="leftToRight"/>
                </anim:par>
              </anim:par>
            </anim:par>
          </anim:seq>
        </anim:par>
        <presentation:notes draw:style-name="dp2">
          <draw:page-thumbnail draw:style-name="gr3" draw:layer="layout" svg:width="12.7cm" svg:height="9.525cm" svg:x="3.175cm" svg:y="1.904cm" draw:page-number="53" presentation:class="page"/>
          <draw:frame presentation:style-name="pr1" draw:text-style-name="P5"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erif CJK SC" svg:font-family="'Noto Serif CJK SC'" style:font-family-generic="system" style:font-pitch="variable"/>
    <style:font-face style:name="Noto Serif CJK SC1" svg:font-family="'Noto Serif CJK SC'" style:font-pitch="variable"/>
    <style:font-face style:name="Times New Roman" svg:font-family="'Times New Roman'" style:font-family-generic="roman" style:font-pitch="variable"/>
    <style:font-face style:name="Times New Roman1" svg:font-family="'Times New Roman'" style:font-pitch="variable"/>
    <style:font-face style:name="华文宋体" svg:font-family="华文宋体" style:font-pitch="variable"/>
    <style:font-face style:name="宋体" svg:font-family="宋体" style:font-pitch="variable"/>
    <style:font-face style:name="宋体1" svg:font-family="宋体" style:font-family-generic="modern" style:font-pitch="variable"/>
    <style:font-face style:name="宋体2" svg:font-family="宋体" style:font-family-generic="roman" style:font-pitch="variable"/>
    <style:font-face style:name="隶书" svg:font-family="隶书" style:font-family-generic="modern" style:font-pitch="fixed"/>
    <style:font-face style:name="隶书1" svg:font-family="隶书" style:font-family-generic="modern" style:font-pitch="variable"/>
    <style:font-face style:name="黑体" svg:font-family="黑体" style:font-pitch="variable"/>
  </office:font-face-decls>
  <office:styles>
    <draw:gradient draw:name="Gradient_20_1" draw:display-name="Gradient 1" draw:style="rectangular" draw:cx="50%" draw:cy="50%" draw:start-color="#767676" draw:end-color="#ffffff" draw:start-intensity="100%" draw:end-intensity="100%" draw:angle="0deg" draw:border="0%"/>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marker draw:name="Arrow" svg:viewBox="0 0 20 30" svg:d="M10 0l-10 30h20z"/>
    <draw:marker draw:name="msArrowEnd_20_5" draw:display-name="msArrowEnd 5" svg:viewBox="0 0 237 237" svg:d="M119 0l118 237h-237z"/>
    <draw:marker draw:name="线条箭头_20_347" draw:display-name="线条箭头 347" svg:viewBox="0 0 237 395" svg:d="M119 0l118 395-118-158-119 158z"/>
    <draw:marker draw:name="线条箭头_20_348" draw:display-name="线条箭头 348" svg:viewBox="0 0 237 395" svg:d="M119 0l118 395-118-158-119 158z"/>
    <draw:marker draw:name="线条箭头_20_349" draw:display-name="线条箭头 349" svg:viewBox="0 0 477 477" svg:d="M239 0l238 477h-477z"/>
    <draw:marker draw:name="线条箭头_20_362" draw:display-name="线条箭头 362" svg:viewBox="0 0 477 477" svg:d="M239 0l238 477h-477z"/>
    <draw:marker draw:name="线条箭头_20_363" draw:display-name="线条箭头 363" svg:viewBox="0 0 477 477" svg:d="M239 0l238 477h-477z"/>
    <draw:marker draw:name="线条箭头_20_364" draw:display-name="线条箭头 364" svg:viewBox="0 0 636 636" svg:d="M318 0l318 636h-636z"/>
    <draw:marker draw:name="线条箭头_20_365" draw:display-name="线条箭头 365" svg:viewBox="0 0 636 636" svg:d="M318 0l318 636h-636z"/>
    <draw:marker draw:name="线条箭头_20_366" draw:display-name="线条箭头 366" svg:viewBox="0 0 477 477" svg:d="M239 0l238 477h-477z"/>
    <draw:marker draw:name="线条箭头_20_367" draw:display-name="线条箭头 367" svg:viewBox="0 0 477 477" svg:d="M239 0l238 477h-477z"/>
    <draw:marker draw:name="线条箭头_20_368" draw:display-name="线条箭头 368" svg:viewBox="0 0 636 636" svg:d="M318 0l318 636h-636z"/>
    <draw:marker draw:name="线条箭头_20_369" draw:display-name="线条箭头 369" svg:viewBox="0 0 636 636" svg:d="M318 0l318 636h-636z"/>
    <draw:marker draw:name="线条箭头_20_370" draw:display-name="线条箭头 370" svg:viewBox="0 0 636 636" svg:d="M318 0l318 636h-636z"/>
    <draw:marker draw:name="线条箭头_20_371" draw:display-name="线条箭头 371" svg:viewBox="0 0 318 318" svg:d="M159 0l159 318h-318z"/>
    <draw:marker draw:name="线条箭头_20_372" draw:display-name="线条箭头 372" svg:viewBox="0 0 318 318" svg:d="M159 0l159 318h-318z"/>
    <draw:marker draw:name="线条箭头_20_373" draw:display-name="线条箭头 373" svg:viewBox="0 0 636 636" svg:d="M318 0l318 636h-636z"/>
    <draw:marker draw:name="线条箭头_20_374" draw:display-name="线条箭头 374" svg:viewBox="0 0 318 318" svg:d="M159 0l159 318h-318z"/>
    <draw:marker draw:name="线条箭头_20_375" draw:display-name="线条箭头 375" svg:viewBox="0 0 318 318" svg:d="M159 0l159 318h-318z"/>
    <draw:marker draw:name="线条箭头_20_376" draw:display-name="线条箭头 376" svg:viewBox="0 0 636 636" svg:d="M318 0l318 636h-636z"/>
    <draw:marker draw:name="线条箭头_20_377" draw:display-name="线条箭头 377" svg:viewBox="0 0 636 636" svg:d="M318 0l318 636h-636z"/>
    <draw:marker draw:name="线条箭头_20_378" draw:display-name="线条箭头 378" svg:viewBox="0 0 636 636" svg:d="M318 0l318 636h-636z"/>
    <draw:marker draw:name="线条箭头_20_379" draw:display-name="线条箭头 379" svg:viewBox="0 0 636 636" svg:d="M318 0l318 636h-636z"/>
    <draw:marker draw:name="线条箭头_20_380" draw:display-name="线条箭头 380" svg:viewBox="0 0 636 636" svg:d="M318 0l318 636h-636z"/>
    <draw:marker draw:name="线条箭头_20_381" draw:display-name="线条箭头 381" svg:viewBox="0 0 636 636" svg:d="M318 0l318 636h-636z"/>
    <draw:marker draw:name="线条箭头_20_382" draw:display-name="线条箭头 382" svg:viewBox="0 0 636 636" svg:d="M318 0l318 636h-636z"/>
    <draw:marker draw:name="线条箭头_20_383" draw:display-name="线条箭头 383" svg:viewBox="0 0 636 636" svg:d="M318 0l318 636h-636z"/>
    <draw:marker draw:name="线条箭头_20_384" draw:display-name="线条箭头 384" svg:viewBox="0 0 636 636" svg:d="M318 0l318 636h-636z"/>
    <draw:marker draw:name="线条箭头_20_385" draw:display-name="线条箭头 385" svg:viewBox="0 0 636 636" svg:d="M318 0l318 636h-636z"/>
    <draw:marker draw:name="线条箭头_20_386" draw:display-name="线条箭头 386" svg:viewBox="0 0 636 636" svg:d="M318 0l318 636h-636z"/>
    <draw:marker draw:name="线条箭头_20_387" draw:display-name="线条箭头 387" svg:viewBox="0 0 636 636" svg:d="M318 0l318 636h-636z"/>
    <draw:marker draw:name="线条箭头_20_388" draw:display-name="线条箭头 388" svg:viewBox="0 0 636 636" svg:d="M318 0l318 636h-636z"/>
    <draw:marker draw:name="线条箭头_20_389" draw:display-name="线条箭头 389" svg:viewBox="0 0 636 636" svg:d="M318 0l318 636h-636z"/>
    <draw:marker draw:name="线条箭头_20_390" draw:display-name="线条箭头 390" svg:viewBox="0 0 636 636" svg:d="M318 0l318 636h-636z"/>
    <draw:marker draw:name="线条箭头_20_391" draw:display-name="线条箭头 391" svg:viewBox="0 0 636 636" svg:d="M318 0l318 636h-636z"/>
    <draw:marker draw:name="线条箭头_20_392" draw:display-name="线条箭头 392" svg:viewBox="0 0 636 636" svg:d="M318 0l318 636h-636z"/>
    <draw:marker draw:name="线条箭头_20_393" draw:display-name="线条箭头 393" svg:viewBox="0 0 636 636" svg:d="M318 0l318 636h-636z"/>
    <draw:marker draw:name="线条箭头_20_394" draw:display-name="线条箭头 394" svg:viewBox="0 0 636 636" svg:d="M318 0l318 636h-636z"/>
    <draw:marker draw:name="线条箭头_20_395" draw:display-name="线条箭头 395" svg:viewBox="0 0 636 636" svg:d="M318 0l318 636h-636z"/>
    <draw:marker draw:name="线条箭头_20_396" draw:display-name="线条箭头 396" svg:viewBox="0 0 636 636" svg:d="M318 0l318 636h-636z"/>
    <draw:marker draw:name="线条箭头_20_397" draw:display-name="线条箭头 397" svg:viewBox="0 0 477 477" svg:d="M239 0l238 477h-477z"/>
    <draw:marker draw:name="线条箭头_20_398" draw:display-name="线条箭头 398" svg:viewBox="0 0 477 477" svg:d="M239 0l238 477h-477z"/>
    <draw:marker draw:name="线条箭头_20_399" draw:display-name="线条箭头 399" svg:viewBox="0 0 477 477" svg:d="M239 0l238 477h-47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Noto Serif CJK SC" style:font-size-asian="24pt" style:language-asian="zh" style:country-asian="CN" style:font-name-complex="Noto Sans CJK SC"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617cm" fo:margin-bottom="0cm" fo:line-height="12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bold" style:font-name-asian="宋体" style:font-family-asian="宋体" style:font-pitch-asian="variable" style:font-size-asian="28pt" style:font-style-asian="normal" style:font-weight-asian="bold" style:font-name-complex="宋体" style:font-family-complex="宋体" style:font-pitch-complex="variable" style:font-size-complex="28pt" style:font-style-complex="normal" style:font-weight-complex="bold" style:text-emphasize="none" style:font-relief="none" style:text-overline-style="none" style:text-overline-color="font-color"/>
    </style:style>
    <style:style style:name="objectwithoutfill" style:family="graphic" style:parent-style-name="standard">
      <style:graphic-properties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默认-background" style:family="presentation">
      <style:graphic-properties draw:stroke="none" draw:fill="solid" draw:fill-color="#ccccff" draw:textarea-horizontal-align="center" draw:textarea-vertical-align="middle" draw:shadow-color="#808080"/>
      <style:paragraph-properties fo:text-align="center"/>
    </style:style>
    <style:style style:name="默认-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默认-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617cm" fo:margin-bottom="0cm" fo:line-height="12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bold" style:font-name-asian="宋体" style:font-family-asian="宋体" style:font-pitch-asian="variable" style:font-size-asian="28pt" style:font-style-asian="normal" style:font-weight-asian="bold" style:font-name-complex="宋体" style:font-family-complex="宋体" style:font-pitch-complex="variable" style:font-size-complex="28pt" style:font-style-complex="normal" style:font-weight-complex="bold" style:font-relief="none"/>
    </style:style>
    <style:style style:name="默认-notes" style:family="presentation">
      <style:graphic-properties draw:stroke="none" draw:fill="none">
        <text:list-style style:name="默认-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宋体" style:font-family-asian="宋体" style:font-pitch-asian="variable" style:font-size-asian="12pt" style:font-style-asian="normal" style:font-weight-asian="normal" style:font-name-complex="宋体" style:font-family-complex="宋体" style:font-pitch-complex="variable" style:font-size-complex="12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默认-outline1">
          <text:list-level-style-bullet text:level="1" text:bullet-char="•">
            <style:list-level-properties text:min-label-width="0.953cm"/>
            <style:text-properties style:font-name="Times New Roman" fo:color="#000000" fo:font-size="100%"/>
          </text:list-level-style-bullet>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247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宋体" style:font-family-asian="宋体" style:font-pitch-asian="variable" style:font-size-asian="28pt" style:font-style-asian="normal" style:font-weight-asian="normal" style:font-name-complex="宋体" style:font-family-complex="宋体" style:font-pitch-complex="variable" style:font-size-complex="28pt" style:font-style-complex="normal" style:font-weight-complex="normal" style:font-relief="none"/>
    </style:style>
    <style:style style:name="默认-outline3" style:family="presentation" style:parent-style-name="默认-outline2">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 style:font-family-asian="宋体" style:font-pitch-asian="variable" style:font-size-asian="24pt" style:font-style-asian="normal" style:font-weight-asian="normal" style:font-name-complex="宋体" style:font-family-complex="宋体" style:font-pitch-complex="variable" style:font-size-complex="24pt" style:font-style-complex="normal" style:font-weight-complex="normal" style:font-relief="none"/>
    </style:style>
    <style:style style:name="默认-outline4" style:family="presentation" style:parent-style-name="默认-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5" style:family="presentation" style:parent-style-name="默认-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6" style:family="presentation" style:parent-style-name="默认-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7" style:family="presentation" style:parent-style-name="默认-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8" style:family="presentation" style:parent-style-name="默认-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outline9" style:family="presentation" style:parent-style-name="默认-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 style:font-family-asian="宋体" style:font-pitch-asian="variable" style:font-size-asian="20pt" style:font-style-asian="normal" style:font-weight-asian="normal" style:font-name-complex="宋体" style:font-family-complex="宋体" style:font-pitch-complex="variable" style:font-size-complex="20pt" style:font-style-complex="normal" style:font-weight-complex="normal" style:font-relief="none"/>
    </style:style>
    <style:style style:name="默认-subtitle" style:family="presentation">
      <style:graphic-properties draw:stroke="none" draw:fill="none" draw:textarea-vertical-align="middle">
        <text:list-style style:name="默认-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fo:background-color="transparent" style:font-name-asian="宋体" style:font-family-asian="宋体" style:font-pitch-asian="variable" style:font-size-asian="32pt" style:font-style-asian="normal" style:font-weight-asian="normal" style:font-name-complex="宋体" style:font-family-complex="宋体"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horizontal-align="justify" draw:textarea-vertical-align="middle" fo:padding-top="0.13cm" fo:padding-bottom="0.13cm" fo:padding-left="0.25cm" fo:padding-right="0.25cm">
        <text:list-style style:name="默认-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fo:background-color="transparent" style:font-name-asian="宋体" style:font-family-asian="宋体" style:font-pitch-asian="variable" style:font-size-asian="44pt" style:font-style-asian="normal" style:font-weight-asian="normal" style:font-name-complex="宋体" style:font-family-complex="宋体"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ccc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margin-top="0.265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ffffff"/>
      <style:paragraph-properties fo:margin-left="0cm" fo:margin-right="0cm" fo:margin-top="0.265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margin-top="0.265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none" draw:fill-color="#ffffff"/>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style:paragraph-properties fo:margin-left="0cm" fo:margin-right="0cm" fo:margin-top="0cm" fo:margin-bottom="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ffffff"/>
      <style:paragraph-properties fo:margin-left="0cm" fo:margin-right="0cm" fo:margin-top="0.265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margin-top="0.265cm" fo:margin-bottom="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margin-top="0.265cm" fo:margin-bottom="0cm"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font-size="14pt" fo:language="en" fo:country="US" fo:font-weight="normal" style:font-size-asian="14pt" style:language-asian="en" style:country-asian="US" style:font-weight-asian="normal" style:font-size-complex="14pt" style:language-complex="en" style:country-complex="US" style:font-weight-complex="normal"/>
    </style:style>
    <style:style style:name="MT3"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3" draw:layer="backgroundobjects" svg:width="8.255cm" svg:height="1.27cm" svg:x="10.794cm" svg:y="0cm" presentation:class="date-time">
        <draw:text-box>
          <text:p/>
        </draw:text-box>
      </draw:frame>
      <draw:frame draw:style-name="Mgr3" draw:text-style-name="MP2" draw:layer="backgroundobjects" svg:width="8.255cm" svg:height="1.27cm" svg:x="-0.001cm" svg:y="24.13cm" presentation:class="footer">
        <draw:text-box>
          <text:p/>
        </draw:text-box>
      </draw:frame>
      <draw:frame draw:style-name="Mgr3" draw:text-style-name="MP3" draw:layer="backgroundobjects" svg:width="8.255cm" svg:height="1.27cm" svg:x="10.794cm" svg:y="24.13cm" presentation:class="page-number">
        <draw:text-box>
          <text:list text:style-name="ML1">
            <text:list-header>
              <text:p text:style-name="MP4"><text:span text:style-name="MT1"><text:page-number>&lt;编号&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默认" style:page-layout-name="PM1" draw:style-name="Mdp1">
      <draw:frame presentation:style-name="默认-title" draw:layer="backgroundobjects" svg:width="21.59cm" svg:height="3.175cm" svg:x="1.905cm" svg:y="1.692cm" presentation:class="title" presentation:placeholder="true">
        <draw:text-box/>
      </draw:frame>
      <draw:frame presentation:style-name="默认-outline1" draw:layer="backgroundobjects" svg:width="21.59cm" svg:height="11.43cm" svg:x="1.905cm" svg:y="5.503cm" presentation:class="outline" presentation:placeholder="true">
        <draw:text-box/>
      </draw:frame>
      <draw:frame draw:style-name="Mgr2" draw:text-style-name="MP5" draw:layer="backgroundobjects" svg:width="5.292cm" svg:height="1.27cm" svg:x="1.905cm" svg:y="17.357cm" presentation:class="date-time">
        <draw:text-box>
          <text:p/>
        </draw:text-box>
      </draw:frame>
      <draw:frame draw:style-name="Mgr2" draw:text-style-name="MP6" draw:layer="backgroundobjects" svg:width="8.044cm" svg:height="1.27cm" svg:x="8.678cm" svg:y="17.357cm" presentation:class="footer">
        <draw:text-box>
          <text:p/>
        </draw:text-box>
      </draw:frame>
      <draw:frame draw:style-name="Mgr2" draw:text-style-name="MP8" draw:layer="backgroundobjects" svg:width="5.292cm" svg:height="1.27cm" svg:x="18.203cm" svg:y="17.357cm" presentation:class="page-number">
        <draw:text-box>
          <text:list text:style-name="ML1">
            <text:list-header>
              <text:p text:style-name="MP7"><text:span text:style-name="MT2"><text:page-number>&lt;编号&gt;</text:page-number></text:span></text:p>
            </text:list-header>
          </text:list>
        </draw:text-box>
      </draw:frame>
      <presentation:notes style:page-layout-name="PM0">
        <draw:rect draw:style-name="Mgr1" draw:text-style-name="MP1" draw:layer="backgroundobjects" svg:width="19.05cm" svg:height="25.4cm" svg:x="0cm" svg:y="0cm">
          <text:p/>
        </draw:rect>
        <draw:frame draw:style-name="Mgr2" draw:text-style-name="MP9" draw:layer="backgroundobjects" svg:width="8.255cm" svg:height="1.27cm" svg:x="-0.001cm" svg:y="0cm" presentation:class="header">
          <draw:text-box>
            <text:p/>
          </draw:text-box>
        </draw:frame>
        <draw:frame draw:style-name="Mgr2" draw:text-style-name="MP10" draw:layer="backgroundobjects" svg:width="8.255cm" svg:height="1.27cm" svg:x="10.794cm" svg:y="0cm" presentation:class="date-time">
          <draw:text-box>
            <text:p/>
          </draw:text-box>
        </draw:frame>
        <draw:page-thumbnail presentation:style-name="默认-title" draw:layer="backgroundobjects" svg:width="12.7cm" svg:height="9.525cm" svg:x="3.175cm" svg:y="1.904cm" presentation:class="page"/>
        <draw:frame presentation:style-name="默认-notes" draw:layer="backgroundobjects" svg:width="13.97cm" svg:height="11.43cm" svg:x="2.54cm" svg:y="12.065cm" presentation:class="notes" presentation:placeholder="true">
          <draw:text-box/>
        </draw:frame>
        <draw:frame draw:style-name="Mgr3" draw:text-style-name="MP9" draw:layer="backgroundobjects" svg:width="8.255cm" svg:height="1.27cm" svg:x="-0.001cm" svg:y="24.13cm" presentation:class="footer">
          <draw:text-box>
            <text:p/>
          </draw:text-box>
        </draw:frame>
        <draw:frame draw:style-name="Mgr3" draw:text-style-name="MP10" draw:layer="backgroundobjects" svg:width="8.255cm" svg:height="1.27cm" svg:x="10.794cm" svg:y="24.13cm" presentation:class="page-number">
          <draw:text-box>
            <text:list text:style-name="ML1">
              <text:list-header>
                <text:p text:style-name="MP11"><text:span text:style-name="MT3"><text:page-number>&lt;编号&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_Lecture</dc:title>
    <meta:initial-creator>朱红</meta:initial-creator>
    <meta:creation-date>2002-01-08T14:03:06.320000000</meta:creation-date>
    <dc:date>2024-01-26T10:01:38.856167222</dc:date>
    <meta:editing-cycles>546</meta:editing-cycles>
    <meta:editing-duration>P14DT22H52M56S</meta:editing-duration>
    <meta:generator>LibreOffice/7.3.7.2$Linux_X86_64 LibreOffice_project/30$Build-2</meta:generator>
    <meta:document-statistic meta:object-count="407"/>
  </office:meta>
</office:document-meta>
</file>